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29af00" draw:stroke="none" fo:margin="1.000000000000000pt" style:wrap="biggest" style:wrap-dynamic-threshold="0.000000000000000pt" svg:fill-rule="evenodd"/>
    </style:style>
    <style:style style:name="gr3" style:family="graphic">
      <style:graphic-properties draw:fill="solid" draw:fill-color="#ff0000" draw:stroke="none" fo:margin="1.000000000000000pt" style:wrap="biggest" style:wrap-dynamic-threshold="0.000000000000000pt" svg:fill-rule="evenodd"/>
    </style:style>
    <style:style style:name="gr4" style:family="graphic">
      <style:graphic-properties draw:fill="solid" draw:fill-color="#ffff00" draw:stroke="none" fo:margin="1.000000000000000pt" style:wrap="biggest" style:wrap-dynamic-threshold="0.000000000000000pt" svg:fill-rule="evenodd"/>
    </style:style>
    <style:style style:name="gr5" style:family="graphic">
      <style:graphic-properties draw:fill="none" draw:stroke="solid" draw:stroke-linejoin="bevel" fo:margin="1.000000000000000pt" style:wrap="biggest" style:wrap-dynamic-threshold="0.000000000000000pt" svg:fill-rule="nonzero" svg:stroke-color="#cbaa19" svg:stroke-opacity="1" svg:stroke-width="0.533600000000000pt"/>
    </style:style>
    <style:style style:name="gr6" style:family="graphic">
      <style:graphic-properties draw:fill="none" draw:stroke="solid" draw:stroke-linejoin="miter" fo:margin="1.000000000000000pt" style:wrap="biggest" style:wrap-dynamic-threshold="0.000000000000000pt" svg:fill-rule="nonzero" svg:stroke-color="#000000" svg:stroke-opacity="1" svg:stroke-width="0.000889200000000pt"/>
    </style:style>
    <style:style style:name="gr7" style:family="graphic">
      <style:graphic-properties draw:fill="solid" draw:fill-color="#00e519" draw:stroke="none" fo:margin="1.000000000000000pt" style:wrap="biggest" style:wrap-dynamic-threshold="0.000000000000000pt" svg:fill-rule="nonzero"/>
    </style:style>
    <style:style style:name="gr8" style:family="graphic">
      <style:graphic-properties draw:fill="solid" draw:fill-color="#ffe533" draw:stroke="none" fo:margin="1.000000000000000pt" style:wrap="biggest" style:wrap-dynamic-threshold="0.000000000000000pt" svg:fill-rule="nonzero"/>
    </style:style>
    <style:style style:name="gr9" style:family="graphic">
      <style:graphic-properties draw:fill="none" draw:stroke="solid" draw:stroke-linejoin="miter" fo:margin="1.000000000000000pt" style:wrap="biggest" style:wrap-dynamic-threshold="0.000000000000000pt" svg:fill-rule="nonzero" svg:stroke-color="#000000" svg:stroke-opacity="1" svg:stroke-width="0.175959680000000pt"/>
    </style:style>
    <style:style style:name="gr10" style:family="graphic">
      <style:graphic-properties draw:fill="none" draw:stroke="solid" draw:stroke-linejoin="miter" fo:margin="1.000000000000000pt" style:wrap="biggest" style:wrap-dynamic-threshold="0.000000000000000pt" svg:fill-rule="nonzero" svg:stroke-color="#000000" svg:stroke-opacity="1" svg:stroke-width="0.263939520000000pt"/>
    </style:style>
    <style:style style:name="gr11" style:family="graphic">
      <style:graphic-properties draw:fill="solid" draw:fill-color="#660000" draw:stroke="none" fo:margin="1.000000000000000pt" style:wrap="biggest" style:wrap-dynamic-threshold="0.000000000000000pt" svg:fill-rule="nonzero"/>
    </style:style>
    <style:style style:name="gr12" style:family="graphic">
      <style:graphic-properties draw:fill="none" draw:stroke="solid" draw:stroke-linejoin="miter" fo:margin="1.000000000000000pt" style:wrap="biggest" style:wrap-dynamic-threshold="0.000000000000000pt" svg:fill-rule="nonzero" svg:stroke-color="#000000" svg:stroke-opacity="1" svg:stroke-width="0.395909808000000pt"/>
    </style:style>
    <style:style style:name="gr13" style:family="graphic">
      <style:graphic-properties draw:fill="solid" draw:fill-color="#191919" draw:stroke="none" fo:margin="1.000000000000000pt" style:wrap="biggest" style:wrap-dynamic-threshold="0.000000000000000pt" svg:fill-rule="nonzero"/>
    </style:style>
    <style:style style:name="gr14" style:family="graphic">
      <style:graphic-properties draw:fill="solid" draw:fill-color="#cce5e5" draw:stroke="none" fo:margin="1.000000000000000pt" style:wrap="biggest" style:wrap-dynamic-threshold="0.000000000000000pt" svg:fill-rule="nonzero"/>
    </style:style>
    <style:style style:name="gr15" style:family="graphic">
      <style:graphic-properties draw:fill="none" draw:stroke="solid" draw:stroke-linejoin="miter" fo:margin="1.000000000000000pt" style:wrap="biggest" style:wrap-dynamic-threshold="0.000000000000000pt" svg:fill-rule="nonzero" svg:stroke-color="#000000" svg:stroke-opacity="1" svg:stroke-width="0.615859984000000pt"/>
    </style:style>
    <style:style style:name="gr16" style:family="graphic">
      <style:graphic-properties draw:fill="none" draw:stroke="solid" draw:stroke-linejoin="miter" fo:margin="1.000000000000000pt" style:wrap="biggest" style:wrap-dynamic-threshold="0.000000000000000pt" svg:fill-rule="nonzero" svg:stroke-color="#000000" svg:stroke-opacity="1" svg:stroke-width="0.683794832000000pt"/>
    </style:style>
    <style:style style:name="gr17" style:family="graphic">
      <style:graphic-properties draw:fill="solid" draw:fill-color="#505050" draw:stroke="solid" draw:stroke-linejoin="miter" fo:margin="1.000000000000000pt" style:wrap="biggest" style:wrap-dynamic-threshold="0.000000000000000pt" svg:fill-rule="nonzero" svg:stroke-color="#000000" svg:stroke-opacity="1" svg:stroke-width="0.443232008000000pt"/>
    </style:style>
    <style:style style:name="gr18" style:family="graphic">
      <style:graphic-properties draw:fill="solid" draw:fill-color="#dedede" draw:stroke="solid" draw:stroke-linejoin="miter" fo:margin="1.000000000000000pt" style:wrap="biggest" style:wrap-dynamic-threshold="0.000000000000000pt" svg:fill-rule="nonzero" svg:stroke-color="#000000" svg:stroke-opacity="1" svg:stroke-width="0.443232008000000pt"/>
    </style:style>
    <style:style style:name="gr19" style:family="graphic">
      <style:graphic-properties draw:fill="solid" draw:fill-color="#00a000" draw:stroke="solid" draw:stroke-linejoin="miter" fo:margin="1.000000000000000pt" style:wrap="biggest" style:wrap-dynamic-threshold="0.000000000000000pt" svg:fill-rule="evenodd" svg:stroke-color="#1f1a17" svg:stroke-opacity="1" svg:stroke-width="0.216000008000000pt"/>
    </style:style>
    <style:style style:name="gr20" style:family="graphic">
      <style:graphic-properties draw:fill="solid" draw:fill-color="#dc0000" draw:stroke="solid" draw:stroke-linejoin="miter" fo:margin="1.000000000000000pt" style:wrap="biggest" style:wrap-dynamic-threshold="0.000000000000000pt" svg:fill-rule="evenodd" svg:stroke-color="#1f1a17" svg:stroke-opacity="1" svg:stroke-width="0.216000008000000pt"/>
    </style:style>
    <style:style style:name="gr21" style:family="graphic">
      <style:graphic-properties draw:fill="solid" draw:fill-color="#fff500" draw:stroke="solid" draw:stroke-linejoin="miter" fo:margin="1.000000000000000pt" style:wrap="biggest" style:wrap-dynamic-threshold="0.000000000000000pt" svg:fill-rule="evenodd" svg:stroke-color="#1f1a17" svg:stroke-opacity="1" svg:stroke-width="0.216000008000000pt"/>
    </style:style>
    <style:style style:name="gr22" style:family="graphic">
      <style:graphic-properties draw:fill="solid" draw:fill-color="#e0d800" draw:stroke="solid" draw:stroke-linejoin="miter" fo:margin="1.000000000000000pt" style:wrap="biggest" style:wrap-dynamic-threshold="0.000000000000000pt" svg:fill-rule="evenodd" svg:stroke-color="#1f1a17" svg:stroke-opacity="1" svg:stroke-width="0.216000008000000pt"/>
    </style:style>
    <style:style style:name="gr23" style:family="graphic">
      <style:graphic-properties draw:fill="solid" draw:fill-color="#b40000" draw:stroke="solid" draw:stroke-linejoin="miter" fo:margin="1.000000000000000pt" style:wrap="biggest" style:wrap-dynamic-threshold="0.000000000000000pt" svg:fill-rule="evenodd" svg:stroke-color="#1f1a17" svg:stroke-opacity="1" svg:stroke-width="0.216000008000000pt"/>
    </style:style>
    <style:style style:name="gr24" style:family="graphic">
      <style:graphic-properties draw:fill="solid" draw:fill-color="#f50000" draw:stroke="solid" draw:stroke-linejoin="miter" fo:margin="1.000000000000000pt" style:wrap="biggest" style:wrap-dynamic-threshold="0.000000000000000pt" svg:fill-rule="evenodd" svg:stroke-color="#1f1a17" svg:stroke-opacity="1" svg:stroke-width="0.216000008000000pt"/>
    </style:style>
    <style:style style:name="gr25" style:family="graphic">
      <style:graphic-properties draw:fill="solid" draw:fill-color="#007d00" draw:stroke="solid" draw:stroke-linejoin="miter" fo:margin="1.000000000000000pt" style:wrap="biggest" style:wrap-dynamic-threshold="0.000000000000000pt" svg:fill-rule="evenodd" svg:stroke-color="#1f1a17" svg:stroke-opacity="1" svg:stroke-width="0.216000008000000pt"/>
    </style:style>
    <style:style style:name="gr26" style:family="graphic">
      <style:graphic-properties draw:fill="solid" draw:fill-color="#f50000" draw:stroke="none" fo:margin="1.000000000000000pt" style:wrap="biggest" style:wrap-dynamic-threshold="0.000000000000000pt" svg:fill-rule="nonzero"/>
    </style:style>
    <style:style style:name="gr27" style:family="graphic">
      <style:graphic-properties draw:fill="none" draw:stroke="solid" draw:stroke-linejoin="miter" fo:margin="1.000000000000000pt" style:wrap="biggest" style:wrap-dynamic-threshold="0.000000000000000pt" svg:fill-rule="nonzero" svg:stroke-color="#000000" svg:stroke-opacity="1" svg:stroke-width="0.800000000000000pt"/>
    </style:style>
    <style:style style:name="gr28" style:family="graphic">
      <style:graphic-properties draw:fill="solid" draw:fill-color="#fff500" draw:stroke="none" fo:margin="1.000000000000000pt" style:wrap="biggest" style:wrap-dynamic-threshold="0.000000000000000pt" svg:fill-rule="nonzero"/>
    </style:style>
    <style:style style:name="gr29" style:family="graphic">
      <style:graphic-properties draw:fill="solid" draw:fill-color="#00be00" draw:stroke="none" fo:margin="1.000000000000000pt" style:wrap="biggest" style:wrap-dynamic-threshold="0.000000000000000pt" svg:fill-rule="nonzero"/>
    </style:style>
    <style:style style:name="gr30" style:family="graphic">
      <style:graphic-properties draw:fill="none" draw:stroke="solid" draw:stroke-linejoin="miter" fo:margin="1.000000000000000pt" style:wrap="biggest" style:wrap-dynamic-threshold="0.000000000000000pt" svg:fill-rule="nonzero" svg:stroke-color="#000000" svg:stroke-opacity="1" svg:stroke-width="0.513159608000000pt"/>
    </style:style>
    <style:style style:name="gr31" style:family="graphic">
      <style:graphic-properties draw:fill="solid" draw:fill-color="#c56c38" draw:stroke="none" fo:margin="1.000000000000000pt" style:wrap="biggest" style:wrap-dynamic-threshold="0.000000000000000pt" svg:fill-rule="nonzero"/>
    </style:style>
    <style:style style:name="gr32" style:family="graphic">
      <style:graphic-properties draw:fill="none" draw:stroke="solid" draw:stroke-linejoin="miter" fo:margin="1.000000000000000pt" style:wrap="biggest" style:wrap-dynamic-threshold="0.000000000000000pt" svg:fill-rule="nonzero" svg:stroke-color="#000000" svg:stroke-opacity="1" svg:stroke-width="0.562138176000000pt"/>
    </style:style>
    <style:style style:name="gr33" style:family="graphic">
      <style:graphic-properties draw:fill="solid" draw:fill-color="#007336" draw:stroke="none" fo:margin="1.000000000000000pt" style:wrap="biggest" style:wrap-dynamic-threshold="0.000000000000000pt" svg:fill-rule="nonzero"/>
    </style:style>
    <style:style style:name="gr34" style:family="graphic">
      <style:graphic-properties draw:fill="solid" draw:fill-color="#00b052" draw:stroke="none" fo:margin="1.000000000000000pt" style:wrap="biggest" style:wrap-dynamic-threshold="0.000000000000000pt" svg:fill-rule="nonzero"/>
    </style:style>
    <style:style style:name="gr35" style:family="graphic">
      <style:graphic-properties draw:fill="solid" draw:fill-color="#005000" draw:stroke="none" fo:margin="1.000000000000000pt" style:wrap="biggest" style:wrap-dynamic-threshold="0.000000000000000pt" svg:fill-rule="nonzero"/>
    </style:style>
    <style:style style:name="gr36" style:family="graphic">
      <style:graphic-properties draw:fill="solid" draw:fill-color="#9eab05" draw:stroke="none" fo:margin="1.000000000000000pt" style:wrap="biggest" style:wrap-dynamic-threshold="0.000000000000000pt" svg:fill-rule="nonzero"/>
    </style:style>
    <style:style style:name="gr37" style:family="graphic">
      <style:graphic-properties draw:fill="solid" draw:fill-color="#ff0000" draw:stroke="none" fo:margin="1.000000000000000pt" style:wrap="biggest" style:wrap-dynamic-threshold="0.000000000000000pt" svg:fill-rule="nonzero"/>
    </style:style>
    <style:style style:name="gr38" style:family="graphic">
      <style:graphic-properties draw:fill="solid" draw:fill-color="#ffffff" draw:stroke="none" fo:margin="1.000000000000000pt" style:wrap="biggest" style:wrap-dynamic-threshold="0.000000000000000pt" svg:fill-rule="nonzero"/>
    </style:style>
    <style:style style:name="gr39" style:family="graphic">
      <style:graphic-properties draw:fill="none" draw:stroke="solid" draw:stroke-linejoin="miter" fo:margin="1.000000000000000pt" style:wrap="biggest" style:wrap-dynamic-threshold="0.000000000000000pt" svg:fill-rule="nonzero" svg:stroke-color="#000000" svg:stroke-opacity="1" svg:stroke-width="0.480000016000000pt"/>
    </style:style>
    <style:style style:name="gr40" style:family="graphic">
      <style:graphic-properties draw:fill="none" draw:stroke="solid" draw:stroke-linejoin="miter" fo:margin="1.000000000000000pt" style:wrap="biggest" style:wrap-dynamic-threshold="0.000000000000000pt" svg:fill-rule="nonzero" svg:stroke-color="#000000" svg:stroke-opacity="1" svg:stroke-width="0.148319640000000pt"/>
    </style:style>
    <style:style style:name="gr41" style:family="graphic">
      <style:graphic-properties draw:fill="solid" draw:fill-color="#505050" draw:stroke="solid" draw:stroke-linejoin="miter" fo:margin="1.000000000000000pt" style:wrap="biggest" style:wrap-dynamic-threshold="0.000000000000000pt" svg:fill-rule="nonzero" svg:stroke-color="#000000" svg:stroke-opacity="1" svg:stroke-width="0.443232488000000pt"/>
    </style:style>
    <style:style style:name="gr42" style:family="graphic">
      <style:graphic-properties draw:fill="solid" draw:fill-color="#dedede" draw:stroke="solid" draw:stroke-linejoin="miter" fo:margin="1.000000000000000pt" style:wrap="biggest" style:wrap-dynamic-threshold="0.000000000000000pt" svg:fill-rule="evenodd" svg:stroke-color="#000000" svg:stroke-opacity="1" svg:stroke-width="0.239999912000000pt"/>
    </style:style>
    <style:style style:name="gr43" style:family="graphic">
      <style:graphic-properties draw:fill="solid" draw:fill-color="#dedede" draw:stroke="solid" draw:stroke-linejoin="miter" fo:margin="1.000000000000000pt" style:wrap="biggest" style:wrap-dynamic-threshold="0.000000000000000pt" svg:fill-rule="nonzero" svg:stroke-color="#000000" svg:stroke-opacity="1" svg:stroke-width="0.480000016000000pt"/>
    </style:style>
    <style:style style:name="gr44" style:family="graphic">
      <style:graphic-properties draw:fill="solid" draw:fill-color="#f8c300" draw:stroke="solid" draw:stroke-linejoin="miter" fo:margin="1.000000000000000pt" style:wrap="biggest" style:wrap-dynamic-threshold="0.000000000000000pt" svg:fill-rule="evenodd" svg:stroke-color="#1f1a17" svg:stroke-opacity="1" svg:stroke-width="0.177461192000000pt"/>
    </style:style>
    <style:style style:name="gr45" style:family="graphic">
      <style:graphic-properties draw:fill="solid" draw:fill-color="#f8c300" draw:stroke="solid" draw:stroke-linejoin="miter" fo:margin="1.000000000000000pt" style:wrap="biggest" style:wrap-dynamic-threshold="0.000000000000000pt" svg:fill-rule="evenodd" svg:stroke-color="#1f1a17" svg:stroke-opacity="1" svg:stroke-width="0.111111104000000pt"/>
    </style:style>
    <style:style style:name="gr46" style:family="graphic">
      <style:graphic-properties draw:fill="solid" draw:fill-color="#1f1a17" draw:stroke="none" fo:margin="1.000000000000000pt" style:wrap="biggest" style:wrap-dynamic-threshold="0.000000000000000pt" svg:fill-rule="evenodd"/>
    </style:style>
    <style:style style:name="gr47" style:family="graphic">
      <style:graphic-properties draw:fill="solid" draw:fill-color="#f8c300" draw:stroke="solid" draw:stroke-linejoin="miter" fo:margin="1.000000000000000pt" style:wrap="biggest" style:wrap-dynamic-threshold="0.000000000000000pt" svg:fill-rule="evenodd" svg:stroke-color="#1f1a17" svg:stroke-opacity="1" svg:stroke-width="0.031358024000000pt"/>
    </style:style>
    <style:style style:name="gr48" style:family="graphic">
      <style:graphic-properties draw:fill="solid" draw:fill-color="#6ed0ff" draw:stroke="solid" draw:stroke-linejoin="miter" fo:margin="1.000000000000000pt" style:wrap="biggest" style:wrap-dynamic-threshold="0.000000000000000pt" svg:fill-rule="nonzero" svg:stroke-color="#000000" svg:stroke-opacity="1" svg:stroke-width="0.284176280000000pt"/>
    </style:style>
    <style:style style:name="gr49" style:family="graphic">
      <style:graphic-properties draw:fill="solid" draw:fill-color="#f8c300" draw:stroke="none" fo:margin="1.000000000000000pt" style:wrap="biggest" style:wrap-dynamic-threshold="0.000000000000000pt" svg:fill-rule="evenodd"/>
    </style:style>
    <style:style style:name="gr50" style:family="graphic">
      <style:graphic-properties draw:fill="gradient" draw:fill-gradient-name="gradient1" draw:stroke="none" fo:margin="1.000000000000000pt" style:wrap="biggest" style:wrap-dynamic-threshold="0.000000000000000pt" svg:fill-rule="nonzero"/>
    </style:style>
    <style:style style:name="gr51" style:family="graphic">
      <style:graphic-properties draw:fill="gradient" draw:fill-gradient-name="gradient2" draw:stroke="none" fo:margin="1.000000000000000pt" style:wrap="biggest" style:wrap-dynamic-threshold="0.000000000000000pt" svg:fill-rule="evenodd"/>
    </style:style>
    <style:style style:name="gr52" style:family="graphic">
      <style:graphic-properties draw:fill="none" draw:stroke="solid" draw:stroke-linejoin="miter" fo:margin="1.000000000000000pt" style:wrap="biggest" style:wrap-dynamic-threshold="0.000000000000000pt" svg:fill-rule="nonzero" svg:stroke-color="#000000" svg:stroke-opacity="1" svg:stroke-width="1.183784584000000pt"/>
    </style:style>
    <style:style style:name="gr53" style:family="graphic">
      <style:graphic-properties draw:fill="solid" draw:fill-color="#c5ffbd" draw:stroke="none" fo:margin="1.000000000000000pt" style:wrap="biggest" style:wrap-dynamic-threshold="0.000000000000000pt" svg:fill-rule="nonzero"/>
    </style:style>
    <style:style style:name="gr54" style:family="graphic">
      <style:graphic-properties draw:fill="none" draw:stroke="solid" draw:stroke-linejoin="miter" fo:margin="1.000000000000000pt" style:wrap="biggest" style:wrap-dynamic-threshold="0.000000000000000pt" svg:fill-rule="nonzero" svg:stroke-color="#000000" svg:stroke-opacity="1" svg:stroke-width="0.415222976000000pt"/>
    </style:style>
    <style:style style:name="gr55" style:family="graphic">
      <style:graphic-properties draw:fill="solid" draw:fill-color="#007e00" draw:stroke="none" fo:margin="1.000000000000000pt" style:wrap="biggest" style:wrap-dynamic-threshold="0.000000000000000pt" svg:fill-rule="nonzero"/>
    </style:style>
    <style:style style:name="gr56" style:family="graphic">
      <style:graphic-properties draw:fill="none" draw:stroke="solid" draw:stroke-linejoin="miter" fo:margin="1.000000000000000pt" style:wrap="biggest" style:wrap-dynamic-threshold="0.000000000000000pt" svg:fill-rule="nonzero" svg:stroke-color="#1f1a17" svg:stroke-opacity="1" svg:stroke-width="0.363903216000000pt"/>
    </style:style>
    <style:style style:name="gr57" style:family="graphic">
      <style:graphic-properties draw:fill="solid" draw:fill-color="#ffffff" draw:stroke="solid" draw:stroke-linejoin="miter" fo:margin="1.000000000000000pt" style:wrap="biggest" style:wrap-dynamic-threshold="0.000000000000000pt" svg:fill-rule="evenodd" svg:stroke-color="#1f1a17" svg:stroke-opacity="1" svg:stroke-width="0.363903216000000pt"/>
    </style:style>
    <style:style style:name="gr58" style:family="graphic">
      <style:graphic-properties draw:fill="none" draw:stroke="solid" draw:stroke-linejoin="miter" fo:margin="1.000000000000000pt" style:wrap="biggest" style:wrap-dynamic-threshold="0.000000000000000pt" svg:fill-rule="evenodd" svg:stroke-color="#1f1a17" svg:stroke-opacity="1" svg:stroke-width="0.060960000000000pt"/>
    </style:style>
    <style:style style:name="gr59" style:family="graphic">
      <style:graphic-properties draw:fill="solid" draw:fill-color="#f8c300" draw:stroke="solid" draw:stroke-linejoin="miter" fo:margin="1.000000000000000pt" style:wrap="biggest" style:wrap-dynamic-threshold="0.000000000000000pt" svg:fill-rule="evenodd" svg:stroke-color="#1f1a17" svg:stroke-opacity="1" svg:stroke-width="0.363903216000000pt"/>
    </style:style>
    <style:style style:name="gr60" style:family="graphic">
      <style:graphic-properties draw:fill="none" draw:stroke="solid" draw:stroke-linejoin="miter" fo:margin="1.000000000000000pt" style:wrap="biggest" style:wrap-dynamic-threshold="0.000000000000000pt" svg:fill-rule="nonzero" svg:stroke-color="#1f1a17" svg:stroke-opacity="1" svg:stroke-width="0.145479272000000pt"/>
    </style:style>
    <style:style style:name="gr61" style:family="graphic">
      <style:graphic-properties draw:fill="solid" draw:fill-color="#c5ffbd" draw:stroke="solid" draw:stroke-linejoin="miter" fo:margin="1.000000000000000pt" style:wrap="biggest" style:wrap-dynamic-threshold="0.000000000000000pt" svg:fill-rule="nonzero" svg:stroke-color="#000000" svg:stroke-opacity="1" svg:stroke-width="0.314955472000000pt"/>
    </style:style>
    <style:style style:name="gr62" style:family="graphic">
      <style:graphic-properties draw:fill="solid" draw:fill-color="#957f66" draw:stroke="solid" draw:stroke-linejoin="miter" fo:margin="1.000000000000000pt" style:wrap="biggest" style:wrap-dynamic-threshold="0.000000000000000pt" svg:fill-rule="evenodd" svg:stroke-color="#1f1a17" svg:stroke-opacity="1" svg:stroke-width="0.216000008000000pt"/>
    </style:style>
    <style:style style:name="gr63" style:family="graphic">
      <style:graphic-properties draw:fill="solid" draw:fill-color="#58b843" draw:stroke="solid" draw:stroke-linejoin="miter" fo:margin="1.000000000000000pt" style:wrap="biggest" style:wrap-dynamic-threshold="0.000000000000000pt" svg:fill-rule="evenodd" svg:stroke-color="#1f1a17" svg:stroke-opacity="1" svg:stroke-width="0.216000008000000pt"/>
    </style:style>
    <style:style style:name="gr64" style:family="graphic">
      <style:graphic-properties draw:fill="none" draw:stroke="solid" draw:stroke-linejoin="miter" fo:margin="1.000000000000000pt" style:wrap="biggest" style:wrap-dynamic-threshold="0.000000000000000pt" svg:fill-rule="nonzero" svg:stroke-color="#1f1a17" svg:stroke-opacity="1" svg:stroke-width="0.216000008000000pt"/>
    </style:style>
    <style:style style:name="gr65" style:family="graphic">
      <style:graphic-properties draw:fill="solid" draw:fill-color="#cc6633" draw:stroke="none" fo:margin="1.000000000000000pt" style:wrap="biggest" style:wrap-dynamic-threshold="0.000000000000000pt" svg:fill-rule="nonzero"/>
    </style:style>
    <style:style style:name="gr66" style:family="graphic">
      <style:graphic-properties draw:fill="solid" draw:fill-color="#000000" draw:stroke="none" fo:margin="1.000000000000000pt" style:wrap="biggest" style:wrap-dynamic-threshold="0.000000000000000pt" svg:fill-rule="nonzero"/>
    </style:style>
    <style:style style:name="gr67" style:family="graphic">
      <style:graphic-properties draw:fill="solid" draw:fill-color="#ffefdc" draw:stroke="none" fo:margin="1.000000000000000pt" style:wrap="biggest" style:wrap-dynamic-threshold="0.000000000000000pt" svg:fill-rule="nonzero"/>
    </style:style>
    <style:style style:name="gr68" style:family="graphic">
      <style:graphic-properties draw:fill="solid" draw:fill-color="#663300" draw:stroke="none" fo:margin="1.000000000000000pt" style:wrap="biggest" style:wrap-dynamic-threshold="0.000000000000000pt" svg:fill-rule="nonzero"/>
    </style:style>
    <style:style style:name="gr69" style:family="graphic">
      <style:graphic-properties draw:fill="solid" draw:fill-color="#ffefdc" draw:stroke="solid" draw:stroke-linejoin="miter" fo:margin="1.000000000000000pt" style:wrap="biggest" style:wrap-dynamic-threshold="0.000000000000000pt" svg:fill-rule="nonzero" svg:stroke-color="#000000" svg:stroke-opacity="1" svg:stroke-width="0.275163768000000pt"/>
    </style:style>
    <style:style style:name="gr70" style:family="graphic">
      <style:graphic-properties draw:fill="solid" draw:fill-color="#ffefdc" draw:stroke="solid" draw:stroke-linejoin="miter" fo:margin="1.000000000000000pt" style:wrap="biggest" style:wrap-dynamic-threshold="0.000000000000000pt" svg:fill-rule="nonzero" svg:stroke-color="#000000" svg:stroke-opacity="1" svg:stroke-width="0.269358256000000pt"/>
    </style:style>
    <style:style style:name="gr71" style:family="graphic">
      <style:graphic-properties draw:fill="solid" draw:fill-color="#7e1800" draw:stroke="none" fo:margin="1.000000000000000pt" style:wrap="biggest" style:wrap-dynamic-threshold="0.000000000000000pt" svg:fill-rule="nonzero"/>
    </style:style>
    <style:style style:name="gr72" style:family="graphic">
      <style:graphic-properties draw:fill="none" draw:stroke="solid" draw:stroke-linejoin="miter" fo:margin="1.000000000000000pt" style:wrap="biggest" style:wrap-dynamic-threshold="0.000000000000000pt" svg:fill-rule="nonzero" svg:stroke-color="#000000" svg:stroke-opacity="1" svg:stroke-width="0.601919032000000pt"/>
    </style:style>
    <style:style style:name="gr73" style:family="graphic">
      <style:graphic-properties draw:fill="none" draw:stroke="solid" draw:stroke-linejoin="miter" fo:margin="1.000000000000000pt" style:wrap="biggest" style:wrap-dynamic-threshold="0.000000000000000pt" svg:fill-rule="nonzero" svg:stroke-color="#000000" svg:stroke-opacity="1" svg:stroke-width="0.564474680000000pt"/>
    </style:style>
    <style:style style:name="gr74" style:family="graphic">
      <style:graphic-properties draw:fill="solid" draw:fill-color="#be5833" draw:stroke="none" fo:margin="1.000000000000000pt" style:wrap="biggest" style:wrap-dynamic-threshold="0.000000000000000pt" svg:fill-rule="nonzero"/>
    </style:style>
    <style:style style:name="gr75" style:family="graphic">
      <style:graphic-properties draw:fill="none" draw:stroke="solid" draw:stroke-linejoin="miter" fo:margin="1.000000000000000pt" style:wrap="biggest" style:wrap-dynamic-threshold="0.000000000000000pt" svg:fill-rule="nonzero" svg:stroke-color="#000000" svg:stroke-opacity="1" svg:stroke-width="0.527999160000000pt"/>
    </style:style>
    <style:style style:name="gr76" style:family="graphic">
      <style:graphic-properties draw:fill="none" draw:stroke="solid" draw:stroke-linejoin="miter" fo:margin="1.000000000000000pt" style:wrap="biggest" style:wrap-dynamic-threshold="0.000000000000000pt" svg:fill-rule="nonzero" svg:stroke-color="#000000" svg:stroke-opacity="1" svg:stroke-width="0.500243808000000pt"/>
    </style:style>
    <style:style style:name="gr77" style:family="graphic">
      <style:graphic-properties draw:fill="none" draw:stroke="solid" draw:stroke-linejoin="miter" fo:margin="1.000000000000000pt" style:wrap="biggest" style:wrap-dynamic-threshold="0.000000000000000pt" svg:fill-rule="nonzero" svg:stroke-color="#000000" svg:stroke-opacity="1" svg:stroke-width="0.601918984000000pt"/>
    </style:style>
    <style:style style:name="gr78" style:family="graphic">
      <style:graphic-properties draw:fill="none" draw:stroke="solid" draw:stroke-linejoin="miter" fo:margin="1.000000000000000pt" style:wrap="biggest" style:wrap-dynamic-threshold="0.000000000000000pt" svg:fill-rule="nonzero" svg:stroke-color="#000000" svg:stroke-opacity="1" svg:stroke-width="0.564474584000000pt"/>
    </style:style>
    <style:style style:name="gr79" style:family="graphic">
      <style:graphic-properties draw:fill="none" draw:stroke="solid" draw:stroke-linejoin="miter" fo:margin="1.000000000000000pt" style:wrap="biggest" style:wrap-dynamic-threshold="0.000000000000000pt" svg:fill-rule="nonzero" svg:stroke-color="#000000" svg:stroke-opacity="1" svg:stroke-width="0.601920032000000pt"/>
    </style:style>
    <style:style style:name="gr80" style:family="graphic">
      <style:graphic-properties draw:fill="none" draw:stroke="solid" draw:stroke-linejoin="miter" fo:margin="1.000000000000000pt" style:wrap="biggest" style:wrap-dynamic-threshold="0.000000000000000pt" svg:fill-rule="nonzero" svg:stroke-color="#000000" svg:stroke-opacity="1" svg:stroke-width="0.564475584000000pt"/>
    </style:style>
    <style:style style:name="gr81" style:family="graphic">
      <style:graphic-properties draw:fill="none" draw:stroke="solid" draw:stroke-linejoin="miter" fo:margin="1.000000000000000pt" style:wrap="biggest" style:wrap-dynamic-threshold="0.000000000000000pt" svg:fill-rule="nonzero" svg:stroke-color="#000000" svg:stroke-opacity="1" svg:stroke-width="0.528000024000000pt"/>
    </style:style>
    <style:style style:name="gr82" style:family="graphic">
      <style:graphic-properties draw:fill="solid" draw:fill-color="#ffe600" draw:stroke="none" fo:margin="1.000000000000000pt" style:wrap="biggest" style:wrap-dynamic-threshold="0.000000000000000pt" svg:fill-rule="nonzero"/>
    </style:style>
    <style:style style:name="gr83" style:family="graphic">
      <style:graphic-properties draw:fill="solid" draw:fill-color="#ff7e00" draw:stroke="none" fo:margin="1.000000000000000pt" style:wrap="biggest" style:wrap-dynamic-threshold="0.000000000000000pt" svg:fill-rule="nonzero"/>
    </style:style>
    <style:style style:name="gr84" style:family="graphic">
      <style:graphic-properties draw:fill="solid" draw:fill-color="#ffffff" draw:stroke="solid" draw:stroke-linejoin="bevel" fo:margin="1.000000000000000pt" style:wrap="biggest" style:wrap-dynamic-threshold="0.000000000000000pt" svg:fill-rule="nonzero" svg:stroke-color="#000000" svg:stroke-opacity="1" svg:stroke-width="0.547200016000000pt"/>
    </style:style>
    <style:style style:name="gr85" style:family="graphic">
      <style:graphic-properties draw:fill="solid" draw:fill-color="#ffffff" draw:stroke="solid" draw:stroke-linejoin="miter" fo:margin="1.000000000000000pt" style:wrap="biggest" style:wrap-dynamic-threshold="0.000000000000000pt" svg:fill-rule="nonzero" svg:stroke-color="#000000" svg:stroke-opacity="1" svg:stroke-width="0.199999992000000pt"/>
    </style:style>
    <style:style style:name="gr86" style:family="graphic">
      <style:graphic-properties draw:fill="none" draw:stroke="solid" draw:stroke-linejoin="miter" fo:margin="1.000000000000000pt" style:wrap="biggest" style:wrap-dynamic-threshold="0.000000000000000pt" svg:fill-rule="nonzero" svg:stroke-color="#000000" svg:stroke-opacity="1" svg:stroke-width="0.199999992000000pt"/>
    </style:style>
    <style:style style:name="dp2" style:family="drawing-page"/>
  </office:automatic-styles>
  <office:body>
    <office:drawing>
      <draw:page draw:name="page1" draw:id="page1" draw:master-page-name="Default1" draw:style-name="dp2">
        <draw:layer-set>
          <draw:layer draw:name="g2135"/>
        </draw:layer-set>
        <draw:g draw:style-name="gr1" draw:id="shape1" svg:y="0.00000020735pt">
          <draw:g draw:style-name="gr1" draw:id="shape2" draw:name="g2130" svg:y="0.00000000000pt">
            <draw:rect draw:style-name="gr2" draw:id="shape3" draw:name="rect558" draw:layer="g2135" svg:width="595.27558400000pt" svg:height="129.71677600000pt" draw:transform="matrix(0.25198410000 0.00000000000 0.00000000000 0.25198410000 -0.00000015962pt 67.31343631168pt)"/>
            <draw:rect draw:style-name="gr3" draw:id="shape4" draw:name="rect556" draw:layer="g2135" svg:width="595.27558400000pt" svg:height="135.63992000000pt" draw:transform="matrix(0.25198410000 0.00000000000 0.00000000000 0.25198410000 -0.00000015962pt 0.00000020735pt)"/>
            <draw:rect draw:style-name="gr4" draw:id="shape5" draw:name="rect557" draw:layer="g2135" svg:width="595.27558400000pt" svg:height="131.49370400000pt" draw:transform="matrix(0.25198410000 0.00000000000 0.00000000000 0.25198410000 -0.00000015962pt 34.17911566944pt)"/>
          </draw:g>
          <draw:path draw:style-name="gr5" draw:id="shape6" draw:name="path2252" draw:layer="g2135" svg:width="3.20015000000pt" svg:height="0.04673804875pt" draw:transform="matrix(-0.03221843504 -0.03004431623 0.03004431623 -0.03221843504 112.80150387173pt 46.77661716658pt)" svg:viewBox="0 0 3 0" svg:d="M3.20015 0.000616C2.13432 0.0623169 1.06581 0.0621112 0 0" koffice:nodeTypes="cc"/>
          <draw:path draw:style-name="gr6" draw:id="shape7" draw:name="path2063" draw:layer="g2135" svg:width="3.09319804500pt" svg:height="3.29538587273pt" draw:transform="matrix(0.25198410000 0.00000000000 0.00000000000 0.25198410000 139.40459097551pt 55.31265949620pt)" svg:viewBox="0 0 3 3" svg:d="M0 3.29539C0.885125 3.21305 1.38253 2.99268 2.23781 2.15777C3.11147 1.30494 3.01872 -0.539782 3.0932 0.152058" koffice:nodeTypes="ccc"/>
          <draw:g draw:style-name="gr1" draw:id="shape8" draw:name="g8834" svg:y="35.98502022755pt">
            <draw:g draw:style-name="gr1" draw:id="shape9" draw:name="g2373" svg:y="4.04009955687pt">
              <draw:path draw:style-name="gr7" draw:id="shape10" draw:name="path2375" draw:layer="g2135" svg:width="19.76269614417pt" svg:height="16.84251090915pt" draw:transform="matrix(-0.11308568646 -0.05034928068 -0.05034928068 0.11308568646 73.53108745156pt 59.18260812677pt)" svg:viewBox="0 0 20 17" svg:d="M19.7627 15.6684C16.3776 9.1359 2.40799 0.252829 0 0C6.42053 14.2463 17.0021 19.4016 19.7627 15.6684Z" koffice:nodeTypes="ccc"/>
              <draw:path draw:style-name="gr8" draw:id="shape11" draw:name="path2377" draw:layer="g2135" svg:width="19.63564526754pt" svg:height="16.71578551633pt" draw:transform="matrix(-0.11308568646 -0.05034928068 -0.05034928068 0.11308568646 73.52790819658pt 59.18974880935pt)" svg:viewBox="0 0 20 17" svg:d="M19.6356 15.5456C16.8839 19.2648 6.39986 14.128 0 0C9.53287 9.07471 18.0567 15.674 19.6356 15.5456Z" koffice:nodeTypes="ccc"/>
              <draw:path draw:style-name="gr9" draw:id="shape12" draw:name="path2379" draw:layer="g2135" svg:width="19.63564526754pt" svg:height="16.71578551633pt" draw:transform="matrix(-0.11308568646 -0.05034928068 -0.05034928068 0.11308568646 73.52790819658pt 59.18974880935pt)" svg:viewBox="0 0 20 17" svg:d="M19.6356 15.5456C16.8839 19.2648 6.39986 14.128 0 0C9.53287 9.07471 18.0567 15.674 19.6356 15.5456Z" koffice:nodeTypes="ccc"/>
              <draw:path draw:style-name="gr10" draw:id="shape13" draw:name="path2381" draw:layer="g2135" svg:width="19.82718018661pt" svg:height="16.89351620809pt" draw:transform="matrix(-0.11308568646 -0.05034928068 -0.05034928068 0.11308568646 73.53934999257pt 59.17366017905pt)" svg:viewBox="0 0 20 17" svg:d="M19.8272 15.7246C16.2147 8.76595 1.55602 0.158258 0 0C6.46404 14.2362 17.062 19.4634 19.8272 15.7246Z" koffice:nodeTypes="ccc"/>
              <draw:path draw:style-name="gr11" draw:id="shape14" draw:name="path2383" draw:layer="g2135" svg:width="24.44099628362pt" svg:height="150.71521815960pt" draw:transform="matrix(-0.11308568646 -0.05034928068 -0.05034928068 0.11308568646 79.27913553679pt 46.86413779992pt)" svg:viewBox="0 0 24 151" svg:d="M2.20661 0.59091L0 95.3818C0.980721 97.6161 3.2254 96.2173 3.59394 96.6513C4.42007 100.158 6.90765 101.926 7.21375 102.795C7.88607 107.514 5.30257 109.938 5.05662 110.125C2.13503 112.083 4.71247 116.427 4.18937 117.203C4.24956 119.067 7.16807 119.965 6.91983 122.076C7.13532 121.921 6.9366 137.321 6.90464 138.966C7.395 140.083 7.50846 150.453 7.50846 150.453C10.2724 151.63 24.2879 148.451 24.441 148.667C23.439 134.852 16.7925 111.355 17.5623 110.393C17.0796 100.643 14.509 89.1585 11.7451 87.9814C8.92166 83.8238 9.75771 76.7749 11.142 75.6871C8.19298 74.2614 7.48866 71.4371 7.33485 71.2202L8.2577 2.85205C6.56962 1.14638 6.4455 2.26426 5.18459 3.35213C5.18459 3.35213 4.69575 0.930198 4.88001 0.744014C4.02037 -0.435409 2.48382 0.00158582 2.20665 0.59091Z" koffice:nodeTypes="ccccccccccccccccccc"/>
              <draw:path draw:style-name="gr12" draw:id="shape15" draw:name="path2385" draw:layer="g2135" svg:width="24.44099628362pt" svg:height="150.71521815960pt" draw:transform="matrix(-0.11308568646 -0.05034928068 -0.05034928068 0.11308568646 79.27913553679pt 46.86413779992pt)" svg:viewBox="0 0 24 151" svg:d="M2.20661 0.59091L0 95.3818C0.980721 97.6161 3.2254 96.2173 3.59394 96.6513C4.42007 100.158 6.90765 101.926 7.21375 102.795C7.88607 107.514 5.30257 109.938 5.05662 110.125C2.13503 112.083 4.71247 116.427 4.18937 117.203C4.24956 119.067 7.16807 119.965 6.91983 122.076C7.13532 121.921 6.9366 137.321 6.90464 138.966C7.395 140.083 7.50846 150.453 7.50846 150.453C10.2724 151.63 24.2879 148.451 24.441 148.667C23.439 134.852 16.7925 111.355 17.5623 110.393C17.0796 100.643 14.509 89.1585 11.7451 87.9814C8.92166 83.8238 9.75771 76.7749 11.142 75.6871C8.19298 74.2614 7.48866 71.4371 7.33485 71.2202L8.2577 2.85205C6.56962 1.14638 6.4455 2.26426 5.18459 3.35213C5.18459 3.35213 4.69575 0.930198 4.88001 0.744014C4.02037 -0.435409 2.48382 0.00158582 2.20665 0.59091Z" koffice:nodeTypes="ccccccccccccccccccc"/>
              <draw:path draw:style-name="gr13" draw:id="shape16" draw:name="path2387" draw:layer="g2135" svg:width="13.36381243509pt" svg:height="33.64294551775pt" draw:transform="matrix(-0.11308568646 -0.05034928068 -0.05034928068 0.11308568646 72.65115700902pt 59.38290786303pt)" svg:viewBox="0 0 13 34" svg:d="M7.86692 0C4.88899 1.44624 0 2.36064 0 2.36064L1.82528 33.6429L13.3638 32.5653L7.86692 0" koffice:nodeTypes="ccccc"/>
              <draw:path draw:style-name="gr14" draw:id="shape17" draw:name="path2390" draw:layer="g2135" svg:width="11.03639065307pt" svg:height="153.30568853600pt" draw:transform="matrix(-0.11308568646 -0.05034928068 -0.05034928068 0.11308568646 82.10681783642pt 40.51309584594pt)" svg:viewBox="0 0 11 153" svg:d="M8.35559 38.7607C8.29352 40.6277 7.34086 40.1929 6.92361 40.2554L5.37345 40.0711C3.82478 39.3874 2.6018 39.9794 2.33299 40.5714L0 151.784C0.951216 154.022 3.27754 152.839 3.66379 153.306L5.16224 77.2755C5.16224 77.2755 4.82844 50.1492 4.8949 42.6843L9.06752 42.4931C10.2587 42.6789 10.9448 41.9628 11.0364 40.4381L9.34299 0L8.38513 38.0453L8.35559 38.7607" koffice:nodeTypes="ccccccccccccc"/>
              <draw:path draw:style-name="gr12" draw:id="shape18" draw:name="path2392" draw:layer="g2135" svg:width="11.03639065307pt" svg:height="153.30568853600pt" draw:transform="matrix(-0.11308568646 -0.05034928068 -0.05034928068 0.11308568646 82.10681783642pt 40.51309584594pt)" svg:viewBox="0 0 11 153" svg:d="M8.35559 38.7607C8.29352 40.6277 7.34086 40.1929 6.92361 40.2554L5.37345 40.0711C3.82478 39.3874 2.6018 39.9794 2.33299 40.5714L0 151.784C0.951216 154.022 3.27754 152.839 3.66379 153.306L5.16224 77.2755C5.16224 77.2755 4.82917 50.1499 4.8949 42.6843L9.06752 42.4931C10.2587 42.6789 10.9448 41.9628 11.0364 40.4381L9.34299 0L8.38513 38.0453L8.35559 38.7607" koffice:nodeTypes="ccccccccccccc"/>
              <draw:path draw:style-name="gr12" draw:id="shape19" draw:name="path2394" draw:layer="g2135" svg:width="3.55687783804pt" svg:height="8.35281095513pt" draw:transform="matrix(-0.11308568646 -0.05034928068 -0.05034928068 0.11308568646 72.11065791225pt 57.65133150677pt)" svg:viewBox="0 0 4 8" svg:d="M0 0C4.29488 1.46299 5.03529 5.5945 0.36308 8.35281" koffice:nodeTypes="cc"/>
              <draw:path draw:style-name="gr15" draw:id="shape20" draw:name="path2396" draw:layer="g2135" svg:width="3.08964556456pt" svg:height="0.67321330816pt" draw:transform="matrix(-0.11308568646 -0.05034928068 -0.05034928068 0.11308568646 71.88123157770pt 58.13029978410pt)" svg:viewBox="0 0 3 1" svg:d="M0 0C1.23471 1.22326 3.08965 0.405647 3.08965 0.405647" koffice:nodeTypes="cc"/>
              <draw:path draw:style-name="gr12" draw:id="shape21" draw:name="path2398" draw:layer="g2135" svg:width="1.21949873472pt" svg:height="58.91601243774pt" draw:transform="matrix(-0.11308568646 -0.05034928068 -0.05034928068 0.11308568646 74.44310028812pt 55.42307793493pt)" svg:viewBox="0 0 1 59" svg:d="M1.09141 0C-0.298265 9.55506 0.618763 16.9463 0.592907 19.0441C1.63321 23.7103 0.801573 32.4815 0 33.6402L1.2195 58.916" koffice:nodeTypes="cccc"/>
              <draw:path draw:style-name="gr14" draw:id="shape22" draw:name="path2400" draw:layer="g2135" svg:width="17.52556808000pt" svg:height="21.84978822149pt" draw:transform="matrix(-0.11308568646 -0.05034928068 -0.05034928068 0.11308568646 74.52881504446pt 57.52409728944pt)" svg:viewBox="0 0 18 22" svg:d="M0 1.62919C2.02352 1.6912 10.4292 -2.0572 15.5157 1.61425C17.1958 9.50627 17.1281 16.7337 17.5256 17.9064C10.1329 20.6707 5.62453 21.6581 4.02881 21.8498C3.47791 20.8357 3.78642 18.8703 3.78642 18.8703C3.32822 16.9372 5.19901 16.2695 5.19901 16.2695C6.70582 12.3694 5.544 8.62964 3.27579 7.36418C0.455926 5.71854 1.40652 5.81202 1.03873 5.6235C0.0896664 4.07054 0 1.62919 0 1.62919Z" koffice:nodeTypes="ccccccccc"/>
              <draw:path draw:style-name="gr12" draw:id="shape23" draw:name="path2402" draw:layer="g2135" svg:width="17.52556808000pt" svg:height="21.84978822149pt" draw:transform="matrix(-0.11308568646 -0.05034928068 -0.05034928068 0.11308568646 74.52881504446pt 57.52409728944pt)" svg:viewBox="0 0 18 22" svg:d="M0 1.62919C2.02352 1.6912 10.4292 -2.0572 15.5157 1.61425C17.1958 9.50627 17.1281 16.7337 17.5256 17.9064C10.1329 20.6707 5.62453 21.6581 4.02881 21.8498C3.47791 20.8357 3.78642 18.8703 3.78642 18.8703C3.32822 16.9372 5.19901 16.2695 5.19901 16.2695C6.70582 12.3694 5.544 8.62964 3.27579 7.36418C0.455926 5.71854 1.40652 5.81202 1.03873 5.6235C0.0896664 4.07054 0 1.62919 0 1.62919Z" koffice:nodeTypes="ccccccccc"/>
              <draw:path draw:style-name="gr14" draw:id="shape24" draw:name="path2404" draw:layer="g2135" svg:width="4.97999482397pt" svg:height="6.60839181413pt" draw:transform="matrix(-0.11308568646 -0.05034928068 -0.05034928068 0.11308568646 73.67470614925pt 57.72170875549pt)" svg:viewBox="0 0 5 7" svg:d="M0 0C2.9799 1.08494 5.26552 3.6798 4.95103 6.60839L0 0" koffice:nodeTypes="ccc"/>
              <draw:path draw:style-name="gr12" draw:id="shape25" draw:name="path2406" draw:layer="g2135" svg:width="4.97999482397pt" svg:height="6.60839181413pt" draw:transform="matrix(-0.11308568646 -0.05034928068 -0.05034928068 0.11308568646 73.67470614925pt 57.72170875549pt)" svg:viewBox="0 0 5 7" svg:d="M0 0C2.9799 1.08494 5.26552 3.6798 4.95103 6.60839" koffice:nodeTypes="cc"/>
              <draw:path draw:style-name="gr10" draw:id="shape26" draw:name="path2408" draw:layer="g2135" svg:width="2.40784364616pt" svg:height="2.40896336477pt" draw:transform="matrix(-0.11308568646 -0.05034928068 -0.05034928068 0.11308568646 72.56511933196pt 58.26578861280pt)" svg:viewBox="0 0 2 2" svg:d="M2.05246 2.03885C1.5785 2.51293 0.827192 2.54122 0.353912 2.06781C-0.118672 1.59511 -0.117984 0.816023 0.356063 0.341945C0.829335 -0.131437 1.58065 -0.104526 2.05323 0.368183C2.52651 0.841572 2.52581 1.56545 2.05254 2.03883Z" koffice:nodeTypes="cccccc"/>
              <draw:path draw:style-name="gr10" draw:id="shape27" draw:name="path2410" draw:layer="g2135" svg:width="2.40903964265pt" svg:height="2.40778237290pt" draw:transform="matrix(-0.11308568646 -0.05034928068 -0.05034928068 0.11308568646 73.01232458141pt 57.55759238628pt)" svg:viewBox="0 0 2 2" svg:d="M2.06745 2.05213C1.59336 2.52609 0.813576 2.52609 0.340867 2.05356C-0.131827 1.58099 -0.104227 0.828997 0.369829 0.355042C0.843219 -0.118231 1.56781 -0.118231 2.04051 0.354347C2.51321 0.826925 2.54081 1.57892 2.06739 2.05219Z" koffice:nodeTypes="cccccc"/>
              <draw:path draw:style-name="gr14" draw:id="shape28" draw:name="path2412" draw:layer="g2135" svg:width="9.18285463087pt" svg:height="3.18365511840pt" draw:transform="matrix(-0.11308568646 -0.05034928068 -0.05034928068 0.11308568646 78.83858857502pt 47.67882079828pt)" svg:viewBox="0 0 9 3" svg:d="M0.565657 3.16167C-0.312555 2.38603 -0.154647 0.971451 0.945255 0L8.32254 0.133279C8.32254 0.133279 8.98139 0.54893 9.16887 1.6571C9.32443 2.79343 8.13118 3.18366 8.13118 3.18366L0.565657 3.16167" koffice:nodeTypes="cccccc"/>
              <draw:path draw:style-name="gr12" draw:id="shape29" draw:name="path2414" draw:layer="g2135" svg:width="9.18285463087pt" svg:height="3.18365511840pt" draw:transform="matrix(-0.11308568646 -0.05034928068 -0.05034928068 0.11308568646 78.83858857502pt 47.67882079828pt)" svg:viewBox="0 0 9 3" svg:d="M0.565657 3.16167C-0.312555 2.38603 -0.154647 0.971451 0.945255 0L8.32254 0.133279C8.32254 0.133279 8.98139 0.54893 9.16887 1.6571C9.32443 2.79343 8.13118 3.18366 8.13118 3.18366L0.565657 3.16167" koffice:nodeTypes="cccccc"/>
            </draw:g>
            <draw:g draw:style-name="gr1" draw:id="shape30" draw:name="g3429" svg:y="4.39896010805pt">
              <draw:path draw:style-name="gr7" draw:id="shape31" draw:name="path3431" draw:layer="g2135" svg:width="19.76269614417pt" svg:height="16.84251090915pt" draw:transform="matrix(-0.11394729065 -0.04836780875 -0.04836780875 0.11394729065 72.61850772929pt 59.67059428316pt)" svg:viewBox="0 0 20 17" svg:d="M19.7627 15.6684C16.3776 9.1359 2.40799 0.252829 0 0C6.42053 14.2463 17.0021 19.4016 19.7627 15.6684Z" koffice:nodeTypes="ccc"/>
              <draw:path draw:style-name="gr8" draw:id="shape32" draw:name="path3433" draw:layer="g2135" svg:width="19.63564526754pt" svg:height="16.71578551633pt" draw:transform="matrix(-0.11394729065 -0.04836780875 -0.04836780875 0.11394729065 72.61545359237pt 59.67778937088pt)" svg:viewBox="0 0 20 17" svg:d="M19.6356 15.5456C16.8839 19.2648 6.39986 14.128 0 0C9.53287 9.07471 18.0567 15.674 19.6356 15.5456Z" koffice:nodeTypes="ccc"/>
              <draw:path draw:style-name="gr9" draw:id="shape33" draw:name="path3435" draw:layer="g2135" svg:width="19.63564526754pt" svg:height="16.71578551633pt" draw:transform="matrix(-0.11394729065 -0.04836780875 -0.04836780875 0.11394729065 72.61545359237pt 59.67778937088pt)" svg:viewBox="0 0 20 17" svg:d="M19.6356 15.5456C16.8839 19.2648 6.39986 14.128 0 0C9.53287 9.07471 18.0567 15.674 19.6356 15.5456Z" koffice:nodeTypes="ccc"/>
              <draw:path draw:style-name="gr10" draw:id="shape34" draw:name="path3437" draw:layer="g2135" svg:width="19.82718018661pt" svg:height="16.89351620809pt" draw:transform="matrix(-0.11394729065 -0.04836780875 -0.04836780875 0.11394729065 72.62661283483pt 59.66150348075pt)" svg:viewBox="0 0 20 17" svg:d="M19.8272 15.7246C16.2147 8.76595 1.55602 0.158258 0 0C6.46404 14.2362 17.062 19.4634 19.8272 15.7246Z" koffice:nodeTypes="ccc"/>
              <draw:path draw:style-name="gr11" draw:id="shape35" draw:name="path3439" draw:layer="g2135" svg:width="24.44099628362pt" svg:height="150.71521815960pt" draw:transform="matrix(-0.11394729065 -0.04836780875 -0.04836780875 0.11394729065 78.15067318884pt 47.25367023453pt)" svg:viewBox="0 0 24 151" svg:d="M2.20661 0.59091L0 95.3818C0.980721 97.6161 3.2254 96.2173 3.59394 96.6513C4.42007 100.158 6.90765 101.926 7.21375 102.795C7.88607 107.514 5.30257 109.938 5.05662 110.125C2.13503 112.083 4.71247 116.427 4.18937 117.203C4.24956 119.067 7.16807 119.965 6.91983 122.076C7.13532 121.921 6.9366 137.321 6.90464 138.966C7.395 140.083 7.50846 150.453 7.50846 150.453C10.2724 151.63 24.2879 148.451 24.441 148.667C23.439 134.852 16.7925 111.355 17.5623 110.393C17.0796 100.643 14.509 89.1585 11.7451 87.9814C8.92166 83.8238 9.75771 76.7749 11.142 75.6871C8.19298 74.2614 7.48866 71.4371 7.33485 71.2202L8.2577 2.85205C6.56962 1.14638 6.4455 2.26426 5.18459 3.35213C5.18459 3.35213 4.69575 0.930198 4.88001 0.744014C4.02037 -0.435409 2.48382 0.00158582 2.20665 0.59091Z" koffice:nodeTypes="ccccccccccccccccccc"/>
              <draw:path draw:style-name="gr12" draw:id="shape36" draw:name="path3442" draw:layer="g2135" svg:width="24.44099628362pt" svg:height="150.71521815960pt" draw:transform="matrix(-0.11394729065 -0.04836780875 -0.04836780875 0.11394729065 78.15067318884pt 47.25367023453pt)" svg:viewBox="0 0 24 151" svg:d="M2.20661 0.59091L0 95.3818C0.980721 97.6161 3.2254 96.2173 3.59394 96.6513C4.42007 100.158 6.90765 101.926 7.21375 102.795C7.88607 107.514 5.30257 109.938 5.05662 110.125C2.13503 112.083 4.71247 116.427 4.18937 117.203C4.24956 119.067 7.16807 119.965 6.91983 122.076C7.13532 121.921 6.9366 137.321 6.90464 138.966C7.395 140.083 7.50846 150.453 7.50846 150.453C10.2724 151.63 24.2879 148.451 24.441 148.667C23.439 134.852 16.7925 111.355 17.5623 110.393C17.0796 100.643 14.509 89.1585 11.7451 87.9814C8.92166 83.8238 9.75771 76.7749 11.142 75.6871C8.19298 74.2614 7.48866 71.4371 7.33485 71.2202L8.2577 2.85205C6.56962 1.14638 6.4455 2.26426 5.18459 3.35213C5.18459 3.35213 4.69575 0.930198 4.88001 0.744014C4.02037 -0.435409 2.48382 0.00158582 2.20665 0.59091Z" koffice:nodeTypes="ccccccccccccccccccc"/>
              <draw:path draw:style-name="gr13" draw:id="shape37" draw:name="path3444" draw:layer="g2135" svg:width="13.36381243509pt" svg:height="33.64294551775pt" draw:transform="matrix(-0.11394729065 -0.04836780875 -0.04836780875 0.11394729065 71.74220717895pt 59.88622199025pt)" svg:viewBox="0 0 13 34" svg:d="M7.86692 0C4.88899 1.44624 0 2.36064 0 2.36064L1.82528 33.6429L13.3638 32.5653L7.86692 0" koffice:nodeTypes="ccccc"/>
              <draw:path draw:style-name="gr14" draw:id="shape38" draw:name="path3446" draw:layer="g2135" svg:width="11.03639065307pt" svg:height="153.30568853600pt" draw:transform="matrix(-0.11394729065 -0.04836780875 -0.04836780875 0.11394729065 80.86707340003pt 40.85423944769pt)" svg:viewBox="0 0 11 153" svg:d="M8.35559 38.7607C8.29352 40.6277 7.34086 40.1929 6.92361 40.2554L5.37345 40.0711C3.82478 39.3874 2.6018 39.9794 2.33299 40.5714L0 151.784C0.951216 154.022 3.27754 152.839 3.66379 153.306L5.16224 77.2755C5.16224 77.2755 4.82844 50.1492 4.8949 42.6843L9.06752 42.4931C10.2587 42.6789 10.9448 41.9628 11.0364 40.4381L9.34299 0L8.38513 38.0453L8.35559 38.7607" koffice:nodeTypes="ccccccccccccc"/>
              <draw:path draw:style-name="gr12" draw:id="shape39" draw:name="path3448" draw:layer="g2135" svg:width="11.03639065307pt" svg:height="153.30568853600pt" draw:transform="matrix(-0.11394729065 -0.04836780875 -0.04836780875 0.11394729065 80.86707340003pt 40.85423944769pt)" svg:viewBox="0 0 11 153" svg:d="M8.35559 38.7607C8.29352 40.6277 7.34086 40.1929 6.92361 40.2554L5.37345 40.0711C3.82478 39.3874 2.6018 39.9794 2.33299 40.5714L0 151.784C0.951216 154.022 3.27754 152.839 3.66379 153.306L5.16224 77.2755C5.16224 77.2755 4.82917 50.1499 4.8949 42.6843L9.06752 42.4931C10.2587 42.6789 10.9448 41.9628 11.0364 40.4381L9.34299 0L8.38513 38.0453L8.35559 38.7607" koffice:nodeTypes="ccccccccccccc"/>
              <draw:path draw:style-name="gr12" draw:id="shape40" draw:name="path3450" draw:layer="g2135" svg:width="3.55687783804pt" svg:height="8.35281095513pt" draw:transform="matrix(-0.11394729065 -0.04836780875 -0.04836780875 0.11394729065 71.17156710057pt 58.16434294509pt)" svg:viewBox="0 0 4 8" svg:d="M0 0C4.29488 1.46299 5.03529 5.5945 0.36308 8.35281" koffice:nodeTypes="cc"/>
              <draw:path draw:style-name="gr15" draw:id="shape41" draw:name="path3452" draw:layer="g2135" svg:width="3.08964556456pt" svg:height="0.67321330816pt" draw:transform="matrix(-0.11394729065 -0.04836780875 -0.04836780875 0.11394729065 70.95053564272pt 58.64724281562pt)" svg:viewBox="0 0 3 1" svg:d="M0 0C1.23471 1.22326 3.08965 0.405647 3.08965 0.405647" koffice:nodeTypes="cc"/>
              <draw:path draw:style-name="gr12" draw:id="shape42" draw:name="path3454" draw:layer="g2135" svg:width="1.21949873472pt" svg:height="58.91601243774pt" draw:transform="matrix(-0.11394729065 -0.04836780875 -0.04836780875 0.11394729065 73.46476246368pt 55.89571748358pt)" svg:viewBox="0 0 1 59" svg:d="M1.09141 0C-0.298265 9.55506 0.618763 16.9463 0.592907 19.0441C1.63321 23.7103 0.801573 32.4815 0 33.6402L1.2195 58.916" koffice:nodeTypes="cccc"/>
              <draw:path draw:style-name="gr14" draw:id="shape43" draw:name="path3456" draw:layer="g2135" svg:width="17.52556808000pt" svg:height="21.84978822149pt" draw:transform="matrix(-0.11394729065 -0.04836780875 -0.04836780875 0.11394729065 73.58713568341pt 57.99492120990pt)" svg:viewBox="0 0 18 22" svg:d="M0 1.62919C2.02352 1.6912 10.4292 -2.0572 15.5157 1.61425C17.1958 9.50627 17.1281 16.7337 17.5256 17.9064C10.1329 20.6707 5.62453 21.6581 4.02881 21.8498C3.47791 20.8357 3.78642 18.8703 3.78642 18.8703C3.32822 16.9372 5.19901 16.2695 5.19901 16.2695C6.70582 12.3694 5.544 8.62964 3.27579 7.36418C0.455926 5.71854 1.40652 5.81202 1.03873 5.6235C0.0896664 4.07054 0 1.62919 0 1.62919Z" koffice:nodeTypes="ccccccccc"/>
              <draw:path draw:style-name="gr12" draw:id="shape44" draw:name="path3458" draw:layer="g2135" svg:width="17.52556808000pt" svg:height="21.84978822149pt" draw:transform="matrix(-0.11394729065 -0.04836780875 -0.04836780875 0.11394729065 73.58713568341pt 57.99492120990pt)" svg:viewBox="0 0 18 22" svg:d="M0 1.62919C2.02352 1.6912 10.4292 -2.0572 15.5157 1.61425C17.1958 9.50627 17.1281 16.7337 17.5256 17.9064C10.1329 20.6707 5.62453 21.6581 4.02881 21.8498C3.47791 20.8357 3.78642 18.8703 3.78642 18.8703C3.32822 16.9372 5.19901 16.2695 5.19901 16.2695C6.70582 12.3694 5.544 8.62964 3.27579 7.36418C0.455926 5.71854 1.40652 5.81202 1.03873 5.6235C0.0896664 4.07054 0 1.62919 0 1.62919Z" koffice:nodeTypes="ccccccccc"/>
              <draw:path draw:style-name="gr14" draw:id="shape45" draw:name="path3460" draw:layer="g2135" svg:width="4.97999482397pt" svg:height="6.60839181413pt" draw:transform="matrix(-0.11394729065 -0.04836780875 -0.04836780875 0.11394729065 72.73660583166pt 58.20741036257pt)" svg:viewBox="0 0 5 7" svg:d="M0 0C2.9799 1.08494 5.26552 3.6798 4.95103 6.60839L0 0" koffice:nodeTypes="ccc"/>
              <draw:path draw:style-name="gr12" draw:id="shape46" draw:name="path3462" draw:layer="g2135" svg:width="4.97999482397pt" svg:height="6.60839181413pt" draw:transform="matrix(-0.11394729065 -0.04836780875 -0.04836780875 0.11394729065 72.73660583166pt 58.20741036257pt)" svg:viewBox="0 0 5 7" svg:d="M0 0C2.9799 1.08494 5.26552 3.6798 4.95103 6.60839" koffice:nodeTypes="cc"/>
              <draw:path draw:style-name="gr10" draw:id="shape47" draw:name="path3464" draw:layer="g2135" svg:width="2.40784364616pt" svg:height="2.40896336477pt" draw:transform="matrix(-0.11394729065 -0.04836780875 -0.04836780875 0.11394729065 71.63668422435pt 58.77077436023pt)" svg:viewBox="0 0 2 2" svg:d="M2.05246 2.03885C1.5785 2.51293 0.827192 2.54122 0.353912 2.06781C-0.118672 1.59511 -0.117984 0.816023 0.356063 0.341945C0.829335 -0.131437 1.58065 -0.104526 2.05323 0.368183C2.52651 0.841572 2.52581 1.56545 2.05254 2.03883Z" koffice:nodeTypes="cccccc"/>
              <draw:path draw:style-name="gr10" draw:id="shape48" draw:name="path3466" draw:layer="g2135" svg:width="2.40903964265pt" svg:height="2.40778237290pt" draw:transform="matrix(-0.11394729065 -0.04836780875 -0.04836780875 0.11394729065 72.07146049622pt 58.05488025937pt)" svg:viewBox="0 0 2 2" svg:d="M2.06745 2.05213C1.59336 2.52609 0.813576 2.52609 0.340867 2.05356C-0.131827 1.58099 -0.104227 0.828997 0.369829 0.355042C0.843219 -0.118231 1.56781 -0.118231 2.04051 0.354347C2.51321 0.826925 2.54081 1.57892 2.06739 2.05219Z" koffice:nodeTypes="cccccc"/>
              <draw:path draw:style-name="gr14" draw:id="shape49" draw:name="path3468" draw:layer="g2135" svg:width="9.18285463087pt" svg:height="3.18365511840pt" draw:transform="matrix(-0.11394729065 -0.04836780875 -0.04836780875 0.11394729065 77.72441282772pt 48.07591869662pt)" svg:viewBox="0 0 9 3" svg:d="M0.565657 3.16167C-0.312555 2.38603 -0.154647 0.971451 0.945255 0L8.32254 0.133279C8.32254 0.133279 8.98139 0.54893 9.16887 1.6571C9.32443 2.79343 8.13118 3.18366 8.13118 3.18366L0.565657 3.16167" koffice:nodeTypes="cccccc"/>
              <draw:path draw:style-name="gr12" draw:id="shape50" draw:name="path3470" draw:layer="g2135" svg:width="9.18285463087pt" svg:height="3.18365511840pt" draw:transform="matrix(-0.11394729065 -0.04836780875 -0.04836780875 0.11394729065 77.72441282772pt 48.07591869662pt)" svg:viewBox="0 0 9 3" svg:d="M0.565657 3.16167C-0.312555 2.38603 -0.154647 0.971451 0.945255 0L8.32254 0.133279C8.32254 0.133279 8.98139 0.54893 9.16887 1.6571C9.32443 2.79343 8.13118 3.18366 8.13118 3.18366L0.565657 3.16167" koffice:nodeTypes="cccccc"/>
            </draw:g>
            <draw:g draw:style-name="gr1" draw:id="shape51" draw:name="g3472" svg:y="3.51767594557pt">
              <draw:path draw:style-name="gr7" draw:id="shape52" draw:name="path3475" draw:layer="g2135" svg:width="19.76269614417pt" svg:height="16.84251090915pt" draw:transform="matrix(0.11422800598 -0.05085791563 0.05085791563 0.11422800598 75.21065994979pt 58.85370152392pt)" svg:viewBox="0 0 20 17" svg:d="M19.7627 15.6684C16.3776 9.1359 2.40799 0.252829 0 0C6.42053 14.2463 17.0021 19.4016 19.7627 15.6684Z" koffice:nodeTypes="ccc"/>
              <draw:path draw:style-name="gr8" draw:id="shape53" draw:name="path3477" draw:layer="g2135" svg:width="19.63564526754pt" svg:height="16.71578551633pt" draw:transform="matrix(0.11422800598 -0.05085791563 0.05085791563 0.11422800598 75.21387132201pt 58.86091433713pt)" svg:viewBox="0 0 20 17" svg:d="M19.6356 15.5456C16.8839 19.2648 6.39986 14.128 0 0C9.53287 9.07471 18.0567 15.674 19.6356 15.5456Z" koffice:nodeTypes="ccc"/>
              <draw:path draw:style-name="gr9" draw:id="shape54" draw:name="path3479" draw:layer="g2135" svg:width="19.63564526754pt" svg:height="16.71578551633pt" draw:transform="matrix(0.11422800598 -0.05085791563 0.05085791563 0.11422800598 75.21387132201pt 58.86091433713pt)" svg:viewBox="0 0 20 17" svg:d="M19.6356 15.5456C16.8839 19.2648 6.39986 14.128 0 0C9.53287 9.07471 18.0567 15.674 19.6356 15.5456Z" koffice:nodeTypes="ccc"/>
              <draw:path draw:style-name="gr10" draw:id="shape55" draw:name="path3481" draw:layer="g2135" svg:width="19.82718018661pt" svg:height="16.89351620809pt" draw:transform="matrix(0.11422800598 -0.05085791563 0.05085791563 0.11422800598 75.20231394226pt 58.84466319096pt)" svg:viewBox="0 0 20 17" svg:d="M19.8272 15.7246C16.2147 8.76595 1.55602 0.158258 0 0C6.46404 14.2362 17.062 19.4634 19.8272 15.7246Z" koffice:nodeTypes="ccc"/>
              <draw:path draw:style-name="gr11" draw:id="shape56" draw:name="path3483" draw:layer="g2135" svg:width="24.44099628362pt" svg:height="150.71521815960pt" draw:transform="matrix(0.11422800598 -0.05085791563 0.05085791563 0.11422800598 69.40454450797pt 46.41079793706pt)" svg:viewBox="0 0 24 151" svg:d="M2.20661 0.59091L0 95.3818C0.980721 97.6161 3.2254 96.2173 3.59394 96.6513C4.42007 100.158 6.90765 101.926 7.21375 102.795C7.88607 107.514 5.30257 109.938 5.05662 110.125C2.13503 112.083 4.71247 116.427 4.18937 117.203C4.24956 119.067 7.16807 119.965 6.91983 122.076C7.13532 121.921 6.9366 137.321 6.90464 138.966C7.395 140.083 7.50846 150.453 7.50846 150.453C10.2724 151.63 24.2879 148.451 24.441 148.667C23.439 134.852 16.7925 111.355 17.5623 110.393C17.0796 100.643 14.509 89.1585 11.7451 87.9814C8.92166 83.8238 9.75771 76.7749 11.142 75.6871C8.19298 74.2614 7.48866 71.4371 7.33485 71.2202L8.2577 2.85205C6.56962 1.14638 6.4455 2.26426 5.18459 3.35213C5.18459 3.35213 4.69575 0.930198 4.88001 0.744014C4.02037 -0.435409 2.48382 0.00158582 2.20665 0.59091Z" koffice:nodeTypes="ccccccccccccccccccc"/>
              <draw:path draw:style-name="gr12" draw:id="shape57" draw:name="path3485" draw:layer="g2135" svg:width="24.44099628362pt" svg:height="150.71521815960pt" draw:transform="matrix(0.11422800598 -0.05085791563 0.05085791563 0.11422800598 69.40454450797pt 46.41079793706pt)" svg:viewBox="0 0 24 151" svg:d="M2.20661 0.59091L0 95.3818C0.980721 97.6161 3.2254 96.2173 3.59394 96.6513C4.42007 100.158 6.90765 101.926 7.21375 102.795C7.88607 107.514 5.30257 109.938 5.05662 110.125C2.13503 112.083 4.71247 116.427 4.18937 117.203C4.24956 119.067 7.16807 119.965 6.91983 122.076C7.13532 121.921 6.9366 137.321 6.90464 138.966C7.395 140.083 7.50846 150.453 7.50846 150.453C10.2724 151.63 24.2879 148.451 24.441 148.667C23.439 134.852 16.7925 111.355 17.5623 110.393C17.0796 100.643 14.509 89.1585 11.7451 87.9814C8.92166 83.8238 9.75771 76.7749 11.142 75.6871C8.19298 74.2614 7.48866 71.4371 7.33485 71.2202L8.2577 2.85205C6.56962 1.14638 6.4455 2.26426 5.18459 3.35213C5.18459 3.35213 4.69575 0.930198 4.88001 0.744014C4.02037 -0.435409 2.48382 0.00158582 2.20665 0.59091Z" koffice:nodeTypes="ccccccccccccccccccc"/>
              <draw:path draw:style-name="gr13" draw:id="shape58" draw:name="path3487" draw:layer="g2135" svg:width="13.36381243509pt" svg:height="33.64294551775pt" draw:transform="matrix(0.11422800598 -0.05085791563 0.05085791563 0.11422800598 76.09947905745pt 59.05602433515pt)" svg:viewBox="0 0 13 34" svg:d="M7.86692 0C4.88899 1.44624 0 2.36064 0 2.36064L1.82528 33.6429L13.3638 32.5653L7.86692 0" koffice:nodeTypes="ccccc"/>
              <draw:path draw:style-name="gr14" draw:id="shape59" draw:name="path3489" draw:layer="g2135" svg:width="11.03639065307pt" svg:height="153.30568853600pt" draw:transform="matrix(0.11422800598 -0.05085791563 0.05085791563 0.11422800598 66.54829659601pt 39.99560180560pt)" svg:viewBox="0 0 11 153" svg:d="M8.35559 38.7607C8.29352 40.6277 7.34086 40.1929 6.92361 40.2554L5.37345 40.0711C3.82478 39.3874 2.6018 39.9794 2.33299 40.5714L0 151.784C0.951216 154.022 3.27754 152.839 3.66379 153.306L5.16224 77.2755C5.16224 77.2755 4.82844 50.1492 4.8949 42.6843L9.06752 42.4931C10.2587 42.6789 10.9448 41.9628 11.0364 40.4381L9.34299 0L8.38513 38.0453L8.35559 38.7607" koffice:nodeTypes="ccccccccccccc"/>
              <draw:path draw:style-name="gr12" draw:id="shape60" draw:name="path3491" draw:layer="g2135" svg:width="11.03639065307pt" svg:height="153.30568853600pt" draw:transform="matrix(0.11422800598 -0.05085791563 0.05085791563 0.11422800598 66.54829659601pt 39.99560180560pt)" svg:viewBox="0 0 11 153" svg:d="M8.35559 38.7607C8.29352 40.6277 7.34086 40.1929 6.92361 40.2554L5.37345 40.0711C3.82478 39.3874 2.6018 39.9794 2.33299 40.5714L0 151.784C0.951216 154.022 3.27754 152.839 3.66379 153.306L5.16224 77.2755C5.16224 77.2755 4.82917 50.1499 4.8949 42.6843L9.06752 42.4931C10.2587 42.6789 10.9448 41.9628 11.0364 40.4381L9.34299 0L8.38513 38.0453L8.35559 38.7607" koffice:nodeTypes="ccccccccccccc"/>
              <draw:path draw:style-name="gr12" draw:id="shape61" draw:name="path3493" draw:layer="g2135" svg:width="3.55687783804pt" svg:height="8.35281095513pt" draw:transform="matrix(0.11422800598 -0.05085791563 0.05085791563 0.11422800598 76.64543750679pt 57.30695632465pt)" svg:viewBox="0 0 4 8" svg:d="M0 0C4.29488 1.46299 5.03529 5.5945 0.36308 8.35281" koffice:nodeTypes="cc"/>
              <draw:path draw:style-name="gr15" draw:id="shape62" draw:name="path3495" draw:layer="g2135" svg:width="3.08964556456pt" svg:height="0.67321330816pt" draw:transform="matrix(0.11422800598 -0.05085791563 0.05085791563 0.11422800598 76.87718152549pt 57.79076282961pt)" svg:viewBox="0 0 3 1" svg:d="M0 0C1.23471 1.22326 3.08965 0.405647 3.08965 0.405647" koffice:nodeTypes="cc"/>
              <draw:path draw:style-name="gr12" draw:id="shape63" draw:name="path3497" draw:layer="g2135" svg:width="1.21949873472pt" svg:height="58.91601243774pt" draw:transform="matrix(0.11422800598 -0.05085791563 0.05085791563 0.11422800598 74.28943335408pt 55.05619473747pt)" svg:viewBox="0 0 1 59" svg:d="M1.09141 0C-0.298265 9.55506 0.618763 16.9463 0.592907 19.0441C1.63321 23.7103 0.801573 32.4815 0 33.6402L1.2195 58.916" koffice:nodeTypes="cccc"/>
              <draw:path draw:style-name="gr14" draw:id="shape64" draw:name="path3499" draw:layer="g2135" svg:width="17.52556808000pt" svg:height="21.84978822149pt" draw:transform="matrix(0.11422800598 -0.05085791563 0.05085791563 0.11422800598 74.20285334964pt 57.17843754119pt)" svg:viewBox="0 0 18 22" svg:d="M0 1.62919C2.02352 1.6912 10.4292 -2.0572 15.5157 1.61425C17.1958 9.50627 17.1281 16.7337 17.5256 17.9064C10.1329 20.6707 5.62453 21.6581 4.02881 21.8498C3.47791 20.8357 3.78642 18.8703 3.78642 18.8703C3.32822 16.9372 5.19901 16.2695 5.19901 16.2695C6.70582 12.3694 5.544 8.62964 3.27579 7.36418C0.455926 5.71854 1.40652 5.81202 1.03873 5.6235C0.0896664 4.07054 0 1.62919 0 1.62919Z" koffice:nodeTypes="ccccccccc"/>
              <draw:path draw:style-name="gr12" draw:id="shape65" draw:name="path3501" draw:layer="g2135" svg:width="17.52556808000pt" svg:height="21.84978822149pt" draw:transform="matrix(0.11422800598 -0.05085791563 0.05085791563 0.11422800598 74.20285334964pt 57.17843754119pt)" svg:viewBox="0 0 18 22" svg:d="M0 1.62919C2.02352 1.6912 10.4292 -2.0572 15.5157 1.61425C17.1958 9.50627 17.1281 16.7337 17.5256 17.9064C10.1329 20.6707 5.62453 21.6581 4.02881 21.8498C3.47791 20.8357 3.78642 18.8703 3.78642 18.8703C3.32822 16.9372 5.19901 16.2695 5.19901 16.2695C6.70582 12.3694 5.544 8.62964 3.27579 7.36418C0.455926 5.71854 1.40652 5.81202 1.03873 5.6235C0.0896664 4.07054 0 1.62919 0 1.62919Z" koffice:nodeTypes="ccccccccc"/>
              <draw:path draw:style-name="gr14" draw:id="shape66" draw:name="path3503" draw:layer="g2135" svg:width="4.97999482397pt" svg:height="6.60839181413pt" draw:transform="matrix(0.11422800598 -0.05085791563 0.05085791563 0.11422800598 75.06559007312pt 57.37804493402pt)" svg:viewBox="0 0 5 7" svg:d="M0 0C2.9799 1.08494 5.26552 3.6798 4.95103 6.60839L0 0" koffice:nodeTypes="ccc"/>
              <draw:path draw:style-name="gr12" draw:id="shape67" draw:name="path3505" draw:layer="g2135" svg:width="4.97999482397pt" svg:height="6.60839181413pt" draw:transform="matrix(0.11422800598 -0.05085791563 0.05085791563 0.11422800598 75.06559007312pt 57.37804493402pt)" svg:viewBox="0 0 5 7" svg:d="M0 0C2.9799 1.08494 5.26552 3.6798 4.95103 6.60839" koffice:nodeTypes="cc"/>
              <draw:path draw:style-name="gr10" draw:id="shape68" draw:name="path3507" draw:layer="g2135" svg:width="2.40784364616pt" svg:height="2.40896336477pt" draw:transform="matrix(0.11422800598 -0.05085791563 0.05085791563 0.11422800598 76.18638552492pt 57.92762049212pt)" svg:viewBox="0 0 2 2" svg:d="M2.05246 2.03885C1.5785 2.51293 0.827192 2.54122 0.353912 2.06781C-0.118672 1.59511 -0.117984 0.816023 0.356063 0.341945C0.829335 -0.131437 1.58065 -0.104526 2.05323 0.368183C2.52651 0.841572 2.52581 1.56545 2.05254 2.03883Z" koffice:nodeTypes="cccccc"/>
              <draw:path draw:style-name="gr10" draw:id="shape69" draw:name="path3509" draw:layer="g2135" svg:width="2.40903964265pt" svg:height="2.40778237290pt" draw:transform="matrix(0.11422800598 -0.05085791563 0.05085791563 0.11422800598 75.73466263460pt 57.21227055633pt)" svg:viewBox="0 0 2 2" svg:d="M2.06745 2.05213C1.59336 2.52609 0.813576 2.52609 0.340867 2.05356C-0.131827 1.58099 -0.104227 0.828997 0.369829 0.355042C0.843219 -0.118231 1.56781 -0.118231 2.04051 0.354347C2.51321 0.826925 2.54081 1.57892 2.06739 2.05219Z" koffice:nodeTypes="cccccc"/>
              <draw:path draw:style-name="gr14" draw:id="shape70" draw:name="path3511" draw:layer="g2135" svg:width="9.18285463087pt" svg:height="3.18365511840pt" draw:transform="matrix(0.11422800598 -0.05085791563 0.05085791563 0.11422800598 69.84954188232pt 47.23371032159pt)" svg:viewBox="0 0 9 3" svg:d="M0.565657 3.16167C-0.312555 2.38603 -0.154647 0.971451 0.945255 0L8.32254 0.133279C8.32254 0.133279 8.98139 0.54893 9.16887 1.6571C9.32443 2.79343 8.13118 3.18366 8.13118 3.18366L0.565657 3.16167" koffice:nodeTypes="cccccc"/>
              <draw:path draw:style-name="gr12" draw:id="shape71" draw:name="path3513" draw:layer="g2135" svg:width="9.18285463087pt" svg:height="3.18365511840pt" draw:transform="matrix(0.11422800598 -0.05085791563 0.05085791563 0.11422800598 69.84954188232pt 47.23371032159pt)" svg:viewBox="0 0 9 3" svg:d="M0.565657 3.16167C-0.312555 2.38603 -0.154647 0.971451 0.945255 0L8.32254 0.133279C8.32254 0.133279 8.98139 0.54893 9.16887 1.6571C9.32443 2.79343 8.13118 3.18366 8.13118 3.18366L0.565657 3.16167" koffice:nodeTypes="cccccc"/>
            </draw:g>
            <draw:g draw:style-name="gr1" draw:id="shape72" draw:name="g3515" svg:y="4.37174582525pt">
              <draw:path draw:style-name="gr7" draw:id="shape73" draw:name="path3517" draw:layer="g2135" svg:width="19.76269614417pt" svg:height="16.84251090915pt" draw:transform="matrix(0.11394729065 -0.04836780875 0.04836780875 0.11394729065 76.24206946765pt 59.64338000036pt)" svg:viewBox="0 0 20 17" svg:d="M19.7627 15.6684C16.3776 9.1359 2.40799 0.252829 0 0C6.42053 14.2463 17.0021 19.4016 19.7627 15.6684Z" koffice:nodeTypes="ccc"/>
              <draw:path draw:style-name="gr8" draw:id="shape74" draw:name="path3519" draw:layer="g2135" svg:width="19.63564526754pt" svg:height="16.71578551633pt" draw:transform="matrix(0.11394729065 -0.04836780875 0.04836780875 0.11394729065 76.24512360456pt 59.65057508808pt)" svg:viewBox="0 0 20 17" svg:d="M19.6356 15.5456C16.8839 19.2648 6.39986 14.128 0 0C9.53287 9.07471 18.0567 15.674 19.6356 15.5456Z" koffice:nodeTypes="ccc"/>
              <draw:path draw:style-name="gr9" draw:id="shape75" draw:name="path3521" draw:layer="g2135" svg:width="19.63564526754pt" svg:height="16.71578551633pt" draw:transform="matrix(0.11394729065 -0.04836780875 0.04836780875 0.11394729065 76.24512360456pt 59.65057508808pt)" svg:viewBox="0 0 20 17" svg:d="M19.6356 15.5456C16.8839 19.2648 6.39986 14.128 0 0C9.53287 9.07471 18.0567 15.674 19.6356 15.5456Z" koffice:nodeTypes="ccc"/>
              <draw:path draw:style-name="gr10" draw:id="shape76" draw:name="path3523" draw:layer="g2135" svg:width="19.82718018661pt" svg:height="16.89351620809pt" draw:transform="matrix(0.11394729065 -0.04836780875 0.04836780875 0.11394729065 76.23396436211pt 59.63428919795pt)" svg:viewBox="0 0 20 17" svg:d="M19.8272 15.7246C16.2147 8.76595 1.55602 0.158258 0 0C6.46404 14.2362 17.062 19.4634 19.8272 15.7246Z" koffice:nodeTypes="ccc"/>
              <draw:path draw:style-name="gr11" draw:id="shape77" draw:name="path3525" draw:layer="g2135" svg:width="24.44099628362pt" svg:height="150.71521815960pt" draw:transform="matrix(0.11394729065 -0.04836780875 0.04836780875 0.11394729065 70.70990400810pt 47.22645595173pt)" svg:viewBox="0 0 24 151" svg:d="M2.20661 0.59091L0 95.3818C0.980721 97.6161 3.2254 96.2173 3.59394 96.6513C4.42007 100.158 6.90765 101.926 7.21375 102.795C7.88607 107.514 5.30257 109.938 5.05662 110.125C2.13503 112.083 4.71247 116.427 4.18937 117.203C4.24956 119.067 7.16807 119.965 6.91983 122.076C7.13532 121.921 6.9366 137.321 6.90464 138.966C7.395 140.083 7.50846 150.453 7.50846 150.453C10.2724 151.63 24.2879 148.451 24.441 148.667C23.439 134.852 16.7925 111.355 17.5623 110.393C17.0796 100.643 14.509 89.1585 11.7451 87.9814C8.92166 83.8238 9.75771 76.7749 11.142 75.6871C8.19298 74.2614 7.48866 71.4371 7.33485 71.2202L8.2577 2.85205C6.56962 1.14638 6.4455 2.26426 5.18459 3.35213C5.18459 3.35213 4.69575 0.930198 4.88001 0.744014C4.02037 -0.435409 2.48382 0.00158582 2.20665 0.59091Z" koffice:nodeTypes="ccccccccccccccccccc"/>
              <draw:path draw:style-name="gr12" draw:id="shape78" draw:name="path3527" draw:layer="g2135" svg:width="24.44099628362pt" svg:height="150.71521815960pt" draw:transform="matrix(0.11394729065 -0.04836780875 0.04836780875 0.11394729065 70.70990400810pt 47.22645595173pt)" svg:viewBox="0 0 24 151" svg:d="M2.20661 0.59091L0 95.3818C0.980721 97.6161 3.2254 96.2173 3.59394 96.6513C4.42007 100.158 6.90765 101.926 7.21375 102.795C7.88607 107.514 5.30257 109.938 5.05662 110.125C2.13503 112.083 4.71247 116.427 4.18937 117.203C4.24956 119.067 7.16807 119.965 6.91983 122.076C7.13532 121.921 6.9366 137.321 6.90464 138.966C7.395 140.083 7.50846 150.453 7.50846 150.453C10.2724 151.63 24.2879 148.451 24.441 148.667C23.439 134.852 16.7925 111.355 17.5623 110.393C17.0796 100.643 14.509 89.1585 11.7451 87.9814C8.92166 83.8238 9.75771 76.7749 11.142 75.6871C8.19298 74.2614 7.48866 71.4371 7.33485 71.2202L8.2577 2.85205C6.56962 1.14638 6.4455 2.26426 5.18459 3.35213C5.18459 3.35213 4.69575 0.930198 4.88001 0.744014C4.02037 -0.435409 2.48382 0.00158582 2.20665 0.59091Z" koffice:nodeTypes="ccccccccccccccccccc"/>
              <draw:path draw:style-name="gr13" draw:id="shape79" draw:name="path3529" draw:layer="g2135" svg:width="13.36381243509pt" svg:height="33.64294551775pt" draw:transform="matrix(0.11394729065 -0.04836780875 0.04836780875 0.11394729065 77.11837001798pt 59.85900770745pt)" svg:viewBox="0 0 13 34" svg:d="M7.86692 0C4.88899 1.44624 0 2.36064 0 2.36064L1.82528 33.6429L13.3638 32.5653L7.86692 0" koffice:nodeTypes="ccccc"/>
              <draw:path draw:style-name="gr14" draw:id="shape80" draw:name="path3531" draw:layer="g2135" svg:width="11.03639065307pt" svg:height="153.30568853600pt" draw:transform="matrix(0.11394729065 -0.04836780875 0.04836780875 0.11394729065 67.99350379690pt 40.82702516489pt)" svg:viewBox="0 0 11 153" svg:d="M8.35559 38.7607C8.29352 40.6277 7.34086 40.1929 6.92361 40.2554L5.37345 40.0711C3.82478 39.3874 2.6018 39.9794 2.33299 40.5714L0 151.784C0.951216 154.022 3.27754 152.839 3.66379 153.306L5.16224 77.2755C5.16224 77.2755 4.82844 50.1492 4.8949 42.6843L9.06752 42.4931C10.2587 42.6789 10.9448 41.9628 11.0364 40.4381L9.34299 0L8.38513 38.0453L8.35559 38.7607" koffice:nodeTypes="ccccccccccccc"/>
              <draw:path draw:style-name="gr12" draw:id="shape81" draw:name="path3533" draw:layer="g2135" svg:width="11.03639065307pt" svg:height="153.30568853600pt" draw:transform="matrix(0.11394729065 -0.04836780875 0.04836780875 0.11394729065 67.99350379690pt 40.82702516489pt)" svg:viewBox="0 0 11 153" svg:d="M8.35559 38.7607C8.29352 40.6277 7.34086 40.1929 6.92361 40.2554L5.37345 40.0711C3.82478 39.3874 2.6018 39.9794 2.33299 40.5714L0 151.784C0.951216 154.022 3.27754 152.839 3.66379 153.306L5.16224 77.2755C5.16224 77.2755 4.82917 50.1499 4.8949 42.6843L9.06752 42.4931C10.2587 42.6789 10.9448 41.9628 11.0364 40.4381L9.34299 0L8.38513 38.0453L8.35559 38.7607" koffice:nodeTypes="ccccccccccccc"/>
              <draw:path draw:style-name="gr12" draw:id="shape82" draw:name="path3535" draw:layer="g2135" svg:width="3.55687783804pt" svg:height="8.35281095513pt" draw:transform="matrix(0.11394729065 -0.04836780875 0.04836780875 0.11394729065 77.68901009636pt 58.13712866229pt)" svg:viewBox="0 0 4 8" svg:d="M0 0C4.29488 1.46299 5.03529 5.5945 0.36308 8.35281" koffice:nodeTypes="cc"/>
              <draw:path draw:style-name="gr15" draw:id="shape83" draw:name="path3537" draw:layer="g2135" svg:width="3.08964556456pt" svg:height="0.67321330816pt" draw:transform="matrix(0.11394729065 -0.04836780875 0.04836780875 0.11394729065 77.91004155421pt 58.62002853282pt)" svg:viewBox="0 0 3 1" svg:d="M0 0C1.23471 1.22326 3.08965 0.405647 3.08965 0.405647" koffice:nodeTypes="cc"/>
              <draw:path draw:style-name="gr12" draw:id="shape84" draw:name="path3539" draw:layer="g2135" svg:width="1.21949873472pt" svg:height="58.91601243774pt" draw:transform="matrix(0.11394729065 -0.04836780875 0.04836780875 0.11394729065 75.39581473326pt 55.86850320078pt)" svg:viewBox="0 0 1 59" svg:d="M1.09141 0C-0.298265 9.55506 0.618763 16.9463 0.592907 19.0441C1.63321 23.7103 0.801573 32.4815 0 33.6402L1.2195 58.916" koffice:nodeTypes="cccc"/>
              <draw:path draw:style-name="gr14" draw:id="shape85" draw:name="path3541" draw:layer="g2135" svg:width="17.52556808000pt" svg:height="21.84978822149pt" draw:transform="matrix(0.11394729065 -0.04836780875 0.04836780875 0.11394729065 75.27344151352pt 57.96770692710pt)" svg:viewBox="0 0 18 22" svg:d="M0 1.62919C2.02352 1.6912 10.4292 -2.0572 15.5157 1.61425C17.1958 9.50627 17.1281 16.7337 17.5256 17.9064C10.1329 20.6707 5.62453 21.6581 4.02881 21.8498C3.47791 20.8357 3.78642 18.8703 3.78642 18.8703C3.32822 16.9372 5.19901 16.2695 5.19901 16.2695C6.70582 12.3694 5.544 8.62964 3.27579 7.36418C0.455926 5.71854 1.40652 5.81202 1.03873 5.6235C0.0896664 4.07054 0 1.62919 0 1.62919Z" koffice:nodeTypes="ccccccccc"/>
              <draw:path draw:style-name="gr12" draw:id="shape86" draw:name="path3543" draw:layer="g2135" svg:width="17.52556808000pt" svg:height="21.84978822149pt" draw:transform="matrix(0.11394729065 -0.04836780875 0.04836780875 0.11394729065 75.27344151352pt 57.96770692710pt)" svg:viewBox="0 0 18 22" svg:d="M0 1.62919C2.02352 1.6912 10.4292 -2.0572 15.5157 1.61425C17.1958 9.50627 17.1281 16.7337 17.5256 17.9064C10.1329 20.6707 5.62453 21.6581 4.02881 21.8498C3.47791 20.8357 3.78642 18.8703 3.78642 18.8703C3.32822 16.9372 5.19901 16.2695 5.19901 16.2695C6.70582 12.3694 5.544 8.62964 3.27579 7.36418C0.455926 5.71854 1.40652 5.81202 1.03873 5.6235C0.0896664 4.07054 0 1.62919 0 1.62919Z" koffice:nodeTypes="ccccccccc"/>
              <draw:path draw:style-name="gr14" draw:id="shape87" draw:name="path3545" draw:layer="g2135" svg:width="4.97999482397pt" svg:height="6.60839181413pt" draw:transform="matrix(0.11394729065 -0.04836780875 0.04836780875 0.11394729065 76.12397136528pt 58.18019607977pt)" svg:viewBox="0 0 5 7" svg:d="M0 0C2.9799 1.08494 5.26552 3.6798 4.95103 6.60839L0 0" koffice:nodeTypes="ccc"/>
              <draw:path draw:style-name="gr12" draw:id="shape88" draw:name="path3547" draw:layer="g2135" svg:width="4.97999482397pt" svg:height="6.60839181413pt" draw:transform="matrix(0.11394729065 -0.04836780875 0.04836780875 0.11394729065 76.12397136528pt 58.18019607977pt)" svg:viewBox="0 0 5 7" svg:d="M0 0C2.9799 1.08494 5.26552 3.6798 4.95103 6.60839" koffice:nodeTypes="cc"/>
              <draw:path draw:style-name="gr10" draw:id="shape89" draw:name="path3549" draw:layer="g2135" svg:width="2.40784364616pt" svg:height="2.40896336477pt" draw:transform="matrix(0.11394729065 -0.04836780875 0.04836780875 0.11394729065 77.22389297258pt 58.74356007743pt)" svg:viewBox="0 0 2 2" svg:d="M2.05246 2.03885C1.5785 2.51293 0.827192 2.54122 0.353912 2.06781C-0.118672 1.59511 -0.117984 0.816023 0.356063 0.341945C0.829335 -0.131437 1.58065 -0.104526 2.05323 0.368183C2.52651 0.841572 2.52581 1.56545 2.05254 2.03883Z" koffice:nodeTypes="cccccc"/>
              <draw:path draw:style-name="gr10" draw:id="shape90" draw:name="path3551" draw:layer="g2135" svg:width="2.40903964265pt" svg:height="2.40778237290pt" draw:transform="matrix(0.11394729065 -0.04836780875 0.04836780875 0.11394729065 76.78911670072pt 58.02766597657pt)" svg:viewBox="0 0 2 2" svg:d="M2.06745 2.05213C1.59336 2.52609 0.813576 2.52609 0.340867 2.05356C-0.131827 1.58099 -0.104227 0.828997 0.369829 0.355042C0.843219 -0.118231 1.56781 -0.118231 2.04051 0.354347C2.51321 0.826925 2.54081 1.57892 2.06739 2.05219Z" koffice:nodeTypes="cccccc"/>
              <draw:path draw:style-name="gr14" draw:id="shape91" draw:name="path3553" draw:layer="g2135" svg:width="9.18285463087pt" svg:height="3.18365511840pt" draw:transform="matrix(0.11394729065 -0.04836780875 0.04836780875 0.11394729065 71.13616436922pt 48.04870441382pt)" svg:viewBox="0 0 9 3" svg:d="M0.565657 3.16167C-0.312555 2.38603 -0.154647 0.971451 0.945255 0L8.32254 0.133279C8.32254 0.133279 8.98139 0.54893 9.16887 1.6571C9.32443 2.79343 8.13118 3.18366 8.13118 3.18366L0.565657 3.16167" koffice:nodeTypes="cccccc"/>
              <draw:path draw:style-name="gr12" draw:id="shape92" draw:name="path3555" draw:layer="g2135" svg:width="9.18285463087pt" svg:height="3.18365511840pt" draw:transform="matrix(0.11394729065 -0.04836780875 0.04836780875 0.11394729065 71.13616436922pt 48.04870441382pt)" svg:viewBox="0 0 9 3" svg:d="M0.565657 3.16167C-0.312555 2.38603 -0.154647 0.971451 0.945255 0L8.32254 0.133279C8.32254 0.133279 8.98139 0.54893 9.16887 1.6571C9.32443 2.79343 8.13118 3.18366 8.13118 3.18366L0.565657 3.16167" koffice:nodeTypes="cccccc"/>
            </draw:g>
            <draw:path draw:style-name="gr16" draw:id="shape93" draw:name="path418" draw:layer="g2135" svg:width="0.28500000000pt" svg:height="0.14136000000pt" draw:transform="matrix(0.13607141400 0.00000000000 0.00000000000 0.13607141400 82.19804065522pt 41.57320534240pt)" svg:viewBox="0 0 0 0" svg:d="M0.285 0L0 0.14136" koffice:nodeTypes="cc"/>
            <draw:g draw:style-name="gr1" draw:id="shape94" draw:name="g1982" svg:y="9.59325306320pt">
              <draw:path draw:style-name="gr17" draw:id="shape95" draw:name="path1984" draw:layer="g2135" svg:width="149.05842474168pt" svg:height="131.00836464252pt" draw:transform="matrix(-0.13474730307 -0.01893760297 -0.01893760297 0.13474730307 86.07778022819pt 47.05528442120pt)" svg:viewBox="0 0 149 131" svg:d="M0.0825394 1.70906C0.946206 2.43929 146.947 130.451 147.588 131.008C147.966 130.567 148.699 129.713 149.058 129.314C148.456 128.773 2.40364 0.838521 1.54471 0.0587295C1.80548 -0.421027 -0.453343 2.21106 0.0825394 1.70906Z" koffice:nodeTypes="ccccc"/>
              <draw:path draw:style-name="gr18" draw:id="shape96" draw:name="path1986" draw:layer="g2135" svg:width="16.42782503024pt" svg:height="15.05988565261pt" draw:transform="matrix(-0.13474730307 -0.01893760297 -0.01893760297 0.13474730307 88.32839147337pt 45.61456968934pt)" svg:viewBox="0 0 16 15" svg:d="M5.68383 6.30601C6.2832 7.27832 8.00576 9.75058 7.74867 11.7914C8.6487 10.8745 9.07272 10.2169 9.92061 9.23158C9.4587 10.6802 9.76094 11.4404 10.447 11.842C10.939 12.4192 12.3037 12.0723 13.1602 11.7459C12.3636 12.5152 11.4743 13.3201 10.2663 13.6376C9.05848 13.9552 8.62023 13.9361 7.88495 14.13C8.69492 14.4987 10.7603 14.9963 12.162 15.0534C12.8629 15.0818 14.2068 15.0361 14.7335 14.5312C15.5823 15.2657 17.0148 13.6557 16.1706 12.8714C16.4269 12.3888 16.3669 11.6799 16.3191 10.7389C16.2651 9.6761 15.8223 7.88996 14.8482 6.29502C14.8522 7.16192 14.7502 8.09235 14.5861 8.94694C14.4246 9.78741 13.9425 10.5217 13.4745 11.3099C13.7026 10.5269 13.748 9.38473 12.985 8.67472C12.222 7.96475 11.2744 8.09917 10.4419 8.64482C11.1331 7.80209 11.6757 7.27975 12.5181 6.3142C11.5265 6.44544 8.1628 5.45147 7.01566 4.85786C5.86861 4.26425 2.12189 1.6184 0 0C1.82543 1.88846 5.09725 5.3543 5.68383 6.30597Z" koffice:nodeTypes="ccccccccccccccccccccc"/>
            </draw:g>
            <draw:g draw:style-name="gr1" draw:id="shape97" draw:name="g1988" svg:y="8.18501689921pt">
              <draw:path draw:style-name="gr17" draw:id="shape98" draw:name="path1990" draw:layer="g2135" svg:width="149.05842474168pt" svg:height="131.00836464252pt" draw:transform="matrix(-0.13607141400 0.00000000000 0.00000000000 0.13607141400 84.14361735724pt 45.95260185864pt)" svg:viewBox="0 0 149 131" svg:d="M0.0825394 1.70906C0.946206 2.43929 146.947 130.451 147.588 131.008C147.966 130.567 148.699 129.713 149.058 129.314C148.456 128.773 2.40364 0.838521 1.54471 0.0587295C1.80548 -0.421027 -0.453343 2.21106 0.0825394 1.70906Z" koffice:nodeTypes="ccccc"/>
              <draw:path draw:style-name="gr18" draw:id="shape99" draw:name="path1992" draw:layer="g2135" svg:width="16.42782503024pt" svg:height="15.05988565261pt" draw:transform="matrix(-0.13607141400 0.00000000000 0.00000000000 0.13607141400 86.17181362396pt 44.21268379689pt)" svg:viewBox="0 0 16 15" svg:d="M5.68383 6.30601C6.2832 7.27832 8.00576 9.75058 7.74867 11.7914C8.6487 10.8745 9.07272 10.2169 9.92061 9.23158C9.4587 10.6802 9.76094 11.4404 10.447 11.842C10.939 12.4192 12.3037 12.0723 13.1602 11.7459C12.3636 12.5152 11.4743 13.3201 10.2663 13.6376C9.05848 13.9552 8.62023 13.9361 7.88495 14.13C8.69492 14.4987 10.7603 14.9963 12.162 15.0534C12.8629 15.0818 14.2068 15.0361 14.7335 14.5312C15.5823 15.2657 17.0148 13.6557 16.1706 12.8714C16.4269 12.3888 16.3669 11.6799 16.3191 10.7389C16.2651 9.6761 15.8223 7.88996 14.8482 6.29502C14.8522 7.16192 14.7502 8.09235 14.5861 8.94694C14.4246 9.78741 13.9425 10.5217 13.4745 11.3099C13.7026 10.5269 13.748 9.38473 12.985 8.67472C12.222 7.96475 11.2744 8.09917 10.4419 8.64482C11.1331 7.80209 11.6757 7.27975 12.5181 6.3142C11.5265 6.44544 8.1628 5.45147 7.01566 4.85786C5.86861 4.26425 2.12189 1.6184 0 0C1.82543 1.88846 5.09725 5.3543 5.68383 6.30597Z" koffice:nodeTypes="ccccccccccccccccccccc"/>
            </draw:g>
            <draw:g draw:style-name="gr1" draw:id="shape100" draw:name="g1976" svg:y="6.45713275520pt">
              <draw:path draw:style-name="gr17" draw:id="shape101" draw:name="path1978" draw:layer="g2135" svg:width="149.05842474168pt" svg:height="131.00836464252pt" draw:transform="matrix(-0.13474730307 0.01893760297 0.01893760297 0.13474730307 82.68082295619pt 44.49557904528pt)" svg:viewBox="0 0 149 131" svg:d="M0.0825394 1.70906C0.946206 2.43929 146.947 130.451 147.588 131.008C147.966 130.567 148.699 129.713 149.058 129.314C148.456 128.773 2.40364 0.838521 1.54471 0.0587295C1.80548 -0.421027 -0.453343 2.21106 0.0825394 1.70906Z" koffice:nodeTypes="ccccc"/>
              <draw:path draw:style-name="gr18" draw:id="shape102" draw:name="path1980" draw:layer="g2135" svg:width="16.42782503024pt" svg:height="15.05988565261pt" draw:transform="matrix(-0.13474730307 0.01893760297 0.01893760297 0.13474730307 84.44713148872pt 42.49031993896pt)" svg:viewBox="0 0 16 15" svg:d="M5.68383 6.30601C6.2832 7.27832 8.00576 9.75058 7.74867 11.7914C8.6487 10.8745 9.07272 10.2169 9.92061 9.23158C9.4587 10.6802 9.76094 11.4404 10.447 11.842C10.939 12.4192 12.3037 12.0723 13.1602 11.7459C12.3636 12.5152 11.4743 13.3201 10.2663 13.6376C9.05848 13.9552 8.62023 13.9361 7.88495 14.13C8.69492 14.4987 10.7603 14.9963 12.162 15.0534C12.8629 15.0818 14.2068 15.0361 14.7335 14.5312C15.5823 15.2657 17.0148 13.6557 16.1706 12.8714C16.4269 12.3888 16.3669 11.6799 16.3191 10.7389C16.2651 9.6761 15.8223 7.88996 14.8482 6.29502C14.8522 7.16192 14.7502 8.09235 14.5861 8.94694C14.4246 9.78741 13.9425 10.5217 13.4745 11.3099C13.7026 10.5269 13.748 9.38473 12.985 8.67472C12.222 7.96475 11.2744 8.09917 10.4419 8.64482C11.1331 7.80209 11.6757 7.27975 12.5181 6.3142C11.5265 6.44544 8.1628 5.45147 7.01566 4.85786C5.86861 4.26425 2.12189 1.6184 0 0C1.82543 1.88846 5.09725 5.3543 5.68383 6.30597Z" koffice:nodeTypes="ccccccccccccccccccccc"/>
            </draw:g>
            <draw:g draw:style-name="gr1" draw:id="shape103" draw:name="g10777" svg:y="21.03405929740pt">
              <draw:path draw:style-name="gr19" draw:id="shape104" draw:name="path2603" draw:layer="g2135" svg:width="4.09295971435pt" svg:height="11.32232727273pt" draw:transform="matrix(0.13751104956 -0.00226948069 -0.04741449242 0.54196699911 72.90802921911pt 57.10431943573pt)" svg:viewBox="0 0 4 11" svg:d="M1.04228 7.81606L1.04228 11.3223C1.04228 11.3223 2.47543 10.6649 2.80114 10.4458C3.12685 10.2266 4.36457 9.64224 4.03885 7.59692C4.03885 7.59692 3.32228 8.40044 2.80114 8.40044C1.88914 8.25434 1.04228 7.81606 1.04228 7.81606ZM1.23771 0C1.23771 0 0.130286 5.62464 0 6.13597C0 6.13597 1.23771 5.47855 2.34514 5.69769L2.80114 1.60704C2.80114 1.60704 1.69371 0.511331 1.23771 0Z" koffice:nodeTypes="ccccccccccc"/>
              <draw:path draw:style-name="gr20" draw:id="shape105" draw:name="path2605" draw:layer="g2135" svg:width="3.18322690560pt" svg:height="2.76480000000pt" draw:transform="matrix(0.13751104956 -0.00226948069 -0.04741449242 0.54196699911 73.81140679595pt 59.66111870894pt)" svg:viewBox="0 0 3 3" svg:d="M1.92689 0.76032C1.15614 0.48384 0.192689 0.13824 0.0642298 0L0 1.17504C0 1.17504 2.50496 1.728 2.50496 2.7648L2.89034 2.55744L3.0188 2.14272C3.0188 2.14272 3.27572 1.45152 3.14726 1.0368C3.14726 1.0368 2.63342 0.96768 1.92689 0.76032Z" koffice:nodeTypes="cccccccc"/>
              <draw:path draw:style-name="gr21" draw:id="shape106" draw:name="path2607" draw:layer="g2135" svg:width="7.25834464457pt" svg:height="9.31904461265pt" draw:transform="matrix(0.13751104956 -0.00226948069 -0.04741449242 0.54196699911 72.99136432364pt 57.95987288331pt)" svg:viewBox="0 0 7 9" svg:d="M0 9.24421C0 9.24421 4.03241 8.20163 3.37256 5.69944L3.66583 5.00438C3.66583 5.00438 3.9591 5.56043 4.69226 5.1434C5.35211 4.58735 5.13216 4.10082 5.13216 4.10082C5.13216 4.10082 6.52518 3.54477 7.25834 4.23983C7.25834 4.23983 6.96508 7.50658 6.96508 7.7846C6.96508 8.13213 6.89176 8.54916 6.89176 8.54916C6.89176 8.54916 5.86533 8.13213 5.13216 8.54916C4.32568 8.96619 3.00598 9.52223 0 9.24421ZM1.97955 0L1.46633 3.8923C1.46633 3.8923 3.0793 4.10082 3.66583 5.00438C3.9591 5.42142 4.47231 5.2129 4.69226 5.1434C4.91221 4.86537 4.47231 4.30933 4.47231 4.30933L4.32568 1.59862C4.32568 1.59862 2.1995 0.347527 1.97955 0Z" koffice:nodeTypes="ccccccccccccccccc"/>
              <draw:path draw:style-name="gr22" draw:id="shape107" draw:name="path2609" draw:layer="g2135" svg:width="3.19507447680pt" svg:height="6.24240000000pt" draw:transform="matrix(0.13751104956 -0.00226948069 -0.04741449242 0.54196699911 73.29478331612pt 60.25412428512pt)" svg:viewBox="0 0 3 6" svg:d="M0 5.21424L0.0743041 6.2424C0.0743041 6.2424 1.41178 6.2424 2.15482 5.80176C3.04647 5.36112 3.19507 4.70016 3.19507 4.70016C3.19507 4.70016 2.00621 4.25952 1.41178 4.70016C0.817345 5.06736 0 5.21424 0 5.21424ZM0.965953 1.1016C1.56039 0.7344 1.56039 0.07344 1.41178 0L0.743041 0.22032C1.18886 0.66096 0.965953 1.1016 0.965953 1.1016Z" koffice:nodeTypes="cccccccccc"/>
              <draw:path draw:style-name="gr23" draw:id="shape108" draw:name="path2611" draw:layer="g2135" svg:width="7.75535049600pt" svg:height="9.08544986726pt" draw:transform="matrix(0.13751104956 -0.00226948069 -0.04741449242 0.54196699911 73.36718601716pt 60.33147470120pt)" svg:viewBox="0 0 8 9" svg:d="M4.85025 0.578728C4.0924 0.217023 2.95562 0 2.95562 0L2.5767 4.55748C2.5767 4.55748 2.42513 5.71494 0 6.0043C0 6.0043 2.87984 9.98306 7.04802 8.89794C7.6543 8.75326 8.03323 7.52346 7.50273 6.80005C6.89645 6.0043 5.75967 4.91919 5.53232 4.48514C5.30496 3.97875 5.22918 3.47237 5.38075 2.67662C5.45653 2.38725 5.83546 1.73618 5.91124 1.66384C6.1386 1.5915 5.68389 1.01277 4.85025 0.578728Z" koffice:nodeTypes="cccccccccc"/>
              <draw:path draw:style-name="gr24" draw:id="shape109" draw:name="path2613" draw:layer="g2135" svg:width="2.73501211505pt" svg:height="8.01002057143pt" draw:transform="matrix(0.13751104956 -0.00226948069 -0.04741449242 0.54196699911 74.06813394596pt 60.24197570132pt)" svg:viewBox="0 0 3 8" svg:d="M1.23113 0C1.23113 0 2.46857 0.385097 2.67481 0.385097C2.94979 0.385097 2.19358 8.01002 2.19358 8.01002C2.19358 8.01002 2.19358 7.31685 0.749903 5.69944C-0.418791 4.39011 -0.00631092 2.84972 0.543663 1.92549C0.543663 1.92549 1.43737 1.69443 1.23113 0Z" koffice:nodeTypes="cccccc"/>
              <draw:path draw:style-name="gr21" draw:id="shape110" draw:name="path2619" draw:layer="g2135" svg:width="2.90477193600pt" svg:height="2.49523200000pt" draw:transform="matrix(0.13751104956 -0.00226948069 -0.04741449242 0.54196699911 73.48359742940pt 58.88783801819pt)" svg:viewBox="0 0 3 2" svg:d="M0 0C0 0 0.0708481 1.90426 0.141696 2.49523C0.141696 2.49523 1.98375 1.6416 2.83392 2.42957L2.90477 1.31328C2.90477 1.31328 0.708481 0.459648 0 0Z" koffice:nodeTypes="ccccc"/>
              <draw:path draw:style-name="gr25" draw:id="shape111" draw:name="path2621" draw:layer="g2135" svg:width="4.60384907544pt" svg:height="2.35005021937pt" draw:transform="matrix(0.13751104956 -0.00226948069 -0.04741449242 0.54196699911 72.62503557527pt 60.15232631851pt)" svg:viewBox="0 0 5 2" svg:d="M4.60385 1.07621C4.60385 1.07621 3.08389 -0.899267 0.0439819 0.502683C-0.0941957 0.502683 0.113071 1.26739 0.389426 1.45856C0.596692 1.71346 1.70212 2.03209 2.18574 2.22326C3.08389 2.54189 3.77478 2.15954 3.77478 2.15954C3.77478 2.15954 4.46567 1.84091 4.60385 1.07621Z" koffice:nodeTypes="cccccc"/>
            </draw:g>
            <draw:g draw:style-name="gr1" draw:id="shape112" draw:name="g3476" svg:y="6.52536658218pt">
              <draw:path draw:style-name="gr17" draw:id="shape113" draw:name="path1717" draw:layer="g2135" svg:width="149.05842474168pt" svg:height="131.00836464252pt" draw:transform="matrix(0.13474730307 0.01893760297 -0.01893760297 0.13474730307 66.20763255204pt 44.56381287225pt)" svg:viewBox="0 0 149 131" svg:d="M0.0825394 1.70906C0.946206 2.43929 146.947 130.451 147.588 131.008C147.966 130.567 148.699 129.713 149.058 129.314C148.456 128.773 2.40364 0.838521 1.54471 0.0587295C1.80548 -0.421027 -0.453343 2.21106 0.0825394 1.70906Z" koffice:nodeTypes="ccccc"/>
              <draw:path draw:style-name="gr18" draw:id="shape114" draw:name="path3474" draw:layer="g2135" svg:width="16.42782503024pt" svg:height="15.05988565261pt" draw:transform="matrix(0.13474730307 0.01893760297 -0.01893760297 0.13474730307 64.44132401951pt 42.55855376594pt)" svg:viewBox="0 0 16 15" svg:d="M5.68383 6.30601C6.2832 7.27832 8.00576 9.75058 7.74867 11.7914C8.6487 10.8745 9.07272 10.2169 9.92061 9.23158C9.4587 10.6802 9.76094 11.4404 10.447 11.842C10.939 12.4192 12.3037 12.0723 13.1602 11.7459C12.3636 12.5152 11.4743 13.3201 10.2663 13.6376C9.05848 13.9552 8.62023 13.9361 7.88495 14.13C8.69492 14.4987 10.7603 14.9963 12.162 15.0534C12.8629 15.0818 14.2068 15.0361 14.7335 14.5312C15.5823 15.2657 17.0148 13.6557 16.1706 12.8714C16.4269 12.3888 16.3669 11.6799 16.3191 10.7389C16.2651 9.6761 15.8223 7.88996 14.8482 6.29502C14.8522 7.16192 14.7502 8.09235 14.5861 8.94694C14.4246 9.78741 13.9425 10.5217 13.4745 11.3099C13.7026 10.5269 13.748 9.38473 12.985 8.67472C12.222 7.96475 11.2744 8.09917 10.4419 8.64482C11.1331 7.80209 11.6757 7.27975 12.5181 6.3142C11.5265 6.44544 8.1628 5.45147 7.01566 4.85786C5.86861 4.26425 2.12189 1.6184 0 0C1.82543 1.88846 5.09725 5.3543 5.68383 6.30597Z" koffice:nodeTypes="ccccccccccccccccccccc"/>
            </draw:g>
            <draw:g draw:style-name="gr1" draw:id="shape115" draw:name="g1737" svg:y="9.60705614744pt">
              <draw:path draw:style-name="gr17" draw:id="shape116" draw:name="path1739" draw:layer="g2135" svg:width="149.05842474168pt" svg:height="131.00836464252pt" draw:transform="matrix(0.13474730307 -0.01893760297 0.01893760297 0.13474730307 62.86510384564pt 47.06908750544pt)" svg:viewBox="0 0 149 131" svg:d="M0.0825394 1.70906C0.946206 2.43929 146.947 130.451 147.588 131.008C147.966 130.567 148.699 129.713 149.058 129.314C148.456 128.773 2.40364 0.838521 1.54471 0.0587295C1.80548 -0.421027 -0.453343 2.21106 0.0825394 1.70906Z" koffice:nodeTypes="ccccc"/>
              <draw:path draw:style-name="gr18" draw:id="shape117" draw:name="path1741" draw:layer="g2135" svg:width="16.42782503024pt" svg:height="15.05988565261pt" draw:transform="matrix(0.13474730307 -0.01893760297 0.01893760297 0.13474730307 60.61449260046pt 45.62837277358pt)" svg:viewBox="0 0 16 15" svg:d="M5.68383 6.30601C6.2832 7.27832 8.00576 9.75058 7.74867 11.7914C8.6487 10.8745 9.07272 10.2169 9.92061 9.23158C9.4587 10.6802 9.76094 11.4404 10.447 11.842C10.939 12.4192 12.3037 12.0723 13.1602 11.7459C12.3636 12.5152 11.4743 13.3201 10.2663 13.6376C9.05848 13.9552 8.62023 13.9361 7.88495 14.13C8.69492 14.4987 10.7603 14.9963 12.162 15.0534C12.8629 15.0818 14.2068 15.0361 14.7335 14.5312C15.5823 15.2657 17.0148 13.6557 16.1706 12.8714C16.4269 12.3888 16.3669 11.6799 16.3191 10.7389C16.2651 9.6761 15.8223 7.88996 14.8482 6.29502C14.8522 7.16192 14.7502 8.09235 14.5861 8.94694C14.4246 9.78741 13.9425 10.5217 13.4745 11.3099C13.7026 10.5269 13.748 9.38473 12.985 8.67472C12.222 7.96475 11.2744 8.09917 10.4419 8.64482C11.1331 7.80209 11.6757 7.27975 12.5181 6.3142C11.5265 6.44544 8.1628 5.45147 7.01566 4.85786C5.86861 4.26425 2.12189 1.6184 0 0C1.82543 1.88846 5.09725 5.3543 5.68383 6.30597Z" koffice:nodeTypes="ccccccccccccccccccccc"/>
            </draw:g>
            <draw:g draw:style-name="gr1" draw:id="shape118" draw:name="g1731" svg:y="8.19881998344pt">
              <draw:path draw:style-name="gr17" draw:id="shape119" draw:name="path1733" draw:layer="g2135" svg:width="149.05842474168pt" svg:height="131.00836464252pt" draw:transform="matrix(0.13607141400 0.00000000000 0.00000000000 0.13607141400 64.79926671660pt 45.96640494287pt)" svg:viewBox="0 0 149 131" svg:d="M0.0825394 1.70906C0.946206 2.43929 146.947 130.451 147.588 131.008C147.966 130.567 148.699 129.713 149.058 129.314C148.456 128.773 2.40364 0.838521 1.54471 0.0587295C1.80548 -0.421027 -0.453343 2.21106 0.0825394 1.70906Z" koffice:nodeTypes="ccccc"/>
              <draw:path draw:style-name="gr18" draw:id="shape120" draw:name="path1735" draw:layer="g2135" svg:width="16.42782503024pt" svg:height="15.05988565261pt" draw:transform="matrix(0.13607141400 0.00000000000 0.00000000000 0.13607141400 62.77107044987pt 44.22648688112pt)" svg:viewBox="0 0 16 15" svg:d="M5.68383 6.30601C6.2832 7.27832 8.00576 9.75058 7.74867 11.7914C8.6487 10.8745 9.07272 10.2169 9.92061 9.23158C9.4587 10.6802 9.76094 11.4404 10.447 11.842C10.939 12.4192 12.3037 12.0723 13.1602 11.7459C12.3636 12.5152 11.4743 13.3201 10.2663 13.6376C9.05848 13.9552 8.62023 13.9361 7.88495 14.13C8.69492 14.4987 10.7603 14.9963 12.162 15.0534C12.8629 15.0818 14.2068 15.0361 14.7335 14.5312C15.5823 15.2657 17.0148 13.6557 16.1706 12.8714C16.4269 12.3888 16.3669 11.6799 16.3191 10.7389C16.2651 9.6761 15.8223 7.88996 14.8482 6.29502C14.8522 7.16192 14.7502 8.09235 14.5861 8.94694C14.4246 9.78741 13.9425 10.5217 13.4745 11.3099C13.7026 10.5269 13.748 9.38473 12.985 8.67472C12.222 7.96475 11.2744 8.09917 10.4419 8.64482C11.1331 7.80209 11.6757 7.27975 12.5181 6.3142C11.5265 6.44544 8.1628 5.45147 7.01566 4.85786C5.86861 4.26425 2.12189 1.6184 0 0C1.82543 1.88846 5.09725 5.3543 5.68383 6.30597Z" koffice:nodeTypes="ccccccccccccccccccccc"/>
            </draw:g>
            <draw:g draw:style-name="gr1" draw:id="shape121" draw:name="g2447" svg:y="8.76865772771pt">
              <draw:path draw:style-name="gr26" draw:id="shape122" draw:name="path236" draw:layer="g2135" svg:width="24.89731366195pt" svg:height="39.50814139890pt" draw:transform="matrix(0.13607141400 0.00000000000 0.00000000000 0.13607141400 65.73444023539pt 44.84544417484pt)" svg:viewBox="0 0 25 40" svg:d="M24.8973 39.4991C24.7551 34.224 23.328 25.3834 23.2571 19.3718L7.61182 0C7.61182 0 5.68077 14.8972 0 23.1645L24.8973 39.5081" koffice:nodeTypes="ccccc"/>
              <draw:path draw:style-name="gr27" draw:id="shape123" draw:name="path1435" draw:layer="g2135" svg:width="6.01666956204pt" svg:height="21.31736205634pt" draw:transform="matrix(0.13607141400 0.00000000000 0.00000000000 0.13607141400 65.82299115734pt 45.09485654528pt)" svg:viewBox="0 0 6 21" svg:d="M6.01667 0C5.44012 7.21124 3.1961 14.8567 0 21.3174" koffice:nodeTypes="cc"/>
              <draw:path draw:style-name="gr28" draw:id="shape124" draw:name="path6858" draw:layer="g2135" svg:width="15.14094956640pt" svg:height="27.18203863886pt" draw:transform="matrix(0.13607141400 0.00000000000 0.00000000000 0.13607141400 67.49278770424pt 46.56468036502pt)" svg:viewBox="0 0 15 27" svg:d="M13.1531 27.182C13.8164 23.5853 14.6126 19.5408 15.1409 11.9723L5.00124 0C5.04175 4.7701 0.319611 11.8939 0 20.7866" koffice:nodeTypes="cccc"/>
              <draw:path draw:style-name="gr29" draw:id="shape125" draw:name="path238" draw:layer="g2135" svg:width="8.51889176501pt" svg:height="19.30772061296pt" draw:transform="matrix(0.13607141400 0.00000000000 0.00000000000 0.13607141400 69.12986260915pt 48.15532689183pt)" svg:viewBox="0 0 9 19" svg:d="M4.72831 19.299C5.92305 13.0065 4.16248 15.1653 8.51889 6.45097L2.85793 0C1.0647 5.93203 -0.142651 9.74767 0.0135739 14.9628L4.73749 19.3077" koffice:nodeTypes="ccccc"/>
              <draw:path draw:style-name="gr16" draw:id="shape126" draw:name="path242" draw:layer="g2135" svg:width="25.99407411859pt" svg:height="30.80330670000pt" draw:transform="matrix(0.13607141400 0.00000000000 0.00000000000 0.13607141400 66.74753110119pt 44.81947086334pt)" svg:viewBox="0 0 26 31" svg:d="M25.9941 30.8033L0 0" koffice:nodeTypes="cc"/>
              <draw:path draw:style-name="gr27" draw:id="shape127" draw:name="path1437" draw:layer="g2135" svg:width="2.96820867328pt" svg:height="13.92981273126pt" draw:transform="matrix(0.13607141400 0.00000000000 0.00000000000 0.13607141400 69.75158406235pt 48.98189759474pt)" svg:viewBox="0 0 3 14" svg:d="M2.96821 0C1.4891 4.94966 1.51081 6.79225 0 13.9298" koffice:nodeTypes="cc"/>
            </draw:g>
            <draw:g draw:style-name="gr1" draw:id="shape128" draw:name="g2401" svg:y="11.13330897088pt">
              <draw:path draw:style-name="gr26" draw:id="shape129" draw:name="path1466" draw:layer="g2135" svg:width="58.77637042643pt" svg:height="108.62096070674pt" draw:transform="matrix(0.13607141400 0.00000000000 0.00000000000 0.13607141400 62.85861422443pt 47.25585674529pt)" svg:viewBox="0 0 59 109" svg:d="M19.5327 72.5547C17.6318 65.9901 20.2125 53.1112 19.9256 44.8591C19.7105 39.5358 23.0796 19.519 23.0078 13.4642L4.45336 0C4.45336 0 3.64543 21.8772 1.50996 45.7074C-0.411542 57.9472 -0.398817 68.2724 0.981747 77.6152C2.95425 90.8955 4.89177 97.2068 9.50905 102.824C17.7036 112.678 35.3491 106.985 35.3491 106.985C50.2141 103.411 58.7764 92.5319 58.7764 92.5319C58.7764 92.5319 53.9416 93.8591 46.1079 94.7841C28.9393 93.3867 20.2681 94.2189 19.7341 73.7513" koffice:nodeTypes="ccccccccccc"/>
              <draw:path draw:style-name="gr28" draw:id="shape130" draw:name="path1468" draw:layer="g2135" svg:width="55.79015253056pt" svg:height="86.31154195471pt" draw:transform="matrix(0.13607141400 0.00000000000 0.00000000000 0.13607141400 64.65316839606pt 48.65949869498pt)" svg:viewBox="0 0 56 86" svg:d="M55.5057 75.3914L55.7902 75.2475C52.5992 76.6451 48.1492 78.1891 48.1492 78.1891L37.7772 79.1235C15.2787 79.7392 18.0951 63.4324 18.9873 37.1232C19.2008 27.1392 20.8915 14.5652 20.456 10.1135L5.37403 0C0.454645 16.2691 1.98787 27.6509 1.00336 35.9741C0.489324 44.9392 -1.144 62.4471 1.33962 70.0866C4.85472 87.8593 16.7428 87.1352 32.8352 85.5724C40.8183 84.7971 45.1138 82.3945 45.1138 82.3945L55.4968 75.4005" koffice:nodeTypes="cccccccccccc"/>
              <draw:path draw:style-name="gr29" draw:id="shape131" draw:name="path1470" draw:layer="g2135" svg:width="42.71823455919pt" svg:height="71.72283125917pt" draw:transform="matrix(0.13607141400 0.00000000000 0.00000000000 0.13607141400 66.49642737052pt 49.70216495475pt)" svg:viewBox="0 0 43 72" svg:d="M42.7182 67.1073C39.5655 68.9915 34.9265 70.3817 34.9265 70.3817L24.3039 71.5927C7.82395 73.2065 -1.82363 59.8455 0.288086 29.633C0.302044 18.9595 0.598466 14.2186 3.78901 0L12.8464 6.13376L12.8464 7.118C12.3344 10.3093 11.0385 17.7724 11.0385 21.1858C11.0385 45.4436 24.3273 64.0757 42.4308 67.2393L42.7182 67.0983" koffice:nodeTypes="cccccccccc"/>
              <draw:path draw:style-name="gr16" draw:id="shape132" draw:name="path1472" draw:layer="g2135" svg:width="69.35944441987pt" svg:height="108.18770252894pt" draw:transform="matrix(0.13607141400 0.00000000000 0.00000000000 0.13607141400 62.84673520223pt 47.25461577399pt)" svg:viewBox="0 0 69 108" svg:d="M69.3594 85.289L69.0737 85.4306C51.6435 83.541 37.8654 63.5828 37.8654 39.248C37.8654 35.825 38.1512 32.5446 38.6601 29.3445L39.6627 23.7534L4.53181 0C4.53181 0 3.95198 20.9013 1.39978 45.2505C-0.513952 57.7486 -0.309678 70.5382 1.07445 79.8623C3.03875 93.1161 5.16897 96.6124 9.76757 102.219C17.929 112.052 35.3027 106.772 35.3027 106.772C50.1075 103.205 59.0605 92.3495 59.0605 92.3495L63.7397 88.9546L69.0648 85.645L69.3505 85.5035" koffice:nodeTypes="cccccccccccccc"/>
              <draw:path draw:style-name="gr30" draw:id="shape133" draw:name="path1474" draw:layer="g2135" svg:width="15.42640310130pt" svg:height="22.39055007185pt" draw:transform="matrix(0.13607141400 0.00000000000 0.00000000000 0.13607141400 64.14289128297pt 48.90758953984pt)" svg:viewBox="0 0 15 22" svg:d="M0 0C1.49526 3.0109 10.4241 19.3087 15.4264 22.3906" koffice:nodeTypes="cc"/>
              <draw:path draw:style-name="gr30" draw:id="shape134" draw:name="path1476" draw:layer="g2135" svg:width="17.34605000000pt" svg:height="22.55184992793pt" draw:transform="matrix(0.13607141400 0.00000000000 0.00000000000 0.13607141400 64.35131241208pt 50.34370357177pt)" svg:viewBox="0 0 17 23" svg:d="M0 0C1.49512 3.09328 12.4238 21.515 17.3461 22.5518" koffice:nodeTypes="cc"/>
              <draw:path draw:style-name="gr30" draw:id="shape135" draw:name="path1478" draw:layer="g2135" svg:width="12.32073672148pt" svg:height="15.40878780800pt" draw:transform="matrix(0.13607141400 0.00000000000 0.00000000000 0.13607141400 64.00470912919pt 54.12711480947pt)" svg:viewBox="0 0 12 15" svg:d="M0 0C2.47978 3.61188 4.9509 10.7686 12.3207 15.4088" koffice:nodeTypes="cc"/>
              <draw:path draw:style-name="gr30" draw:id="shape136" draw:name="path1480" draw:layer="g2135" svg:width="29.63769652056pt" svg:height="18.37711479200pt" draw:transform="matrix(0.13607141400 0.00000000000 0.00000000000 0.13607141400 64.48946299728pt 56.87927890046pt)" svg:viewBox="0 0 30 18" svg:d="M0 0C5.05474 5.58892 17.563 17.8725 29.6377 18.3771" koffice:nodeTypes="cc"/>
              <draw:path draw:style-name="gr30" draw:id="shape137" draw:name="path1482" draw:layer="g2135" svg:width="31.70395161290pt" svg:height="14.23445068377pt" draw:transform="matrix(0.13607141400 0.00000000000 0.00000000000 0.13607141400 64.48946299728pt 58.11776825355pt)" svg:viewBox="0 0 32 14" svg:d="M0 0C2.57598 3.47151 8.16025 19.7052 31.704 12.338" koffice:nodeTypes="cc"/>
              <draw:path draw:style-name="gr30" draw:id="shape138" draw:name="path1484" draw:layer="g2135" svg:width="33.79472677045pt" svg:height="19.27748551719pt" draw:transform="matrix(0.13607141400 0.00000000000 0.00000000000 0.13607141400 64.00470912919pt 58.53349363761pt)" svg:viewBox="0 0 34 19" svg:d="M0 0C1.51844 3.92622 13.1238 25.7958 33.7947 17.3568" koffice:nodeTypes="cc"/>
              <draw:path draw:style-name="gr31" draw:id="shape139" draw:name="path1486" draw:layer="g2135" svg:width="2.75990444542pt" svg:height="35.71268720636pt" draw:transform="matrix(0.13607141400 0.00000000000 0.00000000000 0.13607141400 63.09216320580pt 47.34291162860pt)" svg:viewBox="0 0 3 36" svg:d="M2.7134 1.46643C2.7134 1.46643 1.98223 9.17643 1.91246 10.5589C1.57501 17.2452 1.73026 22.3047 1.99045 25.4542C1.97326 25.7943 3.05402 33.7937 2.68187 34.221C1.4128 35.9748 1.36802 36.1696 0.0306918 34.8716C-0.161246 34.6046 0.607548 26.4132 0.664406 25.2865C0.794022 24.0765 1.00324 14.5071 1.14529 10.3343C1.16026 8.68417 2.33139 0.561516 2.33139 0.561516C2.33139 0.561516 2.48723 -1.16825 2.70597 1.44419" koffice:nodeTypes="ccccccccc"/>
              <draw:path draw:style-name="gr32" draw:id="shape140" draw:name="path1488" draw:layer="g2135" svg:width="3.20725429125pt" svg:height="36.34882926270pt" draw:transform="matrix(0.13607141400 0.00000000000 0.00000000000 0.13607141400 63.08885840724pt 47.34291162835pt)" svg:viewBox="0 0 3 36" svg:d="M2.95016 1.47944C2.95016 1.47944 2.16196 9.2578 2.08675 10.6525C1.72297 17.3981 1.89953 22.5028 2.17082 25.6799C2.15229 26.0231 3.56095 37.2562 3.12268 34.5349C1.75461 36.3043 1.47387 36.9719 0.0322248 35.6624C-0.174676 35.3931 0.68005 26.6474 0.741343 25.5107C0.881069 24.29 1.1066 14.6357 1.25974 10.4259C1.27587 8.76118 2.53836 0.566495 2.53836 0.566495C2.53836 0.566495 2.70635 -1.17861 2.94216 1.457L2.94216 1.457L2.95043 1.47943Z" koffice:nodeTypes="cccccccccccc"/>
              <draw:path draw:style-name="gr31" draw:id="shape141" draw:name="path1490" draw:layer="g2135" svg:width="5.66420556326pt" svg:height="34.44695802256pt" draw:transform="matrix(0.13607141400 0.00000000000 0.00000000000 0.13607141400 62.73348985324pt 47.17390365407pt)" svg:viewBox="0 0 6 34" svg:d="M5.66421 0C5.66421 0 4.06475 9.33553 3.91979 14.692C3.71157 21.1899 3.45784 23.0278 3.55166 26.816C3.61331 27.0755 2.9767 31.71 2.78923 33.7249C2.65561 34.7635 2.92636 33.9909 2.77015 34.0686C1.567 34.8804 0.748774 34.2277 0.0153851 33.5874C-0.202245 33.4056 1.95991 27.7906 2.02301 26.652C3.16475 10.1623 5.33276 0.499258 5.33276 0.499258C5.33276 0.499258 4.46762 6.3496 5.66418 4.57726e-14" koffice:nodeTypes="ccccccccc"/>
              <draw:path draw:style-name="gr32" draw:id="shape142" draw:name="path1492" draw:layer="g2135" svg:width="5.64648829652pt" svg:height="34.46991151760pt" draw:transform="matrix(0.13607141400 0.00000000000 0.00000000000 0.13607141400 62.73469723234pt 47.17241666565pt)" svg:viewBox="0 0 6 34" svg:d="M5.64591 0.0110033C5.64591 0.0110033 4.04897 9.34965 3.91366 14.7084C3.70576 21.2085 3.45243 23.0469 3.54611 26.8364C3.60766 27.096 2.97204 31.732 2.78486 33.7476C2.65146 34.7864 2.9218 34.0136 2.76582 34.0915C1.56455 34.9035 0.747601 34.2506 0.0153598 33.6101C-0.201921 33.4282 1.95684 27.8113 2.02044 26.6614C3.16039 10.1662 5.31559 0.499432 5.31559 0.499432C5.31559 0.499432 4.45181 6.3517 5.64649 0L5.64649 0L5.64588 0.0110355ZM4.95446 26.5615C4.95446 26.5615 3.6873 27.1965 3.54611 26.8364M3.49136 24.9137C3.49136 24.9137 4.57355 24.8819 4.74377 24.5455M4.68111 22.9369C4.68111 22.9369 3.88161 23.5124 3.66509 23.1458M4.66059 20.5663L3.89092 20.6025M4.7117 18.2736L3.86631 18.306M4.57937 15.0118C4.57937 15.0118 4.10196 15.2474 4.04525 14.8997M4.72972 12.2938L4.03966 12.2595M3.38012 26.9247C3.38012 26.9247 2.1373 27.1195 2.00037 26.6823M3.47947 23.7599C3.47947 23.7599 2.24121 23.8722 2.18937 23.4365M3.52974 21.4783C3.52974 21.4783 2.5233 21.5137 2.45228 21.4247M3.72735 19.2785L2.7254 19.2286M3.72174 16.6381L3.0364 16.5186M3.99898 14.3678C3.99898 14.3678 3.37505 14.5105 3.24285 14.1591M4.06948 11.7202C4.06948 11.7202 3.50698 12.1253 3.53086 11.6935M3.46277 25.4307C3.46277 25.4307 2.22999 25.444 2.25311 25.0259" koffice:nodeTypes="cccccccccccccccccccccccccccccccccccccccccc"/>
            </draw:g>
            <draw:g draw:style-name="gr1" draw:id="shape143" draw:name="g2417" svg:y="10.04502395314pt">
              <draw:path draw:style-name="gr26" draw:id="shape144" draw:name="path2419" draw:layer="g2135" svg:width="58.77637042643pt" svg:height="108.62096070674pt" draw:transform="matrix(0.13607141400 0.00000000000 0.00000000000 0.13607141400 64.67073711609pt 46.16757172754pt)" svg:viewBox="0 0 59 109" svg:d="M19.5327 72.5547C17.6318 65.9901 20.2125 53.1112 19.9256 44.8591C19.7105 39.5358 21.8716 21.1236 21.7998 15.0688L4.45336 0C4.45336 0 3.64543 21.8772 1.50996 45.7074C-0.411542 57.9472 -0.398817 68.2724 0.981747 77.6152C2.95425 90.8955 4.89177 97.2068 9.50905 102.824C17.7036 112.678 35.3491 106.985 35.3491 106.985C50.2141 103.411 58.7764 92.5319 58.7764 92.5319C58.7764 92.5319 53.9416 93.8591 46.1079 94.7841C28.9393 93.3867 20.2681 94.2189 19.7341 73.7513" koffice:nodeTypes="ccccccccccc"/>
              <draw:path draw:style-name="gr28" draw:id="shape145" draw:name="path2421" draw:layer="g2135" svg:width="55.79015253056pt" svg:height="83.91128375483pt" draw:transform="matrix(0.13607141400 0.00000000000 0.00000000000 0.13607141400 66.46529128772pt 47.87057078803pt)" svg:viewBox="0 0 56 84" svg:d="M55.5057 73.0166L55.7902 72.8731C52.5992 74.2674 48.1492 75.8078 48.1492 75.8078L37.7772 76.74C15.2787 77.3543 18.0951 61.0855 18.9873 34.8377C19.2008 24.877 19.4942 15.9305 19.0586 11.4891L5.57365 0C0.65427 16.2311 1.98787 25.3876 1.00336 33.6913C0.489324 42.6355 -1.144 60.1025 1.33962 67.7242C4.85472 85.4554 16.7428 84.733 32.8352 83.1738C40.8183 82.4003 45.1138 80.0034 45.1138 80.0034L55.4968 73.0257" koffice:nodeTypes="cccccccccccc"/>
              <draw:path draw:style-name="gr29" draw:id="shape146" draw:name="path2423" draw:layer="g2135" svg:width="42.71823455919pt" svg:height="67.72284698032pt" draw:transform="matrix(0.13607141400 0.00000000000 0.00000000000 0.13607141400 68.30855026218pt 49.15816559301pt)" svg:viewBox="0 0 43 68" svg:d="M42.7182 63.1079C39.5655 64.9918 34.9265 66.3819 34.9265 66.3819L24.3039 67.5927C7.82395 69.2063 -1.82363 55.8468 0.288086 25.6378C0.302044 14.9655 -0.00664214 14.2169 3.1839 0L11.8378 7.53021L11.8378 7.31678C11.3259 10.5077 11.0385 13.7785 11.0385 17.1916C11.0385 41.4466 24.3273 60.0766 42.4308 63.2398L42.7182 63.0988" koffice:nodeTypes="cccccccccc"/>
              <draw:path draw:style-name="gr16" draw:id="shape147" draw:name="path2425" draw:layer="g2135" svg:width="69.35944441987pt" svg:height="108.18770252894pt" draw:transform="matrix(0.13607141400 0.00000000000 0.00000000000 0.13607141400 64.65885809389pt 46.16633075625pt)" svg:viewBox="0 0 69 108" svg:d="M69.3594 85.289L69.0737 85.4306C51.6435 83.541 37.8654 63.5828 37.8654 39.248C37.8654 35.825 38.1512 32.5446 38.6601 29.3445L38.6601 29.9588L4.53181 0C4.53181 0 3.95198 20.9013 1.39978 45.2505C-0.513952 57.7486 -0.309678 70.5382 1.07445 79.8623C3.03875 93.1161 5.16897 96.6124 9.76757 102.219C17.929 112.052 35.3027 106.772 35.3027 106.772C50.1075 103.205 59.0605 92.3495 59.0605 92.3495L63.7397 88.9546L69.0648 85.645L69.3505 85.5035" koffice:nodeTypes="cccccccccccccc"/>
              <draw:path draw:style-name="gr30" draw:id="shape148" draw:name="path2427" draw:layer="g2135" svg:width="15.42640310130pt" svg:height="22.39055007185pt" draw:transform="matrix(0.13607141400 0.00000000000 0.00000000000 0.13607141400 65.95501417463pt 47.81930452209pt)" svg:viewBox="0 0 15 22" svg:d="M0 0C1.49526 3.0109 10.4241 19.3087 15.4264 22.3906" koffice:nodeTypes="cc"/>
              <draw:path draw:style-name="gr30" draw:id="shape149" draw:name="path2429" draw:layer="g2135" svg:width="17.34605000000pt" svg:height="22.55184992793pt" draw:transform="matrix(0.13607141400 0.00000000000 0.00000000000 0.13607141400 66.16343530374pt 49.25541855402pt)" svg:viewBox="0 0 17 23" svg:d="M0 0C1.49512 3.09328 12.4238 21.515 17.3461 22.5518" koffice:nodeTypes="cc"/>
              <draw:path draw:style-name="gr30" draw:id="shape150" draw:name="path2431" draw:layer="g2135" svg:width="12.32073672148pt" svg:height="15.40878780800pt" draw:transform="matrix(0.13607141400 0.00000000000 0.00000000000 0.13607141400 65.81683202085pt 53.03882979172pt)" svg:viewBox="0 0 12 15" svg:d="M0 0C2.47978 3.61188 4.9509 10.7686 12.3207 15.4088" koffice:nodeTypes="cc"/>
              <draw:path draw:style-name="gr30" draw:id="shape151" draw:name="path2433" draw:layer="g2135" svg:width="29.63769652056pt" svg:height="18.37711479200pt" draw:transform="matrix(0.13607141400 0.00000000000 0.00000000000 0.13607141400 66.30158588894pt 55.79099388272pt)" svg:viewBox="0 0 30 18" svg:d="M0 0C5.05474 5.58892 17.563 17.8725 29.6377 18.3771" koffice:nodeTypes="cc"/>
              <draw:path draw:style-name="gr30" draw:id="shape152" draw:name="path2435" draw:layer="g2135" svg:width="31.70395161290pt" svg:height="14.23445068377pt" draw:transform="matrix(0.13607141400 0.00000000000 0.00000000000 0.13607141400 66.30158588894pt 57.02948323581pt)" svg:viewBox="0 0 32 14" svg:d="M0 0C2.57598 3.47151 8.16025 19.7052 31.704 12.338" koffice:nodeTypes="cc"/>
              <draw:path draw:style-name="gr30" draw:id="shape153" draw:name="path2437" draw:layer="g2135" svg:width="33.79472677045pt" svg:height="19.27748551719pt" draw:transform="matrix(0.13607141400 0.00000000000 0.00000000000 0.13607141400 65.81683202085pt 57.44520861986pt)" svg:viewBox="0 0 34 19" svg:d="M0 0C1.51844 3.92622 13.1238 25.7958 33.7947 17.3568" koffice:nodeTypes="cc"/>
              <draw:path draw:style-name="gr31" draw:id="shape154" draw:name="path2439" draw:layer="g2135" svg:width="2.75990444542pt" svg:height="35.71268720636pt" draw:transform="matrix(0.13607141400 0.00000000000 0.00000000000 0.13607141400 64.90428609746pt 46.25462661085pt)" svg:viewBox="0 0 3 36" svg:d="M2.7134 1.46643C2.7134 1.46643 1.98223 9.17643 1.91246 10.5589C1.57501 17.2452 1.73026 22.3047 1.99045 25.4542C1.97326 25.7943 3.05402 33.7937 2.68187 34.221C1.4128 35.9748 1.36802 36.1696 0.0306918 34.8716C-0.161246 34.6046 0.607548 26.4132 0.664406 25.2865C0.794022 24.0765 1.00324 14.5071 1.14529 10.3343C1.16026 8.68417 2.33139 0.561516 2.33139 0.561516C2.33139 0.561516 2.48723 -1.16825 2.70597 1.44419" koffice:nodeTypes="ccccccccc"/>
              <draw:path draw:style-name="gr32" draw:id="shape155" draw:name="path2441" draw:layer="g2135" svg:width="3.20725429125pt" svg:height="36.34882926270pt" draw:transform="matrix(0.13607141400 0.00000000000 0.00000000000 0.13607141400 64.90098129890pt 46.25462661060pt)" svg:viewBox="0 0 3 36" svg:d="M2.95016 1.47944C2.95016 1.47944 2.16196 9.2578 2.08675 10.6525C1.72297 17.3981 1.89953 22.5028 2.17082 25.6799C2.15229 26.0231 3.56095 37.2562 3.12268 34.5349C1.75461 36.3043 1.47387 36.9719 0.0322248 35.6624C-0.174676 35.3931 0.68005 26.6474 0.741343 25.5107C0.881069 24.29 1.1066 14.6357 1.25974 10.4259C1.27587 8.76118 2.53836 0.566495 2.53836 0.566495C2.53836 0.566495 2.70635 -1.17861 2.94216 1.457L2.94216 1.457L2.95043 1.47943Z" koffice:nodeTypes="cccccccccccc"/>
              <draw:path draw:style-name="gr31" draw:id="shape156" draw:name="path2443" draw:layer="g2135" svg:width="5.66420556326pt" svg:height="34.44695802256pt" draw:transform="matrix(0.13607141400 0.00000000000 0.00000000000 0.13607141400 64.54561274490pt 46.08561863632pt)" svg:viewBox="0 0 6 34" svg:d="M5.66421 0C5.66421 0 4.06475 9.33553 3.91979 14.692C3.71157 21.1899 3.45784 23.0278 3.55166 26.816C3.61331 27.0755 2.9767 31.71 2.78923 33.7249C2.65561 34.7635 2.92636 33.9909 2.77015 34.0686C1.567 34.8804 0.748774 34.2277 0.0153851 33.5874C-0.202245 33.4056 1.95991 27.7906 2.02301 26.652C3.16475 10.1623 5.33276 0.499258 5.33276 0.499258C5.33276 0.499258 4.46762 6.3496 5.66418 4.57726e-14" koffice:nodeTypes="ccccccccc"/>
              <draw:path draw:style-name="gr32" draw:id="shape157" draw:name="path2445" draw:layer="g2135" svg:width="5.64648829652pt" svg:height="34.46991151760pt" draw:transform="matrix(0.13607141400 0.00000000000 0.00000000000 0.13607141400 64.54682012400pt 46.08413164791pt)" svg:viewBox="0 0 6 34" svg:d="M5.64591 0.0110033C5.64591 0.0110033 4.04897 9.34965 3.91366 14.7084C3.70576 21.2085 3.45243 23.0469 3.54611 26.8364C3.60766 27.096 2.97204 31.732 2.78486 33.7476C2.65146 34.7864 2.9218 34.0136 2.76582 34.0915C1.56455 34.9035 0.747601 34.2506 0.0153598 33.6101C-0.201921 33.4282 1.95684 27.8113 2.02044 26.6614C3.16039 10.1662 5.31559 0.499432 5.31559 0.499432C5.31559 0.499432 4.45181 6.3517 5.64649 0L5.64649 0L5.64588 0.0110355ZM4.95446 26.5615C4.95446 26.5615 3.6873 27.1965 3.54611 26.8364M3.49136 24.9137C3.49136 24.9137 4.57355 24.8819 4.74377 24.5455M4.68111 22.9369C4.68111 22.9369 3.88161 23.5124 3.66509 23.1458M4.66059 20.5663L3.89092 20.6025M4.7117 18.2736L3.86631 18.306M4.57937 15.0118C4.57937 15.0118 4.10196 15.2474 4.04525 14.8997M4.72972 12.2938L4.03966 12.2595M3.38012 26.9247C3.38012 26.9247 2.1373 27.1195 2.00037 26.6823M3.47947 23.7599C3.47947 23.7599 2.24121 23.8722 2.18937 23.4365M3.52974 21.4783C3.52974 21.4783 2.5233 21.5137 2.45228 21.4247M3.72735 19.2785L2.7254 19.2286M3.72174 16.6381L3.0364 16.5186M3.99898 14.3678C3.99898 14.3678 3.37505 14.5105 3.24285 14.1591M4.06948 11.7202C4.06948 11.7202 3.50698 12.1253 3.53086 11.6935M3.46277 25.4307C3.46277 25.4307 2.22999 25.444 2.25311 25.0259" koffice:nodeTypes="cccccccccccccccccccccccccccccccccccccccccc"/>
            </draw:g>
            <draw:g draw:style-name="gr1" draw:id="shape158" draw:name="g2487" svg:y="9.14667465950pt">
              <draw:path draw:style-name="gr31" draw:id="shape159" draw:name="path212" draw:layer="g2135" svg:width="3.21304042832pt" svg:height="28.29325857122pt" draw:transform="matrix(0.13588499616 0.00712142944 -0.00712142944 0.13588499616 66.64903732923pt 45.18482548248pt)" svg:viewBox="0 0 3 28" svg:d="M0.00817378 2.24586e-14C0.00817378 2.24586e-14 0.911376 7.68848 0.790813 12.0687C0.662076 17.3835 0.790813 18.8947 0.527209 21.9845C0.472072 22.1939 0.790813 26.0044 0.845986 27.6574C0.903203 28.5109 0.719293 27.8691 0.845986 27.9389C1.82071 28.6506 2.53796 28.1506 3.18573 27.6574C3.44116 27.5177 1.82071 22.8447 1.82071 21.9124C1.62863 8.40013 0.255431 0.421132 0.255431 0.421132C0.255431 0.421132 0.711119 5.23375 0 0" koffice:nodeTypes="ccccccccc"/>
              <draw:path draw:style-name="gr30" draw:id="shape160" draw:name="path214" draw:layer="g2135" svg:width="3.19671366217pt" svg:height="28.31125804935pt" draw:transform="matrix(0.13588499616 0.00712142944 -0.00712142944 0.13588499616 66.64910227667pt 45.18358621131pt)" svg:viewBox="0 0 3 28" svg:d="M0.00815299 0.00901105C0.00815299 0.00901105 0.915173 7.69994 0.780648 12.0815C0.654277 17.398 0.780648 18.9097 0.517715 22.0005C0.462646 22.21 0.780648 26.0217 0.835681 27.6752C0.892752 28.529 0.70931 27.8869 0.835681 27.9568C1.80792 28.6687 2.52335 28.1685 3.16947 27.6752C3.42425 27.5355 1.80792 22.861 1.80792 21.9194C1.61633 8.4028 0.254781 0.421267 0.254781 0.421267C0.254781 0.421267 0.70931 5.23542 0 0L0 0Z" koffice:nodeTypes="ccccccccccc"/>
              <draw:path draw:style-name="gr30" draw:id="shape161" draw:name="path2469" draw:layer="g2135" svg:width="1.31100000000pt" svg:height="0.20635789474pt" draw:transform="matrix(0.13588499616 0.00712142944 -0.00712142944 0.13588499616 66.59136870687pt 48.20585260487pt)" svg:viewBox="0 0 1 0" svg:d="M0 0.14364C0 0.14364 1.15824 0.35568 1.311 0" koffice:nodeTypes="cc"/>
              <draw:path draw:style-name="gr30" draw:id="shape162" draw:name="path2467" draw:layer="g2135" svg:width="1.15824000000pt" svg:height="0.24279368103pt" draw:transform="matrix(0.13588499616 0.00712142944 -0.00712142944 0.13588499616 66.63128599266pt 47.84135548076pt)" svg:viewBox="0 0 1 0" svg:d="M0 0.21432C0 0.21432 1.15824 0.35796 1.15824 0" koffice:nodeTypes="cc"/>
              <draw:path draw:style-name="gr30" draw:id="shape163" draw:name="path2465" draw:layer="g2135" svg:width="1.01460000000pt" svg:height="0.03139555556pt" draw:transform="matrix(0.13588499616 0.00712142944 -0.00712142944 0.13588499616 66.64320384725pt 47.61394922198pt)" svg:viewBox="0 0 1 0" svg:d="M0 0C0 0 0.9348 0.07064 1.0146 0" koffice:nodeTypes="cc"/>
              <draw:path draw:style-name="gr30" draw:id="shape164" draw:name="path2463" draw:layer="g2135" svg:width="0.94392000000pt" svg:height="0.00000000000pt" draw:transform="matrix(0.13588499616 0.00712142944 -0.00712142944 0.13588499616 66.64536594872pt 47.36521688112pt)" svg:viewBox="0 0 1 0" svg:d="M0 0L0.94392 0" koffice:nodeTypes="cc"/>
              <draw:path draw:style-name="gr30" draw:id="shape165" draw:name="path2461" draw:layer="g2135" svg:width="0.64980000000pt" svg:height="0.07072000000pt" draw:transform="matrix(0.13588499616 0.00712142944 -0.00712142944 0.13588499616 66.68061695345pt 47.06011815323pt)" svg:viewBox="0 0 1 0" svg:d="M0 0.07072L0.6498 0" koffice:nodeTypes="cc"/>
              <draw:path draw:style-name="gr30" draw:id="shape166" draw:name="path2459" draw:layer="g2135" svg:width="0.64980000000pt" svg:height="0.17755670545pt" draw:transform="matrix(0.13588499616 0.00712142944 -0.00712142944 0.13588499616 66.68619905022pt 46.79355171075pt)" svg:viewBox="0 0 1 0" svg:d="M0 0.14136C0 0.14136 0.49932 0.285 0.6498 0" koffice:nodeTypes="cc"/>
              <draw:path draw:style-name="gr30" draw:id="shape167" draw:name="path2457" draw:layer="g2135" svg:width="0.49932000000pt" svg:height="0.15909333333pt" draw:transform="matrix(0.13588499616 0.00712142944 -0.00712142944 0.13588499616 66.70079598657pt 46.51502551641pt)" svg:viewBox="0 0 0 0" svg:d="M0 0C0 0 0.49932 0.35796 0.49932 0" koffice:nodeTypes="cc"/>
              <draw:path draw:style-name="gr30" draw:id="shape168" draw:name="path2455" draw:layer="g2135" svg:width="1.15824000000pt" svg:height="0.28923619656pt" draw:transform="matrix(0.13588499616 0.00712142944 -0.00712142944 0.13588499616 66.60119200664pt 48.01841284117pt)" svg:viewBox="0 0 1 0" svg:d="M0 0.285C0 0.285 1.15824 0.3466 1.15824 0" koffice:nodeTypes="cc"/>
            </draw:g>
            <draw:g draw:style-name="gr1" draw:id="shape169" draw:name="g4252" svg:y="0.00000000000pt">
              <draw:path draw:style-name="gr33" draw:id="shape170" draw:name="path1528" draw:layer="g2135" svg:width="95.63327666368pt" svg:height="215.84305105843pt" draw:transform="matrix(0.03063743136 -0.01911844188 0.01996439786 0.05655794716 68.70986638112pt 37.45597061775pt)" svg:viewBox="0 0 96 216" svg:d="M70.7145 1.57324C60.601 4.93982 49.9256 13.0357 43.2635 22.3339C41.8187 24.3378 40.5344 25.8608 40.3739 25.7004C40.2936 25.5401 41.016 21.4521 42.1398 16.6427C43.2635 11.8333 44.1464 7.02389 44.0661 5.9017C44.0661 4.05809 43.9056 4.13825 40.8555 7.50483C37.0027 11.8333 31.946 21.372 30.0196 27.9448C28.9761 31.4717 28.5748 35.3994 28.5748 42.6937L28.655 52.7133L26.7286 45.6595C24.722 38.1247 22.6351 32.9947 20.5481 30.3495C19.5047 28.9869 19.1836 28.9067 18.4612 29.9488C16.9362 32.2733 17.9796 42.2127 20.5481 49.5871C20.7889 50.4689 19.8258 49.1864 18.381 46.7817C16.8559 44.377 15.2506 42.5334 14.8492 42.7738C13.8861 43.2548 13.8058 51.1101 14.769 54.3966C15.4914 56.7211 15.4914 56.7211 12.7623 53.595C8.26742 48.3848 7.22396 47.984 7.22396 51.5911C7.22396 52.9537 7.78582 55.3584 8.42795 56.9616C9.07008 58.4845 9.63195 59.9274 9.63195 60.0075C9.63195 60.0877 8.50822 60.4083 7.06343 60.7289C3.53171 61.4503 2.40799 62.5725 2.40799 65.5383C2.40799 68.7446 4.57517 76.1992 5.6989 76.9206C6.90289 77.642 7.30423 76.9206 8.34769 72.2715L9.31088 68.1033L12.2807 71.9509C16.5348 77.5618 22.8759 90.3869 26.0865 99.9256C29.4577 110.105 29.6182 112.109 26.4878 105.857C25.2036 103.372 22.9561 99.6049 21.5916 97.5209C18.5415 93.1924 1.76586 75.6381 0.64213 75.6381C-0.561863 75.6381 0.64213 81.0887 2.80932 85.6577C3.85278 87.9021 6.98316 92.3107 9.63195 95.5169C12.361 98.6431 14.3677 101.288 14.1269 101.288C13.8861 101.288 11.9597 100.006 9.95301 98.4827C5.85943 95.3566 1.68559 92.9519 1.12373 93.4329C0.963195 93.6733 2.56852 97.0399 4.73571 101.048L8.58848 108.342L6.01997 107.941C4.57517 107.701 2.64878 107.941 1.68559 108.422C0.240799 109.224 0 110.105 0 113.953C0 119.083 1.28426 124.533 2.48825 124.533C3.61198 124.533 5.61863 119.484 5.61863 116.758C5.61863 114.594 5.6989 114.674 9.71221 118.522C15.4111 124.133 23.0364 133.671 30.5814 144.733L36.9225 154.111L29.4577 148.5C22.314 143.21 7.62529 134.954 5.2173 134.954C4.57517 134.954 4.01331 135.274 4.01331 135.675C4.01331 136.076 8.74902 140.885 14.5282 146.416L24.9628 156.436L19.5047 154.592C16.5348 153.63 12.7623 152.588 11.2373 152.268C8.50822 151.707 8.50822 151.867 14.6085 157.558C17.9796 160.764 24.0799 165.494 28.2537 168.139C32.3473 170.704 34.9961 172.547 34.1131 172.307C26.8089 170.223 16.0532 168.459 16.0532 169.421C16.0532 170.543 21.5916 174.952 25.5247 176.956C27.6918 177.998 33.1499 180.242 37.7251 181.765C47.036 185.052 52.6546 188.018 57.3903 192.186L60.601 195.071L54.9824 192.587C48.5611 189.701 31.1433 183.849 29.1366 183.849C27.13 183.849 35.1566 191.785 42.9424 197.636C50.0861 203.007 63.6511 209.82 73.4436 213.026C81.6307 215.672 92.7065 218.152 95.6333 212.058C89.9744 201.626 91.0765 215.33 92.1199 215.731C93.0831 216.212 90.5403 206.133 80.1859 196.755C64.8551 182.968 56.8285 160.604 59.3167 138.481C59.8786 133.751 60.1997 129.824 60.0391 129.664C59.3167 129.022 54.1797 139.683 52.8152 144.492L51.3704 149.783L51.6914 141.286C52.2533 128.06 57.1495 115.716 64.534 108.582C66.1394 107.059 67.4236 105.536 67.4236 105.216C67.4236 104.895 65.8986 105.055 64.0524 105.536C61.6444 106.097 59.3167 107.62 56.4271 110.586L52.2533 114.754L54.1797 110.987C57.1495 105.055 62.2866 99.124 67.1828 95.8376L71.758 92.8718L69.1092 92.6313C63.8116 92.0702 54.26 99.0438 48.9624 107.38C45.9123 112.269 45.9123 110.747 49.0427 103.292C52.0125 95.9979 56.5877 88.8639 61.5642 83.5736C64.3735 80.6078 64.8551 79.6459 63.8116 79.6459C59.6378 79.6459 52.5744 85.0966 46.7149 92.8718C45.0293 95.1963 45.0293 95.036 46.9557 90.4671C49.3637 85.0164 53.056 78.9245 56.5074 75.077C58.9957 72.1913 58.2733 71.7906 54.0994 73.7143C50.3269 75.5579 44.2267 82.3712 40.695 88.9441C39.0094 91.9901 37.8054 93.7535 38.0462 92.8718C38.287 91.9901 38.8488 89.6655 39.2502 87.6616C42.22 74.3556 49.444 61.3702 59.2365 51.8315C63.009 48.2245 63.9722 46.7817 62.9287 46.7817C59.8786 46.7817 52.7349 50.8697 47.9992 55.3584C43.103 60.0075 43.0227 60.0075 44.9491 56.8013C51.6914 45.3388 61.805 34.9185 73.4436 27.4639C77.1358 25.0592 80.1859 22.895 80.2662 22.6545C80.2662 21.4521 68.0657 25.1394 62.5274 27.9448C61.2431 28.6662 58.193 30.8305 55.6245 32.9146C51.7717 36.0407 51.3704 36.2811 52.8152 34.1971C55.5442 30.3495 64.7748 22.0934 68.4671 20.1696C71.1961 18.7268 71.5172 18.326 70.1527 18.0856C66.4604 17.5245 56.1863 22.9751 48.1597 29.7083L44.628 32.7542L46.5544 29.548C52.8152 19.2078 60.5207 10.9516 69.5908 5.01997C72.8015 2.9359 75.9318 1.0923 76.4937 0.851821C76.9753 0.691507 77.2964 0.290724 77.0556 0.0502539C76.8148 -0.190217 73.9252 0.451037 70.7145 1.57324Z" koffice:nodeTypes="cccccccccccccccccccccccccccccccccccccccccccccccccccccccccccccccccccccccccccccccccccccccccccccccccccccccccccccc"/>
              <draw:g draw:style-name="gr1" draw:id="shape171" draw:name="g3947" svg:y="0.85189184166pt">
                <draw:path draw:style-name="gr34" draw:id="shape172" draw:name="path5558" draw:layer="g2135" svg:width="21.71215762271pt" svg:height="28.39951913831pt" draw:transform="matrix(0.03063743136 -0.01911844188 0.01996439786 0.05655794716 70.01268137621pt 37.25186534971pt)" svg:viewBox="0 0 22 28" svg:d="M18.1227 2.33649C11.2897 7.41232 -0.993397 25.1374 0.0640909 28.3602C0.226782 28.8436 3.3179 24.8152 6.81574 19.3365C10.3136 13.8578 15.1943 7.33175 17.6346 4.67299C20.075 2.09479 21.8646 0 21.7019 0C21.5392 0 19.9123 1.04739 18.1227 2.33649Z" koffice:nodeTypes="cccccc"/>
                <draw:path draw:style-name="gr34" draw:id="shape173" draw:name="path10597" draw:layer="g2135" svg:width="10.57430058584pt" svg:height="53.92350098579pt" draw:transform="matrix(0.03063743136 -0.01911844188 0.01996439786 0.05655794716 69.80990640178pt 37.44378287623pt)" svg:viewBox="0 0 11 54" svg:d="M6.68563 7.12761C1.50881 18.3197 0.646008 22.7965 0.175388 39.7445C-0.138359 50.6168 -0.059922 54.2942 0.646008 53.8945C1.11662 53.5747 1.50881 51.8159 1.50881 49.8973C1.50881 40.464 5.66595 16.0813 8.96029 6.32818C10.0584 3.05051 10.7644 0.172543 10.529 0.0126565C10.2937 -0.227174 8.56811 2.97056 6.68563 7.12761Z" koffice:nodeTypes="ccccccc"/>
                <draw:path draw:style-name="gr34" draw:id="shape174" draw:name="path10599" draw:layer="g2135" svg:width="11.10834646894pt" svg:height="46.98836958965pt" draw:transform="matrix(0.03063743136 -0.01911844188 0.01996439786 0.05655794716 69.95120620744pt 38.92560356255pt)" svg:viewBox="0 0 11 47" svg:d="M0.0677341 0.388558C1.37623 4.99729 6.12203 24.558 7.89236 33.9371C10.2015 45.6611 11.5771 50.6226 10.9614 44.0734C9.72985 30.5706 3.91626 6.21011 0.837439 1.11625C0.221675 -0.0157169 -0.163178 -0.339136 0.0677341 0.388558Z" koffice:nodeTypes="ccccc"/>
                <draw:path draw:style-name="gr34" draw:id="shape175" draw:name="path28" draw:layer="g2135" svg:width="16.58367261033pt" svg:height="33.97827442315pt" draw:transform="matrix(0.03063743136 -0.01911844188 0.01996439786 0.05655794716 70.36450698183pt 38.65846826294pt)" svg:viewBox="0 0 17 34" svg:d="M13.2892 2.8799C6.36627 10.5917 1.23516 21.713 0.176359 31.5354C-0.230872 35.3507 -0.0679799 35.026 2.13107 28.2071C4.98169 18.8718 9.37978 9.94231 13.6964 4.50344C17.7687 -0.610723 17.4429 -1.66602 13.2892 2.8799Z" koffice:nodeTypes="ccccc"/>
                <draw:path draw:style-name="gr34" draw:id="shape176" draw:name="path30" draw:layer="g2135" svg:width="16.99630646668pt" svg:height="34.54665793926pt" draw:transform="matrix(0.03063743136 -0.01911844188 0.01996439786 0.05655794716 70.56686875619pt 39.24517391049pt)" svg:viewBox="0 0 17 35" svg:d="M13.0894 3.04753C8.71942 7.41894 4.67922 15.6054 2.04072 25.461C-0.680239 35.396 -0.680239 38.0188 2.04072 29.1171C4.51431 20.9306 10.2036 9.40594 14.3262 4.23973C15.9753 2.09377 17.2121 0.186238 16.9647 0.0272771C16.7174 -0.211163 14.9859 1.14 13.0894 3.04753Z" koffice:nodeTypes="cccccc"/>
                <draw:path draw:style-name="gr34" draw:id="shape177" draw:name="path32" draw:layer="g2135" svg:width="14.16165370354pt" svg:height="38.75786035577pt" draw:transform="matrix(0.03063743136 -0.01911844188 0.01996439786 0.05655794716 70.10316601314pt 39.79040919198pt)" svg:viewBox="0 0 14 39" svg:d="M0.243958 1.37349C0.554887 2.18143 4.44235 11.1045 7.39617 20.0726C14.3921 41.5638 15.8857 44.3138 12.2323 29.3669C9.20076 17.2479 1.79861 0 0.166226 0C-0.066971 0 -0.066971 0.646351 0.243958 1.37349Z" koffice:nodeTypes="ccccc"/>
                <draw:path draw:style-name="gr34" draw:id="shape178" draw:name="path34" draw:layer="g2135" svg:width="18.61175586183pt" svg:height="32.44040037069pt" draw:transform="matrix(0.03063743136 -0.01911844188 0.01996439786 0.05655794716 70.05692696806pt 40.26829948899pt)" svg:viewBox="0 0 19 32" svg:d="M0 0.537417C0 2.55114 4.7507 12.1365 7.44276 15.439C8.94715 17.2916 11.6392 21.3996 13.3811 24.4604C15.2022 27.5213 18.6118 32.7484 18.6118 32.4262C18.6118 30.8958 8.47208 11.8143 5.14659 6.73967C0.791783 0.134673 0 -0.831911 0 0.537417Z" koffice:nodeTypes="cccccc"/>
                <draw:path draw:style-name="gr34" draw:id="shape179" draw:name="path36" draw:layer="g2135" svg:width="18.06691476729pt" svg:height="50.52534771941pt" draw:transform="matrix(0.03063743136 -0.01911844188 0.01996439786 0.05655794716 70.80947221702pt 39.85189078591pt)" svg:viewBox="0 0 18 51" svg:d="M12.763 4.70095C7.23274 10.4341 3.88155 19.9651 2.03813 28.4852C0.472736 37.7245 -0.549511 46.9123 0.316486 49.7051C0.957675 51.6957 0.950591 50.1164 1.43148 44.3833C3.03446 24.8747 5.87022 13.6192 15.2476 3.50655C20.2168 -1.82845 18.1329 -0.793307 12.763 4.70095Z" koffice:nodeTypes="cccccc"/>
                <draw:path draw:style-name="gr34" draw:id="shape180" draw:name="path38" draw:layer="g2135" svg:width="27.30175573693pt" svg:height="68.42430707570pt" draw:transform="matrix(0.03063743136 -0.01911844188 0.01996439786 0.05655794716 70.22257989953pt 40.82231431801pt)" svg:viewBox="0 0 27 68" svg:d="M0 0.128118C0 0.367115 2.01115 3.55374 4.58541 7.21836C13.1127 19.8852 21.988 40.7369 24.9644 56.67C28.1018 73.7184 27.3106 69.4028 26.9084 61.3566C25.2884 43.8302 16.6523 20.2039 6.99879 7.53702C3.62006 2.99608 0 -0.748203 0 0.128118Z" koffice:nodeTypes="cccccc"/>
                <draw:path draw:style-name="gr34" draw:id="shape181" draw:name="path10607" draw:layer="g2135" svg:width="2.12816209975pt" svg:height="10.17998317957pt" draw:transform="matrix(0.03063743136 -0.01911844188 0.01996439786 0.05655794716 70.12381127055pt 41.03163431916pt)" svg:viewBox="0 0 2 10" svg:d="M0.333804 4.82231C1.07498 10.5532 2.36116 12.3401 2.09164 6.93209C1.95688 4.107 1.08355 0.276757 0.477128 0.0346061C-0.264054 -0.288261 -0.00309673 1.67436 0.333804 4.82231Z" koffice:nodeTypes="cccc"/>
                <draw:path draw:style-name="gr34" draw:id="shape182" draw:name="path10609" draw:layer="g2135" svg:width="13.94637027663pt" svg:height="39.96488181375pt" draw:transform="matrix(0.03063743136 -0.01911844188 0.01996439786 0.05655794716 71.39174440155pt 41.18818092274pt)" svg:viewBox="0 0 14 40" svg:d="M12.4278 1.26837C6.67889 7.58508 2.85331 17.496 0.157945 30.9338C-0.0815956 36.2787 -0.112916 40.7418 0.525857 39.851C1.00494 39.2031 1.07067 36.8014 1.07067 35.3437C1.07067 31.5374 4.64038 18.7228 6.55669 13.6208C7.43501 11.2723 9.57366 7.69157 11.0908 5.34304C14.0451 0.969931 15.0628 -1.72802 12.4278 1.26837Z" koffice:nodeTypes="ccccccc"/>
                <draw:path draw:style-name="gr34" draw:id="shape183" draw:name="path44" draw:layer="g2135" svg:width="24.16773387378pt" svg:height="36.28391240283pt" draw:transform="matrix(0.03063743136 -0.01911844188 0.01996439786 0.05655794716 70.46287994659pt 41.97235720097pt)" svg:viewBox="0 0 24 36" svg:d="M0.111284 0.329324C0.4324 0.9631 3.08161 4.36965 5.97166 7.85542C12.7954 16.1738 19.3783 26.235 22.2683 32.7312C23.9542 36.5338 24.4358 37.1676 24.0344 35.1871C23.2317 30.9091 19.4585 22.5115 16.0065 17.2829C13.1968 13.0841 -1.41402 -2.44345 0.111284 0.329324Z" koffice:nodeTypes="cccccc"/>
                <draw:path draw:style-name="gr34" draw:id="shape184" draw:name="path48" draw:layer="g2135" svg:width="15.29372315444pt" svg:height="45.25497828918pt" draw:transform="matrix(0.03063743136 -0.01911844188 0.01996439786 0.05655794716 71.64186719470pt 41.67766675780pt)" svg:viewBox="0 0 15 45" svg:d="M10.8099 4.80731C4.39629 12.9803 2.29616 24.7315 0.213334 39.1109C-0.307372 45.2225 0.175744 47.912 1.11431 41.8021C1.74003 38.0727 2.62415 32.0421 3.24987 28.3127C4.42308 20.7745 9.01785 9.61343 12.0682 5.64596C13.1632 4.21767 16.2628 -0.445527 14.9937 0.0345063C14.8373 -0.203542 12.0613 3.14097 10.8099 4.80731Z" koffice:nodeTypes="ccccccc"/>
                <draw:path draw:style-name="gr34" draw:id="shape185" draw:name="path50" draw:layer="g2135" svg:width="21.35759966618pt" svg:height="59.66501987432pt" draw:transform="matrix(0.03063743136 -0.01911844188 0.01996439786 0.05655794716 71.90438673840pt 42.02285861979pt)" svg:viewBox="0 0 21 60" svg:d="M17.7482 2.29847C11.0482 7.44725 5.54757 16.0972 2.23699 27.7623C0.266402 34.7615 -0.758303 55.5979 0.660519 58.8963C1.36993 60.5053 1.52758 59.7813 1.21228 54.8739C0.108755 35.2442 5.7871 15.7651 16.3495 4.90442C22.6592 -0.223019 22.8717 -1.72401 17.7482 2.29847Z" koffice:nodeTypes="cccccc"/>
                <draw:path draw:style-name="gr34" draw:id="shape186" draw:name="path52" draw:layer="g2135" svg:width="32.01714078213pt" svg:height="44.71766554294pt" draw:transform="matrix(0.03063743136 -0.01911844188 0.01996439786 0.05655794716 70.83051183690pt 42.88346905792pt)" svg:viewBox="0 0 32 45" svg:d="M0 0.128156C0 0.370105 2.16058 3.27349 4.88131 6.49949C10.0827 12.7095 22.4727 29.2601 28.1542 38.9381C29.9947 42.1641 31.8109 44.9449 31.971 44.703C32.6912 44.0578 24.8067 29.1621 20.8056 22.7101C15.4441 13.9192 8.9624 6.58014 1.44039 0.692704C0.640172 0.128156 0 -0.194444 0 0.128156Z" koffice:nodeTypes="ccccccc"/>
                <draw:path draw:style-name="gr34" draw:id="shape187" draw:name="path54" draw:layer="g2135" svg:width="2.54034658990pt" svg:height="9.64469937607pt" draw:transform="matrix(0.03063743136 -0.01911844188 0.01996439786 0.05655794716 70.97200283782pt 43.78548235612pt)" svg:viewBox="0 0 3 10" svg:d="M0.0135242 3.33148C0.0135242 5.23625 0.374171 7.6379 0.824978 8.54888C1.45611 10.1224 1.54627 10.0396 2.1774 8.05198C2.98886 4.9878 2.35773 0.432934 1.09546 0.0188554C0.284009 -0.146776 -0.0766373 0.764197 0.0135242 3.33148Z" koffice:nodeTypes="ccccc"/>
                <draw:path draw:style-name="gr34" draw:id="shape188" draw:name="path10616" draw:layer="g2135" svg:width="9.77072183956pt" svg:height="61.47297993290pt" draw:transform="matrix(0.03063743136 -0.01911844188 0.01996439786 0.05655794716 72.38621108251pt 42.96944394409pt)" svg:viewBox="0 0 10 61" svg:d="M7.75202 2.3443C2.00052 10.5359 0 17.7638 0 29.8102C0 39.5276 2.58401 52.5378 5.7515 59.1232C6.75176 61.1309 7.33525 62.0143 7.00183 61.1309C4.33446 53.0196 2.33394 40.0898 2.25059 31.0148C2.16723 19.9321 3.25085 14.5514 7.58531 5.47637C8.91899 2.58522 9.91925 0.175942 9.75254 0.0153232C9.66919 -0.145296 8.75228 0.979037 7.75202 2.3443Z" koffice:nodeTypes="cccccccc"/>
                <draw:path draw:style-name="gr34" draw:id="shape189" draw:name="path5576" draw:layer="g2135" svg:width="30.14705011329pt" svg:height="48.26441658222pt" draw:transform="matrix(0.03063743136 -0.01911844188 0.01996439786 0.05655794716 71.78349517278pt 44.05396380211pt)" svg:viewBox="0 0 30 48" svg:d="M0.0412878 0.308493C0.201679 0.70548 2.52736 4.19896 5.09363 8.16883C7.74009 12.0593 14.3162 22.6985 19.7695 31.7498C25.2228 40.8805 29.8741 48.2644 30.1147 48.2644C30.7563 48.2644 21.6942 30.9558 16.4814 22.2221C11.2687 13.4884 2.52736 1.26127 0.76305 0.229096C0.201679 -0.0884932 -0.119104 -0.0884932 0.0412878 0.308493Z" koffice:nodeTypes="ccccccc"/>
                <draw:path draw:style-name="gr34" draw:id="shape190" draw:name="path64" draw:layer="g2135" svg:width="38.48440659191pt" svg:height="74.63451703386pt" draw:transform="matrix(0.03063743136 -0.01911844188 0.01996439786 0.05655794716 73.08436535423pt 44.08676819243pt)" svg:viewBox="0 0 38 75" svg:d="M1.67364 4.16103C-0.313502 10.6189 -0.680142 25.8637 1.38607 33.7372C6.39264 52.7783 18.5514 66.7579 35.9552 73.587C39.3724 74.8724 37.3038 74.7094 37.5423 74.4684C37.7012 74.3077 40.0877 73.7476 36.591 71.9801C14.8958 60.5715 1.46554 37.7543 1.46554 12.3662C1.46554 7.62596 2.34641 5.32503 2.59215 4.14148C2.9993 2.1806 3.40089 0.654373 2.83759 0.151013C2.53986 -0.115025 3.1287 -0.567713 1.67364 4.16103Z" koffice:nodeTypes="ccccccccc"/>
                <draw:path draw:style-name="gr34" draw:id="shape191" draw:name="path66" draw:layer="g2135" svg:width="36.93556316294pt" svg:height="29.66400299463pt" draw:transform="matrix(0.03063743136 -0.01911844188 0.01996439786 0.05655794716 71.69173349651pt 45.08440086564pt)" svg:viewBox="0 0 37 30" svg:d="M0.632828 0.778912C1.03799 1.18347 4.11724 3.36806 7.43958 5.63356C13.5171 9.76001 22.1876 16.7992 31.8305 25.2139L36.9356 29.664L34.9097 26.1039C31.7495 20.3593 22.1066 12.5109 8.08784 4.09626C2.17245 0.53618 -1.55506 -1.08203 0.632828 0.778912Z" koffice:nodeTypes="ccccccc"/>
                <draw:path draw:style-name="gr34" draw:id="shape192" draw:name="path68" draw:layer="g2135" svg:width="41.10765376404pt" svg:height="29.29496313848pt" draw:transform="matrix(0.03063743136 -0.01911844188 0.01996439786 0.05655794716 72.23144622544pt 45.92020292688pt)" svg:viewBox="0 0 41 29" svg:d="M0 0.180913C0 0.422131 2.05779 1.78903 4.59044 3.23633C13.1382 8.14109 26.5138 17.4682 33.6369 23.4986C37.515 26.8756 40.9183 29.4486 41.0766 29.2878C41.7097 28.5642 32.5288 18.8351 26.7512 14.2519C19.8655 8.70393 9.97234 2.83431 5.30275 1.46741C3.6407 1.06538 1.7412 0.422131 1.10804 0.180913C0.474874 -0.0603044 2.81182e-15 -0.0603044 0 0.180913Z" koffice:nodeTypes="cccccccc"/>
                <draw:path draw:style-name="gr34" draw:id="shape193" draw:name="path10622" draw:layer="g2135" svg:width="45.92497905130pt" svg:height="25.11143761343pt" draw:transform="matrix(0.03063743136 -0.01911844188 0.01996439786 0.05655794716 72.69821172121pt 46.73414192051pt)" svg:viewBox="0 0 46 25" svg:d="M0 0.241959C0 0.399201 2.42454 1.34265 5.49563 2.36473C19.6388 6.92475 30.4684 12.8213 41.0556 21.7055C48.1675 27.7593 47.2785 25.2435 39.7625 18.0889C32.3272 11.013 24.2454 6.13854 14.6281 3.07232C8.00098 0.949549 0 -0.622873 0 0.241959Z" koffice:nodeTypes="cccccc"/>
                <draw:path draw:style-name="gr34" draw:id="shape194" draw:name="path10624" draw:layer="g2135" svg:width="58.19702720499pt" svg:height="28.37453544172pt" draw:transform="matrix(0.03063743136 -0.01911844188 0.01996439786 0.05655794716 73.37082039667pt 47.36253025709pt)" svg:viewBox="0 0 58 28" svg:d="M0.42291 0.652593C0.823589 1.04826 6.19268 4.60923 12.3631 8.64499C25.9862 17.5078 40.4908 24.5506 49.5461 26.7663C60.5247 29.4568 61.1658 28.6655 50.8283 25.1837C40.6511 21.8601 34.6409 18.8531 21.8192 10.8607C12.2029 4.84663 -2.70239 -2.19618 0.42291 0.652593Z" koffice:nodeTypes="cccccc"/>
              </draw:g>
              <draw:path draw:style-name="gr35" draw:id="shape195" draw:name="path3035" draw:layer="g2135" svg:width="14.00651035387pt" svg:height="16.36804773890pt" draw:transform="matrix(0.03063743136 -0.01911844188 0.01996439786 0.05655794716 70.14934581675pt 37.41575091055pt)" svg:viewBox="0 0 14 16" svg:d="M12.0551 1.19789C11.6057 1.71222 7.27385 5.49608 4.62325 9.16203C2.82572 11.2194 -0.0734746 15.454 0.00142287 15.8948C0.00142287 16.4091 0.395104 17.2628 2.71055 13.6591C3.23483 12.851 4.97667 10.3169 6.7742 8.18619C8.57174 5.98194 14.1534 0.164433 14.0036 0.0174825C13.8537 -0.129467 12.4296 0.683564 12.0551 1.19789Z" koffice:nodeTypes="ccccccc"/>
              <draw:path draw:style-name="gr35" draw:id="shape196" draw:name="path3051" draw:layer="g2135" svg:width="15.93090715505pt" svg:height="7.70329174589pt" draw:transform="matrix(0.03063743136 -0.01911844188 0.01996439786 0.05655794716 72.22706891058pt 41.61644056993pt)" svg:viewBox="0 0 16 8" svg:d="M9.09266 0.732221C7.34039 1.33537 4.65466 3.88551 2.9024 5.17789C-0.602122 7.76266 -1.07229 8.70145 2.25699 6.37514C4.71017 4.65198 8.86692 1.55293 12.5897 1.09731C12.9375 1.05476 11.1122 2.87015 10.1484 3.90406C8.83427 5.36877 9.18471 5.28261 12.2512 3.30096C14.2663 2.00856 15.9309 0.802348 15.9309 0.630019C15.9309 -0.0592407 12.1591 -0.387844 9.09266 0.732221Z" koffice:nodeTypes="cccccccc"/>
              <draw:path draw:style-name="gr35" draw:id="shape197" draw:name="path3069" draw:layer="g2135" svg:width="25.50888651632pt" svg:height="19.08617691286pt" draw:transform="matrix(0.03063743136 -0.01911844188 0.01996439786 0.05655794716 72.05291538877pt 45.89194821769pt)" svg:viewBox="0 0 26 19" svg:d="M0 0.240873C0 2.20151 24.3899 20.1358 25.5032 19.0378C25.6622 18.881 22.4814 16.6851 18.3464 14.1754C14.2909 11.7442 9.03657 7.51368 6.3329 5.16089C3.70875 2.80809 0.390053 -0.99459 0 0.240873Z" koffice:nodeTypes="ccccc"/>
              <draw:path draw:style-name="gr35" draw:id="shape198" draw:name="path3023" draw:layer="g2135" svg:width="94.55457742651pt" svg:height="215.31278274620pt" draw:transform="matrix(0.03063743136 -0.01911844188 0.01996439786 0.05655794716 68.70685347325pt 37.46799676270pt)" svg:viewBox="0 0 95 215" svg:d="M69.5887 1.53012C64.0328 3.61412 57.3499 7.7821 52.6798 12.0302C50.2643 14.2745 50.828 14.0341 55.0149 10.9081C60.6511 6.74011 68.2198 2.49196 68.9445 3.13319C69.1055 3.37365 68.0588 4.25534 66.529 5.13704C63.5497 7.06072 53.4851 16.9998 50.2643 21.3281C46.1579 26.6983 41.4073 35.4351 38.8307 42.168C37.3815 45.9352 36.2542 48.42 36.2542 47.7788C36.1736 46.0154 38.4282 34.1526 39.3139 31.0266C39.797 29.5037 39.958 28.0609 39.797 27.7404C39.5555 27.4198 40.9405 22.1263 42.3093 16.0347C43.5976 9.943 44.1449 4.97672 43.9839 4.73627C43.1787 4.01488 37.3815 11.7096 34.4828 17.5609C30.2153 25.977 28.927 31.7481 28.927 43.7711L28.8465 53.7903L26.9141 46.1758C24.8207 38.2405 21.1974 29.9847 19.5065 29.5037C18.9428 29.3434 18.2986 30.4656 17.9766 32.1488C17.4935 34.7939 17.9766 37.3588 21.3583 50.9849C21.5999 52.1071 20.7142 51.0651 19.3454 48.6605C16.2857 43.2902 15.2391 42.0879 14.3534 42.649C13.1455 43.3703 13.5481 48.0994 15.1585 53.3094C15.9637 56.0346 16.6078 58.1988 16.5273 58.1988C16.3663 58.1988 14.5949 55.9545 12.5014 53.3094C9.60275 49.6223 8.4755 48.6605 7.91187 49.462C7.18721 50.6643 7.5898 53.069 9.28067 57.5575L10.408 60.6033L7.75083 60.6033C6.30152 60.6033 4.4496 61.0843 3.64442 61.6454C2.27561 62.6071 2.1951 63.2484 3.00027 67.4965C3.92623 72.7467 5.21069 76.5801 6.20485 76.6436C7.79653 76.7453 7.77949 75.0996 8.58212 70.5244C9.01917 68.7462 9.84592 67.8529 9.50871 66.8191C9.17149 65.7854 7.67032 64.611 7.02617 64.0499C5.01322 62.2064 5.25478 61.4049 7.83136 61.4049C10.1664 61.4049 15.078 65.8133 19.5065 71.8248C24.5791 78.718 30.4569 93.2259 33.275 105.49C34.6438 111.742 36.9789 127.772 36.9789 131.379L36.9789 133.944L35.6906 131.539C34.9659 130.176 33.9192 126.169 33.275 122.482C31.4231 111.902 28.5245 101.642 24.9817 92.5046C21.4389 83.4471 13.8557 70.5951 10.474 67.2287C8.59592 65.3837 8.14765 66.3571 11.0789 69.4275C17.8533 78.7066 23.935 91.3824 26.7531 99.9586C29.0076 106.772 33.1945 124.726 32.7114 125.207C32.5504 125.448 31.5842 122.402 30.6985 118.474C27.4777 104.848 22.9259 96.7953 8.83529 82.8486C8.83529 82.8486 4.00151 77.0446 0.10163 74.7905C0.165995 78.0749 0.826291 78.6379 0.826291 78.6379C1.7925 83.6075 4.28856 87.9357 11.6962 96.6725C14.9974 100.6 17.6545 104.047 17.6545 104.368C17.6545 104.608 15.8026 103.165 13.4677 101.081C9.20016 97.3137 2.59769 92.9854 1.95354 93.6267C1.71199 93.787 3.32235 97.3137 5.49633 101.401C8.23394 106.531 9.03913 108.616 8.15342 108.295C5.01322 107.012 3.88597 107.012 1.87302 108.295C-0.220442 109.657 -0.220442 109.818 0.262666 115.268C0.50422 118.314 1.14836 121.6 1.63147 122.563C2.59769 124.165 2.59769 124.165 3.56391 122.241C4.12753 121.2 4.77167 118.955 5.09374 117.272C5.41581 115.669 5.89892 114.307 6.14047 114.307C6.46255 114.307 12.3292 120.534 13.4564 121.495L10.8105 117.913L9.82444 116.534C8.77771 115.251 5.65737 112.703 4.20805 111.822C0.987328 109.818 0.906809 109.016 3.64442 108.375C5.17426 107.974 6.7041 108.455 9.68327 110.379C18.2986 115.829 29.1687 130.257 41.7294 152.78C51.7942 170.975 57.5914 184.681 49.3786 170.975C37.7035 151.578 18.6926 125.688 11.2044 117.832C8.0642 114.545 11.2284 119.112 15.1738 123.921C19.9243 129.773 33.0335 146.608 36.4152 151.979L38.1061 154.784L35.3685 152.62C26.2699 144.778 11.3711 136.036 5.73483 134.353C4.12447 133.871 3.72494 134.345 4.53011 135.226C5.09374 135.787 6.30152 136.349 7.18721 136.509C11.9378 137.23 31.0205 149.414 37.4619 155.906C39.7164 158.151 42.7761 162.238 44.2255 164.883L46.802 169.772L42.3735 166.166C39.8775 164.162 35.3685 161.036 32.3893 159.273C29.2491 157.429 22.5631 151.503 16.7658 145.973C11.1295 140.683 4.91951 134.694 4.40728 135.181C8.2757 140.438 19.6053 150.035 22.5845 152.56C25.5637 155.085 25.5621 155.992 25.4816 156.153C25.3206 156.233 23.2103 155.272 19.6675 154.07C10.5689 150.864 8.23394 150.777 9.44171 152.219C10.0053 152.86 11.3741 153.341 12.6624 153.421C17.3325 153.501 29.1687 158.712 37.3815 164.242C42.6956 167.849 55.4174 180.032 57.1083 183.239C57.994 185.002 57.672 184.841 54.4512 182.196C50.1032 178.67 38.0256 171.776 37.0593 172.337C36.7373 172.578 33.9192 172.017 30.8595 171.215C27.7193 170.414 23.0493 169.533 20.3922 169.211L15.6416 168.65L18.4597 171.215C22.1636 174.582 28.3634 177.628 38.6698 181.235C43.2592 182.837 48.4929 185.002 50.2643 186.044C54.1292 188.288 62.1005 194.54 61.6979 194.941C61.5368 195.101 58.6382 193.979 55.2565 192.456C49.5397 189.811 35.3685 184.841 30.3764 183.719C28.5245 183.319 29.1687 184.12 33.9996 188.93C37.2204 191.975 42.6956 196.464 46.2384 198.869C63.3082 210.17 86.9581 219.64 94.5546 213.247C86.8244 202.687 94.5025 206.683 86.5313 202.836C78.0561 190.319 60.0875 174.261 58.9602 149.975C58.7187 145.086 58.8797 138.673 59.3628 135.547C59.8459 132.502 60.168 129.856 60.007 129.696C59.2823 128.974 53.2239 141.194 52.2577 145.923L51.8565 148.964L51.5526 143.482C51.4721 130.978 55.4872 120.068 62.1703 110.931C62.1703 110.931 67.6419 105.465 67.292 105.064C66.9135 104.631 62.0897 110.133 62.0897 110.133C58.0638 114.542 53.4851 122.802 51.7942 130.097C49.9423 138.432 50.5864 159.834 53.002 168.811C53.8877 172.098 54.5317 174.902 54.3708 174.983C53.8071 175.544 49.0566 162.158 48.1709 157.59C46.802 150.616 46.8826 134.265 48.1709 128.734C49.7007 122.482 53.1629 115.188 56.3031 111.661C59.0408 108.535 64.0328 105.49 66.4484 105.49C67.2536 105.49 67.4607 105.249 67.1387 105.009C63.9527 104.005 60.5314 106.642 55.898 110.817C53.0197 113.74 52.6302 114.454 52.4691 114.214C52.6512 112.115 60.961 99.3523 62.6519 99.3523C62.9739 99.3523 65.0661 96.9223 65.8211 96.201C66.7872 93.7161 60.8046 99.2343 56.6176 105.166C47.2291 117.757 45.1036 130.494 45.5867 147.487C45.7476 152.696 45.3527 156.788 45.2723 156.788C44.8696 156.788 42.4541 150.696 41.2463 146.769C38.1866 136.83 42.9008 116.115 50.872 105.615C52.2408 103.851 55.5449 100.039 56.0659 99.162C57.1933 96.9979 50.5864 104.497 48.1709 108.184C47.6243 109.296 46.8438 109.972 46.7129 109.708C46.5821 109.445 46.9892 108.271 47.617 106.322C50.5962 97.5853 55.7395 88.577 62.2614 81.5235C64.677 78.8784 64.7576 78.8784 62.7446 79.4395C57.994 80.8021 53.7044 84.5242 49.0558 89.8638C47.9286 91.6272 46.9064 92.5547 45.6218 94.0412C46.0659 91.8557 50.2495 83.0005 53.7923 78.031C55.9663 75.0653 58.0479 73.0554 57.961 72.3968C57.8741 71.7383 55.6185 72.4311 52.3578 74.8707C47.4462 78.4776 44.6723 82.2875 40.4658 89.1922C38.5334 93.1198 38.7908 92.0214 38.1387 92.7342C40.3127 81.6729 41.8904 76.4737 45.5138 69.2599C48.815 62.7675 52.0357 58.359 58.2356 51.8666C62.5836 47.378 63.4693 46.0956 61.9394 46.5765C57.1888 48.0192 52.1162 51.2254 47.5267 55.7941C44.8696 58.5194 43.816 59.331 43.816 58.9302C43.816 58.5294 45.0963 56.2848 47.7533 52.1969C53.3897 43.5404 61.5368 34.5534 69.8302 29.0228C73.9366 26.2175 80.4413 23.1249 79.7166 22.644C78.992 22.1631 74.1781 23.8128 75.3053 24.0533C76.1911 24.3739 77.6404 23.9732 78.5261 23.3319C80.7806 21.6487 79.0092 21.8892 71.7626 24.1334C66.0459 25.8968 59.9265 29.3434 53.7266 34.1526C51.3302 36.4103 51.7793 34.5173 57.6571 28.6661C60.7972 25.46 65.634 21.5609 68.0496 20.1983C72.0756 17.7937 71.7626 17.2402 69.1861 17.8013C63.1471 19.0036 51.5526 25.6564 48.1709 29.9045C46.802 31.5877 47.3657 31.2671 53.0825 26.7785C56.3031 24.2136 62.7446 20.5266 63.9524 20.5266C64.1939 20.5266 62.0199 22.6907 59.2018 25.4159C47.6877 36.1565 39.3139 50.5841 34.4828 68.218L32.953 73.8287L33.4361 68.6188C33.6776 65.7332 34.2347 61.2168 34.7983 58.5717C35.523 55.3656 37.2283 50.0803 38.9681 45.3459C40.7078 40.6115 42.3859 36.5811 45.9163 33.0305C47.1436 31.7267 50.5015 28.752 47.6525 30.1294C45.8246 31.2599 44.0211 33.7755 44.4438 32.6835C44.8666 31.5913 45.788 30.6629 47.9216 27.1763C54.4436 16.5959 63.1289 8.89665 74.1598 2.32405C78.5078 -0.321024 76.1106 -0.874493 69.5887 1.53012ZM69.9912 2.49196C69.9912 2.73242 69.8302 2.89273 69.5887 2.89273C69.3471 2.89273 69.1861 2.73242 69.1861 2.49196C69.1861 2.2515 69.3471 2.09119 69.5887 2.09119C69.8302 2.09119 69.9912 2.2515 69.9912 2.49196ZM39.6737 23.0113C35.9698 40.0841 33.275 53.4697 32.4699 62.6071C31.9062 68.218 31.7452 68.6989 31.2621 66.2141C30.8595 64.6912 30.3764 56.9163 30.0543 48.9811C29.4907 33.2709 30.1348 28.7022 34.1607 19.9655C36.5762 14.5951 42.0515 6.41949 42.3735 7.46149C42.5346 7.94241 41.5255 14.9158 39.6737 23.0113ZM65.1602 20.1258C65.1602 20.3662 64.9991 20.5266 64.7576 20.5266C64.516 20.5266 64.355 20.3662 64.355 20.1258C64.355 19.8853 64.516 19.725 64.7576 19.725C64.9991 19.725 65.1602 19.8853 65.1602 20.1258ZM74.0171 24.8549C74.0171 25.0151 71.9236 26.4579 69.4276 28.1411C63.3082 32.1488 51.965 43.9379 47.6976 50.27C43.8326 56.0411 37.945 67.4164 35.449 74.6303C33.1945 81.283 33.3556 77.6761 35.771 68.1378C37.945 59.7216 43.3546 47.1833 47.4201 41.1065C48.1749 40.0049 48.6021 39.3244 49.7007 37.8397C50.7913 36.6002 51.15 35.9962 51.5526 36.2366C51.9552 36.4771 53.8071 35.3549 55.7395 33.7519C60.5706 29.6641 74.0171 23.0915 74.0171 24.8549ZM23.935 39.7634C27.6388 50.1834 32.5504 78.0769 31.0205 79.5997C30.779 79.9204 30.5374 79.3593 30.5374 78.4776C30.5374 77.5959 28.766 71.2638 26.592 64.4507C20.3116 45.0535 18.1377 35.4351 18.9428 31.9885C19.4259 30.2251 19.5065 30.145 20.4726 31.5075C21.0363 32.3092 22.5662 35.9962 23.935 39.7634ZM21.3583 55.0728C25.3037 64.4507 31.1816 84.3288 30.2153 85.2907C29.9738 85.451 29.4907 84.8097 29.0881 83.7678C28.6855 82.7258 27.5582 79.6799 26.592 77.0348C25.6259 74.3898 23.4519 69.6607 21.761 66.5348C17.9766 59.5614 15.2391 51.8666 14.6754 46.5765L14.2728 42.5688L16.5273 45.7749C17.7351 47.5383 19.9091 51.7063 21.3583 55.0728ZM57.0278 51.9467C46.2384 62.9278 39.1529 77.8364 36.4958 95.4702C35.8516 99.8787 34.9659 103.806 34.5633 104.207C34.2413 104.527 33.5971 102.764 33.275 100.199C32.2282 91.8633 35.0464 78.3173 39.8775 68.3782C40.9242 66.2141 41.0377 65.2454 41.8854 63.8962C42.4537 63.412 42.9978 62.318 43.9839 61.0041C47.5858 57.0225 53.4851 51.0651 57.3499 49.3017C59.2018 48.5001 60.8122 47.7788 60.9732 47.7788C61.1342 47.7788 59.3628 49.7024 57.0278 51.9467ZM15.3195 58.5995C18.7013 63.569 27.5582 81.1227 28.4439 84.6495C28.766 85.7716 27.6388 84.0082 25.9479 80.8021C24.257 77.5959 20.5532 71.905 17.6545 68.1378C11.1326 59.4812 8.79757 55.3132 8.79757 52.1873L8.79757 49.7826L10.408 51.7865C11.2937 52.9086 13.5481 55.9545 15.3195 58.5995ZM7.9757 69.0506C7.63405 71.4436 7.28078 73.768 6.79767 74.4895C6.23405 75.6116 5.57685 74.7905 4.93271 72.2256C4.4496 70.4622 3.88597 67.5767 3.56391 65.8935L3.00027 62.7675L4.93271 63.9698C7.61083 65.8769 8.59663 66.6099 7.9757 69.0506ZM55.7177 74.3573C54.9767 74.974 53.1514 77.3587 52.1852 78.7213C47.032 85.6947 39.5555 104.929 38.1061 115.99C37.3009 121.761 36.3347 119.116 36.2542 111.181C36.0932 99.7184 41.1658 86.8937 48.976 78.9586C53.2435 74.5501 57.1704 72.0607 55.7177 74.3573ZM22.4051 100.119C25.4648 105.329 28.6855 112.944 29.4907 116.872C29.8933 119.116 29.0881 118.233 24.4985 111.902C21.4389 107.734 17.1714 102.123 14.9169 99.4778C6.22099 89.3785 3.00027 84.409 1.95354 79.4395C1.47044 77.3555 2.75872 78.3975 10.5689 86.2525C15.5611 91.3824 20.8753 97.5542 22.4051 100.119ZM57.5109 86.0121C55.0954 89.0579 51.7942 94.0274 50.1838 97.1534C46.9631 103.566 42.2126 118.074 40.5216 127.131C38.7502 136.428 38.5892 136.269 38.9918 125.928C39.7164 106.051 46.802 89.9396 57.833 82.8861C59.8459 81.6838 61.5368 80.6418 61.6979 80.6418C61.8589 80.6418 59.9265 83.0463 57.5109 86.0121ZM12.6624 101.401C15.3195 103.646 17.7351 105.169 18.0571 104.848C18.4597 104.527 18.5402 104.608 18.2986 105.088C18.0571 105.49 20.07 108.936 22.8882 112.623C28.283 119.676 34.2413 130.818 36.9789 138.673C37.8646 141.318 38.5087 143.562 38.3476 143.643C38.2672 143.803 35.8516 140.116 33.0335 135.467C26.9141 125.287 19.6675 116.23 14.5143 112.142C11.6962 109.898 9.60275 107.173 6.78462 102.043L3.00027 94.9091L5.41581 96.1916C6.78462 96.9129 10.0858 99.2374 12.6624 101.401ZM3.88597 113.024C4.85219 114.226 4.28856 120.398 3.0808 121.12C2.1951 121.761 1.7925 120.798 1.14836 116.07C0.665256 112.703 0.826291 111.902 1.7925 111.902C2.43665 111.902 3.40286 112.383 3.88597 113.024ZM58.0745 143.001C57.3499 165.284 64.9991 184.04 80.217 197.666C89.3155 205.762 95.0323 216.101 86.4974 214.418C75.9495 212.254 68.3808 209.69 58.7187 204.96C48.4124 199.91 42.6151 195.982 36.1736 189.891L30.94 184.841L35.3685 186.124C48.3318 189.891 58.7992 194.621 72.0042 202.876C82.391 209.368 85.8532 211.051 91.4895 212.494C96.6426 213.857 92.9061 212.456 92.9061 211.575C92.9061 211.253 95.5154 211.612 92.2142 210.651C69.7496 203.677 52.8409 180.353 52.8409 156.387C52.8409 152.379 53.2435 147.57 53.8071 145.566C54.6123 142.44 57.9135 133.543 58.2356 133.543C58.2356 133.543 58.1551 137.791 58.0745 143.001ZM30.1348 172.098C42.8567 175.063 58.0745 184.761 65.8042 194.78L69.2665 199.269L65.7238 197.426C63.7913 196.464 62.2614 195.422 62.4225 195.101C62.9056 194.3 54.8538 187.567 50.5058 185.243C48.3318 184.04 42.2126 181.555 36.8178 179.552C26.9946 176.024 21.1974 173.139 19.2649 170.894C18.3792 169.772 18.6208 169.692 20.9557 170.094C22.4856 170.333 26.592 171.215 30.1348 172.098Z"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g draw:style-name="gr1" draw:id="shape199" draw:name="g2268" svg:y="0.66482097200pt">
              <draw:g draw:style-name="gr1" draw:id="shape200" draw:name="g4213" svg:y="0.00000000000pt">
                <draw:g draw:style-name="gr1" draw:id="shape201" draw:name="g4000" svg:y="0.04513964226pt">
                  <draw:path draw:style-name="gr33" draw:id="shape202" draw:name="path1526" draw:layer="g2135" svg:width="93.52771148934pt" svg:height="219.19404201071pt" draw:transform="matrix(0.02921793437 0.01063444501 -0.01747456313 0.04801089343 77.71279490410pt 36.29830534959pt)" svg:viewBox="0 0 94 219" svg:d="M44.1974 14.9311C46.2833 19.0835 47.4867 22.038 46.8449 21.5589C45.5612 20.441 40.9883 11.737 40.1058 8.54282C39.3035 5.58824 39.9454 6.54648 44.1974 14.9311ZM37.8726 54.9168C39.2152 53.0428 39.7553 52.3942 41.1665 51.9597C42.5778 51.5253 43.2483 51.1676 44.5655 51.2148C45.8826 51.2621 52.2013 52.4983 55.0531 55.6135C53.0266 50.3701 45.9073 36.9404 40.2914 30.2327C30.8247 18.9734 28.4085 19.9567 36.2707 27.942C40.3622 32.1742 44.6562 40.2645 47.3036 43.9377C50.9941 49.0484 51.4189 48.3489 52.8959 50.4303L54.8387 53.7712C54.8387 53.7712 49.7504 50.6109 44.6048 50.1553C40.9154 50.5546 39.7346 51.0588 38.2346 51.3179C37.107 51.6438 35.5532 51.3808 34.1492 51.3808C29.5763 51.3808 26.0661 49.4278 19.3271 43.0395C13.2299 37.2102 13.2299 37.2102 14.9146 35.8527L16.6796 34.4153L12.909 30.9816C9.45926 27.7875 9.2988 27.4681 10.6626 26.5098C11.4649 25.871 13.631 24.9128 15.5565 24.3538C18.4446 23.4754 18.926 23.0761 18.5248 21.7186C16.6796 15.4901 15.5565 10.06 15.9576 9.10178C16.5192 7.58457 26.708 8.78237 31.6018 10.9384C33.6075 11.8168 35.2922 12.5355 35.3724 12.5355C35.4527 12.5355 35.8538 9.98017 36.0945 6.86589C36.4154 3.7516 36.8967 0.717176 37.0572 0.158202C37.6188 -1.27916 49.8935 7.42486 54.1455 12.2161C58.9591 17.6461 60.6438 28.1069 57.7557 34.7347C56.0709 38.5677 55.5093 51.6637 56.793 56.375C57.9161 60.6072 58.3975 59.7289 59.8416 50.3062C60.7241 44.4769 60.7241 43.5985 59.5207 42.4805C56.4721 39.4461 59.3602 34.1758 63.532 35.2139C64.8959 35.6131 65.9388 36.6512 66.5004 38.1684C67.1422 39.6857 67.8642 40.3245 68.5863 40.0849C69.1479 39.8454 70.5919 40.2446 71.6349 40.8835C73.1592 41.9215 73.4801 42.7201 73.3197 44.7164C72.9987 48.0703 69.9501 49.7472 67.2224 47.9904C64.9761 46.4732 64.0936 47.0322 62.1681 51.1845C60.002 55.8959 60.1625 57.1736 62.6495 54.8578C63.7727 53.8197 64.8156 53.101 64.9761 53.3406C65.1365 53.5003 66.6608 56.6146 68.2654 60.208L71.2338 66.756L74.3626 64.2805C76.2078 62.7633 77.8123 62.0446 78.2135 62.5237C79.3367 63.8014 82.305 76.019 82.305 79.3728C82.305 81.1296 81.7435 84.164 81.1016 86.0006C80.4598 87.8373 79.8982 89.4343 79.8982 89.5142C79.8982 89.594 81.1819 89.5142 82.7864 89.3545L85.6746 89.0351L83.7491 92.3091C80.861 97.5794 77.0101 101.651 73.3999 103.408C70.5117 104.846 70.3513 105.085 71.8756 105.564C74.6033 106.443 75.566 109.477 73.8812 112.032C72.6778 113.869 72.1965 114.109 69.3885 113.629C66.5004 113.15 66.0993 113.31 64.6552 115.706C63.7727 117.143 63.0506 119.139 63.0506 120.177C63.0506 121.854 63.532 121.615 68.5061 117.622C73.6406 113.47 81.4225 109.158 83.8293 109.158C84.5514 109.158 84.7118 109.637 84.3107 110.515C83.7491 111.952 82.3853 121.615 82.305 124.889C82.305 126.646 82.3853 126.646 87.5198 124.25C90.3277 122.972 92.9752 121.934 93.3763 121.934C94.1786 121.934 91.6113 137.665 89.9266 142.696C87.2791 150.602 80.2191 158.906 73.079 162.26C70.9129 163.298 66.0993 165.055 62.4088 166.173L53.4219 170.642L62.4088 161.142C68.0247 155.313 74.3626 147.248 87.4395 129.281L89.0441 127.125L86.7977 129.121C85.5943 130.239 81.0214 135.749 76.6892 141.498C69.4688 151.001 56.6829 164.478 54.3165 166.472C52.5394 168.15 51.4178 169.287 50.3748 170.485C48.5296 172.561 48.5296 172.561 49.011 170.725C51.0166 163.618 51.9794 154.754 52.3805 139.901C52.6212 130.638 52.4607 123.451 52.1398 123.771C51.8189 124.09 51.2573 131.117 50.9364 139.342C50.5353 148.366 49.6528 157.948 48.6901 163.458C47.7273 168.489 46.8449 173.919 46.6042 175.436L46.1228 178.231L47.7273 175.676C50.776 170.804 57.9964 167.53 65.6981 167.451C67.3027 167.451 68.6665 167.131 68.6665 166.652C68.6665 165.215 72.5174 163.298 74.2824 163.857C79.096 165.374 77.4914 172.561 72.4372 172.082C70.6722 171.922 69.6292 171.284 69.0676 170.006C68.1851 168.01 66.0993 167.77 59.7613 169.128L55.5896 170.006L59.9218 171.523C62.3286 172.322 65.0563 172.721 66.019 172.561C67.9445 172.082 71.0733 174.637 71.0733 176.793C71.0733 178.71 68.6665 181.026 66.5806 181.026C63.6925 181.026 62.0077 178.79 62.4891 175.676C62.8902 173.2 62.81 173.04 59.8416 172.242C58.1568 171.763 56.3116 171.603 55.75 171.763C55.1082 171.922 53.6641 172.322 52.4607 172.561C51.0166 172.881 50.1341 173.839 49.4923 175.596C49.011 176.953 48.6901 178.151 48.8505 178.311C48.9307 178.391 51.1771 177.991 53.8246 177.432C56.3918 176.793 58.7184 176.474 58.8789 176.634C59.3602 177.113 56.7127 184.699 54.1455 190.448L51.8991 195.399L58.4777 195.399C66.3399 195.399 68.1049 196.118 65.0563 198.114C63.9331 198.833 61.045 202.027 58.7184 205.221C56.3116 208.415 53.5839 211.769 52.5409 212.728C47.8076 217.04 36.2549 219.914 27.1091 219.036C19.0062 218.237 -3.53746 218.876 0.473875 214.963C4.64566 210.891 7.93495 208.974 10.5824 208.974C11.2242 208.974 11.6253 209.374 11.5451 209.853C11.2242 211.051 18.926 212.887 24.2209 212.967C29.6763 212.967 35.934 210.731 47.0053 204.662C52.0596 201.947 57.1139 199.232 58.237 198.753C60.0823 197.955 60.002 197.955 57.4348 198.354C55.9105 198.673 49.9737 201.229 44.1974 204.183C32.5645 210.172 25.5046 212.009 18.926 210.651C16.3587 210.172 15.9576 209.933 17.5621 209.853C18.7655 209.773 19.7282 209.454 19.7282 209.134C19.7282 208.735 21.0921 207.856 22.7769 207.218C27.2695 205.381 34.4899 199.552 43.3951 190.528C51.8189 181.984 48.6901 183.9 37.1374 194.441C31.1204 199.951 22.4559 205.78 18.3644 207.218C16.9203 207.697 15.7169 207.936 15.7169 207.777C15.7169 207.537 17.4017 205.141 19.4073 202.426C23.0978 197.396 26.3576 191.247 31.4119 180.227C35.2627 171.763 33.4977 174.078 27.1598 185.817C21.4637 196.437 10.241 211.36 7.44882 209.643C10.0455 205.199 12.1267 204.895 12.8497 201.314C14.9624 190.853 23.2582 177.273 33.1261 172.002L37.2177 169.846L37.1374 175.356C37.0572 178.391 37.2177 181.106 37.4583 181.345C38.2606 182.144 42.994 180.147 43.7962 178.63C44.9194 176.634 44.8392 172.002 43.6358 169.447C42.8335 167.69 42.3522 167.53 40.0256 167.93C35.2922 168.808 32.4041 164.336 35.5329 160.903C36.2549 160.104 37.3781 159.465 38.0199 159.465C38.9826 159.465 38.742 158.826 37.2177 157.229C32.9656 152.917 29.5159 146.05 28.5532 140.061C27.9916 136.947 26.8684 132.395 25.9859 129.92C24.3012 125.208 23.0978 111.713 24.0605 107.88L24.6221 105.724L26.8684 107.88C29.5159 110.435 29.8368 110.036 30.6391 103.089C30.96 100.693 31.4413 98.5376 31.8425 98.3779C32.1634 98.1384 34.4097 100.134 36.8165 102.769L41.1488 107.561L42.1115 105.484L43.0742 103.328L44.9996 105.165C47.3262 107.401 51.0166 114.348 51.0166 116.664C51.0166 118.021 51.1771 118.101 51.8189 117.143C52.7014 115.706 52.5409 115.626 55.8302 121.695C57.2743 124.489 58.7184 126.725 58.9591 126.725C59.8416 126.725 61.4461 116.105 61.4461 110.835L61.4461 106.043L57.0336 104.446C54.5466 103.488 51.8991 102.769 51.0166 102.769C48.0483 102.769 40.5872 99.416 36.6561 96.3816C33.447 93.8263 26.9486 85.1222 26.9486 83.2856C26.9486 83.0461 28.3927 82.8065 30.2379 82.8065C33.0459 82.8065 33.447 82.5669 32.9656 81.3691C32.725 80.6505 32.2436 78.2549 32.0029 76.0988C31.4413 71.7069 30.8797 71.7867 39.1431 74.342L42.994 75.5398L41.3092 72.2658C40.4267 70.5091 39.3838 67.2351 39.0629 65.079L38.4211 61.0864L40.9081 61.4856C42.2719 61.6453 44.0369 62.0446 44.8392 62.4439C45.8821 62.8431 46.203 62.6036 46.203 61.4058C46.203 59.5692 47.8076 55.6563 48.5296 55.6563C49.4923 55.7362 52.6212 58.5311 54.6268 61.1662C56.793 64.2007 57.0336 63.9611 55.8302 59.4893C54.7873 55.8959 49.4988 53.0925 45.9791 52.8233C44.9693 52.7461 46.203 54.2988 46.203 56.4549C46.203 59.09 44.0369 60.6871 41.1488 60.2878C38.8222 59.9684 36.9099 57.3922 37.8726 54.9168ZM23.6593 30.5025C24.6221 31.4607 24.3012 31.4607 21.6537 30.5824C16.4389 28.8256 15.9576 28.5062 19.3271 28.9853C21.0921 29.2249 23.0175 29.9435 23.6593 30.5025ZM30.5588 42.0813C34.5702 43.7582 39.3838 45.515 41.3092 46.0739C43.1544 46.553 44.5985 47.1919 44.3578 47.3516C43.4753 48.23 33.5272 45.0358 26.6277 41.682C18.1237 37.5296 20.1294 37.7692 30.5588 42.0813ZM64.6552 44.8761C64.6552 45.515 63.6925 47.3516 62.5693 49.0285L60.4032 52.0629L60.9647 49.3479C61.2054 47.9106 61.4461 45.9941 61.4461 45.1955C61.4461 44.2373 62.0077 43.6783 63.0506 43.6783C63.9331 43.6783 64.6552 44.2373 64.6552 44.8761ZM63.532 63.4021C63.2913 65.9574 62.6495 72.8248 62.1681 78.6541C61.2857 88.3962 60.6438 91.1113 59.5207 89.3545C58.7184 87.997 62.5693 58.8505 63.6122 58.8505C63.7727 58.8505 63.7727 60.9267 63.532 63.4021ZM53.4234 74.0226C53.4234 78.3347 50.9364 71.9464 49.8935 64.8395C49.4923 62.1245 49.733 62.4439 51.4178 66.8358C52.5409 69.7105 53.4234 72.9047 53.4234 74.0226ZM44.1974 66.8358C46.3635 69.2314 45.1601 69.5508 42.994 67.2351C41.951 66.1171 41.4697 65.2387 41.951 65.2387C42.3522 65.2387 43.3951 65.9574 44.1974 66.8358ZM73.079 80.0915C71.4744 86.1603 69.1479 94.3054 67.8642 98.0585C66.5004 101.891 65.4574 105.165 65.4574 105.405C65.4574 105.644 66.2597 105.644 67.3027 105.325C68.9874 104.925 68.9874 105.005 67.7038 106.522C66.9015 107.401 66.2597 108.998 66.2597 110.116C66.2597 111.234 65.5377 112.991 64.6552 114.029L62.9704 115.945L63.4518 112.511C63.8529 110.355 63.6925 109.158 63.1309 109.158C62.6495 109.158 62.2484 108.599 62.2484 107.96C62.2484 105.005 58.9591 100.853 47.4867 89.1948C34.5702 76.0988 36.8165 77.3765 51.2573 91.3508C55.9907 95.9823 60.4834 100.773 61.2054 102.051C62.0077 103.328 62.81 104.366 63.1309 104.366C63.7727 104.366 66.7411 95.7428 69.4688 86.0006C71.5547 78.4146 75.1649 68.2732 75.566 68.6724C75.7265 68.8321 74.6033 73.9428 73.079 80.0915ZM39.3838 90.8717C42.1917 93.8263 40.9081 93.2673 35.7736 89.2746C30.4786 85.1222 30.2379 84.8827 33.7679 86.6395C35.5329 87.5178 38.1001 89.4343 39.3838 90.8717ZM38.5013 114.188C38.8222 115.546 38.742 116.265 38.3408 116.025C37.8595 115.785 37.2979 114.268 37.0572 112.671C36.7363 111.154 36.3352 109.237 36.0945 108.519C35.934 107.8 36.2549 108.199 36.8165 109.557C37.4583 110.835 38.1804 112.991 38.5013 114.188ZM44.3578 112.511C44.1171 113.15 43.8765 112.911 43.8765 112.032C43.7962 111.154 44.0369 110.675 44.2776 110.994C44.5183 111.234 44.5985 111.952 44.3578 112.511ZM42.0313 141.339C41.5499 144.613 27.0289 118.181 26.9486 114.029C26.9486 113.39 30.3984 118.9 34.6504 126.246C39.3838 134.471 42.1917 140.221 42.0313 141.339ZM76.1276 119.698C74.0417 122.892 70.271 128.961 67.7038 133.114C63.6925 139.582 63.0506 140.3 63.0506 138.224C63.0506 135.509 70.6722 123.292 75.9671 117.622C77.8123 115.626 79.4169 113.949 79.5773 113.949C79.7378 113.949 78.2135 116.584 76.1276 119.698ZM45.8821 169.128L46.2833 174.238L45.0799 171.124C44.4381 169.447 43.5556 167.69 43.2347 167.371C42.8335 166.972 42.6731 165.534 42.8335 164.177C43.4753 159.944 45.481 163.218 45.8821 169.128ZM14.1124 212.807C14.1124 213.606 3.76316 217.279 3.20158 216.72C2.88067 216.481 3.60271 215.363 4.72588 214.245C6.33042 212.648 7.61404 212.169 10.5022 212.169C12.5078 212.169 14.1124 212.488 14.1124 212.807Z" koffice:nodeTypes="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3" draw:id="shape203" draw:name="path1530" draw:layer="g2135" svg:width="10.09522020243pt" svg:height="16.04656174429pt" draw:transform="matrix(0.02921793437 0.01063444501 -0.01747456313 0.04801089343 77.33287243052pt 41.96621177591pt)" svg:viewBox="0 0 10 16" svg:d="M0.786059 1.00562C0.0206148 3.94389 -0.601414 4.47273 1.00619 6.72673C1.72961 7.81487 3.09607 8.43666 4.46253 8.43666C6.63279 8.43666 7.8385 9.99116 9.68724 15.4319C9.92838 16.2868 10.0891 16.2868 10.0891 15.1987C10.1695 14.4214 9.4461 12.4783 8.56192 10.7684C7.59736 8.90301 7.27584 7.5817 7.75812 7.2708C9.28534 6.33811 8.6423 2.37417 6.79355 1.13059C4.30177 -0.579345 3.49273 -0.123158 0.786059 1.00562Z" koffice:nodeTypes="ccccccccc"/>
                </draw:g>
                <draw:g draw:style-name="gr1" draw:id="shape204" draw:name="g3979" svg:y="0.33442478143pt">
                  <draw:path draw:style-name="gr36" draw:id="shape205" draw:name="path5602" draw:layer="g2135" svg:width="10.00770666842pt" svg:height="18.75850751298pt" draw:transform="matrix(0.02921793437 0.01063444501 -0.01747456313 0.04801089343 78.75369629544pt 36.98303968862pt)" svg:viewBox="0 0 10 19" svg:d="M0.0758167 1.01612C0.716063 4.99063 4.55754 13.0986 7.43865 16.4372C8.63912 17.868 9.75955 18.9013 9.99964 18.7424C10.1597 18.5039 7.91884 13.7345 4.9577 8.17023C0.796094 0.221226 -0.324338 -1.36858 0.0758167 1.01612Z" koffice:nodeTypes="ccccc"/>
                  <draw:path draw:style-name="gr36" draw:id="shape206" draw:name="path12" draw:layer="g2135" svg:width="12.64154471787pt" svg:height="3.89936470364pt" draw:transform="matrix(0.02921793437 0.01063444501 -0.01747456313 0.04801089343 77.58604058480pt 37.77441528357pt)" svg:viewBox="0 0 13 4" svg:d="M0.0192678 0.168909C0.887052 1.11676 12.6415 4.51321 12.6415 3.80232C12.6415 2.38056 8.85489 0.72182 4.35819 0.247896C1.75484 -0.0680523 -0.217401 -0.0680523 0.0192678 0.168909Z" koffice:nodeTypes="cccc"/>
                  <draw:path draw:style-name="gr36" draw:id="shape207" draw:name="path14" draw:layer="g2135" svg:width="27.43103694122pt" svg:height="10.50434055671pt" draw:transform="matrix(0.02921793437 0.01063444501 -0.01747456313 0.04801089343 77.56053140276pt 38.28451894306pt)" svg:viewBox="0 0 27 11" svg:d="M0.140496 0.38785C1.10813 1.37176 15.2194 8.01316 19.09 9.32504C21.4284 10.145 24.4926 10.6369 25.944 10.4729C28.3631 10.227 28.1212 10.063 23.0411 8.34113C19.977 7.27523 15.7839 5.55338 13.768 4.48748C8.84919 1.94571 -1.31095 -1.08802 0.140496 0.38785Z" koffice:nodeTypes="cccccc"/>
                  <draw:path draw:style-name="gr37" draw:id="shape208" draw:name="path16" draw:layer="g2135" svg:width="6.44674663645pt" svg:height="7.24900903059pt" draw:transform="matrix(0.02921793437 0.01063444501 -0.01747456313 0.04801089343 77.92746182814pt 39.24333821010pt)" svg:viewBox="0 0 6 7" svg:d="M1.26785 1.05834C-1.88329 3.25642 1.4337 8.79233 4.7507 6.83848C6.74089 5.53591 7.07259 2.3609 5.24825 1.05834C4.419 0.488463 3.50682 0 3.25805 0C3.00928 0 2.0971 0.488463 1.26785 1.05834Z" koffice:nodeTypes="ccccc"/>
                  <draw:path draw:style-name="gr37" draw:id="shape209" draw:name="path18" draw:layer="g2135" svg:width="6.27031422884pt" svg:height="6.62684096261pt" draw:transform="matrix(0.02921793437 0.01063444501 -0.01747456313 0.04801089343 78.80333463498pt 38.67414223188pt)" svg:viewBox="0 0 6 7" svg:d="M2.01764 0.0894838C0.136644 0.556515 -0.599396 2.96951 0.545555 4.99331C2.1812 7.87333 6.27031 6.70575 6.27031 3.3587C6.27031 1.02355 4.38932 -0.377547 2.01764 0.0894838Z" koffice:nodeTypes="cccc"/>
                  <draw:path draw:style-name="gr37" draw:id="shape210" draw:name="path20" draw:layer="g2135" svg:width="6.59260490362pt" svg:height="5.71262652223pt" draw:transform="matrix(0.02921793437 0.01063444501 -0.01747456313 0.04801089343 78.91594419305pt 39.00206777032pt)" svg:viewBox="0 0 7 6" svg:d="M0.25497 0.950926C0.00339778 1.57541 -0.0804599 2.90244 0.0872555 3.91723C0.25497 5.32232 0.841974 5.71263 2.7707 5.71263C5.78958 5.71263 7.46673 3.60499 6.12501 1.57541C4.951 -0.141924 0.925832 -0.610288 0.25497 0.950926Z" koffice:nodeTypes="ccccc"/>
                  <draw:path draw:style-name="gr36" draw:id="shape211" draw:name="path80" draw:layer="g2135" svg:width="5.31799966813pt" svg:height="35.39826166340pt" draw:transform="matrix(0.02921793437 0.01063444501 -0.01747456313 0.04801089343 78.45677356145pt 39.61784981834pt)" svg:viewBox="0 0 5 35" svg:d="M4.02904 2.42894C2.79147 6.12982 0.811354 18.5197 0.23382 26.5651C-0.178704 31.7946 -0.0961987 33.5646 0.893858 34.7714C1.96642 36.2195 2.13143 35.5759 3.03898 28.3351C4.27655 18.1174 5.59663 0.417599 5.26661 0.0153295C5.1016 -0.145578 4.52407 0.980777 4.02904 2.42894Z" koffice:nodeTypes="cccccc"/>
                  <draw:path draw:style-name="gr36" draw:id="shape212" draw:name="path82" draw:layer="g2135" svg:width="4.99531293383pt" svg:height="16.17335466478pt" draw:transform="matrix(0.02921793437 0.01063444501 -0.01747456313 0.04801089343 78.10850226384pt 39.67895497927pt)" svg:viewBox="0 0 5 16" svg:d="M0.357603 5.46215C0.804607 11.7046 3.84423 18.4152 4.91704 15.4501C5.27465 14.5137 4.38064 11.0804 2.77142 6.94473L0 0Z" koffice:nodeTypes="ccccc"/>
                  <draw:path draw:style-name="gr36" draw:id="shape213" draw:name="path84" draw:layer="g2135" svg:width="5.56922264424pt" svg:height="7.64172698632pt" draw:transform="matrix(0.02921793437 0.01063444501 -0.01747456313 0.04801089343 77.76209165084pt 39.79461532071pt)" svg:viewBox="0 0 6 8" svg:d="M0.587792 1.37273C1.17881 2.2086 2.61413 3.96392 3.62731 5.21772L5.56922 7.64173L5.56922 5.46848C5.56922 4.21468 4.72491 2.71012 3.37401 1.70708C0.672223 -0.466176 -0.931968 -0.549762 0.587792 1.37273Z" koffice:nodeTypes="cccccc"/>
                  <draw:path draw:style-name="gr36" draw:id="shape214" draw:name="path86" draw:layer="g2135" svg:width="13.54007698425pt" svg:height="10.37208737537pt" draw:transform="matrix(0.02921793437 0.01063444501 -0.01747456313 0.04801089343 77.08612202032pt 40.67699134915pt)" svg:viewBox="0 0 14 10" svg:d="M0 0.325899C0 0.733273 8.89929 7.57715 11.8385 9.45107C14.2062 10.9176 14.2062 10.9176 11.1853 7.33273C8.08284 3.66636 3.02086 0 1.06138 0C0.489869 0 0 0.16295 0 0.325899Z" koffice:nodeTypes="ccccc"/>
                  <draw:path draw:style-name="gr36" draw:id="shape215" draw:name="path88" draw:layer="g2135" svg:width="6.54583937714pt" svg:height="16.86213655666pt" draw:transform="matrix(0.02921793437 0.01063444501 -0.01747456313 0.04801089343 76.92805313825pt 41.46764831109pt)" svg:viewBox="0 0 7 17" svg:d="M0.501358 1.99187C2.67391 10.8358 4.34511 15.8553 5.26426 16.413C5.84918 16.7317 6.4341 16.9708 6.51766 16.8114C6.93546 16.413 2.59035 4.30245 1.2534 2.07155L0 0Z" koffice:nodeTypes="cccccc"/>
                  <draw:path draw:style-name="gr36" draw:id="shape216" draw:name="path90" draw:layer="g2135" svg:width="2.81735290113pt" svg:height="9.99917475686pt" draw:transform="matrix(0.02921793437 0.01063444501 -0.01747456313 0.04801089343 77.08706745163pt 41.91076893029pt)" svg:viewBox="0 0 3 10" svg:d="M0 1.97586C0 3.24072 0.697738 5.85476 1.55053 7.70989C2.40332 9.56502 2.94601 10.4926 2.79095 9.73366C2.6359 8.97475 2.17074 6.61368 1.93816 4.42126C1.31795 0.0364086 0 -1.65006 0 1.97586Z" koffice:nodeTypes="ccccc"/>
                  <draw:path draw:style-name="gr36" draw:id="shape217" draw:name="path10652" draw:layer="g2135" svg:width="16.28803625394pt" svg:height="32.32299884299pt" draw:transform="matrix(0.02921793437 0.01063444501 -0.01747456313 0.04801089343 76.52299704490pt 41.90742808326pt)" svg:viewBox="0 0 16 32" svg:d="M0.851606 4.18094C2.38523 9.32672 6.34036 17.4474 11.9098 26.5329C16.0264 33.3671 16.0264 33.3671 16.2685 30.553C16.4299 28.3018 15.6228 26.2917 12.6362 21.2263C10.5376 17.6886 6.9861 11.4172 4.72602 7.39705C2.54666 3.29651 0.448021 0 0.125153 0C-0.197715 0 0.125153 1.92967 0.851606 4.18094Z" koffice:nodeTypes="ccccccc"/>
                  <draw:path draw:style-name="gr36" draw:id="shape218" draw:name="path10654" draw:layer="g2135" svg:width="17.99225549582pt" svg:height="27.42937144319pt" draw:transform="matrix(0.02921793437 0.01063444501 -0.01747456313 0.04801089343 77.56987495075pt 42.37545376941pt)" svg:viewBox="0 0 18 27" svg:d="M13.7342 3.78978C10.2149 7.66019 3.17646 17.6588 0.856959 22.2549C0.0571305 23.8675 -0.182818 25.4802 0.137114 26.7704C0.617011 28.6249 1.73677 27.1735 9.65507 14.4334C14.534 6.45069 18.2932 0 17.9733 0C17.5733 0 15.7337 1.69331 13.7342 3.78978Z" koffice:nodeTypes="cccccc"/>
                  <draw:path draw:style-name="gr37" draw:id="shape219" draw:name="path96" draw:layer="g2135" svg:width="6.16561708324pt" svg:height="7.03584952084pt" draw:transform="matrix(0.02921793437 0.01063444501 -0.01747456313 0.04801089343 75.92083955678pt 44.41302193833pt)" svg:viewBox="0 0 6 7" svg:d="M1.16481 1.08923C-1.61319 3.68816 1.01464 8.2796 4.46836 6.72024C6.04506 6.02719 6.64571 3.94805 5.74474 2.04217C4.69361 -0.296857 3.04183 -0.643381 1.16481 1.08923Z" koffice:nodeTypes="cccc"/>
                  <draw:path draw:style-name="gr37" draw:id="shape220" draw:name="path10657" draw:layer="g2135" svg:width="6.39720280477pt" svg:height="6.84713795693pt" draw:transform="matrix(0.02921793437 0.01063444501 -0.01747456313 0.04801089343 77.34633836798pt 42.04010576377pt)" svg:viewBox="0 0 6 7" svg:d="M0.5574 0.598228C-0.351261 1.5383 -0.103444 4.70037 0.970428 5.81136C3.4486 8.3752 7.16585 5.81136 6.25719 2.13653C5.84416 0.512767 5.18331 0 3.36599 0C2.12691 0 0.805217 0.256384 0.5574 0.598228Z" koffice:nodeTypes="ccccc"/>
                  <draw:path draw:style-name="gr37" draw:id="shape221" draw:name="path100" draw:layer="g2135" svg:width="6.18368542872pt" svg:height="6.63630846364pt" draw:transform="matrix(0.02921793437 0.01063444501 -0.01747456313 0.04801089343 77.81723195868pt 42.13223147588pt)" svg:viewBox="0 0 6 7" svg:d="M0.128424 2.00887C-0.440083 4.44879 0.940578 6.63631 3.05217 6.63631C5.00134 6.63631 6.46322 4.61706 6.13836 2.26128C5.97593 0.746845 5.3262 0.242034 3.29582 0.0737628C1.02179 -0.178642 0.615716 0.157898 0.128424 2.00887Z" koffice:nodeTypes="ccccc"/>
                  <draw:path draw:style-name="gr37" draw:id="shape222" draw:name="path102" draw:layer="g2135" svg:width="6.18368542872pt" svg:height="6.63630846364pt" draw:transform="matrix(0.02921793437 0.01063444501 -0.01747456313 0.04801089343 76.84697798584pt 44.98802145956pt)" svg:viewBox="0 0 6 7" svg:d="M0.128424 2.00887C-0.440083 4.44879 0.940578 6.63631 3.05217 6.63631C5.00134 6.63631 6.46322 4.61706 6.13836 2.26128C5.97593 0.746845 5.3262 0.242034 3.29582 0.0737628C1.02179 -0.178642 0.615716 0.157898 0.128424 2.00887Z" koffice:nodeTypes="ccccc"/>
                  <draw:path draw:style-name="gr36" draw:id="shape223" draw:name="path10661" draw:layer="g2135" svg:width="6.59352533742pt" svg:height="6.74690104167pt" draw:transform="matrix(0.02921793437 0.01063444501 -0.01747456313 0.04801089343 76.51265211929pt 45.34195567421pt)" svg:viewBox="0 0 7 7" svg:d="M0.437384 1.6569C-0.82057 4.03223 0.772838 6.7469 3.45647 6.7469C5.88851 6.7469 7.39806 3.77773 6.1401 1.4024C5.13374 -0.548766 1.52761 -0.463932 0.437384 1.6569Z" koffice:nodeTypes="cccc"/>
                </draw:g>
                <draw:path draw:style-name="gr37" draw:id="shape224" draw:name="path10663" draw:layer="g2135" svg:width="6.16561708324pt" svg:height="7.03584952084pt" draw:transform="matrix(0.02921793437 0.01063444501 -0.01747456313 0.04801089343 76.52699784414pt 45.32333097253pt)" svg:viewBox="0 0 6 7" svg:d="M1.16481 1.08923C-1.61319 3.68816 1.01464 8.2796 4.46836 6.72024C6.04506 6.02719 6.64571 3.94805 5.74474 2.04217C4.69361 -0.296857 3.04183 -0.643381 1.16481 1.08923Z" koffice:nodeTypes="cccc"/>
                <draw:path draw:style-name="gr36" draw:id="shape225" draw:name="path2584" draw:layer="g2135" svg:width="20.49272046715pt" svg:height="28.00811844368pt" draw:transform="matrix(0.02921793437 0.01063444501 -0.01747456313 0.04801089343 78.24633404358pt 37.66715000804pt)" svg:viewBox="0 0 20 28" svg:d="M0.320825 0.966389C0.638992 1.48179 2.16619 3.31793 3.69341 5.05743C6.62057 8.31094 9.00684 11.6933 13.4294 18.7479C16.5475 23.7409 20.4927 28.8306 20.4927 27.8964C20.4927 26.93 13.493 14.9146 10.725 11.1135C7.066 6.15267 1.24351 0 0.129918 0C-0.0927991 0 -0.0291658 0.354342 0.320825 0.966389Z" koffice:nodeTypes="ccccccc"/>
                <draw:path draw:style-name="gr36" draw:id="shape226" draw:name="path2664" draw:layer="g2135" svg:width="43.56933620279pt" svg:height="55.12206418309pt" draw:transform="matrix(0.02921793437 0.01063444501 -0.01747456313 0.04801089343 76.91285632560pt 42.67659017684pt)" svg:viewBox="0 0 44 55" svg:d="M6.01702 1.02255C5.91976 1.56578 5.09007 6.90876 4.73344 13.1719C3.89049 27.6794 3.14482 35.4825 1.49136 44.8453C0.7781 48.9675 0.0972616 52.9938 0 53.7927L0.213705 55.1221L1.54295 53.2687C2.96947 51.3194 4.46082 49.9134 6.60061 48.4755C7.31386 47.9641 9.61573 45.8232 11.6582 43.6503C21.9032 32.8815 24.7563 29.5263 33.5747 17.8947C41.7447 7.06201 43.7224 4.34586 43.5603 4.15412C43.2361 3.86653 40.6944 6.2762 30.5142 18.8344C27.6936 22.3175 22.9149 27.7818 20.0294 30.9773C12.9293 38.7742 4.99773 46.0234 2.90463 48.827C2.71248 49.0844 3.19641 47.0055 3.58547 45.4717C5.40103 37.8345 6.14671 29.4304 6.37366 13.0056C6.47092 5.84773 6.50334 0 6.40611 0C6.30885 0 6.14675 0.447363 6.01706 1.02255Z" koffice:nodeTypes="cccccccccccccccccc"/>
                <draw:path draw:style-name="gr36" draw:id="shape227" draw:name="path2694" draw:layer="g2135" svg:width="49.60858517355pt" svg:height="38.51757058971pt" draw:transform="matrix(0.02921793437 0.01063444501 -0.01747456313 0.04801089343 74.94099611349pt 44.79453135198pt)" svg:viewBox="0 0 50 39" svg:d="M22.4261 1.73219C21.8165 2.75646 19.9237 6.11734 18.1913 9.19015C12.8015 18.9208 6.5776 27.723 1.86156 32.3002C0.161214 33.9647 0.64518 34.1076 0.289549 34.4769C-1.57241 36.4104 5.93597 37.7737 11.6465 38.3499C19.3462 39.1181 23.6131 37.5817 44.1776 26.6347C48.99 24.0741 50.2732 23.2739 49.3108 23.4339C47.418 23.754 44.4343 24.4585 35.5156 28.7476C26.7892 32.9087 22.888 34.7267 18.9419 35.6229C15.862 36.3271 11.3447 36.3911 8.68192 35.751L6.86601 35.6292L7.8288 35.3091C8.63086 35.117 9.8755 35.0719 10.2926 34.7198C10.7096 34.3357 12.3458 33.158 13.9178 32.3578C17.479 30.5333 21.3994 27.2429 26.7892 22.3776C30.9278 18.6647 38.8842 10.5665 38.8842 10.0544C38.8842 9.70229 35.1626 12.7751 30.3825 17.0323C20.5012 25.8666 10.8124 32.4282 6.67386 33.1004L5.45474 33.2925L6.73768 32.1402C7.15475 31.532 8.714 29.2081 10.3181 26.8395C14.1679 21.174 15.6437 18.4726 19.2369 11.0786C22.5413 4.26085 23.9019 0.195782 23.6773 0.00372495C23.6131 -0.0602755 23.0357 0.707912 22.4261 1.73219Z" koffice:nodeTypes="cccccccccccccccccccccccc"/>
                <draw:path draw:style-name="gr36" draw:id="shape228" draw:name="path2836" draw:layer="g2135" svg:width="45.35785918453pt" svg:height="43.37169038756pt" draw:transform="matrix(0.02921793437 0.01063444501 -0.01747456313 0.04801089343 77.54976563842pt 39.69543743215pt)" svg:viewBox="0 0 45 43" svg:d="M0.00162898 9.68767C-0.0953784 10.2313 4.15411 15.3646 9.04964 20.9764C14.0547 26.7138 16.995 28.9747 20.9788 33.9834C24.9627 38.9921 25.3737 39.362 29.8196 43.3717C35.3642 36.0811 38.7655 26.1503 41.1118 19.8351C43.4308 13.5932 45.2997 8.23246 45.3579 0C42.1777 6.88353 42.0822 9.35752 39.5976 16.8639C37.0908 24.437 31.5079 37.5528 29.4204 40.3583C29.2287 40.6159 17.6947 26.4604 12.6633 20.5927C7.32062 14.3619 -0.0196311 9.03762 0.00162898 9.68767Z" koffice:nodeTypes="cccccccccc"/>
                <draw:g draw:style-name="gr1" draw:id="shape229" draw:name="g4198" svg:y="0.00000000000pt">
                  <draw:path draw:style-name="gr35" draw:id="shape230" draw:name="path3021" draw:layer="g2135" svg:width="45.22495205393pt" svg:height="48.90022059911pt" draw:transform="matrix(0.03132557007 0.01140156070 -0.01873509074 0.05147415923 78.03147327015pt 36.35705470439pt)" svg:viewBox="0 0 45 49" svg:d="M24.2455 6.01899L23.3447 12.7513L20.6423 11.4049C17.7897 10.0584 10.4332 8.48752 6.90503 8.48752C4.95329 8.48752 4.87822 8.63712 5.25355 10.8812C5.70396 13.275 7.58063 20.0821 8.25623 21.5782C8.40637 22.027 7.13023 22.7751 5.40369 23.2986C3.60208 23.8223 1.57527 24.7199 0.824605 25.3184C-0.5266 26.2908 -0.376466 26.5153 2.47608 29.0586C5.85409 32.1255 6.15436 32.9483 4.27768 34.2948C3.15168 35.1177 3.60208 35.7909 8.5565 40.5783C11.6343 43.5705 15.4627 46.6375 16.964 47.3855C20.7924 49.4051 28.2241 49.4051 32.2026 47.3855C34.9801 45.9642 35.2053 45.9642 37.0069 47.161C38.8085 48.2831 38.8835 48.2831 37.9077 47.0863C37.3071 46.413 33.779 44.2437 30.1008 42.3736C19.7415 36.9878 11.2589 27.5625 7.6557 17.1648C5.85409 12.0033 5.85409 9.23555 7.73076 9.23555C10.8085 9.23555 17.3394 10.8812 21.0176 12.5269C26.4975 15.0702 36.2562 24.4955 38.9586 29.9562C40.9104 33.7712 41.1355 35.1177 41.2106 40.8027C41.2106 47.3855 42.2616 50.1532 42.4117 44.1689C42.712 36.6138 42.9371 34.8932 44.0631 32.0507C46.3151 26.5153 45.1891 18.0624 41.586 13.0506C40.3849 11.4797 36.4815 8.03869 32.8031 5.42056C29.1999 2.87724 25.9721 0.483522 25.7468 0.0346994C25.4466 -0.339319 24.771 2.35361 24.2455 6.01899ZM33.8541 7.14105C38.8835 10.6568 40.3098 12.1529 41.8862 15.3694C44.2884 20.3813 45.0391 26.4404 43.6878 30.9287L42.6369 34.2948L40.6851 30.1058C39.409 27.2633 36.7066 23.8971 32.2777 19.4836C28.7495 15.8931 25.4466 12.9758 24.9962 12.9758C24.1704 12.9758 24.4707 7.88909 25.5967 3.47567C26.0471 1.53077 25.5967 1.30636 33.8541 7.14105ZM9.75757 25.4679C10.4332 26.6648 11.6343 27.9365 12.3099 28.4601C13.0605 28.9838 13.8112 30.1058 14.0364 30.9287C14.4117 32.2751 14.0364 32.4247 10.5083 32.4247C6.98009 32.4247 6.37956 32.2003 3.67715 29.4326C2.10074 27.7869 0.899672 26.2908 1.12487 26.1412C1.72541 25.5428 6.60476 23.5231 7.50556 23.4483C8.03103 23.4483 9.0069 24.3459 9.75757 25.4679ZM19.7415 37.0625C24.0954 41.102 25.3715 41.9248 30.6262 44.0193C33.4037 45.1414 33.5538 45.2909 32.3528 46.413C30.7013 48.0587 22.4439 48.6571 18.6905 47.3855C15.4627 46.3383 3.75222 35.7161 4.95329 34.968C6.22942 34.1452 10.1329 33.3223 12.9854 33.2476C15.0123 33.1728 16.2884 33.9208 19.7415 37.0625Z" koffice:nodeTypes="ccccccccccccccccccccccccccccccccccccccccccccccccccc"/>
                  <draw:path draw:style-name="gr35" draw:id="shape231" draw:name="path3041" draw:layer="g2135" svg:width="54.77427208145pt" svg:height="48.62743306883pt" draw:transform="matrix(0.03132557007 0.01140156070 -0.01873509074 0.05147415923 77.55093045525pt 39.14419826564pt)" svg:viewBox="0 0 55 49" svg:d="M26.2289 0.0650749C25.93 0.438049 26.2289 2.07913 26.8267 3.72022C28.1718 7.52455 28.0971 8.64347 26.7519 11.2543C26.1542 12.4478 25.6311 14.7603 25.6311 16.3268C25.6311 17.9678 25.2574 20.3549 24.7344 21.6975L23.9124 24.0846L21.4465 22.5181C20.1013 21.6229 18.831 20.2056 18.6068 19.3851C17.9343 17.1472 18.2332 12.3732 19.1299 7.82293C19.8024 4.61535 20.3256 3.72022 21.3717 3.79481C22.4926 3.944 22.5674 3.72022 21.7453 2.82508C20.9981 1.85535 20.6992 1.85535 19.8772 3.04886C19.3541 3.79481 18.6816 5.4359 18.4574 6.7786C18.009 9.24023 18.009 9.24023 15.842 8.19591C12.6287 6.48022 11.4331 6.7786 11.4331 9.24023C11.4331 11.7019 12.7035 15.6553 14.2727 18.117C15.9914 20.7279 16.0661 19.6089 14.3475 16.2522C12.3298 12.1494 11.6573 7.82293 13.0023 7.82293C13.6002 7.82293 14.7957 8.34509 15.6925 8.94185C17.0375 9.91159 17.2618 10.7322 17.1123 15.1332C17.0375 21.1008 16.5145 21.3992 9.49023 19.0121C7.17372 18.1916 5.08138 17.6694 4.8572 17.8187C4.5583 18.1916 5.75392 24.4576 6.57591 26.4716C6.87481 27.3668 6.35173 27.5905 3.51213 27.2922L0 27.0684L2.09233 30.6489C6.72536 38.7797 13.4507 43.6284 22.7167 45.5679C25.6311 46.1647 29.1432 47.209 30.4136 47.8803C32.207 48.85 32.5059 48.85 31.8334 48.0296C31.385 47.4328 29.6663 46.4631 28.0971 45.9409C23.8376 44.3743 19.7277 41.3906 14.3475 35.6468C8.96715 29.903 6.20228 25.0543 6.20228 21.3246C6.20228 19.3851 6.42645 18.9376 7.32317 19.3106C7.9957 19.5343 10.5364 20.2803 13.0771 20.9516C19.3541 22.5181 20.9981 23.4878 25.0333 27.8144C29.2927 32.3647 30.7125 35.05 31.9828 41.1668C32.5806 43.8522 33.1784 46.1647 33.4027 46.3884C34.3741 47.4328 34.6729 44.0014 33.8509 41.0922C32.5059 36.1689 34.5235 26.6208 38.7829 18.1916C40.651 14.4619 46.405 8.79266 47.3017 9.83699C47.6006 10.1354 48.572 13.343 49.5434 16.9235C51.5611 24.5322 51.2622 26.7701 47.6753 34.304C45.0599 39.6749 42.5939 42.8079 38.7081 45.6425C35.7938 47.7311 36.6158 48.4025 40.651 47.3581C44.238 46.3884 49.9918 41.0922 53.1304 35.8706L54.7743 33.036L51.86 33.5581L49.0204 34.0057L50.3654 30.0522C52.0842 24.9797 52.0842 22.9657 50.3654 16.9235C49.5434 14.1634 48.7215 10.9559 48.4225 9.83699L47.9743 7.74834L45.583 9.46402C44.238 10.3592 42.9676 11.4035 42.7434 11.7765C41.8467 13.0445 40.8005 11.6272 38.2599 5.95806C36.9147 2.89967 35.5697 0.363454 35.2708 0.363454C34.8972 0.363454 33.7763 1.25859 32.6554 2.37751L30.7125 4.46616L31.1609 2.37751C31.5345 0.960213 31.385 0.438049 30.8619 0.736428C30.4883 0.960213 30.1146 1.92994 30.1146 2.82508C30.1146 6.40563 28.8443 6.40563 27.7234 2.89967C27.1256 0.960213 26.4531 -0.307899 26.2289 0.0650749ZM37.0642 18.863C34.8972 23.1894 33.4027 27.6651 32.8048 31.0965L31.9081 36.4674L30.7125 33.4836C30.04 31.7678 28.5455 29.3809 27.4992 28.0381C25.4817 25.7256 25.4817 25.5765 26.3037 20.2803C27.574 11.8511 29.218 7.30077 32.207 4.0186L34.8972 0.960213L37.662 6.48022L40.4269 11.9256ZM8.74297 31.1711C17.8595 40.7192 20.9981 44.449 19.4288 43.9269C12.6287 41.9128 7.84625 38.3322 4.25939 32.7376C2.8396 30.5743 1.7187 28.5603 1.7187 28.3365C1.7187 28.1127 2.61542 27.9635 3.66158 27.9635C5.00666 27.9635 6.65063 29.0079 8.74297 31.1711ZM51.2622 37.0641C48.2732 41.8381 46.4797 43.6284 43.1917 45.2695L40.2027 46.836L43.1917 43.5539C44.8357 41.7635 47.0028 39.0036 47.8995 37.5117C49.394 35.1246 50.4402 34.3787 52.7567 34.0057C53.0556 34.0057 52.3831 35.3485 51.2622 37.0641Z" koffice:nodeTypes="ccccccccccccccccccccccccccccccccccccccccccccccccccccccccccccccccccccccccccccccccccccccc"/>
                  <draw:path draw:style-name="gr35" draw:id="shape232" draw:name="path3043" draw:layer="g2135" svg:width="3.48111873691pt" svg:height="4.78419103390pt" draw:transform="matrix(0.03132557007 0.01140156070 -0.01873509074 0.05147415923 78.19775178240pt 39.70140881834pt)" svg:viewBox="0 0 3 5" svg:d="M0.174008 0.50383C1.30327 2.96058 3.40046 5.49923 3.48112 4.59842C3.48112 4.10707 2.51319 2.63301 1.38393 1.32275C0.254669 -0.0694115 -0.309959 -0.396979 0.174008 0.50383Z" koffice:nodeTypes="cccc"/>
                  <draw:path draw:style-name="gr35" draw:id="shape233" draw:name="path3045" draw:layer="g2135" svg:width="64.86298638145pt" svg:height="68.65767069663pt" draw:transform="matrix(0.03132557007 0.01140156070 -0.01873509074 0.05147415923 76.66570991981pt 41.31304653339pt)" svg:viewBox="0 0 65 69" svg:d="M7.03672 2.32941C6.73752 3.89799 6.21391 6.43758 5.7651 8.08085L5.09189 10.9192L2.92266 8.90249L0.82824 6.88575L0.229831 10.3963C-0.443378 15.2514 0.379433 22.4968 2.47386 29.294C3.44627 32.4311 4.49349 36.6887 4.79269 38.7801C5.6903 45.6519 11.3004 53.7189 18.5561 58.7234C19.9025 59.6944 20.4261 60.9642 20.875 64.3255L21.4733 68.6577L21.3237 64.5495C21.249 62.3087 20.3513 56.7813 19.3789 52.225C17.0601 41.3943 17.7333 36.8381 23.119 25.7833L27.0086 17.8657L30.9731 25.858C36.2839 36.5392 36.8075 40.1246 33.9651 48.8637C32.8431 52.3744 31.5715 55.5862 31.1975 56.1091C30.8235 56.632 30.6738 57.3042 30.8235 57.6777C31.0478 57.9765 30.8983 58.7234 30.4495 59.3209C29.8511 60.2173 29.7763 60.1426 30.1503 58.9474C30.4495 58.1259 29.4023 58.8728 27.6818 60.8148C26.0362 62.6821 24.5402 64.8484 24.3157 65.6699C23.9417 67.0145 24.0165 67.0145 25.2134 65.5206C25.8866 64.6242 27.0834 62.981 27.8314 61.9352C28.5794 60.8895 29.4771 60.2173 29.7763 60.4413C30.8983 61.0389 31.9455 59.0969 34.4139 52.1504C37.8547 42.4401 40.024 38.6307 44.7365 33.8503C47.8781 30.7131 50.9449 28.6964 56.181 26.1568C60.1455 24.2894 63.5116 22.7208 63.6611 22.7208C64.2596 22.7208 62.0155 35.7177 60.7439 39.527C59.3227 44.0834 55.2834 50.5071 52.0669 53.4948C48.9254 56.4079 42.642 59.5451 36.7327 61.1883C34.1895 61.9352 31.8707 62.7569 31.6463 63.1303C31.2723 63.8026 37.1816 62.1593 42.642 60.0679C50.5709 57.1548 58.051 49.3866 61.1179 41.1703C62.4643 37.585 65.3816 22.0486 64.7831 21.5258C64.6336 21.3764 62.1651 22.4221 59.173 23.8412L53.8621 26.3809L54.311 21.3764C54.5354 18.6127 55.1338 14.8033 55.6574 12.7866C56.555 9.35065 56.555 9.27596 54.9842 9.72412C51.2441 10.8445 44.512 14.9527 40.4728 18.6874L36.0595 22.6462L36.2839 15.7743C36.5084 11.1433 36.3587 9.35065 35.9099 10.3963C35.5359 11.218 35.1619 13.3841 35.1619 15.2514C35.0872 19.0608 33.5163 26.4555 32.7683 26.4555C32.4691 26.4555 31.1226 24.2894 29.7763 21.6004C27.3078 16.9695 26.1858 15.6996 26.0362 17.6417C26.0362 18.1646 25.2882 16.596 24.3157 14.0564C23.4182 11.5914 21.6977 8.30493 20.501 6.73636L18.3316 3.89799L17.1349 6.2135L15.9381 8.52902L13.0956 4.79431C11.5248 2.70288 9.57996 0.686137 8.83195 0.312667C7.63513 -0.35958 7.41073 -0.0608036 7.03672 2.32941ZM12.1232 4.64493C14.9656 8.15555 21.1741 19.9572 21.997 23.4678L22.4457 25.3351L21.0993 23.4678C18.7057 20.0319 12.198 14.131 8.23354 11.8156C6.28871 10.6952 6.21391 10.3217 6.73752 7.85677C7.03672 6.36289 7.48553 4.27146 7.78473 3.07635C8.00914 1.95594 8.45794 1.05961 8.75715 1.05961C9.05635 1.13431 10.5524 2.70288 12.1232 4.64493ZM22.5205 11.8902C24.6897 16.4466 25.1386 19.285 23.9417 21.1523C22.9694 22.7208 16.8356 9.72412 17.4341 7.33391C17.8829 5.69064 18.1073 5.54125 19.1545 6.43758C19.8277 6.96044 21.3237 9.42534 22.5205 11.8902ZM9.28075 14.2804C14.068 17.4923 18.9301 22.3474 20.2017 25.2605C20.875 26.605 20.6505 27.6507 19.4537 30.0409C17.4341 33.9997 16.3121 42.1413 17.0601 47.5193C17.3593 49.9095 17.3593 51.8515 17.0601 51.8515C16.0876 51.8515 10.702 44.905 8.23354 40.5728C3.29667 31.8335 -0.218975 17.567 0.977842 11.218L1.50144 8.37963L3.14707 9.79881C4.04468 10.6205 6.81232 12.6371 9.28075 14.2804ZM54.4606 14.2804C54.0866 16.2972 53.6378 19.7331 53.4134 21.9739C52.9646 26.0075 52.8898 26.1568 48.5513 28.8458C46.0829 30.4144 42.7168 33.4021 40.9216 35.7177C39.2012 37.9585 37.5556 39.6764 37.2564 39.4524C36.8824 39.303 36.4335 37.5103 36.1344 35.5682C35.9099 33.6262 35.1619 30.9372 34.6383 29.518C33.6659 27.2772 33.7407 26.829 35.1619 24.8123C38.3036 20.4054 51.6181 10.7698 54.6102 10.7698C54.8346 10.7698 54.7598 12.3384 54.4606 14.2804ZM14.2924 50.8058C17.0601 53.6442 18.7057 55.8851 18.4813 56.7066C18.3316 57.7524 17.5089 57.3042 14.4421 54.3912C10.328 50.5071 7.03672 45.4279 6.28871 41.7678C5.83991 39.8259 6.06431 39.9752 7.78473 42.8882C8.83195 44.7556 11.7492 48.341 14.2924 50.8058Z" koffice:nodeTypes="cccccccccccccccccccccccccccccccccccccccccccccccccccccccccccccccccccccccccccccccccccccccccccccccccc"/>
                  <draw:path draw:style-name="gr35" draw:id="shape234" draw:name="path3061" draw:layer="g2135" svg:width="65.49892363520pt" svg:height="46.58785138467pt" draw:transform="matrix(0.03132557007 0.01140156070 -0.01873509074 0.05147415923 74.59970780113pt 44.46419903030pt)" svg:viewBox="0 0 65 47" svg:d="M32.7516 2.53473C24.6953 7.97695 17.9004 19.3154 15.8253 28.4046C15.676 30.7156 13.2382 32.6527 13.6111 32.429C13.9095 33.5454 16.2036 32.3795 17.2385 28.7021C19.1975 21.7407 24.6207 9.24432 31.7072 4.2494C33.8705 2.75839 36.0338 1.49102 36.4068 1.49102C36.7798 1.49102 36.9289 4.32396 36.7798 7.97695C36.6305 12.9718 36.1083 15.3575 34.7657 18.1158C32.5278 22.6635 26.4856 29.3731 22.2337 31.8333C18.6531 33.9207 18.3547 34.8153 21.6369 33.5479C25.292 32.1315 33.9451 23.1108 36.2576 18.265C37.4511 15.8048 38.4208 13.3446 38.4208 12.8228C38.4208 12.3009 39.316 11.4808 40.5095 11.0335C43.1949 9.98981 56.5475 6.63503 56.8459 7.00779C57.4426 7.6042 51.7462 19.6752 49.8814 22.1353C47.0468 25.7883 40.2586 31.0068 36.9018 32.0505C35.3353 32.4979 31.9623 34.3346 29.4694 34.8016C26.7568 35.3098 25.9427 35.3509 22.7762 35.6965L20.145 37.2755L22.7558 36.8282C24.1731 36.6045 27.7537 36.1572 30.5883 35.859C38.8002 32.9793 41.9542 31.1831 47.3318 27.0215L50.8244 24.0325L57.5172 24.3782L62.9626 24.8254L60.4264 27.882C59.0091 29.5968 56.3983 32.8024 54.608 35.0389C52.8923 37.2755 50.4307 39.6611 49.1625 40.4067C45.582 42.494 37.7495 44.2087 31.1851 44.2087C25.2175 44.2832 25.0683 44.2087 22.0845 41.5249C19.0261 38.7665 17.8325 38.2446 17.385 39.4374C17.3104 39.8102 14.6996 40.9285 11.7904 42.0467C5.97193 44.0596 4.70381 43.5377 8.0606 40.4067C9.32871 39.2138 10.6593 39.2187 13.3447 39.0696C13.3447 39.0696 18.9865 40.3403 19.0429 39.1697C19.099 38.005 13.4214 38.0963 13.4214 38.0963C10.7697 38.2534 10.1546 38.1647 12.2386 35.4272C14.6867 33.8732 15.653 30.8403 14.3205 31.5032C11.06 35.4836 8.94762 37.0606 4.03245 41.8977C-0.660278 45.1833 -1.54595 46.5212 2.91353 44.1342C6.55719 40.3456 7.15191 39.901 5.22598 43.0159C4.55462 45.3269 5.67355 45.2525 12.8347 42.494C18.504 40.2575 18.6531 40.2575 20.0704 41.674C21.4878 43.0904 21.4131 43.165 18.5785 44.3578C12.5363 46.8925 14.1774 47.0417 16.9374 45.9234C21.5623 44.0596 22.3082 43.9851 26.2618 44.7306C31.2597 45.6252 39.5397 44.8051 45.582 42.7922C50.2069 41.3012 53.4145 38.5429 58.1139 31.9078C60.0534 29.1494 62.5151 26.242 63.5594 25.4965L65.4989 24.0799L58.9345 23.6327C55.354 23.409 52.2209 23.0362 52.0718 22.8126C51.9226 22.6635 52.2955 21.4706 52.9669 20.2033C53.5637 18.9359 55.1301 15.1338 56.3237 11.8536L58.5615 5.74042L55.9507 6.26228C54.5334 6.48593 52.1463 6.93324 50.729 7.15689L48.1182 7.67875L49.2371 4.92036C49.8339 3.42934 50.2069 2.23653 49.9831 2.23653C49.8339 2.23653 49.1625 3.42934 48.5658 4.84581C47.2976 7.7533 45.8057 8.34971 46.3279 5.74042C46.5517 4.54761 46.3279 4.77126 45.4327 6.48593C44.6868 7.82785 43.2695 9.16977 42.2252 9.61707C41.1809 9.98981 39.689 10.5117 38.8684 10.8099C37.6002 11.4063 37.5257 11.0335 37.8241 5.74042C37.9732 2.08743 37.8241 0 37.3019 0C36.8543 0 34.8403 1.11826 32.7516 2.53473Z" koffice:nodeTypes="cccccccccccccccccccccccccccccccccccccccccccccccccccccccccccccccccccc"/>
                  <draw:path draw:style-name="gr35" draw:id="shape235" draw:name="path3079" draw:layer="g2135" svg:width="4.22936665976pt" svg:height="0.56959229868pt" draw:transform="matrix(0.03132557007 0.01140156070 -0.01873509074 0.05147415923 72.31581523862pt 47.00707019198pt)" svg:viewBox="0 0 4 1" svg:d="M0.441616 0.508616L4.22937 0C4.22937 0 -1.62443 0.791181 0.441616 0.508616Z" koffice:nodeTypes="ccc"/>
                </draw:g>
              </draw:g>
              <draw:path draw:style-name="gr38" draw:id="shape236" draw:name="path1393" draw:layer="g2135" svg:width="11.89380102411pt" svg:height="4.81076530250pt" draw:transform="matrix(0.02921793437 0.01063444501 -0.01747456313 0.04801089343 74.06161260163pt 46.56201775964pt)" svg:viewBox="0 0 12 5" svg:d="M3.49536 0.274868C0.996513 1.95069 -1.58271 5.25957 1.21291 4.75995C3.33349 4.5516 11.2738 1.86328 11.8938 0.11822C8.85431 0.417874 6.35813 -0.399629 3.49536 0.274868Z" koffice:nodeTypes="cccc"/>
            </draw:g>
            <draw:g draw:style-name="gr1" draw:id="shape237" draw:name="g3480" svg:y="7.19813825499pt">
              <draw:path draw:style-name="gr37" draw:id="shape238" draw:name="path3859" draw:layer="g2135" svg:width="25.04858426291pt" svg:height="25.05335695424pt" draw:transform="matrix(-0.10497215626 0.06307372682 0.06307372682 0.10497215626 69.94528207611pt 42.84450288260pt)" svg:viewBox="0 0 25 25" svg:d="M5.72886 8.49223C5.72886 8.49223 1.75835 10.9745 0.380306 8.10645C-0.943194 5.23837 1.53887 3.30946 2.4753 2.37029C3.4676 1.43377 7.49264 -0.331516 9.36816 0.0542701C11.2982 0.441379 14.9362 0.827158 16.8663 4.85258C18.7962 8.87934 19.7328 11.9669 20.2847 15C20.8913 18.0889 22.7655 20.0191 23.7578 20.7361C24.1448 21.0673 25.467 22.1143 24.9163 23.3289C24.089 25.0928 23.7578 25.3681 21.4433 24.7616C19.1275 24.2108 15.7076 23.0522 13.6127 20.1841C11.5177 17.3173 8.04465 17.4822 7.49264 17.4822C5.72886 17.4822 4.40536 17.3173 1.75835 18.8604C1.75835 18.8604 1.3726 16.5444 2.69611 15.6065C4.01961 14.6142 5.56259 11.1953 5.72886 8.49223Z" koffice:nodeTypes="cccccccccccccc"/>
              <draw:path draw:style-name="gr39" draw:id="shape239" draw:name="path3861" draw:layer="g2135" svg:width="25.04858426291pt" svg:height="25.05335695424pt" draw:transform="matrix(-0.10497215626 0.06307372682 0.06307372682 0.10497215626 69.94528207611pt 42.84450288260pt)" svg:viewBox="0 0 25 25" svg:d="M5.72886 8.49223C5.72886 8.49223 1.75835 10.9745 0.380306 8.10645C-0.943194 5.23837 1.53887 3.30946 2.4753 2.37029C3.4676 1.43377 7.49264 -0.331516 9.36816 0.0542701C11.2982 0.441379 14.9362 0.827158 16.8663 4.85258C18.7962 8.87934 19.7328 11.9669 20.2847 15C20.8913 18.0889 22.7655 20.0191 23.7578 20.7361C24.1448 21.0673 25.467 22.1143 24.9163 23.3289C24.089 25.0928 23.7578 25.3681 21.4433 24.7616C19.1275 24.2108 15.7076 23.0522 13.6127 20.1841C11.5177 17.3173 8.04465 17.4822 7.49264 17.4822C5.72886 17.4822 4.40536 17.3173 1.75835 18.8604C1.75835 18.8604 1.3726 16.5444 2.69611 15.6065C4.01961 14.6142 5.56259 11.1953 5.72886 8.49223Z" koffice:nodeTypes="cccccccccccccc"/>
              <draw:path draw:style-name="gr37" draw:id="shape240" draw:name="path3863" draw:layer="g2135" svg:width="11.68768300560pt" svg:height="4.86851408486pt" draw:transform="matrix(-0.10497215626 0.06307372682 0.06307372682 0.10497215626 70.86205782493pt 44.78795977405pt)" svg:viewBox="0 0 12 5" svg:d="M11.6877 2.98318C9.62216 -0.176147 6.19794 0.00563956 5.6537 0.00563956C3.9147 0.00563956 2.6098 -0.176147 0 1.52447C0 1.52447 0.27278 2.31467 0.653108 2.86151C1.03342 3.4098 2.82749 4.86851 5.70877 4.86851C8.64382 4.86851 11.6877 2.98318 11.6877 2.98318Z" koffice:nodeTypes="cccccc"/>
              <draw:path draw:style-name="gr40" draw:id="shape241" draw:name="path3865" draw:layer="g2135" svg:width="11.68768300560pt" svg:height="4.86851408486pt" draw:transform="matrix(-0.10497215626 0.06307372682 0.06307372682 0.10497215626 70.86205782493pt 44.78795977405pt)" svg:viewBox="0 0 12 5" svg:d="M11.6877 2.98318C9.62216 -0.176147 6.19794 0.00563956 5.6537 0.00563956C3.9147 0.00563956 2.6098 -0.176147 0 1.52447C0 1.52447 0.27278 2.31467 0.653108 2.86151C1.03342 3.4098 2.82749 4.86851 5.70877 4.86851C8.64382 4.86851 11.6877 2.98318 11.6877 2.98318Z" koffice:nodeTypes="cccccc"/>
              <draw:path draw:style-name="gr37" draw:id="shape242" draw:name="path3867" draw:layer="g2135" svg:width="8.64729095715pt" svg:height="2.80979118318pt" draw:transform="matrix(-0.10497215626 0.06307372682 0.06307372682 0.10497215626 69.69643672011pt 43.79122080785pt)" svg:viewBox="0 0 9 3" svg:d="M0 2.80979C0.515326 2.43684 1.43131 0.570788 2.80598 0.19783C4.18065 -0.122389 7.38728 -0.335873 8.64729 1.90441L0 2.80979" koffice:nodeTypes="cccc"/>
              <draw:path draw:style-name="gr39" draw:id="shape243" draw:name="path3869" draw:layer="g2135" svg:width="8.64729095715pt" svg:height="2.80979118318pt" draw:transform="matrix(-0.10497215626 0.06307372682 0.06307372682 0.10497215626 69.69643672011pt 43.79122080785pt)" svg:viewBox="0 0 9 3" svg:d="M0 2.80979C0.515326 2.43684 1.43131 0.570788 2.80598 0.19783C4.18065 -0.122389 7.38728 -0.335873 8.64729 1.90441" koffice:nodeTypes="ccc"/>
              <draw:path draw:style-name="gr37" draw:id="shape244" draw:name="path13298" draw:layer="g2135" svg:width="20.76881782272pt" svg:height="3.52168055096pt" draw:transform="matrix(-0.10497215626 0.06307372682 0.06307372682 0.10497215626 70.74996885201pt 44.66713408687pt)" svg:viewBox="0 0 21 4" svg:d="M2.31703e-14 0.715563C2.31703e-14 0.715563 2.91822 0 5.33134 0C6.34289 0 10.1589 0.656536 12.7413 1.25404C14.9865 1.73061 16.6711 3.52168 20.7688 3.52168L0 0.715563" koffice:nodeTypes="ccccc"/>
              <draw:path draw:style-name="gr39" draw:id="shape245" draw:name="path13300" draw:layer="g2135" svg:width="20.76881782272pt" svg:height="3.52168055096pt" draw:transform="matrix(-0.10497215626 0.06307372682 0.06307372682 0.10497215626 70.74996885201pt 44.66713408687pt)" svg:viewBox="0 0 21 4" svg:d="M0 0.715563C0 0.715563 2.91822 0 5.33134 0C6.34289 0 10.1589 0.656536 12.7413 1.25404C14.9865 1.73061 16.6711 3.52168 20.7688 3.52168" koffice:nodeTypes="cccc"/>
              <draw:path draw:style-name="gr37" draw:id="shape246" draw:name="path3875" draw:layer="g2135" svg:width="5.71029921792pt" svg:height="0.59404631354pt" draw:transform="matrix(-0.10497215626 0.06307372682 0.06307372682 0.10497215626 70.59157359494pt 44.65219093995pt)" svg:viewBox="0 0 6 1" svg:d="M0 0C0.825092 0.0839864 1.64876 0.168996 2.82604 0.0839864C3.94368 0 4.76876 0.424026 5.7103 0.594046L0 1.75247e-14" koffice:nodeTypes="cccc"/>
              <draw:path draw:style-name="gr39" draw:id="shape247" draw:name="path3877" draw:layer="g2135" svg:width="5.71029921792pt" svg:height="0.59404631354pt" draw:transform="matrix(-0.10497215626 0.06307372682 0.06307372682 0.10497215626 70.59157359494pt 44.65219093995pt)" svg:viewBox="0 0 6 1" svg:d="M0 0C0.825092 0.0839864 1.64876 0.168996 2.82604 0.0839864C3.94368 0 4.76876 0.424026 5.7103 0.594046" koffice:nodeTypes="ccc"/>
            </draw:g>
            <draw:g draw:style-name="gr1" draw:id="shape248" draw:name="g2502" svg:y="8.19750162730pt">
              <draw:path draw:style-name="gr41" draw:id="shape249" draw:name="path2500" draw:layer="g2135" svg:width="52.25805362292pt" svg:height="56.94536383863pt" draw:transform="matrix(0.13439623882 -0.02128633165 0.02128633165 0.13439623882 72.21492259341pt 46.33901355555pt)" svg:viewBox="0 0 52 57" svg:d="M1.87241 56.8618C2.61513 56.0116 51.6916 2.12964 52.2581 1.49904C51.824 1.11331 50.9862 0.3666 50.5938 0C50.0451 0.592188 0.846489 54.5273 0.0544951 55.3719C-0.419093 55.103 2.36345 57.4061 1.87241 56.8618Z" koffice:nodeTypes="ccccc"/>
              <draw:g draw:style-name="gr1" draw:id="shape250" draw:name="g2595" svg:y="0.00000000000pt">
                <draw:g draw:style-name="gr1" draw:id="shape251" draw:name="g3437" svg:y="0.00000000000pt">
                  <draw:path draw:style-name="gr42" draw:id="shape252" draw:name="path2399" draw:layer="g2135" svg:width="7.89825790711pt" svg:height="7.16860177848pt" draw:transform="matrix(-0.16009880342 0.03843616162 -0.03843616162 -0.16009880342 79.52800379226pt 45.23288073514pt)" svg:viewBox="0 0 8 7" svg:d="M2.58658 0C3.81027 1.36312 6.05836 3.06516 7.89388 2.79254C8.04684 5.38247 4.14635 7.63162 2.76971 7.08637C3.61099 4.36013 -0.0753055 2.16194 0.00117472 2.16194Z" koffice:nodeTypes="ccccc"/>
                </draw:g>
                <draw:path draw:style-name="gr43" draw:id="shape253" draw:name="path720" draw:layer="g2135" svg:width="25.62610595249pt" svg:height="18.30168573261pt" draw:transform="matrix(-0.04483689814 0.06904265842 -0.06904265842 -0.04483689814 81.20039421087pt 45.05469618991pt)" svg:viewBox="0 0 26 18" svg:d="M9.61324 18.3017C9.79716 15.4635 9.34305 14.6623 8.9262 11.1574C8.51716 7.71816 2.30791 7.42213 0 6.83818C0 6.83818 5.44289 -0.00108888 12.6792 1.30038e-07C19.9155 0.000806807 24.2466 3.46085 25.6261 7.79911C25.6261 7.79911 17.0821 7.36994 16.3609 10.8812C15.6619 14.2837 16.0006 15.0484 16.0712 17.8382" koffice:nodeTypes="ccccccc"/>
                <draw:rect draw:style-name="gr43" draw:id="shape254" draw:name="rect2593" draw:layer="g2135" svg:width="9.89949600000pt" svg:height="5.09116896000pt" draw:transform="matrix(-0.04483689814 0.06904265842 -0.06904265842 -0.04483689814 79.74425308030pt 44.89006995012pt)"/>
              </draw:g>
            </draw:g>
            <draw:g draw:style-name="gr1" draw:id="shape255" draw:name="g1994" svg:y="8.75485464347pt">
              <draw:path draw:style-name="gr26" draw:id="shape256" draw:name="path1996" draw:layer="g2135" svg:width="24.89731366195pt" svg:height="39.50814139890pt" draw:transform="matrix(-0.13607141400 0.00000000000 0.00000000000 0.13607141400 83.20844383844pt 44.83164109060pt)" svg:viewBox="0 0 25 40" svg:d="M24.8973 39.4991C24.7551 34.224 23.328 25.3834 23.2571 19.3718L7.61182 0C7.61182 0 5.68077 14.8972 0 23.1645L24.8973 39.5081" koffice:nodeTypes="ccccc"/>
              <draw:path draw:style-name="gr27" draw:id="shape257" draw:name="path1998" draw:layer="g2135" svg:width="6.01666956204pt" svg:height="21.31736205634pt" draw:transform="matrix(-0.13607141400 0.00000000000 0.00000000000 0.13607141400 83.11989291650pt 45.08105346104pt)" svg:viewBox="0 0 6 21" svg:d="M6.01667 0C5.44012 7.21124 3.1961 14.8567 0 21.3174" koffice:nodeTypes="cc"/>
              <draw:path draw:style-name="gr28" draw:id="shape258" draw:name="path2000" draw:layer="g2135" svg:width="15.14094956640pt" svg:height="27.18203863886pt" draw:transform="matrix(-0.13607141400 0.00000000000 0.00000000000 0.13607141400 81.45009636960pt 46.55087728078pt)" svg:viewBox="0 0 15 27" svg:d="M13.1531 27.182C13.8164 23.5853 14.6126 19.5408 15.1409 11.9723L5.00124 0C5.04175 4.7701 0.319611 11.8939 0 20.7866" koffice:nodeTypes="cccc"/>
              <draw:path draw:style-name="gr29" draw:id="shape259" draw:name="path2002" draw:layer="g2135" svg:width="8.51889176501pt" svg:height="19.30772061296pt" draw:transform="matrix(-0.13607141400 0.00000000000 0.00000000000 0.13607141400 79.81302146469pt 48.14152380759pt)" svg:viewBox="0 0 9 19" svg:d="M4.72831 19.299C5.92305 13.0065 4.16248 15.1653 8.51889 6.45097L2.85793 0C1.0647 5.93203 -0.142651 9.74767 0.0135739 14.9628L4.73749 19.3077" koffice:nodeTypes="ccccc"/>
              <draw:path draw:style-name="gr16" draw:id="shape260" draw:name="path2004" draw:layer="g2135" svg:width="25.99407411859pt" svg:height="30.80330670000pt" draw:transform="matrix(-0.13607141400 0.00000000000 0.00000000000 0.13607141400 82.19535297265pt 44.80566777910pt)" svg:viewBox="0 0 26 31" svg:d="M25.9941 30.8033L0 0" koffice:nodeTypes="cc"/>
              <draw:path draw:style-name="gr27" draw:id="shape261" draw:name="path2006" draw:layer="g2135" svg:width="2.96820867328pt" svg:height="13.92981273126pt" draw:transform="matrix(-0.13607141400 0.00000000000 0.00000000000 0.13607141400 79.19130001148pt 48.96809451050pt)" svg:viewBox="0 0 3 14" svg:d="M2.96821 0C1.4891 4.94966 1.51081 6.79225 0 13.9298" koffice:nodeTypes="cc"/>
            </draw:g>
            <draw:g draw:style-name="gr1" draw:id="shape262" draw:name="g2008" svg:y="11.11950370950pt">
              <draw:path draw:style-name="gr26" draw:id="shape263" draw:name="path2010" draw:layer="g2135" svg:width="58.77637042643pt" svg:height="108.62096070674pt" draw:transform="matrix(-0.13607141400 0.00000000000 0.00000000000 0.13607141400 86.08426984941pt 47.24205148391pt)" svg:viewBox="0 0 59 109" svg:d="M19.5327 72.5547C17.6318 65.9901 20.2125 53.1112 19.9256 44.8591C19.7105 39.5358 23.0796 19.519 23.0078 13.4642L4.45336 0C4.45336 0 3.64543 21.8772 1.50996 45.7074C-0.411542 57.9472 -0.398817 68.2724 0.981747 77.6152C2.95425 90.8955 4.89177 97.2068 9.50905 102.824C17.7036 112.678 35.3491 106.985 35.3491 106.985C50.2141 103.411 58.7764 92.5319 58.7764 92.5319C58.7764 92.5319 53.9416 93.8591 46.1079 94.7841C28.9393 93.3867 20.2681 94.2189 19.7341 73.7513" koffice:nodeTypes="ccccccccccc"/>
              <draw:path draw:style-name="gr28" draw:id="shape264" draw:name="path2012" draw:layer="g2135" svg:width="55.79015253056pt" svg:height="86.31154195471pt" draw:transform="matrix(-0.13607141400 0.00000000000 0.00000000000 0.13607141400 84.28971567778pt 48.64569343360pt)" svg:viewBox="0 0 56 86" svg:d="M55.5057 75.3914L55.7902 75.2475C52.5992 76.6451 48.1492 78.1891 48.1492 78.1891L37.7772 79.1235C15.2787 79.7392 18.0951 63.4324 18.9873 37.1232C19.2008 27.1392 20.8915 14.5652 20.456 10.1135L5.37403 0C0.454645 16.2691 1.98787 27.6509 1.00336 35.9741C0.489324 44.9392 -1.144 62.4471 1.33962 70.0866C4.85472 87.8593 16.7428 87.1352 32.8352 85.5724C40.8183 84.7971 45.1138 82.3945 45.1138 82.3945L55.4968 75.4005" koffice:nodeTypes="cccccccccccc"/>
              <draw:path draw:style-name="gr29" draw:id="shape265" draw:name="path2014" draw:layer="g2135" svg:width="42.71823455919pt" svg:height="71.72283125917pt" draw:transform="matrix(-0.13607141400 0.00000000000 0.00000000000 0.13607141400 82.44645670332pt 49.68835969337pt)" svg:viewBox="0 0 43 72" svg:d="M42.7182 67.1073C39.5655 68.9915 34.9265 70.3817 34.9265 70.3817L24.3039 71.5927C7.82395 73.2065 -1.82363 59.8455 0.288086 29.633C0.302044 18.9595 0.598466 14.2186 3.78901 0L12.8464 6.13376L12.8464 7.118C12.3344 10.3093 11.0385 17.7724 11.0385 21.1858C11.0385 45.4436 24.3273 64.0757 42.4308 67.2393L42.7182 67.0983" koffice:nodeTypes="cccccccccc"/>
              <draw:path draw:style-name="gr16" draw:id="shape266" draw:name="path2016" draw:layer="g2135" svg:width="69.35944441987pt" svg:height="108.18770252894pt" draw:transform="matrix(-0.13607141400 0.00000000000 0.00000000000 0.13607141400 86.09614887160pt 47.24081051262pt)" svg:viewBox="0 0 69 108" svg:d="M69.3594 85.289L69.0737 85.4306C51.6435 83.541 37.8654 63.5828 37.8654 39.248C37.8654 35.825 38.1512 32.5446 38.6601 29.3445L39.6627 23.7534L4.53181 0C4.53181 0 3.95198 20.9013 1.39978 45.2505C-0.513952 57.7486 -0.309678 70.5382 1.07445 79.8623C3.03875 93.1161 5.16897 96.6124 9.76757 102.219C17.929 112.052 35.3027 106.772 35.3027 106.772C50.1075 103.205 59.0605 92.3495 59.0605 92.3495L63.7397 88.9546L69.0648 85.645L69.3505 85.5035" koffice:nodeTypes="cccccccccccccc"/>
              <draw:path draw:style-name="gr30" draw:id="shape267" draw:name="path2018" draw:layer="g2135" svg:width="15.42640310130pt" svg:height="22.39055007185pt" draw:transform="matrix(-0.13607141400 0.00000000000 0.00000000000 0.13607141400 84.79999279087pt 48.89378427846pt)" svg:viewBox="0 0 15 22" svg:d="M0 0C1.49526 3.0109 10.4241 19.3087 15.4264 22.3906" koffice:nodeTypes="cc"/>
              <draw:path draw:style-name="gr30" draw:id="shape268" draw:name="path2020" draw:layer="g2135" svg:width="17.34605000000pt" svg:height="22.55184992793pt" draw:transform="matrix(-0.13607141400 0.00000000000 0.00000000000 0.13607141400 84.59157166176pt 50.32989831039pt)" svg:viewBox="0 0 17 23" svg:d="M0 0C1.49512 3.09328 12.4238 21.515 17.3461 22.5518" koffice:nodeTypes="cc"/>
              <draw:path draw:style-name="gr30" draw:id="shape269" draw:name="path2022" draw:layer="g2135" svg:width="12.32073672148pt" svg:height="15.40878780800pt" draw:transform="matrix(-0.13607141400 0.00000000000 0.00000000000 0.13607141400 84.93817494464pt 54.11330954809pt)" svg:viewBox="0 0 12 15" svg:d="M0 0C2.47978 3.61188 4.9509 10.7686 12.3207 15.4088" koffice:nodeTypes="cc"/>
              <draw:path draw:style-name="gr30" draw:id="shape270" draw:name="path2024" draw:layer="g2135" svg:width="29.63769652056pt" svg:height="18.37711479200pt" draw:transform="matrix(-0.13607141400 0.00000000000 0.00000000000 0.13607141400 84.45342107655pt 56.86547363909pt)" svg:viewBox="0 0 30 18" svg:d="M0 0C5.05474 5.58892 17.563 17.8725 29.6377 18.3771" koffice:nodeTypes="cc"/>
              <draw:path draw:style-name="gr30" draw:id="shape271" draw:name="path2026" draw:layer="g2135" svg:width="31.70395161290pt" svg:height="14.23445068377pt" draw:transform="matrix(-0.13607141400 0.00000000000 0.00000000000 0.13607141400 84.45342107655pt 58.10396299217pt)" svg:viewBox="0 0 32 14" svg:d="M0 0C2.57598 3.47151 8.16025 19.7052 31.704 12.338" koffice:nodeTypes="cc"/>
              <draw:path draw:style-name="gr30" draw:id="shape272" draw:name="path2028" draw:layer="g2135" svg:width="33.79472677045pt" svg:height="19.27748551719pt" draw:transform="matrix(-0.13607141400 0.00000000000 0.00000000000 0.13607141400 84.93817494464pt 58.51968837623pt)" svg:viewBox="0 0 34 19" svg:d="M0 0C1.51844 3.92622 13.1238 25.7958 33.7947 17.3568" koffice:nodeTypes="cc"/>
              <draw:path draw:style-name="gr31" draw:id="shape273" draw:name="path2030" draw:layer="g2135" svg:width="2.75990444542pt" svg:height="35.71268720636pt" draw:transform="matrix(-0.13607141400 0.00000000000 0.00000000000 0.13607141400 85.85072086803pt 47.32910636722pt)" svg:viewBox="0 0 3 36" svg:d="M2.7134 1.46643C2.7134 1.46643 1.98223 9.17643 1.91246 10.5589C1.57501 17.2452 1.73026 22.3047 1.99045 25.4542C1.97326 25.7943 3.05402 33.7937 2.68187 34.221C1.4128 35.9748 1.36802 36.1696 0.0306918 34.8716C-0.161246 34.6046 0.607548 26.4132 0.664406 25.2865C0.794022 24.0765 1.00324 14.5071 1.14529 10.3343C1.16026 8.68417 2.33139 0.561516 2.33139 0.561516C2.33139 0.561516 2.48723 -1.16825 2.70597 1.44419" koffice:nodeTypes="ccccccccc"/>
              <draw:path draw:style-name="gr32" draw:id="shape274" draw:name="path2032" draw:layer="g2135" svg:width="3.20725429125pt" svg:height="36.34882926270pt" draw:transform="matrix(-0.13607141400 0.00000000000 0.00000000000 0.13607141400 85.85402566660pt 47.32910636697pt)" svg:viewBox="0 0 3 36" svg:d="M2.95016 1.47944C2.95016 1.47944 2.16196 9.2578 2.08675 10.6525C1.72297 17.3981 1.89953 22.5028 2.17082 25.6799C2.15229 26.0231 3.56095 37.2562 3.12268 34.5349C1.75461 36.3043 1.47387 36.9719 0.0322248 35.6624C-0.174676 35.3931 0.68005 26.6474 0.741343 25.5107C0.881069 24.29 1.1066 14.6357 1.25974 10.4259C1.27587 8.76118 2.53836 0.566495 2.53836 0.566495C2.53836 0.566495 2.70635 -1.17861 2.94216 1.457L2.94216 1.457L2.95043 1.47943Z" koffice:nodeTypes="cccccccccccc"/>
              <draw:path draw:style-name="gr31" draw:id="shape275" draw:name="path2034" draw:layer="g2135" svg:width="5.66420556326pt" svg:height="34.44695802256pt" draw:transform="matrix(-0.13607141400 0.00000000000 0.00000000000 0.13607141400 86.20939422060pt 47.16009839269pt)" svg:viewBox="0 0 6 34" svg:d="M5.66421 0C5.66421 0 4.06475 9.33553 3.91979 14.692C3.71157 21.1899 3.45784 23.0278 3.55166 26.816C3.61331 27.0755 2.9767 31.71 2.78923 33.7249C2.65561 34.7635 2.92636 33.9909 2.77015 34.0686C1.567 34.8804 0.748774 34.2277 0.0153851 33.5874C-0.202245 33.4056 1.95991 27.7906 2.02301 26.652C3.16475 10.1623 5.33276 0.499258 5.33276 0.499258C5.33276 0.499258 4.46762 6.3496 5.66418 4.57726e-14" koffice:nodeTypes="ccccccccc"/>
              <draw:path draw:style-name="gr32" draw:id="shape276" draw:name="path2036" draw:layer="g2135" svg:width="5.64648829652pt" svg:height="34.46991151760pt" draw:transform="matrix(-0.13607141400 0.00000000000 0.00000000000 0.13607141400 86.20818684150pt 47.15861140427pt)" svg:viewBox="0 0 6 34" svg:d="M5.64591 0.0110033C5.64591 0.0110033 4.04897 9.34965 3.91366 14.7084C3.70576 21.2085 3.45243 23.0469 3.54611 26.8364C3.60766 27.096 2.97204 31.732 2.78486 33.7476C2.65146 34.7864 2.9218 34.0136 2.76582 34.0915C1.56455 34.9035 0.747601 34.2506 0.0153598 33.6101C-0.201921 33.4282 1.95684 27.8113 2.02044 26.6614C3.16039 10.1662 5.31559 0.499432 5.31559 0.499432C5.31559 0.499432 4.45181 6.3517 5.64649 0L5.64649 0L5.64588 0.0110355ZM4.95446 26.5615C4.95446 26.5615 3.6873 27.1965 3.54611 26.8364M3.49136 24.9137C3.49136 24.9137 4.57355 24.8819 4.74377 24.5455M4.68111 22.9369C4.68111 22.9369 3.88161 23.5124 3.66509 23.1458M4.66059 20.5663L3.89092 20.6025M4.7117 18.2736L3.86631 18.306M4.57937 15.0118C4.57937 15.0118 4.10196 15.2474 4.04525 14.8997M4.72972 12.2938L4.03966 12.2595M3.38012 26.9247C3.38012 26.9247 2.1373 27.1195 2.00037 26.6823M3.47947 23.7599C3.47947 23.7599 2.24121 23.8722 2.18937 23.4365M3.52974 21.4783C3.52974 21.4783 2.5233 21.5137 2.45228 21.4247M3.72735 19.2785L2.7254 19.2286M3.72174 16.6381L3.0364 16.5186M3.99898 14.3678C3.99898 14.3678 3.37505 14.5105 3.24285 14.1591M4.06948 11.7202C4.06948 11.7202 3.50698 12.1253 3.53086 11.6935M3.46277 25.4307C3.46277 25.4307 2.22999 25.444 2.25311 25.0259" koffice:nodeTypes="cccccccccccccccccccccccccccccccccccccccccc"/>
            </draw:g>
            <draw:g draw:style-name="gr1" draw:id="shape277" draw:name="g2355" svg:y="21.01503475038pt">
              <draw:path draw:style-name="gr19" draw:id="shape278" draw:name="path2357" draw:layer="g2135" svg:width="4.09295971435pt" svg:height="11.32232727273pt" draw:transform="matrix(-0.13717944352 0.00455612406 0.06062566601 0.54047851391 76.07032455641pt 57.07766191668pt)" svg:viewBox="0 0 4 11" svg:d="M1.04228 7.81606L1.04228 11.3223C1.04228 11.3223 2.47543 10.6649 2.80114 10.4458C3.12685 10.2266 4.36457 9.64224 4.03885 7.59692C4.03885 7.59692 3.32228 8.40044 2.80114 8.40044C1.88914 8.25434 1.04228 7.81606 1.04228 7.81606ZM1.23771 0C1.23771 0 0.130286 5.62464 0 6.13597C0 6.13597 1.23771 5.47855 2.34514 5.69769L2.80114 1.60704C2.80114 1.60704 1.69371 0.511331 1.23771 0Z" koffice:nodeTypes="ccccccccccc"/>
              <draw:path draw:style-name="gr20" draw:id="shape279" draw:name="path2359" draw:layer="g2135" svg:width="3.18322690560pt" svg:height="2.76480000000pt" draw:transform="matrix(-0.13717944352 0.00455612406 0.06062566601 0.54047851391 75.23244830011pt 59.68341249927pt)" svg:viewBox="0 0 3 3" svg:d="M1.92689 0.76032C1.15614 0.48384 0.192689 0.13824 0.0642298 0L0 1.17504C0 1.17504 2.50496 1.728 2.50496 2.7648L2.89034 2.55744L3.0188 2.14272C3.0188 2.14272 3.27572 1.45152 3.14726 1.0368C3.14726 1.0368 2.63342 0.96768 1.92689 0.76032Z" koffice:nodeTypes="cccccccc"/>
              <draw:path draw:style-name="gr21" draw:id="shape280" draw:name="path2361" draw:layer="g2135" svg:width="7.25834464457pt" svg:height="9.31904461265pt" draw:transform="matrix(-0.13717944352 0.00455612406 0.06062566601 0.54047851391 76.00829045705pt 57.93872154583pt)" svg:viewBox="0 0 7 9" svg:d="M0 9.24421C0 9.24421 4.03241 8.20163 3.37256 5.69944L3.66583 5.00438C3.66583 5.00438 3.9591 5.56043 4.69226 5.1434C5.35211 4.58735 5.13216 4.10082 5.13216 4.10082C5.13216 4.10082 6.52518 3.54477 7.25834 4.23983C7.25834 4.23983 6.96508 7.50658 6.96508 7.7846C6.96508 8.13213 6.89176 8.54916 6.89176 8.54916C6.89176 8.54916 5.86533 8.13213 5.13216 8.54916C4.32568 8.96619 3.00598 9.52223 0 9.24421ZM1.97955 0L1.46633 3.8923C1.46633 3.8923 3.0793 4.10082 3.66583 5.00438C3.9591 5.42142 4.47231 5.2129 4.69226 5.1434C4.91221 4.86537 4.47231 4.30933 4.47231 4.30933L4.32568 1.59862C4.32568 1.59862 2.1995 0.347527 1.97955 0Z" koffice:nodeTypes="ccccccccccccccccc"/>
              <draw:path draw:style-name="gr22" draw:id="shape281" draw:name="path2363" draw:layer="g2135" svg:width="3.19507447680pt" svg:height="6.24240000000pt" draw:transform="matrix(-0.13717944352 0.00455612406 0.06062566601 0.54047851391 75.76221750344pt 60.25170877166pt)" svg:viewBox="0 0 3 6" svg:d="M0 5.21424L0.0743041 6.2424C0.0743041 6.2424 1.41178 6.2424 2.15482 5.80176C3.04647 5.36112 3.19507 4.70016 3.19507 4.70016C3.19507 4.70016 2.00621 4.25952 1.41178 4.70016C0.817345 5.06736 0 5.21424 0 5.21424ZM0.965953 1.1016C1.56039 0.7344 1.56039 0.07344 1.41178 0L0.743041 0.22032C1.18886 0.66096 0.965953 1.1016 0.965953 1.1016Z" koffice:nodeTypes="cccccccccc"/>
              <draw:path draw:style-name="gr23" draw:id="shape282" draw:name="path2365" draw:layer="g2135" svg:width="7.75535049600pt" svg:height="9.08544986726pt" draw:transform="matrix(-0.13717944352 0.00455612406 0.06062566601 0.54047851391 75.69192341220pt 60.33277856930pt)" svg:viewBox="0 0 8 9" svg:d="M4.85025 0.578728C4.0924 0.217023 2.95562 0 2.95562 0L2.5767 4.55748C2.5767 4.55748 2.42513 5.71494 0 6.0043C0 6.0043 2.87984 9.98306 7.04802 8.89794C7.6543 8.75326 8.03323 7.52346 7.50273 6.80005C6.89645 6.0043 5.75967 4.91919 5.53232 4.48514C5.30496 3.97875 5.22918 3.47237 5.38075 2.67662C5.45653 2.38725 5.83546 1.73618 5.91124 1.66384C6.1386 1.5915 5.68389 1.01277 4.85025 0.578728Z" koffice:nodeTypes="cccccccccc"/>
              <draw:path draw:style-name="gr24" draw:id="shape283" draw:name="path2367" draw:layer="g2135" svg:width="2.73501211505pt" svg:height="8.01002057143pt" draw:transform="matrix(-0.13717944352 0.00455612406 0.06062566601 0.54047851391 74.99074693597pt 60.27794780013pt)" svg:viewBox="0 0 3 8" svg:d="M1.23113 0C1.23113 0 2.46857 0.385097 2.67481 0.385097C2.94979 0.385097 2.19358 8.01002 2.19358 8.01002C2.19358 8.01002 2.19358 7.31685 0.749903 5.69944C-0.418791 4.39011 -0.00631092 2.84972 0.543663 1.92549C0.543663 1.92549 1.43737 1.69443 1.23113 0Z" koffice:nodeTypes="cccccc"/>
              <draw:path draw:style-name="gr21" draw:id="shape284" draw:name="path2369" draw:layer="g2135" svg:width="2.90477193600pt" svg:height="2.49523200000pt" draw:transform="matrix(-0.13717944352 0.00455612406 0.06062566601 0.54047851391 75.54029355789pt 58.89261576732pt)" svg:viewBox="0 0 3 2" svg:d="M0 0C0 0 0.0708481 1.90426 0.141696 2.49523C0.141696 2.49523 1.98375 1.6416 2.83392 2.42957L2.90477 1.31328C2.90477 1.31328 0.708481 0.459648 0 0Z" koffice:nodeTypes="ccccc"/>
              <draw:path draw:style-name="gr25" draw:id="shape285" draw:name="path2371" draw:layer="g2135" svg:width="4.60384907544pt" svg:height="2.35005021937pt" draw:transform="matrix(-0.13717944352 0.00455612406 0.06062566601 0.54047851391 76.42757142987pt 60.11648630923pt)" svg:viewBox="0 0 5 2" svg:d="M4.60385 1.07621C4.60385 1.07621 3.08389 -0.899267 0.0439819 0.502683C-0.0941957 0.502683 0.113071 1.26739 0.389426 1.45856C0.596692 1.71346 1.70212 2.03209 2.18574 2.22326C3.08389 2.54189 3.77478 2.15954 3.77478 2.15954C3.77478 2.15954 4.46567 1.84091 4.60385 1.07621Z" koffice:nodeTypes="cccccc"/>
            </draw:g>
            <draw:g draw:style-name="gr1" draw:id="shape286" draw:name="g2038" svg:y="10.03121869176pt">
              <draw:path draw:style-name="gr26" draw:id="shape287" draw:name="path2040" draw:layer="g2135" svg:width="58.77637042643pt" svg:height="108.62096070674pt" draw:transform="matrix(-0.13607141400 0.00000000000 0.00000000000 0.13607141400 84.27214695775pt 46.15376646617pt)" svg:viewBox="0 0 59 109" svg:d="M19.5327 72.5547C17.6318 65.9901 20.2125 53.1112 19.9256 44.8591C19.7105 39.5358 21.8716 21.1236 21.7998 15.0688L4.45336 0C4.45336 0 3.64543 21.8772 1.50996 45.7074C-0.411542 57.9472 -0.398817 68.2724 0.981747 77.6152C2.95425 90.8955 4.89177 97.2068 9.50905 102.824C17.7036 112.678 35.3491 106.985 35.3491 106.985C50.2141 103.411 58.7764 92.5319 58.7764 92.5319C58.7764 92.5319 53.9416 93.8591 46.1079 94.7841C28.9393 93.3867 20.2681 94.2189 19.7341 73.7513" koffice:nodeTypes="ccccccccccc"/>
              <draw:path draw:style-name="gr28" draw:id="shape288" draw:name="path2042" draw:layer="g2135" svg:width="55.79015253056pt" svg:height="83.91128375483pt" draw:transform="matrix(-0.13607141400 0.00000000000 0.00000000000 0.13607141400 82.47759278612pt 47.85676552665pt)" svg:viewBox="0 0 56 84" svg:d="M55.5057 73.0166L55.7902 72.8731C52.5992 74.2674 48.1492 75.8078 48.1492 75.8078L37.7772 76.74C15.2787 77.3543 18.0951 61.0855 18.9873 34.8377C19.2008 24.877 19.4942 15.9305 19.0586 11.4891L5.57365 0C0.65427 16.2311 1.98787 25.3876 1.00336 33.6913C0.489324 42.6355 -1.144 60.1025 1.33962 67.7242C4.85472 85.4554 16.7428 84.733 32.8352 83.1738C40.8183 82.4003 45.1138 80.0034 45.1138 80.0034L55.4968 73.0257" koffice:nodeTypes="cccccccccccc"/>
              <draw:path draw:style-name="gr29" draw:id="shape289" draw:name="path2044" draw:layer="g2135" svg:width="42.71823455919pt" svg:height="67.72284698032pt" draw:transform="matrix(-0.13607141400 0.00000000000 0.00000000000 0.13607141400 80.63433381166pt 49.14436033163pt)" svg:viewBox="0 0 43 68" svg:d="M42.7182 63.1079C39.5655 64.9918 34.9265 66.3819 34.9265 66.3819L24.3039 67.5927C7.82395 69.2063 -1.82363 55.8468 0.288086 25.6378C0.302044 14.9655 -0.00664214 14.2169 3.1839 0L11.8378 7.53021L11.8378 7.31678C11.3259 10.5077 11.0385 13.7785 11.0385 17.1916C11.0385 41.4466 24.3273 60.0766 42.4308 63.2398L42.7182 63.0988" koffice:nodeTypes="cccccccccc"/>
              <draw:path draw:style-name="gr16" draw:id="shape290" draw:name="path2046" draw:layer="g2135" svg:width="69.35944441987pt" svg:height="108.18770252894pt" draw:transform="matrix(-0.13607141400 0.00000000000 0.00000000000 0.13607141400 84.28402597994pt 46.15252549487pt)" svg:viewBox="0 0 69 108" svg:d="M69.3594 85.289L69.0737 85.4306C51.6435 83.541 37.8654 63.5828 37.8654 39.248C37.8654 35.825 38.1512 32.5446 38.6601 29.3445L38.6601 29.9588L4.53181 0C4.53181 0 3.95198 20.9013 1.39978 45.2505C-0.513952 57.7486 -0.309678 70.5382 1.07445 79.8623C3.03875 93.1161 5.16897 96.6124 9.76757 102.219C17.929 112.052 35.3027 106.772 35.3027 106.772C50.1075 103.205 59.0605 92.3495 59.0605 92.3495L63.7397 88.9546L69.0648 85.645L69.3505 85.5035" koffice:nodeTypes="cccccccccccccc"/>
              <draw:path draw:style-name="gr30" draw:id="shape291" draw:name="path2048" draw:layer="g2135" svg:width="15.42640310130pt" svg:height="22.39055007185pt" draw:transform="matrix(-0.13607141400 0.00000000000 0.00000000000 0.13607141400 82.98786989921pt 47.80549926072pt)" svg:viewBox="0 0 15 22" svg:d="M0 0C1.49526 3.0109 10.4241 19.3087 15.4264 22.3906" koffice:nodeTypes="cc"/>
              <draw:path draw:style-name="gr30" draw:id="shape292" draw:name="path2050" draw:layer="g2135" svg:width="17.34605000000pt" svg:height="22.55184992793pt" draw:transform="matrix(-0.13607141400 0.00000000000 0.00000000000 0.13607141400 82.77944877010pt 49.24161329264pt)" svg:viewBox="0 0 17 23" svg:d="M0 0C1.49512 3.09328 12.4238 21.515 17.3461 22.5518" koffice:nodeTypes="cc"/>
              <draw:path draw:style-name="gr30" draw:id="shape293" draw:name="path2052" draw:layer="g2135" svg:width="12.32073672148pt" svg:height="15.40878780800pt" draw:transform="matrix(-0.13607141400 0.00000000000 0.00000000000 0.13607141400 83.12605205298pt 53.02502453035pt)" svg:viewBox="0 0 12 15" svg:d="M0 0C2.47978 3.61188 4.9509 10.7686 12.3207 15.4088" koffice:nodeTypes="cc"/>
              <draw:path draw:style-name="gr30" draw:id="shape294" draw:name="path2054" draw:layer="g2135" svg:width="29.63769652056pt" svg:height="18.37711479200pt" draw:transform="matrix(-0.13607141400 0.00000000000 0.00000000000 0.13607141400 82.64129818489pt 55.77718862134pt)" svg:viewBox="0 0 30 18" svg:d="M0 0C5.05474 5.58892 17.563 17.8725 29.6377 18.3771" koffice:nodeTypes="cc"/>
              <draw:path draw:style-name="gr30" draw:id="shape295" draw:name="path2056" draw:layer="g2135" svg:width="31.70395161290pt" svg:height="14.23445068377pt" draw:transform="matrix(-0.13607141400 0.00000000000 0.00000000000 0.13607141400 82.64129818489pt 57.01567797443pt)" svg:viewBox="0 0 32 14" svg:d="M0 0C2.57598 3.47151 8.16025 19.7052 31.704 12.338" koffice:nodeTypes="cc"/>
              <draw:path draw:style-name="gr30" draw:id="shape296" draw:name="path2058" draw:layer="g2135" svg:width="33.79472677045pt" svg:height="19.27748551719pt" draw:transform="matrix(-0.13607141400 0.00000000000 0.00000000000 0.13607141400 83.12605205298pt 57.43140335848pt)" svg:viewBox="0 0 34 19" svg:d="M0 0C1.51844 3.92622 13.1238 25.7958 33.7947 17.3568" koffice:nodeTypes="cc"/>
              <draw:path draw:style-name="gr31" draw:id="shape297" draw:name="path2060" draw:layer="g2135" svg:width="2.75990444542pt" svg:height="35.71268720636pt" draw:transform="matrix(-0.13607141400 0.00000000000 0.00000000000 0.13607141400 84.03859797637pt 46.24082134947pt)" svg:viewBox="0 0 3 36" svg:d="M2.7134 1.46643C2.7134 1.46643 1.98223 9.17643 1.91246 10.5589C1.57501 17.2452 1.73026 22.3047 1.99045 25.4542C1.97326 25.7943 3.05402 33.7937 2.68187 34.221C1.4128 35.9748 1.36802 36.1696 0.0306918 34.8716C-0.161246 34.6046 0.607548 26.4132 0.664406 25.2865C0.794022 24.0765 1.00324 14.5071 1.14529 10.3343C1.16026 8.68417 2.33139 0.561516 2.33139 0.561516C2.33139 0.561516 2.48723 -1.16825 2.70597 1.44419" koffice:nodeTypes="ccccccccc"/>
              <draw:path draw:style-name="gr32" draw:id="shape298" draw:name="path2062" draw:layer="g2135" svg:width="3.20725429125pt" svg:height="36.34882926270pt" draw:transform="matrix(-0.13607141400 0.00000000000 0.00000000000 0.13607141400 84.04190277494pt 46.24082134922pt)" svg:viewBox="0 0 3 36" svg:d="M2.95016 1.47944C2.95016 1.47944 2.16196 9.2578 2.08675 10.6525C1.72297 17.3981 1.89953 22.5028 2.17082 25.6799C2.15229 26.0231 3.56095 37.2562 3.12268 34.5349C1.75461 36.3043 1.47387 36.9719 0.0322248 35.6624C-0.174676 35.3931 0.68005 26.6474 0.741343 25.5107C0.881069 24.29 1.1066 14.6357 1.25974 10.4259C1.27587 8.76118 2.53836 0.566495 2.53836 0.566495C2.53836 0.566495 2.70635 -1.17861 2.94216 1.457L2.94216 1.457L2.95043 1.47943Z" koffice:nodeTypes="cccccccccccc"/>
              <draw:path draw:style-name="gr31" draw:id="shape299" draw:name="path2064" draw:layer="g2135" svg:width="5.66420556326pt" svg:height="34.44695802256pt" draw:transform="matrix(-0.13607141400 0.00000000000 0.00000000000 0.13607141400 84.39727132894pt 46.07181337494pt)" svg:viewBox="0 0 6 34" svg:d="M5.66421 0C5.66421 0 4.06475 9.33553 3.91979 14.692C3.71157 21.1899 3.45784 23.0278 3.55166 26.816C3.61331 27.0755 2.9767 31.71 2.78923 33.7249C2.65561 34.7635 2.92636 33.9909 2.77015 34.0686C1.567 34.8804 0.748774 34.2277 0.0153851 33.5874C-0.202245 33.4056 1.95991 27.7906 2.02301 26.652C3.16475 10.1623 5.33276 0.499258 5.33276 0.499258C5.33276 0.499258 4.46762 6.3496 5.66418 4.57726e-14" koffice:nodeTypes="ccccccccc"/>
              <draw:path draw:style-name="gr32" draw:id="shape300" draw:name="path2066" draw:layer="g2135" svg:width="5.64648829652pt" svg:height="34.46991151760pt" draw:transform="matrix(-0.13607141400 0.00000000000 0.00000000000 0.13607141400 84.39606394984pt 46.07032638653pt)" svg:viewBox="0 0 6 34" svg:d="M5.64591 0.0110033C5.64591 0.0110033 4.04897 9.34965 3.91366 14.7084C3.70576 21.2085 3.45243 23.0469 3.54611 26.8364C3.60766 27.096 2.97204 31.732 2.78486 33.7476C2.65146 34.7864 2.9218 34.0136 2.76582 34.0915C1.56455 34.9035 0.747601 34.2506 0.0153598 33.6101C-0.201921 33.4282 1.95684 27.8113 2.02044 26.6614C3.16039 10.1662 5.31559 0.499432 5.31559 0.499432C5.31559 0.499432 4.45181 6.3517 5.64649 0L5.64649 0L5.64588 0.0110355ZM4.95446 26.5615C4.95446 26.5615 3.6873 27.1965 3.54611 26.8364M3.49136 24.9137C3.49136 24.9137 4.57355 24.8819 4.74377 24.5455M4.68111 22.9369C4.68111 22.9369 3.88161 23.5124 3.66509 23.1458M4.66059 20.5663L3.89092 20.6025M4.7117 18.2736L3.86631 18.306M4.57937 15.0118C4.57937 15.0118 4.10196 15.2474 4.04525 14.8997M4.72972 12.2938L4.03966 12.2595M3.38012 26.9247C3.38012 26.9247 2.1373 27.1195 2.00037 26.6823M3.47947 23.7599C3.47947 23.7599 2.24121 23.8722 2.18937 23.4365M3.52974 21.4783C3.52974 21.4783 2.5233 21.5137 2.45228 21.4247M3.72735 19.2785L2.7254 19.2286M3.72174 16.6381L3.0364 16.5186M3.99898 14.3678C3.99898 14.3678 3.37505 14.5105 3.24285 14.1591M4.06948 11.7202C4.06948 11.7202 3.50698 12.1253 3.53086 11.6935M3.46277 25.4307C3.46277 25.4307 2.22999 25.444 2.25311 25.0259" koffice:nodeTypes="cccccccccccccccccccccccccccccccccccccccccc"/>
            </draw:g>
            <draw:g draw:style-name="gr1" draw:id="shape301" draw:name="g2068" svg:y="9.13286939812pt">
              <draw:path draw:style-name="gr31" draw:id="shape302" draw:name="path2070" draw:layer="g2135" svg:width="3.21304042832pt" svg:height="28.29325857122pt" draw:transform="matrix(-0.13588499616 0.00712142944 0.00712142944 0.13588499616 82.29384674460pt 45.17102022110pt)" svg:viewBox="0 0 3 28" svg:d="M0.00817378 2.24586e-14C0.00817378 2.24586e-14 0.911376 7.68848 0.790813 12.0687C0.662076 17.3835 0.790813 18.8947 0.527209 21.9845C0.472072 22.1939 0.790813 26.0044 0.845986 27.6574C0.903203 28.5109 0.719293 27.8691 0.845986 27.9389C1.82071 28.6506 2.53796 28.1506 3.18573 27.6574C3.44116 27.5177 1.82071 22.8447 1.82071 21.9124C1.62863 8.40013 0.255431 0.421132 0.255431 0.421132C0.255431 0.421132 0.711119 5.23375 0 0" koffice:nodeTypes="ccccccccc"/>
              <draw:path draw:style-name="gr30" draw:id="shape303" draw:name="path2072" draw:layer="g2135" svg:width="3.19671366217pt" svg:height="28.31125804935pt" draw:transform="matrix(-0.13588499616 0.00712142944 0.00712142944 0.13588499616 82.29378179716pt 45.16978094993pt)" svg:viewBox="0 0 3 28" svg:d="M0.00815299 0.00901105C0.00815299 0.00901105 0.915173 7.69994 0.780648 12.0815C0.654277 17.398 0.780648 18.9097 0.517715 22.0005C0.462646 22.21 0.780648 26.0217 0.835681 27.6752C0.892752 28.529 0.70931 27.8869 0.835681 27.9568C1.80792 28.6687 2.52335 28.1685 3.16947 27.6752C3.42425 27.5355 1.80792 22.861 1.80792 21.9194C1.61633 8.4028 0.254781 0.421267 0.254781 0.421267C0.254781 0.421267 0.70931 5.23542 0 0L0 0Z" koffice:nodeTypes="ccccccccccc"/>
              <draw:path draw:style-name="gr30" draw:id="shape304" draw:name="path2074" draw:layer="g2135" svg:width="1.31100000000pt" svg:height="0.20635789474pt" draw:transform="matrix(-0.13588499616 0.00712142944 0.00712142944 0.13588499616 82.35151536696pt 48.19204734350pt)" svg:viewBox="0 0 1 0" svg:d="M0 0.14364C0 0.14364 1.15824 0.35568 1.311 0" koffice:nodeTypes="cc"/>
              <draw:path draw:style-name="gr30" draw:id="shape305" draw:name="path2076" draw:layer="g2135" svg:width="1.15824000000pt" svg:height="0.24279368103pt" draw:transform="matrix(-0.13588499616 0.00712142944 0.00712142944 0.13588499616 82.31159808118pt 47.82755021938pt)" svg:viewBox="0 0 1 0" svg:d="M0 0.21432C0 0.21432 1.15824 0.35796 1.15824 0" koffice:nodeTypes="cc"/>
              <draw:path draw:style-name="gr30" draw:id="shape306" draw:name="path2078" draw:layer="g2135" svg:width="1.01460000000pt" svg:height="0.03139555556pt" draw:transform="matrix(-0.13588499616 0.00712142944 0.00712142944 0.13588499616 82.29968022658pt 47.60014396060pt)" svg:viewBox="0 0 1 0" svg:d="M0 0C0 0 0.9348 0.07064 1.0146 0" koffice:nodeTypes="cc"/>
              <draw:path draw:style-name="gr30" draw:id="shape307" draw:name="path2080" draw:layer="g2135" svg:width="0.94392000000pt" svg:height="0.00000000000pt" draw:transform="matrix(-0.13588499616 0.00712142944 0.00712142944 0.13588499616 82.29751812512pt 47.35141161974pt)" svg:viewBox="0 0 1 0" svg:d="M0 0L0.94392 0" koffice:nodeTypes="cc"/>
              <draw:path draw:style-name="gr30" draw:id="shape308" draw:name="path2082" draw:layer="g2135" svg:width="0.64980000000pt" svg:height="0.07072000000pt" draw:transform="matrix(-0.13588499616 0.00712142944 0.00712142944 0.13588499616 82.26226712038pt 47.04631289185pt)" svg:viewBox="0 0 1 0" svg:d="M0 0.07072L0.6498 0" koffice:nodeTypes="cc"/>
              <draw:path draw:style-name="gr30" draw:id="shape309" draw:name="path2084" draw:layer="g2135" svg:width="0.64980000000pt" svg:height="0.17755670545pt" draw:transform="matrix(-0.13588499616 0.00712142944 0.00712142944 0.13588499616 82.25668502362pt 46.77974644937pt)" svg:viewBox="0 0 1 0" svg:d="M0 0.14136C0 0.14136 0.49932 0.285 0.6498 0" koffice:nodeTypes="cc"/>
              <draw:path draw:style-name="gr30" draw:id="shape310" draw:name="path2086" draw:layer="g2135" svg:width="0.49932000000pt" svg:height="0.15909333333pt" draw:transform="matrix(-0.13588499616 0.00712142944 0.00712142944 0.13588499616 82.24208808726pt 46.50122025503pt)" svg:viewBox="0 0 0 0" svg:d="M0 0C0 0 0.49932 0.35796 0.49932 0" koffice:nodeTypes="cc"/>
              <draw:path draw:style-name="gr30" draw:id="shape311" draw:name="path2088" draw:layer="g2135" svg:width="1.15824000000pt" svg:height="0.28923619656pt" draw:transform="matrix(-0.13588499616 0.00712142944 0.00712142944 0.13588499616 82.34169206719pt 48.00460757979pt)" svg:viewBox="0 0 1 0" svg:d="M0 0.285C0 0.285 1.15824 0.3466 1.15824 0" koffice:nodeTypes="cc"/>
            </draw:g>
            <draw:g draw:style-name="gr1" draw:id="shape312" draw:name="g3383" svg:y="9.38569646623pt">
              <draw:g draw:style-name="gr1" draw:id="shape313" draw:name="g3398" svg:y="2.19612095996pt">
                <draw:path draw:style-name="gr44" draw:id="shape314" draw:name="path2773" draw:layer="g2135" svg:width="26.55129715117pt" svg:height="31.20312337875pt" draw:transform="matrix(0.40130708753 0.02806175610 -0.02806175610 0.40130708753 66.82600229320pt 46.97942107059pt)" svg:viewBox="0 0 27 31" svg:d="M7.61341 29.6625C7.89901 31.0845 5.51714 32.2303 2.30417 29.7419C-0.551803 27.6801 -0.623202 24.8362 1.37598 24.2674L22.853 0L26.5513 2.96544Z" koffice:nodeTypes="cccccc"/>
                <draw:path draw:style-name="gr44" draw:id="shape315" draw:name="path2779" draw:layer="g2135" svg:width="10.72410302771pt" svg:height="10.63528849022pt" draw:transform="matrix(0.40130708753 0.02806175610 -0.02806175610 0.40130708753 66.72479258480pt 55.05300977643pt)" svg:viewBox="0 0 11 11" svg:d="M6.88302 8.56828C4.27338 7.01076 2.48391 5.38245 1.29093 3.68334C1.29093 3.68334 -0.200293 3.18777 0.321635 4.60369C1.29093 6.79838 5.69004 9.20545 6.36109 9.70102C6.21197 9.98424 8.22512 9.70102 6.88302 8.56828ZM10.3128 4.67449C8.00144 3.25856 5.83917 1.63025 4.86987 0.0727324C4.86987 0.0727324 3.45321 -0.352045 3.97514 0.851491C4.79531 2.83379 9.26898 5.24086 9.79091 5.66564C9.71635 5.94882 11.5058 5.66564 10.3128 4.67449ZM1.06725 10.6214C1.44006 10.409 1.44006 9.98424 1.06725 9.63022C0.545319 9.13465 0.396196 9.20545 0.0979517 9.48863C-0.0511707 9.63022 -0.0511707 10.1258 0.247074 10.2674C0.545319 10.4798 0.918125 10.6922 1.06725 10.6214Z" koffice:nodeTypes="ccccccccccccccc"/>
              </draw:g>
              <draw:g draw:style-name="gr1" draw:id="shape316" draw:name="g3431" svg:y="0.00000000000pt">
                <draw:path draw:style-name="gr45" draw:id="shape317" draw:name="path2389" draw:layer="g2135" svg:width="3.82539017139pt" svg:height="4.04285082706pt" draw:transform="matrix(0.64163253816 0.03362633529 -0.03362633529 0.64163253816 77.19491195177pt 45.40594761536pt)" svg:viewBox="0 0 4 4" svg:d="M3.71102 3.8998C3.35897 4.23413 3.00691 3.8998 2.79568 3.73263C2.51403 3.56547 1.10581 2.22815 0.683352 1.64307C0.472119 1.39232 -0.372813 0.723659 0.190475 0.138581C1.10581 -0.780827 4.48554 3.14756 3.71102 3.8998Z" koffice:nodeTypes="ccccc"/>
                <draw:path draw:style-name="gr46" draw:id="shape318" draw:name="path2393" draw:layer="g2135" svg:width="2.46255288180pt" svg:height="2.65801413324pt" draw:transform="matrix(0.64163253816 0.03362633529 -0.03362633529 0.64163253816 77.61695730040pt 45.73579655961pt)" svg:viewBox="0 0 2 3" svg:d="M2.36231 2.65801C2.16661 2.65801 1.90568 2.243 1.77521 2.07699C1.57952 1.99399 0.601027 0.914944 0.405329 0.665934C0.274864 0.499927 -0.181764 0.0849089 0.0791662 0.00190534C0.796725 -0.0810981 2.9494 2.57501 2.36231 2.65801Z" koffice:nodeTypes="ccccc"/>
                <draw:path draw:style-name="gr47" draw:id="shape319" draw:name="polygon2395" draw:layer="g2135" svg:width="1.15949824000pt" svg:height="1.11682624000pt" draw:transform="matrix(2.27350106390 0.11914842922 -0.11914842922 2.27350106390 76.00764803134pt 46.57864459004pt)" svg:viewBox="0 0 1 1" svg:d="M0.700351 1.11683L0 0.536854L0.416076 0L1.1595 0.601953L1.1595 0.601953Z" koffice:nodeTypes="cccccc"/>
                <draw:path draw:style-name="gr45" draw:id="shape320" draw:name="path2391" draw:layer="g2135" svg:width="3.50438400000pt" svg:height="3.37089600000pt" draw:transform="matrix(0.64163253816 0.03362633529 -0.03362633529 0.64163253816 76.49901896377pt 46.04886702589pt)" svg:viewBox="0 0 4 3" svg:d="M3.50438 1.91678L2.22394 3.3709L0 1.5863L1.28045 0C1.88698 0.727056 2.62829 1.38802 3.50438 1.91678Z" koffice:nodeTypes="ccccc"/>
              </draw:g>
            </draw:g>
            <draw:g draw:style-name="gr1" draw:id="shape321" draw:name="g3411" svg:y="9.36348961146pt">
              <draw:g draw:style-name="gr1" draw:id="shape322" draw:name="g3413" svg:y="2.19612095997pt">
                <draw:path draw:style-name="gr44" draw:id="shape323" draw:name="path3415" draw:layer="g2135" svg:width="26.55129715117pt" svg:height="31.20312337875pt" draw:transform="matrix(-0.40130708753 0.02806175610 0.02806175610 0.40130708753 82.07841167047pt 46.95721421583pt)" svg:viewBox="0 0 27 31" svg:d="M7.61341 29.6625C7.89901 31.0845 5.51714 32.2303 2.30417 29.7419C-0.551803 27.6801 -0.623202 24.8362 1.37598 24.2674L22.853 0L26.5513 2.96544Z" koffice:nodeTypes="cccccc"/>
                <draw:path draw:style-name="gr44" draw:id="shape324" draw:name="path3417" draw:layer="g2135" svg:width="10.72410302771pt" svg:height="10.63528849022pt" draw:transform="matrix(-0.40130708753 0.02806175610 0.02806175610 0.40130708753 82.17962137887pt 55.03080292166pt)" svg:viewBox="0 0 11 11" svg:d="M6.88302 8.56828C4.27338 7.01076 2.48391 5.38245 1.29093 3.68334C1.29093 3.68334 -0.200293 3.18777 0.321635 4.60369C1.29093 6.79838 5.69004 9.20545 6.36109 9.70102C6.21197 9.98424 8.22512 9.70102 6.88302 8.56828ZM10.3128 4.67449C8.00144 3.25856 5.83917 1.63025 4.86987 0.0727324C4.86987 0.0727324 3.45321 -0.352045 3.97514 0.851491C4.79531 2.83379 9.26898 5.24086 9.79091 5.66564C9.71635 5.94882 11.5058 5.66564 10.3128 4.67449ZM1.06725 10.6214C1.44006 10.409 1.44006 9.98424 1.06725 9.63022C0.545319 9.13465 0.396196 9.20545 0.0979517 9.48863C-0.0511707 9.63022 -0.0511707 10.1258 0.247074 10.2674C0.545319 10.4798 0.918125 10.6922 1.06725 10.6214Z" koffice:nodeTypes="ccccccccccccccc"/>
              </draw:g>
              <draw:g draw:style-name="gr1" draw:id="shape325" draw:name="g3419" svg:y="0.00000000000pt">
                <draw:path draw:style-name="gr45" draw:id="shape326" draw:name="path3421" draw:layer="g2135" svg:width="3.82539017139pt" svg:height="4.04285082706pt" draw:transform="matrix(-0.64163253816 0.03362633529 0.03362633529 0.64163253816 71.70950201190pt 45.38374076059pt)" svg:viewBox="0 0 4 4" svg:d="M3.71102 3.8998C3.35897 4.23413 3.00691 3.8998 2.79568 3.73263C2.51403 3.56547 1.10581 2.22815 0.683352 1.64307C0.472119 1.39232 -0.372813 0.723659 0.190475 0.138581C1.10581 -0.780827 4.48554 3.14756 3.71102 3.8998Z" koffice:nodeTypes="ccccc"/>
                <draw:path draw:style-name="gr46" draw:id="shape327" draw:name="path3423" draw:layer="g2135" svg:width="2.46255288180pt" svg:height="2.65801413324pt" draw:transform="matrix(-0.64163253816 0.03362633529 0.03362633529 0.64163253816 71.28745666326pt 45.71358970485pt)" svg:viewBox="0 0 2 3" svg:d="M2.36231 2.65801C2.16661 2.65801 1.90568 2.243 1.77521 2.07699C1.57952 1.99399 0.601027 0.914944 0.405329 0.665934C0.274864 0.499927 -0.181764 0.0849089 0.0791662 0.00190534C0.796725 -0.0810981 2.9494 2.57501 2.36231 2.65801Z" koffice:nodeTypes="ccccc"/>
                <draw:path draw:style-name="gr47" draw:id="shape328" draw:name="polygon3425" draw:layer="g2135" svg:width="1.15949824000pt" svg:height="1.11682624000pt" draw:transform="matrix(-2.27350106390 0.11914842922 0.11914842922 2.27350106390 72.89676593233pt 46.55643773528pt)" svg:viewBox="0 0 1 1" svg:d="M0.700351 1.11683L0 0.536854L0.416076 0L1.1595 0.601953L1.1595 0.601953Z" koffice:nodeTypes="cccccc"/>
                <draw:path draw:style-name="gr45" draw:id="shape329" draw:name="path3427" draw:layer="g2135" svg:width="3.50438400000pt" svg:height="3.37089600000pt" draw:transform="matrix(-0.64163253816 0.03362633529 0.03362633529 0.64163253816 72.40539499990pt 46.02666017113pt)" svg:viewBox="0 0 4 3" svg:d="M3.50438 1.91678L2.22394 3.3709L0 1.5863L1.28045 0C1.88698 0.727056 2.62829 1.38802 3.50438 1.91678Z" koffice:nodeTypes="ccccc"/>
              </draw:g>
            </draw:g>
            <draw:path draw:style-name="gr48" draw:id="shape330" draw:name="path422" draw:layer="g2135" svg:width="78.18950951347pt" svg:height="111.50012700000pt" draw:transform="matrix(0.13607141400 0.00000000000 0.00000000000 0.13607141400 69.12721221493pt 45.76219212524pt)" svg:viewBox="0 0 78 112" svg:d="M39.1356 0C17.5522 0 0 24.9906 0 55.7062C0 86.4955 17.5522 111.5 39.1356 111.5C60.7186 111.5 78.1895 86.5063 78.1895 55.7062C78.1895 25.0016 60.7186 2.26866e-14 39.1356 2.26866e-14L39.1356 2.26866e-14" koffice:nodeTypes="cccccc"/>
            <draw:path draw:style-name="gr49" draw:id="shape331" draw:name="path2771" draw:layer="g2135" svg:width="59.30420310903pt" svg:height="24.26997097140pt" draw:transform="matrix(0.13607141400 0.00000000000 0.00000000000 0.13607141400 70.43767790317pt 46.24721051616pt)" svg:viewBox="0 0 59 24" svg:d="M8.29816 22.4895L7.85562 22.3022C8.07686 22.021 8.1875 21.7399 8.1875 21.4588C8.29816 21.2713 8.29816 21.2713 8.07686 21.084C8.07686 20.9903 7.85562 20.8966 7.63431 20.8028L1.77029 18.2727L1.549 18.1791C1.32772 18.0854 1.21708 18.0854 0.995821 18.2727C0.774525 18.5539 0.663857 18.7413 0.553221 19.0224L0 18.835L2.21284 15.2741C2.54481 14.712 2.87666 14.2433 3.54055 13.8686C4.20445 13.5875 4.97889 13.4938 5.53213 13.7748C6.85983 14.3371 6.97045 15.3679 6.63854 16.3987L6.63854 16.3987C7.30241 15.4615 8.51946 14.6182 9.84717 15.2741C10.2897 15.4615 10.8429 15.7427 11.0642 16.2112C11.1749 16.6797 11.1749 16.9609 11.0642 17.4294C11.0642 17.6169 11.0642 17.8979 10.9535 18.0854C10.8429 18.4602 10.7323 18.7413 10.511 19.0224C10.4003 19.2098 10.2897 19.3036 10.1791 19.4909ZM8.29816 19.4909C8.96204 19.7721 8.96204 19.5846 9.29395 19.0224C9.6259 18.7413 9.84717 18.0854 9.84717 17.7105C9.84717 17.242 9.4046 16.9609 8.96204 16.7735C7.63431 16.2112 7.08109 16.8672 6.52785 17.8042C6.41727 18.0854 6.30662 18.2727 6.08535 18.4602ZM4.86828 17.9917C4.97889 17.8042 5.0896 17.7105 5.0896 17.6169C5.3108 17.3357 5.7534 16.6797 5.7534 16.3049C5.7534 15.8364 5.42146 15.4615 4.86828 15.2741C4.53631 15.0867 3.87249 14.993 3.54055 15.2741C3.09794 15.4615 2.87666 15.9301 2.65543 16.2112C2.54481 16.3049 2.54481 16.4924 2.43413 16.586C2.43413 16.7735 2.54481 16.7735 2.54481 16.9609C2.76603 16.9609 2.76603 17.0546 2.87666 17.0546ZM16.8176 12.5566C14.7154 14.056 11.8387 13.5875 10.1791 11.9007C8.85135 10.6826 8.07686 7.96506 10.2897 6.27834C12.5026 4.77902 15.3793 5.34124 17.039 6.93426C18.256 8.24617 19.0305 10.9637 16.8176 12.5566ZM11.1749 7.2154C9.73649 8.24617 10.8429 9.7455 11.8387 10.7762C12.5026 11.4322 14.2729 12.9315 15.9325 11.7133C17.3707 10.6826 16.3751 9.18324 15.3793 8.15247C14.6047 7.40279 12.8345 5.9035 11.1749 7.2154ZM18.9198 1.78044L23.1242 0.749653L23.2349 1.21816C23.0136 1.40561 22.6817 1.40561 22.4604 1.49929C22.3497 1.49929 22.1284 1.59302 22.0177 1.68671C22.0177 1.68671 22.0177 1.87411 22.0177 1.87411C22.0177 1.96785 22.0177 2.15521 22.0177 2.24893L23.7881 7.5902C23.7881 7.87133 23.8987 8.24617 24.2306 8.24617C24.6732 8.24617 25.0051 8.05872 25.3371 8.05872C26.0009 7.87133 26.6648 7.68393 27.1073 7.40279C27.6605 6.93426 27.6605 6.37206 27.6605 5.9035C27.6605 5.52868 27.6605 5.24755 27.6605 4.87272L28.2138 4.77902L28.8777 7.77761L21.4645 9.46434L21.2433 8.99584C21.4645 8.80839 21.7965 8.80839 22.1284 8.71469C22.571 8.62103 22.4604 8.3399 22.4604 7.96506L20.5795 2.24893C20.5795 2.24893 20.4688 2.15521 20.3582 2.06154C20.3582 2.06154 20.2475 2.06154 20.2475 2.06154C19.9156 2.06154 19.473 2.15521 19.1411 2.24893ZM30.2053 7.96506L30.316 7.49651C30.5372 7.49651 31.0904 7.5902 31.4224 7.49651C31.7543 7.40279 31.7543 7.30912 31.8649 7.02799L32.7501 1.21816C32.8607 1.12447 32.8607 0.937035 32.6394 0.749653C32.3076 0.562256 31.8649 0.655947 31.4224 0.562256L31.533 0L35.7375 0.562256L35.6268 0.937035C35.2948 0.937035 34.963 0.937035 34.6309 0.937035C34.4097 0.937035 34.4097 0.937035 34.1885 1.21816C34.1885 1.21816 34.1885 1.40561 34.0778 1.49929L33.3033 7.2154C33.1926 7.40279 33.1926 7.40279 33.1926 7.49651C33.3033 7.49651 33.3033 7.5902 33.3033 7.68393C33.6352 7.96506 34.1885 7.87133 34.6309 7.96506L34.5204 8.43357ZM40.3844 1.40561L43.925 3.18602L43.5931 3.65455C43.3717 3.56082 43.2611 3.46712 43.0398 3.27972C42.9291 3.18602 42.4866 2.99861 42.2653 3.27972C42.1547 3.46712 42.1547 3.74825 42.1547 3.84197L41.1589 9.18324L45.474 6.18464C45.6953 5.99721 46.0272 5.80979 46.2485 5.52868C46.5804 5.06013 45.8058 4.68531 45.474 4.49793L45.6953 4.02938L48.6826 5.52868L48.5719 5.99721C47.6868 5.52868 47.1335 5.80979 46.4697 6.18464L39.9419 10.6826L39.4992 10.4951L40.827 3.09232C40.9376 2.34263 40.9376 2.24893 40.0525 1.87411ZM44.5888 13.3063L45.0313 13.0253C45.1419 13.2126 45.474 13.5875 45.6953 13.6811C46.1378 13.7748 46.2485 13.7748 46.4697 13.5875L51.5592 9.7455C51.7805 9.55806 51.8912 9.46434 51.8912 9.27696C51.8912 8.9021 51.4486 8.71469 51.2274 8.43357L51.6699 8.05872L54.5466 10.7762L53.9935 11.1511C53.7721 10.9637 53.5508 10.6826 53.3296 10.4951C53.1083 10.4014 52.9976 10.3077 52.7763 10.4951C52.7763 10.4951 52.5551 10.5889 52.5551 10.6826L47.4655 14.4308C47.3548 14.5245 47.2442 14.6182 47.2442 14.6182C47.1335 14.712 47.1335 14.8057 47.1335 14.8057C47.1335 15.2741 47.5762 15.4615 47.7974 15.7427L47.4655 16.1175ZM59.0829 16.7735L59.3042 17.242L53.1083 22.9581C52.7763 23.3329 52.8869 23.614 53.1083 23.9888L52.5551 24.27L50.8954 21.1777L51.3379 20.9903C51.5592 21.2713 51.6699 21.5525 52.0018 21.8336C52.0018 21.8336 52.2231 21.9273 52.3338 21.8336C52.3338 21.8336 52.4444 21.8336 52.5551 21.7399L53.8828 20.5218L52.3338 17.8042C52.0018 17.8042 51.5592 17.8042 51.2274 17.8042C51.0061 17.8979 50.7847 17.8979 50.4529 17.9917C49.8997 18.2727 50.3422 18.835 50.4529 19.3036L49.8997 19.5846L48.4613 16.8672L48.9039 16.6797C49.2358 17.242 49.789 17.3357 50.4529 17.3357ZM54.5466 19.7721L56.6488 17.7105L53.5508 17.9917Z" koffice:nodeTypes="cccccccccccccccccccccccccccccccccccccccccccccccccccccccccccccccccccccccccccccccccccccccccccccccccccccccccccccccccccccccccccccccccccccccccccccccccccccccccc"/>
            <draw:path draw:style-name="gr50" draw:id="shape332" draw:name="path426" draw:layer="g2135" svg:width="53.23118809804pt" svg:height="39.13052718008pt" draw:transform="matrix(0.13607141400 0.00000000000 0.00000000000 0.13607141400 70.89597186837pt 47.64893549177pt)" svg:viewBox="0 0 53 39" svg:d="M35.4134 36.2229C34.0539 34.7007 32.0038 34.2995 30.3331 33.0611C29.961 32.8327 29.2244 32.7842 28.6624 32.6666C27.7359 32.4452 26.559 32.8327 25.754 32.4452C24.4555 31.7672 23.0886 31.2068 21.9117 30.3004C21.1748 29.7953 20.856 28.8889 20.0586 28.2661C19.193 27.6505 18.0159 27.6505 17.1502 27.3045C15.8517 26.8548 8.58791 34.7304 7.34252 33.8233C6.90959 33.4921 8.32422 39.404 7.82305 39.1207C6.76745 38.6158 0.93392 37.5448 0 37.6554L0.299731 28.1439C5.05907 12.0837 12.1576 0 25.8035 0C40.133 0 50.4653 15.1739 52.9927 33.1232L53.2312 36.2093C51.4389 35.8151 48.4974 35.8286 46.6449 36.4582C45.3462 36.8526 44.1803 35.5391 42.8136 35.9336C40.6416 36.4932 42.0389 35.0908 39.8744 35.6026" koffice:nodeTypes="ccccccccccccccccc"/>
            <draw:path draw:style-name="gr51" draw:id="shape333" draw:name="path4375" draw:layer="g2135" svg:width="53.82676640623pt" svg:height="50.64926210810pt" draw:transform="matrix(0.13607141400 0.00000000000 0.00000000000 0.13607141400 70.83763424319pt 52.33917924237pt)" svg:viewBox="0 0 54 51" svg:d="M50.6632 29.1106C47.3335 38.1876 41.5734 50.3268 26.8442 50.6429C4.52559 51.1313 0.264615 23.246 0 3.77645C5.08646 0.358043 11.241 4.13922 15.6009 3.28461C19.8396 2.30792 27.6306 -0.703736 30.1739 0.150863C34.4126 1.37173 46.556 0.366771 53.7695 1.78199C53.9232 12.449 54.0097 19.9881 50.6632 29.1106Z" koffice:nodeTypes="ccccccc"/>
            <draw:path draw:style-name="gr4" draw:id="shape334" draw:name="polygon3483" draw:layer="g2135" svg:width="157.90330357075pt" svg:height="157.90329554777pt" draw:transform="matrix(0.00750987387 -0.00070642563 0.00070642563 0.00750987387 71.45889665736pt 50.80180319385pt)" svg:viewBox="0 0 158 158" svg:d="M113.065 150.422L86.1783 117.884L72.7597 157.903L65.7441 116.281L34.1134 144.23L48.8488 104.676L7.48155 113.065L40.0196 86.1782L0 72.7597L41.6222 65.7441L13.6735 34.1134L53.2272 48.8488L44.8382 7.48155L71.7251 40.0196L85.1436 0L92.1592 41.6222L123.79 13.6735L109.054 53.2272L150.422 44.8382L117.884 71.725L157.903 85.1436L116.281 92.1592L144.23 123.79L104.676 109.054Z" koffice:nodeTypes="ccccccccccccccccccccccccc"/>
            <draw:path draw:style-name="gr52" draw:id="shape335" draw:name="path530" draw:layer="g2135" svg:width="54.63898636521pt" svg:height="84.47899682181pt" draw:transform="matrix(0.13607141400 0.00000000000 0.00000000000 0.13607141400 70.77194331880pt 47.62816990542pt)" svg:viewBox="0 0 55 84" svg:d="M27.1428 0C11.0083 0 0 19.1351 0 42.4169C0 65.7705 10.9997 84.479 27.1428 84.479C43.2173 84.479 54.639 65.4564 54.639 42.0936C54.639 18.8118 43.2173 4.53351e-14 27.1428 4.53351e-14L27.1428 4.53351e-14" koffice:nodeTypes="cccccc"/>
            <draw:path draw:style-name="gr53" draw:id="shape336" draw:name="path428" draw:layer="g2135" svg:width="42.23735867147pt" svg:height="24.52994132934pt" draw:transform="matrix(0.13607141400 0.00000000000 0.00000000000 0.13607141400 72.29182598719pt 50.53076968126pt)" svg:viewBox="0 0 42 25" svg:d="M6.12209 24.3667C7.76696 23.71 9.73006 24.0957 11.3749 23.3765C11.4991 23.3226 11.6854 22.9352 11.8172 22.9352C14.6027 22.4401 18.0868 23.8716 19.7316 21.4969C21.4384 21.6602 23.2154 21.5438 24.7362 21.0018C26.125 20.4529 27.6458 20.0585 29.1667 20.1731C29.1667 19.9561 29.6088 19.7875 29.3528 19.6242C28.7865 19.2925 28.0881 19.3532 27.3897 19.0197C26.2569 18.5246 25.5587 17.6352 24.4179 17.0254C24.2941 16.9785 23.7894 16.6988 23.7894 16.4139C27.7779 16.909 32.6583 16.1429 36.5223 17.3033C36.9646 17.4127 38.1052 17.0323 39.0517 16.6988C40.1924 16.2576 42.4735 15.1527 42.2175 14.9285C41.5268 14.1006 39.812 14.2702 38.9275 13.3811C37.5386 11.8884 35.4436 11.4948 33.7368 10.2802C33.3565 10.0562 32.6038 10.0086 32.0297 9.89326C31.0831 9.67611 29.8804 10.0562 29.0581 9.67611C27.7311 9.01113 26.3346 8.46148 25.1318 7.57256C24.3792 7.07714 24.0535 6.18822 23.2387 5.5776C22.3542 4.97359 21.1514 4.97359 20.2669 4.63431C18.9401 4.19325 18.1178 2.86326 16.8453 1.97455C16.403 1.64794 15.7123 1.7574 15.2002 1.47944C14.1218 0.984344 13.2371 -0.238628 12.3526 0.0410578C10.7699 0.536148 9.94737 2.14305 8.42662 3.14139C7.16194 3.96931 6.6574 5.2993 5.57902 6.24258C5.01252 6.73787 4.128 7.68114 3.17358 7.78971C3.17358 7.78971 -0.6546 12.4403 0.0980292 16.8717C0.920576 21.3032 5.70316 24.5299 5.70316 24.5299L6.14532 24.4223" koffice:nodeTypes="ccccccccccccccccccccccccccccc"/>
            <draw:path draw:style-name="gr54" draw:id="shape337" draw:name="path430" draw:layer="g2135" svg:width="53.44694335414pt" svg:height="24.51610699402pt" draw:transform="matrix(0.13607141400 0.00000000000 0.00000000000 0.13607141400 70.81294871155pt 50.53975883258pt)" svg:viewBox="0 0 53 25" svg:d="M16.8616 24.3598C18.4935 23.7033 20.441 24.0889 22.073 23.3629C22.196 23.309 22.3808 22.9218 22.5116 22.9218C25.2752 22.4268 28.7314 23.8578 30.3709 21.4838C32.0644 21.647 33.827 21.5324 35.3358 20.9889C36.7135 20.4401 38.2225 20.0528 39.7311 20.1605C39.7311 19.9434 40.1698 19.7749 39.9157 19.6117C39.3539 19.28 38.6611 19.3407 37.9685 19.0073C36.8367 18.5124 36.1517 17.6249 35.0203 17.0136C34.8971 16.9667 34.3968 16.6872 34.3968 16.4092C38.3533 16.9042 43.195 16.1384 47.0283 17.2915C47.4672 17.4009 48.5987 17.0206 49.5377 16.6872C50.6693 16.2477 52.7398 16.1384 53.4327 15.6365C53.5482 15.5896 52.9324 15.1415 52.6784 14.9174C51.9932 14.0898 50.2922 14.2594 49.4147 13.3706C48.0367 11.8783 45.9662 11.4915 44.2573 10.2705C43.8802 10.0533 43.1257 9.99898 42.5638 9.88366C41.6246 9.66658 40.4317 10.0466 39.6156 9.66658C38.2993 9.00179 36.9138 8.4523 35.7206 7.56364C34.9739 7.06835 34.6585 6.17969 33.8348 5.56923C32.9572 4.9654 31.7641 4.9654 30.8866 4.63299C29.5702 4.19205 28.7544 2.86246 27.4921 1.97398C27.0532 1.64748 26.3604 1.75688 25.8601 1.47902C24.7979 0.984066 23.9125 -0.238566 23.035 0.0410481C21.4648 0.536014 20.6488 2.14243 19.1402 3.14051C17.8855 3.9682 17.385 5.2978 16.3152 6.24082C16.0342 6.48838 12.7881 9.52792 9.07285 11.8045C5.35757 14.081 0.469585 16.881 0 16.9353C0 16.9353 3.65905 19.4405 11.5811 18.1533C12.3971 22.5836 16.4384 24.5161 16.4384 24.5161L16.877 24.4084L16.877 24.4084Z" koffice:nodeTypes="ccccccccccccccccccccccccccccccccc"/>
            <draw:path draw:style-name="gr55" draw:id="shape338" draw:name="path436" draw:layer="g2135" svg:width="22.65947383158pt" svg:height="15.48004497352pt" draw:transform="matrix(0.13607141400 0.00000000000 0.00000000000 0.13607141400 70.86137816065pt 51.00938537490pt)" svg:viewBox="0 0 23 15" svg:d="M8.00112 9.15308C9.81364 7.93259 16.7494 3.22589 18.8503 0.0217903C18.552 0.0564113 19.4723 0.969642 19.4108 1.35822C20.0944 1.30377 19.7181 0.465013 20.2862 0.410537C20.7242 0.410537 21.0389 0.192352 21.4152 0.0217903C21.853 -0.0872984 21.5996 0.239992 21.5996 0.410537C21.0389 1.69249 19.7871 2.46978 18.7811 3.4721C18.904 3.58122 19.0269 3.69031 18.9655 3.86068C19.334 3.90855 19.7718 3.90855 20.0252 3.64247C20.0867 3.58802 20.0867 3.41747 20.0867 3.30837C20.463 3.4721 20.3325 3.80622 20.2096 4.03122C19.9639 4.69943 18.8963 4.63799 18.5814 5.25172C18.2128 5.91313 17.8364 6.47223 17.2682 6.97689C17.7059 6.53369 18.205 5.97457 18.7735 5.91995C19.6489 5.81084 19.9639 5.14262 20.7164 4.92442C21.5304 4.70625 22.0296 3.92212 22.6595 3.30837C22.4137 3.7516 21.9067 4.14032 22.0988 4.64498C22.1603 4.69943 22.4061 4.97908 22.6595 4.86317C22.0988 5.75638 20.9084 6.30868 20.532 7.36564C20.1557 7.2019 19.91 7.5292 19.6566 7.58382C19.2879 7.74739 19.4108 8.41561 19.1574 8.64062C18.0975 9.36344 17.5907 10.5364 17.153 11.5318C17.0915 11.6409 16.2775 12.1994 15.9626 12.3095C15.4019 12.5887 11.9315 15.8824 11.8701 15.4391C11.5015 13.3258 8.13265 16.5886 0 13.5863" koffice:nodeTypes="ccccccccccccccccccccccccc"/>
            <draw:path draw:style-name="gr55" draw:id="shape339" draw:name="path438" draw:layer="g2135" svg:width="26.69585736519pt" svg:height="14.12923778480pt" draw:transform="matrix(0.13607141400 0.00000000000 0.00000000000 0.13607141400 72.51368463228pt 51.82264526482pt)" svg:viewBox="0 0 27 14" svg:d="M12.7551 0.0389925C12.4473 0.247449 12.2551 0.566656 11.8779 0.729583C11.6317 0.833811 11.2548 0.677407 11.0702 0.781604C10.3163 1.04227 9.75455 1.57642 8.87751 1.73937C8.50821 1.84359 8.00048 2.26704 7.80805 2.63825C7.43875 3.43307 4.13609 7.61357 3.62833 8.30417C2.75129 9.52909 1.76177 9.11376 0 9.38061C0.297995 11.0667 0.307644 11.835 1.0724 11.9307C1.51082 14.002 2.11743 13.1689 4.03064 14.1292C5.66162 13.4905 7.79267 13.9208 9.30845 12.9635C9.80852 12.5916 10.4316 12.54 11.0009 12.65C12.3165 12.8585 13.6399 13.2304 14.64 12.8068C15.8326 12.3315 17.025 12.013 18.2175 11.6411C19.2176 11.2691 20.3486 11.7462 21.1642 11.381C22.1643 10.9056 23.1107 10.6905 24.1185 10.4753C24.9339 10.2669 25.8112 10.0518 26.6959 10.1619C25.3188 9.36803 23.8723 8.62424 22.1106 8.35073C22.672 8.40407 23.049 8.77432 23.3646 9.09452C23.6108 9.40638 23.0567 9.7783 22.8645 9.56982C22.6183 9.25629 22.2414 9.04116 21.8644 8.9311C21.1795 8.72262 20.487 9.19792 19.7948 8.82768C19.7331 8.82768 19.6717 8.61923 19.7948 8.5075C19.8562 8.45579 20.1024 8.55921 20.1024 8.5075C20.2872 8.18898 20.1641 7.76538 20.1641 7.39349C19.7948 7.98051 19.664 8.67094 18.6561 8.5075C18.7176 8.35073 18.4714 8.24735 18.4714 8.1356C18.4099 7.55693 19.5946 8.08389 19.1562 7.49855C18.9714 7.18502 18.0328 6.96988 17.6482 7.44521C17.2788 7.81713 18.2099 7.86882 18.1482 8.13564C17.9637 8.71599 17.902 8.98282 17.9637 9.62156C17.8406 9.62156 17.6558 9.66659 17.5944 9.62156C17.3482 9.24967 18.0328 8.71599 17.7175 8.61258C16.8404 8.29241 16.7173 7.55029 16.2787 7.01664C17.0326 7.12004 17.3482 6.43627 17.9713 6.27286C17.8482 5.96098 18.3483 5.74586 18.2175 5.36778C19.3407 5.21154 18.5252 5.36778 19.4715 4.94437C19.5946 4.89235 19.5331 4.52094 19.5331 4.25393C18.779 4.30595 18.91 3.08789 18.2175 3.24415C18.0328 3.29633 18.5868 3.82401 18.3406 4.03898C17.6482 4.67736 16.3941 4.1432 15.6402 4.67736C15.2709 4.99656 15.6402 5.84258 15.1401 6.006C14.3862 6.26618 13.009 7.01664 13.386 7.49192C13.8245 8.13064 15.1401 7.91551 16.0248 8.18233C16.7097 8.44251 16.8404 9.34806 17.7789 9.39975C15.9018 8.97614 14.0783 8.39748 12.1318 8.13064C12.2551 7.86882 11.6934 7.65368 11.9472 7.43856C12.0089 7.33517 12.1934 7.38685 12.3165 7.38685C11.8165 6.59302 12.5627 5.79087 13.1321 5.31574C14.3862 4.14969 16.0171 3.34838 17.2788 2.17583C17.4636 2.07159 17.3327 1.7524 17.3327 1.49173C17.1481 1.53746 16.9634 1.33548 16.8941 1.38751C16.4557 1.43324 16.6479 2.07159 16.2095 2.18232C15.6478 2.39078 14.9553 2.50152 14.263 2.44281C14.2013 3.18561 13.6399 3.92823 13.0705 4.29946C12.632 4.61865 11.6317 4.50791 11.0626 5.04208C10.8164 5.25053 11.3088 5.6291 11.1857 5.88927C11.124 6.04603 10.8164 6.15609 10.8778 6.25949C10.9395 7.05496 11.5626 7.74539 11.124 8.44249C11.0626 8.59925 10.5624 8.39745 10.37 8.13063C9.99304 7.43854 10.6162 6.58635 10.37 5.84256C10.1238 5.20499 10.1854 3.87603 11.124 3.4526C12.1241 3.02916 13.1936 2.44281 13.6322 1.48524C12.9474 1.48524 12.378 2.0194 11.6857 1.85663C11.501 1.80445 11.3164 1.59599 11.501 1.53743C12.2551 1.17255 12.632 0.638383 13.009 0C12.8859 0 12.8243 0 12.7628 0.052021" koffice:nodeTypes="cccccccccccccccccccccccccccccccccccccccccccccccccccccccccccccccccc"/>
            <draw:path draw:style-name="gr55" draw:id="shape340" draw:name="path440" draw:layer="g2135" svg:width="18.57463574846pt" svg:height="5.29975893984pt" draw:transform="matrix(0.13607141400 0.00000000000 0.00000000000 0.13607141400 75.54057146528pt 52.13732837112pt)" svg:viewBox="0 0 19 5" svg:d="M0.619657 4.39574C0.558514 4.2843 0.436155 4.22942 0.436155 4.1746C0.558545 3.72524 0 3.66866 0 3.21329C0.933398 3.21329 1.6831 4.8433 2.24909 3.82786C2.37169 3.59967 2.00427 3.26848 2.55518 2.98526C2.67759 2.93675 2.43278 2.76413 2.49388 2.64665C2.18796 2.64665 1.93551 2.70183 1.74418 2.59822C1.49939 2.48767 1.36935 2.3771 1.06343 2.25962C0.757338 2.14905 0.627291 1.64471 1.06343 1.47187C1.87422 1.24383 2.74651 2.08698 3.37381 1.58242C3.87106 1.18865 4.3683 1.07807 4.86555 0.794689C5.11037 0.684116 5.92899 0.746342 5.67635 1.12638C5.49284 1.3544 5.05669 1.29233 4.80426 1.40288C4.3683 1.62402 3.99346 1.96261 3.55729 2.24585C3.86341 2.19066 3.80211 2.75036 4.17697 2.58444C4.73551 2.30808 5.3015 1.96951 5.92115 1.85204C5.86001 1.63091 6.04376 1.45806 6.04376 1.23003C6.10483 1.23003 6.16594 1.23003 6.22725 1.23003C5.92115 0.559756 6.78581 0.843143 7.09936 0.276345C7.09936 0.386901 7.15299 0.386901 7.22176 0.442274C6.78581 0.718594 6.97695 1.16777 6.85454 1.51344C6.7934 1.62402 6.60973 1.6792 6.67104 1.85204C6.91585 2.12837 6.91585 1.63091 7.10699 1.74147C7.29069 1.79665 7.54312 1.90724 7.66555 1.85204C7.97146 1.85204 8.28519 1.63091 8.09385 1.23003C7.84904 0.898343 7.5966 0.614931 7.5966 0.165772C7.5966 0.110589 7.53553 0.0551998 7.4131 0C7.91033 0 8.28519 0.228039 8.46869 0.559756C8.7135 0.898343 8.77479 1.40288 9.15729 1.52035C9.8993 1.6861 9.83803 1.12638 9.83803 0.559756C10.3965 0.61494 11.2076 0.953526 11.0852 1.40288C11.0315 1.73458 10.588 2.0178 10.1518 2.08006C9.84588 2.12841 10.0294 2.47386 9.84588 2.52923C9.47867 2.52923 9.03488 2.63981 8.91249 2.86784C8.79009 3.20644 8.97355 3.87744 9.21839 4.10389C9.5856 4.38162 10.3355 3.9942 10.9015 4.10389C10.9552 3.59971 11.3376 3.43518 11.6512 3.08897C12.0184 2.75727 11.4676 2.47386 11.1539 2.24585C10.9091 2.13526 11.0928 2.02469 11.2152 1.74147C11.3987 1.40979 11.9649 1.68612 12.0261 1.40979C12.1485 1.07118 11.9036 0.566642 12.1485 0.338603C12.3321 0.117483 12.5846 0.504375 12.5156 0.787762C12.7604 0.739497 12.8217 0.511277 13.0742 0.456078C13.3801 0.400894 13.5714 0.787762 13.4414 0.905229C13.0742 1.29922 12.7604 1.57555 12.8828 2.14216C12.8828 2.42556 12.4469 2.53615 12.638 2.76417C13.0052 3.15797 13.0052 3.55194 13.1353 4.00127C13.2577 4.50546 13.9463 4.6169 14.566 4.39578C14.3212 3.44047 15.7518 3.83499 16.3791 3.55194C16.4325 3.55194 16.4325 3.38563 16.3791 3.33081C16.0729 3.05447 16.0118 2.94372 16.0729 2.54303C16.0729 2.4946 15.9582 2.3771 15.8894 2.32191C16.8229 2.77107 17.8861 2.94372 18.5746 3.78721C17.7026 4.0632 16.6392 3.95352 15.767 4.29142C14.7112 4.74074 13.648 5.29976 12.5156 5.29976C12.0184 5.29976 11.5211 4.96896 11.0239 4.96896C7.52788 4.6859 4.52891 4.80266 0.963954 4.51959C1.08637 4.56737 0.65806 4.46474 0.596766 4.40816" koffice:nodeTypes="cccccccccccccccccccccccccccccccccccccccccccccccccccccccccc"/>
            <draw:path draw:style-name="gr56" draw:id="shape341" draw:name="path4397" draw:layer="g2135" svg:width="1.81951000000pt" svg:height="0.16173511111pt" draw:transform="matrix(0.13607141400 0.00000000000 0.00000000000 0.13607141400 75.60530988978pt 53.94361325483pt)" svg:viewBox="0 0 2 0" svg:d="M0 0C0 0 1.33431 0.363904 1.81951 0" koffice:nodeTypes="cc"/>
            <draw:path draw:style-name="gr56" draw:id="shape342" draw:name="path3084" draw:layer="g2135" svg:width="2.18342000000pt" svg:height="0.40938750000pt" draw:transform="matrix(0.13607141400 0.00000000000 0.00000000000 0.13607141400 77.09252690195pt 53.01179621176pt)" svg:viewBox="0 0 2 0" svg:d="M0 0C0 0 0.7278 0.7278 2.18342 0.2426" koffice:nodeTypes="cc"/>
            <draw:path draw:style-name="gr56" draw:id="shape343" draw:name="path3082" draw:layer="g2135" svg:width="2.18342000000pt" svg:height="0.21564800000pt" draw:transform="matrix(0.13607141400 0.00000000000 0.00000000000 0.13607141400 77.09252690195pt 53.16034591871pt)" svg:viewBox="0 0 2 0" svg:d="M0 0C0 0 1.57691 0.485208 2.18342 0" koffice:nodeTypes="cc"/>
            <draw:path draw:style-name="gr56" draw:id="shape344" draw:name="path3080" draw:layer="g2135" svg:width="0.12130400000pt" svg:height="1.69822000000pt" draw:transform="matrix(0.13607141400 0.00000000000 0.00000000000 0.13607141400 77.23591678088pt 57.05683032431pt)" svg:viewBox="0 0 0 2" svg:d="M0.121304 1.69822L0 0" koffice:nodeTypes="cc"/>
            <draw:path draw:style-name="gr56" draw:id="shape345" draw:name="path3078" draw:layer="g2135" svg:width="0.24260000000pt" svg:height="1.33431000000pt" draw:transform="matrix(0.13607141400 0.00000000000 0.00000000000 0.13607141400 76.98833321025pt 57.23839204487pt)" svg:viewBox="0 0 0 1" svg:d="M0.2426 1.33431L0 0" koffice:nodeTypes="cc"/>
            <draw:path draw:style-name="gr56" draw:id="shape346" draw:name="path3076" draw:layer="g2135" svg:width="0.24260000000pt" svg:height="0.97040800000pt" draw:transform="matrix(0.13607141400 0.00000000000 0.00000000000 0.13607141400 76.88929934657pt 57.25489805167pt)" svg:viewBox="0 0 0 1" svg:d="M0.2426 0.970408L0 0" koffice:nodeTypes="cc"/>
            <draw:path draw:style-name="gr56" draw:id="shape347" draw:name="path3074" draw:layer="g2135" svg:width="0.12130400000pt" svg:height="1.94082000000pt" draw:transform="matrix(0.13607141400 0.00000000000 0.00000000000 0.13607141400 76.83978241473pt 57.12285326295pt)" svg:viewBox="0 0 0 2" svg:d="M0.121304 1.94082L0 0" koffice:nodeTypes="cc"/>
            <draw:path draw:style-name="gr56" draw:id="shape348" draw:name="path3072" draw:layer="g2135" svg:width="0.12130400000pt" svg:height="1.33431000000pt" draw:transform="matrix(0.13607141400 0.00000000000 0.00000000000 0.13607141400 76.32810817809pt 57.20538111983pt)" svg:viewBox="0 0 0 1" svg:d="M0.121304 1.33431L0 0" koffice:nodeTypes="cc"/>
            <draw:path draw:style-name="gr56" draw:id="shape349" draw:name="path3070" draw:layer="g2135" svg:width="0.00000000000pt" svg:height="0.97040800000pt" draw:transform="matrix(0.13607141400 0.00000000000 0.00000000000 0.13607141400 76.26208632802pt 57.28790897671pt)" svg:viewBox="0 0 0 1" svg:d="M0 0.970408L0 0" koffice:nodeTypes="cc"/>
            <draw:path draw:style-name="gr56" draw:id="shape350" draw:name="path3068" draw:layer="g2135" svg:width="0.52970448486pt" svg:height="1.78038584472pt" draw:transform="matrix(0.13607141400 0.00000000000 0.00000000000 0.13607141400 77.07086106713pt 57.33742590855pt)" svg:viewBox="0 0 1 2" svg:d="M0 1.78039L0.529704 0" koffice:nodeTypes="cc"/>
            <draw:path draw:style-name="gr56" draw:id="shape351" draw:name="path3066" draw:layer="g2135" svg:width="0.24260000000pt" svg:height="1.21302000000pt" draw:transform="matrix(0.13607141400 0.00000000000 0.00000000000 0.13607141400 76.31160325986pt 56.92478553559pt)" svg:viewBox="0 0 0 1" svg:d="M0.2426 1.21302L0 0" koffice:nodeTypes="cc"/>
            <draw:path draw:style-name="gr56" draw:id="shape352" draw:name="path3064" draw:layer="g2135" svg:width="0.12130400000pt" svg:height="1.45562000000pt" draw:transform="matrix(0.13607141400 0.00000000000 0.00000000000 0.13607141400 76.42714204177pt 56.92478553559pt)" svg:viewBox="0 0 0 1" svg:d="M0.121304 1.45562L0 0" koffice:nodeTypes="cc"/>
            <draw:path draw:style-name="gr56" draw:id="shape353" draw:name="path3062" draw:layer="g2135" svg:width="0.12130400000pt" svg:height="1.69822000000pt" draw:transform="matrix(0.13607141400 0.00000000000 0.00000000000 0.13607141400 76.52617590545pt 56.89177461055pt)" svg:viewBox="0 0 0 2" svg:d="M0.121304 1.69822L0 0" koffice:nodeTypes="cc"/>
            <draw:path draw:style-name="gr56" draw:id="shape354" draw:name="path3060" draw:layer="g2135" svg:width="2.18342000000pt" svg:height="0.24260800000pt" draw:transform="matrix(0.13607141400 0.00000000000 0.00000000000 0.13607141400 76.65822069417pt 56.92478553559pt)" svg:viewBox="0 0 2 0" svg:d="M0 0.242608L2.18342 0" koffice:nodeTypes="cc"/>
            <draw:path draw:style-name="gr56" draw:id="shape355" draw:name="path3058" draw:layer="g2135" svg:width="0.00000000000pt" svg:height="1.57691000000pt" draw:transform="matrix(0.13607141400 0.00000000000 0.00000000000 0.13607141400 76.42714204177pt 56.57816810128pt)" svg:viewBox="0 0 0 2" svg:d="M0 1.57691L0 0" koffice:nodeTypes="cc"/>
            <draw:path draw:style-name="gr56" draw:id="shape356" draw:name="path3056" draw:layer="g2135" svg:width="0.12130400000pt" svg:height="1.45561000000pt" draw:transform="matrix(0.13607141400 0.00000000000 0.00000000000 0.13607141400 76.52617590545pt 56.59467410808pt)" svg:viewBox="0 0 0 1" svg:d="M0.121304 1.45561L0 0" koffice:nodeTypes="cc"/>
            <draw:path draw:style-name="gr56" draw:id="shape357" draw:name="path3054" draw:layer="g2135" svg:width="0.12129600000pt" svg:height="1.57691000000pt" draw:transform="matrix(0.13607141400 0.00000000000 0.00000000000 0.13607141400 76.62520976913pt 56.57816810128pt)" svg:viewBox="0 0 0 2" svg:d="M0.121296 1.57691L0 0" koffice:nodeTypes="cc"/>
            <draw:path draw:style-name="gr56" draw:id="shape358" draw:name="path3052" draw:layer="g2135" svg:width="0.00000000000pt" svg:height="0.97040800000pt" draw:transform="matrix(0.13607141400 0.00000000000 0.00000000000 0.13607141400 76.74074855105pt 56.66069595816pt)" svg:viewBox="0 0 0 1" svg:d="M0 0.970408L0 0" koffice:nodeTypes="cc"/>
            <draw:path draw:style-name="gr56" draw:id="shape359" draw:name="path3050" draw:layer="g2135" svg:width="3.84524784592pt" svg:height="1.19181325680pt" draw:transform="matrix(0.13607141400 0.00000000000 0.00000000000 0.13607141400 77.05435506032pt 56.64419103992pt)" svg:viewBox="0 0 4 1" svg:d="M0 1.19181L0.823983 0.92697L2.60927 0.794542L3.84525 0" koffice:nodeTypes="cccc"/>
            <draw:path draw:style-name="gr56" draw:id="shape360" draw:name="path3048" draw:layer="g2135" svg:width="0.00000000000pt" svg:height="0.72780800000pt" draw:transform="matrix(0.13607141400 0.00000000000 0.00000000000 0.13607141400 76.97182720345pt 56.44612331256pt)" svg:viewBox="0 0 0 1" svg:d="M0 0.727808L0 0" koffice:nodeTypes="cc"/>
            <draw:path draw:style-name="gr56" draw:id="shape361" draw:name="path3046" draw:layer="g2135" svg:width="0.00000000000pt" svg:height="0.97040800000pt" draw:transform="matrix(0.13607141400 0.00000000000 0.00000000000 0.13607141400 77.10387199216pt 56.41311238753pt)" svg:viewBox="0 0 0 1" svg:d="M0 0.970408L0 0" koffice:nodeTypes="cc"/>
            <draw:path draw:style-name="gr56" draw:id="shape362" draw:name="path3044" draw:layer="g2135" svg:width="0.00000000000pt" svg:height="0.84911200000pt" draw:transform="matrix(0.13607141400 0.00000000000 0.00000000000 0.13607141400 77.23591678088pt 56.39660638072pt)" svg:viewBox="0 0 0 1" svg:d="M0 0.849112L0 0" koffice:nodeTypes="cc"/>
            <draw:path draw:style-name="gr56" draw:id="shape363" draw:name="path3042" draw:layer="g2135" svg:width="0.00000000000pt" svg:height="0.97040800000pt" draw:transform="matrix(0.13607141400 0.00000000000 0.00000000000 0.13607141400 77.33495064456pt 56.31407852385pt)" svg:viewBox="0 0 0 1" svg:d="M0 0.970408L0 0" koffice:nodeTypes="cc"/>
            <draw:path draw:style-name="gr56" draw:id="shape364" draw:name="path3040" draw:layer="g2135" svg:width="0.12130400000pt" svg:height="1.33431000000pt" draw:transform="matrix(0.13607141400 0.00000000000 0.00000000000 0.13607141400 77.46699543328pt 56.33058453065pt)" svg:viewBox="0 0 0 1" svg:d="M0 1.33431L0.121304 0" koffice:nodeTypes="cc"/>
            <draw:path draw:style-name="gr56" draw:id="shape365" draw:name="path3038" draw:layer="g2135" svg:width="0.12129600000pt" svg:height="0.84910400000pt" draw:transform="matrix(0.13607141400 0.00000000000 0.00000000000 0.13607141400 77.58253530376pt 56.36359545569pt)" svg:viewBox="0 0 0 1" svg:d="M0 0.849104L0.121296 0" koffice:nodeTypes="cc"/>
            <draw:path draw:style-name="gr56" draw:id="shape366" draw:name="path3036" draw:layer="g2135" svg:width="0.12130400000pt" svg:height="0.60650400000pt" draw:transform="matrix(0.13607141400 0.00000000000 0.00000000000 0.13607141400 77.05951488834pt 53.50696444159pt)" svg:viewBox="0 0 0 1" svg:d="M0.121304 0.606504L0 0" koffice:nodeTypes="cc"/>
            <draw:path draw:style-name="gr56" draw:id="shape367" draw:name="path3034" draw:layer="g2135" svg:width="0.00000000000pt" svg:height="1.57691000000pt" draw:transform="matrix(0.13607141400 0.00000000000 0.00000000000 0.13607141400 75.62181480801pt 54.42227656643pt)" svg:viewBox="0 0 0 2" svg:d="M0 1.57691L0 0" koffice:nodeTypes="cc"/>
            <draw:path draw:style-name="gr56" draw:id="shape368" draw:name="path3032" draw:layer="g2135" svg:width="0.24260000000pt" svg:height="1.57691000000pt" draw:transform="matrix(0.13607141400 0.00000000000 0.00000000000 0.13607141400 75.68783774666pt 54.42227656643pt)" svg:viewBox="0 0 0 2" svg:d="M0 1.57691L0.2426 0" koffice:nodeTypes="cc"/>
            <draw:path draw:style-name="gr56" draw:id="shape369" draw:name="path3030" draw:layer="g2135" svg:width="0.36390400000pt" svg:height="1.33431000000pt" draw:transform="matrix(0.13607141400 0.00000000000 0.00000000000 0.13607141400 75.78687161034pt 54.55432135515pt)" svg:viewBox="0 0 0 1" svg:d="M0.363904 1.33431L0 0" koffice:nodeTypes="cc"/>
            <draw:path draw:style-name="gr56" draw:id="shape370" draw:name="path3028" draw:layer="g2135" svg:width="0.00000000000pt" svg:height="1.45562000000pt" draw:transform="matrix(0.13607141400 0.00000000000 0.00000000000 0.13607141400 75.85289346041pt 54.40577055963pt)" svg:viewBox="0 0 0 1" svg:d="M0 1.45562L0 0" koffice:nodeTypes="cc"/>
            <draw:path draw:style-name="gr56" draw:id="shape371" draw:name="path3026" draw:layer="g2135" svg:width="0.00000000000pt" svg:height="1.09170000000pt" draw:transform="matrix(0.13607141400 0.00000000000 0.00000000000 0.13607141400 75.93542131729pt 54.50480442331pt)" svg:viewBox="0 0 0 1" svg:d="M0 1.0917L0 0" koffice:nodeTypes="cc"/>
            <draw:path draw:style-name="gr56" draw:id="shape372" draw:name="path3024" draw:layer="g2135" svg:width="0.12130400000pt" svg:height="1.09171000000pt" draw:transform="matrix(0.13607141400 0.00000000000 0.00000000000 0.13607141400 75.98493824913pt 54.58733228019pt)" svg:viewBox="0 0 0 1" svg:d="M0.121304 1.09171L0 0" koffice:nodeTypes="cc"/>
            <draw:path draw:style-name="gr56" draw:id="shape373" draw:name="path3022" draw:layer="g2135" svg:width="0.12130400000pt" svg:height="1.81951000000pt" draw:transform="matrix(0.13607141400 0.00000000000 0.00000000000 0.13607141400 76.08397211281pt 54.55432135515pt)" svg:viewBox="0 0 0 2" svg:d="M0.121304 1.81951L0 0" koffice:nodeTypes="cc"/>
            <draw:path draw:style-name="gr56" draw:id="shape374" draw:name="path3019" draw:layer="g2135" svg:width="0.24260000000pt" svg:height="1.33431000000pt" draw:transform="matrix(0.13607141400 0.00000000000 0.00000000000 0.13607141400 76.18300597649pt 54.60383828699pt)" svg:viewBox="0 0 0 1" svg:d="M0.2426 1.33431L0 0" koffice:nodeTypes="cc"/>
            <draw:path draw:style-name="gr56" draw:id="shape375" draw:name="path3017" draw:layer="g2135" svg:width="0.48520800000pt" svg:height="0.84911200000pt" draw:transform="matrix(0.13607141400 0.00000000000 0.00000000000 0.13607141400 75.93542131729pt 54.25721976411pt)" svg:viewBox="0 0 0 1" svg:d="M0 0.849112L0.485208 0" koffice:nodeTypes="cc"/>
            <draw:path draw:style-name="gr56" draw:id="shape376" draw:name="path3015" draw:layer="g2135" svg:width="0.36784710202pt" svg:height="1.78038584472pt" draw:transform="matrix(0.13607141400 0.00000000000 0.00000000000 0.13607141400 76.00144425593pt 54.32324270275pt)" svg:viewBox="0 0 0 2" svg:d="M0 1.78039L0.367847 0" koffice:nodeTypes="cc"/>
            <draw:path draw:style-name="gr56" draw:id="shape377" draw:name="path3013" draw:layer="g2135" svg:width="0.36784710202pt" svg:height="1.78038584472pt" draw:transform="matrix(0.13607141400 0.00000000000 0.00000000000 0.13607141400 76.13348904465pt 54.37275963459pt)" svg:viewBox="0 0 0 2" svg:d="M0 1.78039L0.367847 0" koffice:nodeTypes="cc"/>
            <draw:path draw:style-name="gr56" draw:id="shape378" draw:name="path3011" draw:layer="g2135" svg:width="3.15383000000pt" svg:height="0.12129600000pt" draw:transform="matrix(0.13607141400 0.00000000000 0.00000000000 0.13607141400 77.50516618633pt 53.09432406864pt)" svg:viewBox="0 0 3 0" svg:d="M0 0L3.15383 0.121296" koffice:nodeTypes="cc"/>
            <draw:path draw:style-name="gr56" draw:id="shape379" draw:name="path3009" draw:layer="g2135" svg:width="1.21302000000pt" svg:height="0.00000000000pt" draw:transform="matrix(0.13607141400 0.00000000000 0.00000000000 0.13607141400 77.63205114703pt 55.42277592786pt)" svg:viewBox="0 0 1 0" svg:d="M0 0L1.21302 0" koffice:nodeTypes="cc"/>
            <draw:path draw:style-name="gr56" draw:id="shape380" draw:name="path3007" draw:layer="g2135" svg:width="1.09170000000pt" svg:height="0.36390400000pt" draw:transform="matrix(0.13607141400 0.00000000000 0.00000000000 0.13607141400 77.90130164105pt 53.45744750975pt)" svg:viewBox="0 0 1 0" svg:d="M0 0.363904L1.0917 0" koffice:nodeTypes="cc"/>
            <draw:path draw:style-name="gr56" draw:id="shape381" draw:name="path3005" draw:layer="g2135" svg:width="1.45562000000pt" svg:height="0.24260800000pt" draw:transform="matrix(0.13607141400 0.00000000000 0.00000000000 0.13607141400 77.46699543328pt 55.70337042353pt)" svg:viewBox="0 0 1 0" svg:d="M0 0.242608L1.45562 0" koffice:nodeTypes="cc"/>
            <draw:path draw:style-name="gr56" draw:id="shape382" draw:name="path3003" draw:layer="g2135" svg:width="1.33431000000pt" svg:height="0.00000000000pt" draw:transform="matrix(0.13607141400 0.00000000000 0.00000000000 0.13607141400 77.90130164105pt 53.30889671423pt)" svg:viewBox="0 0 1 0" svg:d="M1.33431 0L0 0" koffice:nodeTypes="cc"/>
            <draw:path draw:style-name="gr56" draw:id="shape383" draw:name="path3001" draw:layer="g2135" svg:width="1.21301000000pt" svg:height="0.00000000000pt" draw:transform="matrix(0.13607141400 0.00000000000 0.00000000000 0.13607141400 77.83527870241pt 53.22636885736pt)" svg:viewBox="0 0 1 0" svg:d="M1.21301 0L0 0" koffice:nodeTypes="cc"/>
            <draw:path draw:style-name="gr56" draw:id="shape384" draw:name="path2999" draw:layer="g2135" svg:width="0.00000000000pt" svg:height="0.72780800000pt" draw:transform="matrix(0.13607141400 0.00000000000 0.00000000000 0.13607141400 77.66506316064pt 56.00047201457pt)" svg:viewBox="0 0 0 1" svg:d="M0 0L0 0.727808" koffice:nodeTypes="cc"/>
            <draw:path draw:style-name="gr56" draw:id="shape385" draw:name="path2997" draw:layer="g2135" svg:width="0.00000000000pt" svg:height="0.16173511111pt" draw:transform="matrix(0.13607141400 0.00000000000 0.00000000000 0.13607141400 77.54952329015pt 56.02798140603pt)" svg:viewBox="0 0 0 0" svg:d="M0 0.161735C0 0.161735 0 -0.202169 0 0.161735" koffice:nodeTypes="cc"/>
            <draw:path draw:style-name="gr56" draw:id="shape386" draw:name="path2995" draw:layer="g2135" svg:width="0.00000000000pt" svg:height="0.72780000000pt" draw:transform="matrix(0.13607141400 0.00000000000 0.00000000000 0.13607141400 77.48350144008pt 56.09950587825pt)" svg:viewBox="0 0 0 1" svg:d="M0 0L0 0.7278" koffice:nodeTypes="cc"/>
            <draw:path draw:style-name="gr56" draw:id="shape387" draw:name="path2993" draw:layer="g2135" svg:width="0.24260000000pt" svg:height="0.60650400000pt" draw:transform="matrix(0.13607141400 0.00000000000 0.00000000000 0.13607141400 77.40097358320pt 56.13251680329pt)" svg:viewBox="0 0 0 1" svg:d="M0 0L0.2426 0.606504" koffice:nodeTypes="cc"/>
            <draw:path draw:style-name="gr56" draw:id="shape388" draw:name="path2991" draw:layer="g2135" svg:width="0.12130400000pt" svg:height="0.84911200000pt" draw:transform="matrix(0.13607141400 0.00000000000 0.00000000000 0.13607141400 77.31844463776pt 56.11601079649pt)" svg:viewBox="0 0 0 1" svg:d="M0 0L0.121304 0.849112" koffice:nodeTypes="cc"/>
            <draw:path draw:style-name="gr56" draw:id="shape389" draw:name="path2989" draw:layer="g2135" svg:width="0.00000000000pt" svg:height="0.84910400000pt" draw:transform="matrix(0.13607141400 0.00000000000 0.00000000000 0.13607141400 77.25242278768pt 56.13251680329pt)" svg:viewBox="0 0 0 1" svg:d="M0 0L0 0.849104" koffice:nodeTypes="cc"/>
            <draw:path draw:style-name="gr56" draw:id="shape390" draw:name="path2987" draw:layer="g2135" svg:width="0.12130400000pt" svg:height="0.72780000000pt" draw:transform="matrix(0.13607141400 0.00000000000 0.00000000000 0.13607141400 77.10387199216pt 56.14902281009pt)" svg:viewBox="0 0 0 1" svg:d="M0.121304 0L0 0.7278" koffice:nodeTypes="cc"/>
            <draw:path draw:style-name="gr57" draw:id="shape391" draw:name="path4435" draw:layer="g2135" svg:width="0.60650400000pt" svg:height="0.35042577778pt" draw:transform="matrix(0.13607141400 0.00000000000 0.00000000000 0.13607141400 74.13888567824pt 54.23425614062pt)" svg:viewBox="0 0 1 0" svg:d="M0.606504 0.107826C0.606504 0.107826 0.121296 -0.134782 0 0.107826C0 0.229122 0.121296 0.350426 0.2426 0.350426C0.363904 0.350426 0.606504 0.107826 0.606504 0.107826Z" koffice:nodeTypes="cccc"/>
            <draw:path draw:style-name="gr57" draw:id="shape392" draw:name="path2983" draw:layer="g2135" svg:width="0.00000000000pt" svg:height="1.21301000000pt" draw:transform="matrix(0.13607141400 0.00000000000 0.00000000000 0.13607141400 72.25724662260pt 55.94900545151pt)" svg:viewBox="0 0 0 1" svg:d="M0 1.21301L0 0" koffice:nodeTypes="cc"/>
            <draw:path draw:style-name="gr57" draw:id="shape393" draw:name="path2981" draw:layer="g2135" svg:width="0.00000000000pt" svg:height="1.09170000000pt" draw:transform="matrix(0.13607141400 0.00000000000 0.00000000000 0.13607141400 72.37278540451pt 55.96551145832pt)" svg:viewBox="0 0 0 1" svg:d="M0 1.0917L0 0" koffice:nodeTypes="cc"/>
            <draw:path draw:style-name="gr57" draw:id="shape394" draw:name="path2979" draw:layer="g2135" svg:width="0.00000000000pt" svg:height="0.72780000000pt" draw:transform="matrix(0.13607141400 0.00000000000 0.00000000000 0.13607141400 72.35362001799pt 56.34216584084pt)" svg:viewBox="0 0 0 1" svg:d="M0 0.7278L0 0" koffice:nodeTypes="cc"/>
            <draw:path draw:style-name="gr57" draw:id="shape395" draw:name="path2977" draw:layer="g2135" svg:width="0.00000000000pt" svg:height="1.21302000000pt" draw:transform="matrix(0.13607141400 0.00000000000 0.00000000000 0.13607141400 72.58735805011pt 55.98201637655pt)" svg:viewBox="0 0 0 1" svg:d="M0 1.21302L0 0" koffice:nodeTypes="cc"/>
            <draw:path draw:style-name="gr57" draw:id="shape396" draw:name="path2975" draw:layer="g2135" svg:width="0.00000000000pt" svg:height="1.21301000000pt" draw:transform="matrix(0.13607141400 0.00000000000 0.00000000000 0.13607141400 72.72487835252pt 56.17992626107pt)" svg:viewBox="0 0 0 1" svg:d="M0 1.21301L0 0" koffice:nodeTypes="cc"/>
            <draw:path draw:style-name="gr57" draw:id="shape397" draw:name="path2973" draw:layer="g2135" svg:width="0.00000000000pt" svg:height="0.60650400000pt" draw:transform="matrix(0.13607141400 0.00000000000 0.00000000000 0.13607141400 72.82117445935pt 56.32018432034pt)" svg:viewBox="0 0 0 1" svg:d="M0 0.606504L0 0" koffice:nodeTypes="cc"/>
            <draw:path draw:style-name="gr57" draw:id="shape398" draw:name="path2971" draw:layer="g2135" svg:width="0.00000000000pt" svg:height="1.33431000000pt" draw:transform="matrix(0.13607141400 0.00000000000 0.00000000000 0.13607141400 72.91747056618pt 55.96551145832pt)" svg:viewBox="0 0 0 1" svg:d="M0 1.33431L0 0" koffice:nodeTypes="cc"/>
            <draw:path draw:style-name="gr57" draw:id="shape399" draw:name="path2969" draw:layer="g2135" svg:width="0.00000000000pt" svg:height="0.72780800000pt" draw:transform="matrix(0.13607141400 0.00000000000 0.00000000000 0.13607141400 73.03300934810pt 56.11406116527pt)" svg:viewBox="0 0 0 1" svg:d="M0 0.727808L0 0" koffice:nodeTypes="cc"/>
            <draw:path draw:style-name="gr57" draw:id="shape400" draw:name="path2967" draw:layer="g2135" svg:width="0.00000000000pt" svg:height="1.33431000000pt" draw:transform="matrix(0.13607141400 0.00000000000 0.00000000000 0.13607141400 73.17052965051pt 56.39168168411pt)" svg:viewBox="0 0 0 1" svg:d="M0 1.33431L0 0" koffice:nodeTypes="cc"/>
            <draw:path draw:style-name="gr57" draw:id="shape401" draw:name="path2965" draw:layer="g2135" svg:width="0.12130400000pt" svg:height="0.84911200000pt" draw:transform="matrix(0.13607141400 0.00000000000 0.00000000000 0.13607141400 73.21457106865pt 56.03153330839pt)" svg:viewBox="0 0 0 1" svg:d="M0.121304 0.849112L0 0" koffice:nodeTypes="cc"/>
            <draw:path draw:style-name="gr57" draw:id="shape402" draw:name="path2963" draw:layer="g2135" svg:width="0.12130400000pt" svg:height="1.21301000000pt" draw:transform="matrix(0.13607141400 0.00000000000 0.00000000000 0.13607141400 73.31360493233pt 56.08105024023pt)" svg:viewBox="0 0 0 1" svg:d="M0 0L0.121304 1.21301" koffice:nodeTypes="cc"/>
            <draw:path draw:style-name="gr57" draw:id="shape403" draw:name="path2961" draw:layer="g2135" svg:width="0.00000000000pt" svg:height="1.69822000000pt" draw:transform="matrix(0.13607141400 0.00000000000 0.00000000000 0.13607141400 73.66554003750pt 56.41640096146pt)" svg:viewBox="0 0 0 2" svg:d="M0 0L0 1.69822" koffice:nodeTypes="cc"/>
            <draw:path draw:style-name="gr57" draw:id="shape404" draw:name="path2959" draw:layer="g2135" svg:width="0.00000000000pt" svg:height="2.06212000000pt" draw:transform="matrix(0.13607141400 0.00000000000 0.00000000000 0.13607141400 73.47866064609pt 56.06454423343pt)" svg:viewBox="0 0 0 2" svg:d="M0 2.06212L0 0" koffice:nodeTypes="cc"/>
            <draw:path draw:style-name="gr57" draw:id="shape405" draw:name="path2957" draw:layer="g2135" svg:width="0.00000000000pt" svg:height="1.33431000000pt" draw:transform="matrix(0.13607141400 0.00000000000 0.00000000000 0.13607141400 73.61070652338pt 56.03153330839pt)" svg:viewBox="0 0 0 1" svg:d="M0 0L0 1.33431" koffice:nodeTypes="cc"/>
            <draw:path draw:style-name="gr57" draw:id="shape406" draw:name="path2955" draw:layer="g2135" svg:width="0.12130400000pt" svg:height="0.97040800000pt" draw:transform="matrix(0.13607141400 0.00000000000 0.00000000000 0.13607141400 73.72624530529pt 56.04803931519pt)" svg:viewBox="0 0 0 1" svg:d="M0 0L0.121304 0.970408" koffice:nodeTypes="cc"/>
            <draw:path draw:style-name="gr57" draw:id="shape407" draw:name="path2953" draw:layer="g2135" svg:width="0.00000000000pt" svg:height="0.97040800000pt" draw:transform="matrix(0.13607141400 0.00000000000 0.00000000000 0.13607141400 73.84178408720pt 56.01502839016pt)" svg:viewBox="0 0 0 1" svg:d="M0 0L0 0.970408" koffice:nodeTypes="cc"/>
            <draw:path draw:style-name="gr57" draw:id="shape408" draw:name="path2951" draw:layer="g2135" svg:width="0.00000000000pt" svg:height="1.45562000000pt" draw:transform="matrix(0.13607141400 0.00000000000 0.00000000000 0.13607141400 74.00684088953pt 56.08105024023pt)" svg:viewBox="0 0 0 1" svg:d="M0 0L0 1.45562" koffice:nodeTypes="cc"/>
            <draw:path draw:style-name="gr57" draw:id="shape409" draw:name="path2949" draw:layer="g2135" svg:width="0.12130400000pt" svg:height="1.45562000000pt" draw:transform="matrix(0.13607141400 0.00000000000 0.00000000000 0.13607141400 74.08936874640pt 56.06454423343pt)" svg:viewBox="0 0 0 1" svg:d="M0.121304 1.45562L0 0" koffice:nodeTypes="cc"/>
            <draw:path draw:style-name="gr57" draw:id="shape410" draw:name="path2947" draw:layer="g2135" svg:width="0.00000000000pt" svg:height="1.57692000000pt" draw:transform="matrix(0.13607141400 0.00000000000 0.00000000000 0.13607141400 74.18840261008pt 56.06454423343pt)" svg:viewBox="0 0 0 2" svg:d="M0 0L0 1.57692" koffice:nodeTypes="cc"/>
            <draw:path draw:style-name="gr57" draw:id="shape411" draw:name="path2945" draw:layer="g2135" svg:width="0.12130400000pt" svg:height="0.72780000000pt" draw:transform="matrix(0.13607141400 0.00000000000 0.00000000000 0.13607141400 74.25442446016pt 56.14707317887pt)" svg:viewBox="0 0 0 1" svg:d="M0 0.7278L0.121304 0" koffice:nodeTypes="cc"/>
            <draw:path draw:style-name="gr57" draw:id="shape412" draw:name="path2943" draw:layer="g2135" svg:width="0.36390400000pt" svg:height="1.09171000000pt" draw:transform="matrix(0.13607141400 0.00000000000 0.00000000000 0.13607141400 74.32044739880pt 56.11406116527pt)" svg:viewBox="0 0 0 1" svg:d="M0 0L0.363904 1.09171" koffice:nodeTypes="cc"/>
            <draw:path draw:style-name="gr57" draw:id="shape413" draw:name="path2941" draw:layer="g2135" svg:width="2.78993000000pt" svg:height="0.24260800000pt" draw:transform="matrix(0.13607141400 0.00000000000 0.00000000000 0.13607141400 74.03985181456pt 54.44699475521pt)" svg:viewBox="0 0 3 0" svg:d="M0 0.242608C0 0.242608 2.06212 0 2.78993 0" koffice:nodeTypes="cc"/>
            <draw:path draw:style-name="gr57" draw:id="shape414" draw:name="path2939" draw:layer="g2135" svg:width="2.18342000000pt" svg:height="0.00000000000pt" draw:transform="matrix(0.13607141400 0.00000000000 0.00000000000 0.13607141400 74.02334580776pt 54.57903954393pt)" svg:viewBox="0 0 2 0" svg:d="M0 0L2.18342 0" koffice:nodeTypes="cc"/>
            <draw:path draw:style-name="gr57" draw:id="shape415" draw:name="path2937" draw:layer="g2135" svg:width="0.97040800000pt" svg:height="0.24260000000pt" draw:transform="matrix(0.13607141400 0.00000000000 0.00000000000 0.13607141400 74.05635782137pt 54.74409634626pt)" svg:viewBox="0 0 1 0" svg:d="M0 0L0.970408 0.2426" koffice:nodeTypes="cc"/>
            <draw:path draw:style-name="gr57" draw:id="shape416" draw:name="path2935" draw:layer="g2135" svg:width="2.18342000000pt" svg:height="0.24260000000pt" draw:transform="matrix(0.13607141400 0.00000000000 0.00000000000 0.13607141400 74.30394139200pt 54.74409634626pt)" svg:viewBox="0 0 2 0" svg:d="M0 0L2.18342 0.2426" koffice:nodeTypes="cc"/>
            <draw:path draw:style-name="gr57" draw:id="shape417" draw:name="path2933" draw:layer="g2135" svg:width="1.45561000000pt" svg:height="0.00000000000pt" draw:transform="matrix(0.13607141400 0.00000000000 0.00000000000 0.13607141400 74.18840261008pt 55.12372470560pt)" svg:viewBox="0 0 1 0" svg:d="M1.45561 0L0 0" koffice:nodeTypes="cc"/>
            <draw:path draw:style-name="gr57" draw:id="shape418" draw:name="path2931" draw:layer="g2135" svg:width="1.21301000000pt" svg:height="0.00000000000pt" draw:transform="matrix(0.13607141400 0.00000000000 0.00000000000 0.13607141400 74.13888567824pt 55.04119684873pt)" svg:viewBox="0 0 1 0" svg:d="M1.21301 0L0 0" koffice:nodeTypes="cc"/>
            <draw:path draw:style-name="gr57" draw:id="shape419" draw:name="path2929" draw:layer="g2135" svg:width="0.00000000000pt" svg:height="0.72780800000pt" draw:transform="matrix(0.13607141400 0.00000000000 0.00000000000 0.13607141400 74.05635782137pt 55.37130936480pt)" svg:viewBox="0 0 0 1" svg:d="M0 0L0 0.727808" koffice:nodeTypes="cc"/>
            <draw:path draw:style-name="gr57" draw:id="shape420" draw:name="path2927" draw:layer="g2135" svg:width="0.00000000000pt" svg:height="0.48520800000pt" draw:transform="matrix(0.13607141400 0.00000000000 0.00000000000 0.13607141400 74.08936874640pt 55.17324163744pt)" svg:viewBox="0 0 0 0" svg:d="M0 0L0 0.485208" koffice:nodeTypes="cc"/>
            <draw:path draw:style-name="gr57" draw:id="shape421" draw:name="path2925" draw:layer="g2135" svg:width="0.00000000000pt" svg:height="0.97040800000pt" draw:transform="matrix(0.13607141400 0.00000000000 0.00000000000 0.13607141400 74.28743647376pt 55.35480335800pt)" svg:viewBox="0 0 0 1" svg:d="M0 0L0 0.970408" koffice:nodeTypes="cc"/>
            <draw:path draw:style-name="gr57" draw:id="shape422" draw:name="path2923" draw:layer="g2135" svg:width="0.12130400000pt" svg:height="0.60650400000pt" draw:transform="matrix(0.13607141400 0.00000000000 0.00000000000 0.13607141400 74.35345832384pt 55.40432028984pt)" svg:viewBox="0 0 0 1" svg:d="M0.121304 0L0 0.606504" koffice:nodeTypes="cc"/>
            <draw:path draw:style-name="gr57" draw:id="shape423" draw:name="path2921" draw:layer="g2135" svg:width="2.06212000000pt" svg:height="0.24260000000pt" draw:transform="matrix(0.13607141400 0.00000000000 0.00000000000 0.13607141400 74.25442446016pt 55.58588201040pt)" svg:viewBox="0 0 2 0" svg:d="M2.06212 0.2426L0 0" koffice:nodeTypes="cc"/>
            <draw:path draw:style-name="gr57" draw:id="shape424" draw:name="path2919" draw:layer="g2135" svg:width="1.45562000000pt" svg:height="0.24260000000pt" draw:transform="matrix(0.13607141400 0.00000000000 0.00000000000 0.13607141400 73.89130101904pt 55.68491587408pt)" svg:viewBox="0 0 1 0" svg:d="M1.45562 0L0 0.2426" koffice:nodeTypes="cc"/>
            <draw:path draw:style-name="gr57" draw:id="shape425" draw:name="path2917" draw:layer="g2135" svg:width="1.33431000000pt" svg:height="0.12129600000pt" draw:transform="matrix(0.13607141400 0.00000000000 0.00000000000 0.13607141400 73.92431303265pt 55.78394973776pt)" svg:viewBox="0 0 1 0" svg:d="M1.33431 0L0 0.121296" koffice:nodeTypes="cc"/>
            <draw:path draw:style-name="gr57" draw:id="shape426" draw:name="path2915" draw:layer="g2135" svg:width="2.78993000000pt" svg:height="0.24260000000pt" draw:transform="matrix(0.13607141400 0.00000000000 0.00000000000 0.13607141400 73.89130101904pt 55.91599452648pt)" svg:viewBox="0 0 3 0" svg:d="M2.78993 0.2426L0 0" koffice:nodeTypes="cc"/>
            <draw:path draw:style-name="gr57" draw:id="shape427" draw:name="path2913" draw:layer="g2135" svg:width="1.57691000000pt" svg:height="0.00000000000pt" draw:transform="matrix(0.13607141400 0.00000000000 0.00000000000 0.13607141400 72.93397657299pt 55.71792679912pt)" svg:viewBox="0 0 2 0" svg:d="M1.57691 0L0 0" koffice:nodeTypes="cc"/>
            <draw:path draw:style-name="gr57" draw:id="shape428" draw:name="path2911" draw:layer="g2135" svg:width="0.97040800000pt" svg:height="0.12129600000pt" draw:transform="matrix(0.13607141400 0.00000000000 0.00000000000 0.13607141400 72.52133620003pt 55.47034322849pt)" svg:viewBox="0 0 1 0" svg:d="M0.970408 0.121296L0 0" koffice:nodeTypes="cc"/>
            <draw:path draw:style-name="gr57" draw:id="shape429" draw:name="path2909" draw:layer="g2135" svg:width="0.48520000000pt" svg:height="0.00000000000pt" draw:transform="matrix(0.13607141400 0.00000000000 0.00000000000 0.13607141400 72.52133620003pt 55.17324163744pt)" svg:viewBox="0 0 0 0" svg:d="M0.4852 0L0 0" koffice:nodeTypes="cc"/>
            <draw:path draw:style-name="gr57" draw:id="shape430" draw:name="path2907" draw:layer="g2135" svg:width="0.84911200000pt" svg:height="0.12129600000pt" draw:transform="matrix(0.13607141400 0.00000000000 0.00000000000 0.13607141400 72.45531326139pt 55.23926457609pt)" svg:viewBox="0 0 1 0" svg:d="M0.849112 0.121296L0 0" koffice:nodeTypes="cc"/>
            <draw:path draw:style-name="gr57" draw:id="shape431" draw:name="path2905" draw:layer="g2135" svg:width="0.24260800000pt" svg:height="0.97041600000pt" draw:transform="matrix(0.13607141400 0.00000000000 0.00000000000 0.13607141400 71.63003251548pt 54.71108433265pt)" svg:viewBox="0 0 0 1" svg:d="M0 0L0.242608 0.970416" koffice:nodeTypes="cc"/>
            <draw:path draw:style-name="gr57" draw:id="shape432" draw:name="path2903" draw:layer="g2135" svg:width="1.09171000000pt" svg:height="0.24260000000pt" draw:transform="matrix(0.13607141400 0.00000000000 0.00000000000 0.13607141400 71.63003251548pt 55.05770285553pt)" svg:viewBox="0 0 1 0" svg:d="M0 0L1.09171 0.2426" koffice:nodeTypes="cc"/>
            <draw:path draw:style-name="gr57" draw:id="shape433" draw:name="path2901" draw:layer="g2135" svg:width="0.84911200000pt" svg:height="0.12130400000pt" draw:transform="matrix(0.13607141400 0.00000000000 0.00000000000 0.13607141400 71.86111116788pt 55.22275856928pt)" svg:viewBox="0 0 1 0" svg:d="M0.849112 0.121304L0 0" koffice:nodeTypes="cc"/>
            <draw:path draw:style-name="gr57" draw:id="shape434" draw:name="path2899" draw:layer="g2135" svg:width="0.72780800000pt" svg:height="0.00000000000pt" draw:transform="matrix(0.13607141400 0.00000000000 0.00000000000 0.13607141400 71.87761717468pt 54.95866899185pt)" svg:viewBox="0 0 1 0" svg:d="M0.727808 0L0 0" koffice:nodeTypes="cc"/>
            <draw:path draw:style-name="gr57" draw:id="shape435" draw:name="path2897" draw:layer="g2135" svg:width="0.48520000000pt" svg:height="0.00000000000pt" draw:transform="matrix(0.13607141400 0.00000000000 0.00000000000 0.13607141400 71.74557238596pt 55.58588201040pt)" svg:viewBox="0 0 0 0" svg:d="M0 0L0.4852 0" koffice:nodeTypes="cc"/>
            <draw:path draw:style-name="gr56" draw:id="shape436" draw:name="path4449" draw:layer="g2135" svg:width="2.18342000000pt" svg:height="0.12129600000pt" draw:transform="matrix(0.13607141400 0.00000000000 0.00000000000 0.13607141400 75.00828621943pt 58.46304130229pt)" svg:viewBox="0 0 2 0" svg:d="M2.18342 0L0 0.121296" koffice:nodeTypes="cc"/>
            <draw:path draw:style-name="gr56" draw:id="shape437" draw:name="path2893" draw:layer="g2135" svg:width="4.00294000000pt" svg:height="0.00000000000pt" draw:transform="matrix(0.13607141400 0.00000000000 0.00000000000 0.13607141400 74.42229739647pt 58.80120924608pt)" svg:viewBox="0 0 4 0" svg:d="M4.00294 0L0 0" koffice:nodeTypes="cc"/>
            <draw:path draw:style-name="gr56" draw:id="shape438" draw:name="path2891" draw:layer="g2135" svg:width="2.06211000000pt" svg:height="0.12130400000pt" draw:transform="matrix(0.13607141400 0.00000000000 0.00000000000 0.13607141400 73.68502110970pt 58.30917283591pt)" svg:viewBox="0 0 2 0" svg:d="M2.06211 0.121304L0 0" koffice:nodeTypes="cc"/>
            <draw:path draw:style-name="gr56" draw:id="shape439" draw:name="path2889" draw:layer="g2135" svg:width="2.06212000000pt" svg:height="0.12130400000pt" draw:transform="matrix(0.13607141400 0.00000000000 0.00000000000 0.13607141400 73.25587472995pt 58.14411712216pt)" svg:viewBox="0 0 2 0" svg:d="M2.06212 0.121304L0 0" koffice:nodeTypes="cc"/>
            <draw:path draw:style-name="gr56" draw:id="shape440" draw:name="path2887" draw:layer="g2135" svg:width="1.33430000000pt" svg:height="0.12130400000pt" draw:transform="matrix(0.13607141400 0.00000000000 0.00000000000 0.13607141400 73.79226824393pt 58.70788820464pt)" svg:viewBox="0 0 1 0" svg:d="M1.3343 0.121304L0 0" koffice:nodeTypes="cc"/>
            <draw:path draw:style-name="gr56" draw:id="shape441" draw:name="path2885" draw:layer="g2135" svg:width="2.42602000000pt" svg:height="0.36390400000pt" draw:transform="matrix(0.13607141400 0.00000000000 0.00000000000 0.13607141400 73.15136644114pt 58.49886944988pt)" svg:viewBox="0 0 2 0" svg:d="M2.42602 0.363904L0 0" koffice:nodeTypes="cc"/>
            <draw:path draw:style-name="gr56" draw:id="shape442" draw:name="path2883" draw:layer="g2135" svg:width="1.81951000000pt" svg:height="0.12130400000pt" draw:transform="matrix(0.13607141400 0.00000000000 0.00000000000 0.13607141400 72.72769557508pt 58.07809418352pt)" svg:viewBox="0 0 2 0" svg:d="M1.81951 0.121304L0 0" koffice:nodeTypes="cc"/>
            <draw:path draw:style-name="gr56" draw:id="shape443" draw:name="path2881" draw:layer="g2135" svg:width="0.12130400000pt" svg:height="1.09170000000pt" draw:transform="matrix(0.13607141400 0.00000000000 0.00000000000 0.13607141400 72.97527914571pt 57.61593796729pt)" svg:viewBox="0 0 0 1" svg:d="M0 0L0.121304 1.0917" koffice:nodeTypes="cc"/>
            <draw:path draw:style-name="gr56" draw:id="shape444" draw:name="path2879" draw:layer="g2135" svg:width="0.12129600000pt" svg:height="1.69822000000pt" draw:transform="matrix(0.13607141400 0.00000000000 0.00000000000 0.13607141400 73.05780809116pt 57.53340902184pt)" svg:viewBox="0 0 0 2" svg:d="M0 0L0.121296 1.69822" koffice:nodeTypes="cc"/>
            <draw:path draw:style-name="gr56" draw:id="shape445" draw:name="path2877" draw:layer="g2135" svg:width="0.24260000000pt" svg:height="0.97040800000pt" draw:transform="matrix(0.13607141400 0.00000000000 0.00000000000 0.13607141400 73.12382994123pt 57.58292595368pt)" svg:viewBox="0 0 0 1" svg:d="M0.2426 0L0 0.970408" koffice:nodeTypes="cc"/>
            <draw:path draw:style-name="gr56" draw:id="shape446" draw:name="path2875" draw:layer="g2135" svg:width="0.12130400000pt" svg:height="1.33431000000pt" draw:transform="matrix(0.13607141400 0.00000000000 0.00000000000 0.13607141400 73.23936872314pt 57.53340902184pt)" svg:viewBox="0 0 0 1" svg:d="M0.121304 0L0 1.33431" koffice:nodeTypes="cc"/>
            <draw:path draw:style-name="gr56" draw:id="shape447" draw:name="path2873" draw:layer="g2135" svg:width="0.12130400000pt" svg:height="0.84911200000pt" draw:transform="matrix(0.13607141400 0.00000000000 0.00000000000 0.13607141400 73.38791951866pt 57.50039809681pt)" svg:viewBox="0 0 0 1" svg:d="M0.121304 0L0 0.849112" koffice:nodeTypes="cc"/>
            <draw:path draw:style-name="gr56" draw:id="shape448" draw:name="path2871" draw:layer="g2135" svg:width="0.12129600000pt" svg:height="1.45562000000pt" draw:transform="matrix(0.13607141400 0.00000000000 0.00000000000 0.13607141400 73.50345938915pt 57.50039809681pt)" svg:viewBox="0 0 0 1" svg:d="M0.121296 0L0 1.45562" koffice:nodeTypes="cc"/>
            <draw:path draw:style-name="gr56" draw:id="shape449" draw:name="path2869" draw:layer="g2135" svg:width="0.00000000000pt" svg:height="1.21301000000pt" draw:transform="matrix(0.13607141400 0.00000000000 0.00000000000 0.13607141400 73.60249216426pt 57.61593796729pt)" svg:viewBox="0 0 0 1" svg:d="M0 0L0 1.21301" koffice:nodeTypes="cc"/>
            <draw:path draw:style-name="gr56" draw:id="shape450" draw:name="path2867" draw:layer="g2135" svg:width="0.12130400000pt" svg:height="0.97040800000pt" draw:transform="matrix(0.13607141400 0.00000000000 0.00000000000 0.13607141400 73.70152602794pt 57.69846582417pt)" svg:viewBox="0 0 0 1" svg:d="M0 0L0.121304 0.970408" koffice:nodeTypes="cc"/>
            <draw:path draw:style-name="gr56" draw:id="shape451" draw:name="path2865" draw:layer="g2135" svg:width="0.24260800000pt" svg:height="0.72780800000pt" draw:transform="matrix(0.13607141400 0.00000000000 0.00000000000 0.13607141400 73.83357081665pt 57.69846582417pt)" svg:viewBox="0 0 0 1" svg:d="M0 0L0.242608 0.727808" koffice:nodeTypes="cc"/>
            <draw:path draw:style-name="gr56" draw:id="shape452" draw:name="path2863" draw:layer="g2135" svg:width="0.00000000000pt" svg:height="0.97040800000pt" draw:transform="matrix(0.13607141400 0.00000000000 0.00000000000 0.13607141400 73.94911068714pt 57.61593796729pt)" svg:viewBox="0 0 0 1" svg:d="M0 0L0 0.970408" koffice:nodeTypes="cc"/>
            <draw:path draw:style-name="gr56" draw:id="shape453" draw:name="path2861" draw:layer="g2135" svg:width="0.00000000000pt" svg:height="1.69822000000pt" draw:transform="matrix(0.13607141400 0.00000000000 0.00000000000 0.13607141400 74.03163854401pt 57.53340902184pt)" svg:viewBox="0 0 0 2" svg:d="M0 0L0 1.69822" koffice:nodeTypes="cc"/>
            <draw:path draw:style-name="gr56" draw:id="shape454" draw:name="path2859" draw:layer="g2135" svg:width="0.36390400000pt" svg:height="1.21301000000pt" draw:transform="matrix(0.13607141400 0.00000000000 0.00000000000 0.13607141400 74.11416640089pt 57.66545489913pt)" svg:viewBox="0 0 0 1" svg:d="M0 0L0.363904 1.21301" koffice:nodeTypes="cc"/>
            <draw:path draw:style-name="gr56" draw:id="shape455" draw:name="path2857" draw:layer="g2135" svg:width="0.00000000000pt" svg:height="1.57691000000pt" draw:transform="matrix(0.13607141400 0.00000000000 0.00000000000 0.13607141400 74.21320026457pt 57.69846582417pt)" svg:viewBox="0 0 0 2" svg:d="M0 0L0 1.57691" koffice:nodeTypes="cc"/>
            <draw:path draw:style-name="gr56" draw:id="shape456" draw:name="path2855" draw:layer="g2135" svg:width="0.12130400000pt" svg:height="1.45562000000pt" draw:transform="matrix(0.13607141400 0.00000000000 0.00000000000 0.13607141400 74.34524505329pt 57.71497074240pt)" svg:viewBox="0 0 0 1" svg:d="M0 0L0.121304 1.45562" koffice:nodeTypes="cc"/>
            <draw:path draw:style-name="gr56" draw:id="shape457" draw:name="path2853" draw:layer="g2135" svg:width="0.00000000000pt" svg:height="0.72780800000pt" draw:transform="matrix(0.13607141400 0.00000000000 0.00000000000 0.13607141400 74.49379584881pt 57.78099368105pt)" svg:viewBox="0 0 0 1" svg:d="M0 0L0 0.727808" koffice:nodeTypes="cc"/>
            <draw:path draw:style-name="gr56" draw:id="shape458" draw:name="path2851" draw:layer="g2135" svg:width="0.24260000000pt" svg:height="0.97040800000pt" draw:transform="matrix(0.13607141400 0.00000000000 0.00000000000 0.13607141400 74.80724451524pt 55.63120794269pt)" svg:viewBox="0 0 0 1" svg:d="M0 0L0.2426 0.970408" koffice:nodeTypes="cc"/>
            <draw:path draw:style-name="gr56" draw:id="shape459" draw:name="path2849" draw:layer="g2135" svg:width="0.12129600000pt" svg:height="1.21301000000pt" draw:transform="matrix(0.13607141400 0.00000000000 0.00000000000 0.13607141400 74.95579531076pt 55.49916315397pt)" svg:viewBox="0 0 0 1" svg:d="M0 0L0.121296 1.21301" koffice:nodeTypes="cc"/>
            <draw:path draw:style-name="gr56" draw:id="shape460" draw:name="path2847" draw:layer="g2135" svg:width="0.36390400000pt" svg:height="1.33431000000pt" draw:transform="matrix(0.13607141400 0.00000000000 0.00000000000 0.13607141400 75.03832316764pt 55.41663420852pt)" svg:viewBox="0 0 0 1" svg:d="M0 0L0.363904 1.33431" koffice:nodeTypes="cc"/>
            <draw:path draw:style-name="gr56" draw:id="shape461" draw:name="path2845" draw:layer="g2135" svg:width="0.48520000000pt" svg:height="1.81952000000pt" draw:transform="matrix(0.13607141400 0.00000000000 0.00000000000 0.13607141400 75.13735703132pt 55.33410635165pt)" svg:viewBox="0 0 0 2" svg:d="M0 0L0.4852 1.81952" koffice:nodeTypes="cc"/>
            <draw:path draw:style-name="gr56" draw:id="shape462" draw:name="path2843" draw:layer="g2135" svg:width="0.00000000000pt" svg:height="0.97040800000pt" draw:transform="matrix(0.13607141400 0.00000000000 0.00000000000 0.13607141400 75.30241274507pt 55.49916315397pt)" svg:viewBox="0 0 0 1" svg:d="M0 0L0 0.970408" koffice:nodeTypes="cc"/>
            <draw:path draw:style-name="gr56" draw:id="shape463" draw:name="path2841" draw:layer="g2135" svg:width="1.57691000000pt" svg:height="0.00000000000pt" draw:transform="matrix(0.13607141400 0.00000000000 0.00000000000 0.13607141400 75.52480459840pt 54.82861846578pt)" svg:viewBox="0 0 2 0" svg:d="M0 0L1.57691 0" koffice:nodeTypes="cc"/>
            <draw:path draw:style-name="gr56" draw:id="shape464" draw:name="path2839" draw:layer="g2135" svg:width="1.09171000000pt" svg:height="0.00000000000pt" draw:transform="matrix(0.13607141400 0.00000000000 0.00000000000 0.13607141400 76.08841783805pt 55.55720795347pt)" svg:viewBox="0 0 1 0" svg:d="M1.09171 0L0 0" koffice:nodeTypes="cc"/>
            <draw:path draw:style-name="gr56" draw:id="shape465" draw:name="path2837" draw:layer="g2135" svg:width="2.06212000000pt" svg:height="0.36390400000pt" draw:transform="matrix(0.13607141400 0.00000000000 0.00000000000 0.13607141400 74.08115547585pt 58.02857725168pt)" svg:viewBox="0 0 2 0" svg:d="M2.06212 0.363904L0 0" koffice:nodeTypes="cc"/>
            <draw:path draw:style-name="gr56" draw:id="shape466" draw:name="path2834" draw:layer="g2135" svg:width="0.97040800000pt" svg:height="0.00000000000pt" draw:transform="matrix(0.13607141400 0.00000000000 0.00000000000 0.13607141400 73.30539166179pt 57.94604939480pt)" svg:viewBox="0 0 1 0" svg:d="M0.970408 0L0 0" koffice:nodeTypes="cc"/>
            <draw:path draw:style-name="gr56" draw:id="shape467" draw:name="path2832" draw:layer="g2135" svg:width="0.00000000000pt" svg:height="1.21302000000pt" draw:transform="matrix(0.13607141400 0.00000000000 0.00000000000 0.13607141400 72.71118956827pt 57.71497074240pt)" svg:viewBox="0 0 0 1" svg:d="M0 0L0 1.21302" koffice:nodeTypes="cc"/>
            <draw:path draw:style-name="gr56" draw:id="shape468" draw:name="path2830" draw:layer="g2135" svg:width="0.12130400000pt" svg:height="1.21301000000pt" draw:transform="matrix(0.13607141400 0.00000000000 0.00000000000 0.13607141400 72.57914477956pt 57.74798275601pt)" svg:viewBox="0 0 0 1" svg:d="M0.121304 0L0 1.21301" koffice:nodeTypes="cc"/>
            <draw:path draw:style-name="gr56" draw:id="shape469" draw:name="path2828" draw:layer="g2135" svg:width="0.00000000000pt" svg:height="1.21301000000pt" draw:transform="matrix(0.13607141400 0.00000000000 0.00000000000 0.13607141400 72.49661692268pt 57.78099368105pt)" svg:viewBox="0 0 0 1" svg:d="M0 0L0 1.21301" koffice:nodeTypes="cc"/>
            <draw:path draw:style-name="gr56" draw:id="shape470" draw:name="path2826" draw:layer="g2135" svg:width="0.36390400000pt" svg:height="0.97041600000pt" draw:transform="matrix(0.13607141400 0.00000000000 0.00000000000 0.13607141400 72.36457213396pt 57.71497074240pt)" svg:viewBox="0 0 0 1" svg:d="M0.363904 0L0 0.970416" koffice:nodeTypes="cc"/>
            <draw:path draw:style-name="gr56" draw:id="shape471" draw:name="path2824" draw:layer="g2135" svg:width="0.72780000000pt" svg:height="0.00000000000pt" draw:transform="matrix(0.13607141400 0.00000000000 0.00000000000 0.13607141400 74.49145215477pt 58.42713368900pt)" svg:viewBox="0 0 1 0" svg:d="M0 0L0.7278 0" koffice:nodeTypes="cc"/>
            <draw:path draw:style-name="gr56" draw:id="shape472" draw:name="path2822" draw:layer="g2135" svg:width="2.78993000000pt" svg:height="0.12130400000pt" draw:transform="matrix(0.13607141400 0.00000000000 0.00000000000 0.13607141400 75.56650232251pt 55.64771286092pt)" svg:viewBox="0 0 3 0" svg:d="M0 0L2.78993 0.121304" koffice:nodeTypes="cc"/>
            <draw:path draw:style-name="gr56" draw:id="shape473" draw:name="path2820" draw:layer="g2135" svg:width="1.45562000000pt" svg:height="0.00000000000pt" draw:transform="matrix(0.13607141400 0.00000000000 0.00000000000 0.13607141400 75.73155803626pt 55.82927458148pt)" svg:viewBox="0 0 1 0" svg:d="M1.45562 0L0 0" koffice:nodeTypes="cc"/>
            <draw:path draw:style-name="gr56" draw:id="shape474" draw:name="path2818" draw:layer="g2135" svg:width="1.69822000000pt" svg:height="0.24260800000pt" draw:transform="matrix(0.13607141400 0.00000000000 0.00000000000 0.13607141400 75.67922497044pt 55.40326110995pt)" svg:viewBox="0 0 2 0" svg:d="M0 0L1.69822 0.242608" koffice:nodeTypes="cc"/>
            <draw:path draw:style-name="gr56" draw:id="shape475" draw:name="path2816" draw:layer="g2135" svg:width="1.45562000000pt" svg:height="0.00000000000pt" draw:transform="matrix(0.13607141400 0.00000000000 0.00000000000 0.13607141400 75.88026667462pt 57.83051061289pt)" svg:viewBox="0 0 1 0" svg:d="M0 0L1.45562 0" koffice:nodeTypes="cc"/>
            <draw:path draw:style-name="gr56" draw:id="shape476" draw:name="path2814" draw:layer="g2135" svg:width="1.57691000000pt" svg:height="0.00000000000pt" draw:transform="matrix(0.13607141400 0.00000000000 0.00000000000 0.13607141400 76.01231146334pt 57.69846582417pt)" svg:viewBox="0 0 2 0" svg:d="M1.57691 0L0 0" koffice:nodeTypes="cc"/>
            <draw:path draw:style-name="gr56" draw:id="shape477" draw:name="path2812" draw:layer="g2135" svg:width="2.18342000000pt" svg:height="0.24260000000pt" draw:transform="matrix(0.13607141400 0.00000000000 0.00000000000 0.13607141400 75.65192577907pt 58.27013449152pt)" svg:viewBox="0 0 2 0" svg:d="M2.18342 0.2426L0 0" koffice:nodeTypes="cc"/>
            <draw:path draw:style-name="gr56" draw:id="shape478" draw:name="path2810" draw:layer="g2135" svg:width="1.94082000000pt" svg:height="0.24260000000pt" draw:transform="matrix(0.13607141400 0.00000000000 0.00000000000 0.13607141400 75.92978360646pt 57.36835330809pt)" svg:viewBox="0 0 2 0" svg:d="M1.94082 0L0 0.2426" koffice:nodeTypes="cc"/>
            <draw:path draw:style-name="gr56" draw:id="shape479" draw:name="path2808" draw:layer="g2135" svg:width="1.33431000000pt" svg:height="0.12129600000pt" draw:transform="matrix(0.13607141400 0.00000000000 0.00000000000 0.13607141400 76.42495183629pt 57.33534238305pt)" svg:viewBox="0 0 1 0" svg:d="M0 0L1.33431 0.121296" koffice:nodeTypes="cc"/>
            <draw:path draw:style-name="gr56" draw:id="shape480" draw:name="path2806" draw:layer="g2135" svg:width="1.09170000000pt" svg:height="0.24260000000pt" draw:transform="matrix(0.13607141400 0.00000000000 0.00000000000 0.13607141400 76.47446876813pt 57.18679158753pt)" svg:viewBox="0 0 1 0" svg:d="M0 0.2426L1.0917 0" koffice:nodeTypes="cc"/>
            <draw:path draw:style-name="gr56" draw:id="shape481" draw:name="path2804" draw:layer="g2135" svg:width="0.84911200000pt" svg:height="0.00000000000pt" draw:transform="matrix(0.13607141400 0.00000000000 0.00000000000 0.13607141400 76.63952448189pt 57.12076973746pt)" svg:viewBox="0 0 1 0" svg:d="M0 0L0.849112 0" koffice:nodeTypes="cc"/>
            <draw:path draw:style-name="gr56" draw:id="shape482" draw:name="path2802" draw:layer="g2135" svg:width="2.54732000000pt" svg:height="0.36389600000pt" draw:transform="matrix(0.13607141400 0.00000000000 0.00000000000 0.13607141400 75.84725574959pt 57.17028666930pt)" svg:viewBox="0 0 3 0" svg:d="M2.54732 0.121296L1.81951 0.363896L0 0" koffice:nodeTypes="ccc"/>
            <draw:path draw:style-name="gr56" draw:id="shape483" draw:name="path2800" draw:layer="g2135" svg:width="0.72780800000pt" svg:height="0.00000000000pt" draw:transform="matrix(0.13607141400 0.00000000000 0.00000000000 0.13607141400 75.79758097491pt 55.02049984237pt)" svg:viewBox="0 0 1 0" svg:d="M0.727808 0L0 0" koffice:nodeTypes="cc"/>
            <draw:path draw:style-name="gr56" draw:id="shape484" draw:name="path2798" draw:layer="g2135" svg:width="1.21302000000pt" svg:height="0.24260000000pt" draw:transform="matrix(0.13607141400 0.00000000000 0.00000000000 0.13607141400 75.28590673827pt 55.16905063789pt)" svg:viewBox="0 0 1 0" svg:d="M1.21302 0L0 0.2426" koffice:nodeTypes="cc"/>
            <draw:path draw:style-name="gr56" draw:id="shape485" draw:name="path2796" draw:layer="g2135" svg:width="2.06212000000pt" svg:height="0.00000000000pt" draw:transform="matrix(0.13607141400 0.00000000000 0.00000000000 0.13607141400 74.84025544028pt 55.16905063789pt)" svg:viewBox="0 0 2 0" svg:d="M2.06212 0L0 0" koffice:nodeTypes="cc"/>
            <draw:path draw:style-name="gr56" draw:id="shape486" draw:name="path2794" draw:layer="g2135" svg:width="1.09171000000pt" svg:height="0.12130400000pt" draw:transform="matrix(0.13607141400 0.00000000000 0.00000000000 0.13607141400 75.00531115403pt 55.03700584918pt)" svg:viewBox="0 0 1 0" svg:d="M0 0L1.09171 0.121304" koffice:nodeTypes="cc"/>
            <draw:path draw:style-name="gr56" draw:id="shape487" draw:name="path2792" draw:layer="g2135" svg:width="3.63903000000pt" svg:height="0.00000000000pt" draw:transform="matrix(0.13607141400 0.00000000000 0.00000000000 0.13607141400 75.06859633583pt 54.26171556363pt)" svg:viewBox="0 0 4 0" svg:d="M0 0L3.63903 0" koffice:nodeTypes="cc"/>
            <draw:path draw:style-name="gr56" draw:id="shape488" draw:name="path2790" draw:layer="g2135" svg:width="1.21302000000pt" svg:height="0.00000000000pt" draw:transform="matrix(0.13607141400 0.00000000000 0.00000000000 0.13607141400 75.04129714446pt 54.03361197663pt)" svg:viewBox="0 0 1 0" svg:d="M0 0L1.21302 0" koffice:nodeTypes="cc"/>
            <draw:path draw:style-name="gr56" draw:id="shape489" draw:name="path2788" draw:layer="g2135" svg:width="3.88163000000pt" svg:height="0.12130400000pt" draw:transform="matrix(0.13607141400 0.00000000000 0.00000000000 0.13607141400 73.94911068714pt 57.26931944441pt)" svg:viewBox="0 0 4 0" svg:d="M3.88163 0L0 0.121304" koffice:nodeTypes="cc"/>
            <draw:path draw:style-name="gr56" draw:id="shape490" draw:name="path2786" draw:layer="g2135" svg:width="3.15382000000pt" svg:height="0.12130400000pt" draw:transform="matrix(0.13607141400 0.00000000000 0.00000000000 0.13607141400 73.99862761898pt 57.13727465569pt)" svg:viewBox="0 0 3 0" svg:d="M0 0L3.15382 0.121304" koffice:nodeTypes="cc"/>
            <draw:path draw:style-name="gr56" draw:id="shape491" draw:name="path2784" draw:layer="g2135" svg:width="2.42602000000pt" svg:height="0.36390400000pt" draw:transform="matrix(0.13607141400 0.00000000000 0.00000000000 0.13607141400 74.16368333273pt 56.95571293514pt)" svg:viewBox="0 0 2 0" svg:d="M2.42602 0.363904L0 0" koffice:nodeTypes="cc"/>
            <draw:path draw:style-name="gr56" draw:id="shape492" draw:name="path2782" draw:layer="g2135" svg:width="1.94082000000pt" svg:height="0.00000000000pt" draw:transform="matrix(0.13607141400 0.00000000000 0.00000000000 0.13607141400 73.05780809116pt 57.36835330809pt)" svg:viewBox="0 0 2 0" svg:d="M1.94082 0L0 0" koffice:nodeTypes="cc"/>
            <draw:path draw:style-name="gr56" draw:id="shape493" draw:name="path2780" draw:layer="g2135" svg:width="2.91122000000pt" svg:height="0.48520000000pt" draw:transform="matrix(0.13607141400 0.00000000000 0.00000000000 0.13607141400 73.17334687307pt 57.17028666930pt)" svg:viewBox="0 0 3 0" svg:d="M2.91122 0.4852L0.970408 0.4852L0 0" koffice:nodeTypes="ccc"/>
            <draw:path draw:style-name="gr56" draw:id="shape494" draw:name="path2778" draw:layer="g2135" svg:width="1.94082000000pt" svg:height="0.12130400000pt" draw:transform="matrix(0.13607141400 0.00000000000 0.00000000000 0.13607141400 72.84323435699pt 57.23630851937pt)" svg:viewBox="0 0 2 0" svg:d="M1.94082 0.121304L0 0" koffice:nodeTypes="cc"/>
            <draw:path draw:style-name="gr56" draw:id="shape495" draw:name="path2776" draw:layer="g2135" svg:width="1.94082000000pt" svg:height="0.00000000000pt" draw:transform="matrix(0.13607141400 0.00000000000 0.00000000000 0.13607141400 72.72769557508pt 57.13727465569pt)" svg:viewBox="0 0 2 0" svg:d="M1.94082 0L0 0" koffice:nodeTypes="cc"/>
            <draw:path draw:style-name="gr56" draw:id="shape496" draw:name="path2774" draw:layer="g2135" svg:width="0.97040800000pt" svg:height="0.00000000000pt" draw:transform="matrix(0.13607141400 0.00000000000 0.00000000000 0.13607141400 72.72769557508pt 57.31883637625pt)" svg:viewBox="0 0 1 0" svg:d="M0.970408 0L0 0" koffice:nodeTypes="cc"/>
            <draw:path draw:style-name="gr56" draw:id="shape497" draw:name="path2772" draw:layer="g2135" svg:width="1.69822000000pt" svg:height="0.00000000000pt" draw:transform="matrix(0.13607141400 0.00000000000 0.00000000000 0.13607141400 72.10048255653pt 57.46738717177pt)" svg:viewBox="0 0 2 0" svg:d="M1.69822 0L0 0" koffice:nodeTypes="cc"/>
            <draw:path draw:style-name="gr56" draw:id="shape498" draw:name="path2770" draw:layer="g2135" svg:width="1.33431000000pt" svg:height="0.24260000000pt" draw:transform="matrix(0.13607141400 0.00000000000 0.00000000000 0.13607141400 72.00144869285pt 57.36835330809pt)" svg:viewBox="0 0 1 0" svg:d="M1.33431 0.2426L0 0" koffice:nodeTypes="cc"/>
            <draw:path draw:style-name="gr56" draw:id="shape499" draw:name="path2768" draw:layer="g2135" svg:width="1.09170000000pt" svg:height="0.00000000000pt" draw:transform="matrix(0.13607141400 0.00000000000 0.00000000000 0.13607141400 72.14999948837pt 57.23630851937pt)" svg:viewBox="0 0 1 0" svg:d="M1.0917 0L0 0" koffice:nodeTypes="cc"/>
            <draw:path draw:style-name="gr56" draw:id="shape500" draw:name="path2766" draw:layer="g2135" svg:width="1.57691000000pt" svg:height="0.24260000000pt" draw:transform="matrix(0.13607141400 0.00000000000 0.00000000000 0.13607141400 72.28204427709pt 56.97221894194pt)" svg:viewBox="0 0 2 0" svg:d="M1.57691 0.2426L0 0" koffice:nodeTypes="cc"/>
            <draw:path draw:style-name="gr56" draw:id="shape501" draw:name="path2764" draw:layer="g2135" svg:width="2.18342000000pt" svg:height="0.00000000000pt" draw:transform="matrix(0.13607141400 0.00000000000 0.00000000000 0.13607141400 72.62866171140pt 56.90619600330pt)" svg:viewBox="0 0 2 0" svg:d="M2.18342 0L0 0" koffice:nodeTypes="cc"/>
            <draw:path draw:style-name="gr56" draw:id="shape502" draw:name="path2762" draw:layer="g2135" svg:width="1.69822000000pt" svg:height="0.36390400000pt" draw:transform="matrix(0.13607141400 0.00000000000 0.00000000000 0.13607141400 73.28888565498pt 56.95571293514pt)" svg:viewBox="0 0 2 0" svg:d="M0 0L1.69822 0.363904" koffice:nodeTypes="cc"/>
            <draw:path draw:style-name="gr56" draw:id="shape503" draw:name="path2760" draw:layer="g2135" svg:width="1.33430000000pt" svg:height="0.00000000000pt" draw:transform="matrix(0.13607141400 0.00000000000 0.00000000000 0.13607141400 73.73453804154pt 56.93920801690pt)" svg:viewBox="0 0 1 0" svg:d="M0 0L1.3343 0" koffice:nodeTypes="cc"/>
            <draw:path draw:style-name="gr56" draw:id="shape504" draw:name="path2758" draw:layer="g2135" svg:width="0.84910400000pt" svg:height="0.00000000000pt" draw:transform="matrix(0.13607141400 0.00000000000 0.00000000000 0.13607141400 71.83639297910pt 57.07125280562pt)" svg:viewBox="0 0 1 0" svg:d="M0.849104 0L0 0" koffice:nodeTypes="cc"/>
            <draw:path draw:style-name="gr56" draw:id="shape505" draw:name="path2756" draw:layer="g2135" svg:width="2.06212000000pt" svg:height="0.12130400000pt" draw:transform="matrix(0.13607141400 0.00000000000 0.00000000000 0.13607141400 71.63832525173pt 56.85667907146pt)" svg:viewBox="0 0 2 0" svg:d="M2.06212 0.121304L0 0" koffice:nodeTypes="cc"/>
            <draw:path draw:style-name="gr56" draw:id="shape506" draw:name="path2754" draw:layer="g2135" svg:width="4.60945000000pt" svg:height="0.00000000000pt" draw:transform="matrix(0.13607141400 0.00000000000 0.00000000000 0.13607141400 74.68904526504pt 54.53917932820pt)" svg:viewBox="0 0 5 0" svg:d="M0 0L4.60945 0" koffice:nodeTypes="cc"/>
            <draw:path draw:style-name="gr56" draw:id="shape507" draw:name="path2752" draw:layer="g2135" svg:width="1.21301000000pt" svg:height="0.12129600000pt" draw:transform="matrix(0.13607141400 0.00000000000 0.00000000000 0.13607141400 76.34242397942pt 56.84017415322pt)" svg:viewBox="0 0 1 0" svg:d="M1.21301 0L0 0.121296" koffice:nodeTypes="cc"/>
            <draw:path draw:style-name="gr56" draw:id="shape508" draw:name="path2750" draw:layer="g2135" svg:width="1.69822000000pt" svg:height="0.00000000000pt" draw:transform="matrix(0.13607141400 0.00000000000 0.00000000000 0.13607141400 76.31449341669pt 56.28211589298pt)" svg:viewBox="0 0 2 0" svg:d="M1.69822 0L0 0" koffice:nodeTypes="cc"/>
            <draw:path draw:style-name="gr56" draw:id="shape509" draw:name="path2748" draw:layer="g2135" svg:width="3.51774000000pt" svg:height="0.12129600000pt" draw:transform="matrix(0.13607141400 0.00000000000 0.00000000000 0.13607141400 76.22688410893pt 56.93920801690pt)" svg:viewBox="0 0 4 0" svg:d="M0 0L3.51774 0.121296" koffice:nodeTypes="cc"/>
            <draw:path draw:style-name="gr56" draw:id="shape510" draw:name="path2746" draw:layer="g2135" svg:width="1.33431000000pt" svg:height="0.12130400000pt" draw:transform="matrix(0.13607141400 0.00000000000 0.00000000000 0.13607141400 76.44145675453pt 57.03824079201pt)" svg:viewBox="0 0 1 0" svg:d="M0 0.121304L1.33431 0" koffice:nodeTypes="cc"/>
            <draw:path draw:style-name="gr56" draw:id="shape511" draw:name="path4451" draw:layer="g2135" svg:width="6.35853040480pt" svg:height="11.81930906189pt" draw:transform="matrix(0.13607141400 0.00000000000 0.00000000000 0.13607141400 71.26088709787pt 55.68686550530pt)" svg:viewBox="0 0 6 12" svg:d="M3.46829 11.8193L6.35853 11.8193L5.20243 11.4421M1.73414 0.125732L4.27756 0M0 0.754426L0.115605 1.76033M1.1561 0.880158L1.2717 1.76033M2.31219 1.38311L2.4278 2.13754M3.12146 1.0059L3.35268 2.13754M1.96536 4.02359L3.12146 3.77212M2.31219 5.65817L3.46829 5.53245M1.96536 8.4244L3.5839 8.17293M2.65902 6.78982L2.65902 7.4185M1.96536 6.53835L2.08097 7.4185M1.1561 6.28687L1.1561 7.29276M3.46829 10.9392L2.31219 10.8134" koffice:nodeTypes="ccccccccccccccccccccccccccc"/>
            <draw:path draw:style-name="gr56" draw:id="shape512" draw:name="path4453" draw:layer="g2135" svg:width="9.89366220627pt" svg:height="3.53503546856pt" draw:transform="matrix(0.13607141400 0.00000000000 0.00000000000 0.13607141400 71.98688687441pt 54.25287201029pt)" svg:viewBox="0 0 10 4" svg:d="M4.58487 3.53504L0.965235 3.42099M5.91206 2.73679L7.48057 2.85083M2.05113 1.7105L2.05113 0.456136M3.13701 2.16663L2.77505 0.684201M3.86094 1.7105L3.9816 0M4.58487 2.16663L4.82617 0M5.91206 2.28066L5.91206 1.14033M6.75665 2.0526L6.75665 0.912265M5.5501 2.16663L5.3088 0.912265M7.60123 2.16663L7.48057 1.25436M7.96319 1.82453L8.2045 0.684201M9.29039 2.0526L9.29039 0.912265M9.89366 2.16663L9.773 0.228064M1.08588 0.798237L1.08588 1.25436M0 0.798237L0.120649 1.59647" koffice:nodeTypes="cccccccccccccccccccccccccccccc"/>
            <draw:path draw:style-name="gr56" draw:id="shape513" draw:name="line4455" draw:layer="g2135" svg:width="4.12614000000pt" svg:height="0.00000000000pt" draw:transform="matrix(0.13607141400 0.00000000000 0.00000000000 0.13607141400 71.12857343204pt 54.23328752381pt)" svg:viewBox="0 0 4 0" svg:d="M0 0L4.12614 0" koffice:nodeTypes="cc"/>
            <draw:g draw:style-name="gr1" draw:id="shape514" draw:name="g4006" svg:y="19.88953566084pt">
              <draw:g draw:style-name="gr1" draw:id="shape515" draw:name="g5344" svg:y="0.80825463389pt">
                <draw:path draw:style-name="gr49" draw:id="shape516" draw:name="path5346" draw:layer="g2135" svg:width="0.30480000000pt" svg:height="1.25765685950pt" draw:transform="matrix(0.81228388480 0.00000000000 0.00000000000 0.81228388480 74.90900149220pt 56.71782441280pt)" svg:viewBox="0 0 0 1" svg:d="M0 0L0.08128 1.23952C0.08128 1.23952 0.3048 1.30048 0.3048 1.19888C0.26416 0.93472 0.24384 0.02032 0.24384 0.02032ZM0.02032 0.26416C0.02032 0.26416 0.12192 0.3048 0.22352 0.24384M0.04064 0.42672C0.04064 0.42672 0.16256 0.46736 0.22352 0.4064M0.06096 0.6096C0.06096 0.6096 0.16256 0.65024 0.24384 0.58928M0.06096 0.77216C0.06096 0.77216 0.18288 0.85344 0.24384 0.77216M0.08128 0.93472C0.08128 0.93472 0.22352 0.93472 0.26416 0.93472M0.08128 1.07696C0.08128 1.07696 0.22352 1.1176 0.28448 1.05664" koffice:nodeTypes="ccccccccccccccccc"/>
                <draw:path draw:style-name="gr58" draw:id="shape517" draw:name="path5348" draw:layer="g2135" svg:width="0.30480000000pt" svg:height="1.25765685950pt" draw:transform="matrix(0.81228388480 0.00000000000 0.00000000000 0.81228388480 74.90900149220pt 56.71782441280pt)" svg:viewBox="0 0 0 1" svg:d="M0 0L0.08128 1.23952C0.08128 1.23952 0.3048 1.30048 0.3048 1.19888C0.26416 0.93472 0.24384 0.02032 0.24384 0.02032ZM0.02032 0.26416C0.02032 0.26416 0.12192 0.3048 0.22352 0.24384M0.04064 0.42672C0.04064 0.42672 0.16256 0.46736 0.22352 0.4064M0.06096 0.6096C0.06096 0.6096 0.16256 0.65024 0.24384 0.58928M0.06096 0.77216C0.06096 0.77216 0.18288 0.85344 0.24384 0.77216M0.08128 0.93472C0.08128 0.93472 0.22352 0.93472 0.26416 0.93472M0.08128 1.07696C0.08128 1.07696 0.22352 1.1176 0.28448 1.05664" koffice:nodeTypes="ccccccccccccccccc"/>
              </draw:g>
              <draw:g draw:style-name="gr1" draw:id="shape518" draw:name="g5350" svg:y="0.79200895620pt">
                <draw:path draw:style-name="gr49" draw:id="shape519" draw:name="path5352" draw:layer="g2135" svg:width="0.28448000000pt" svg:height="1.26435555556pt" draw:transform="matrix(0.81228388480 0.00000000000 0.00000000000 0.81228388480 75.56909586835pt 56.70157873511pt)" svg:viewBox="0 0 0 1" svg:d="M0.06096 0L0 1.2192C0 1.2192 0.2032 1.3208 0.2032 1.2192C0.22352 0.95504 0.28448 0.02032 0.28448 0.02032ZM0.08128 0.26416C0.08128 0.26416 0.16256 0.32512 0.26416 0.28448M0.06096 0.42672C0.06096 0.42672 0.16256 0.48768 0.26416 0.44704M0.06096 0.6096C0.06096 0.6096 0.16256 0.67056 0.24384 0.6096M0.02032 0.77216C0.02032 0.77216 0.14224 0.87376 0.22352 0.79248M0.02032 0.93472C0.02032 0.93472 0.18288 0.97536 0.22352 0.95504M0.02032 1.07696C0.02032 1.07696 0.14224 1.1176 0.2032 1.07696" koffice:nodeTypes="ccccccccccccccccc"/>
                <draw:path draw:style-name="gr58" draw:id="shape520" draw:name="path5354" draw:layer="g2135" svg:width="0.28448000000pt" svg:height="1.26435555556pt" draw:transform="matrix(0.81228388480 0.00000000000 0.00000000000 0.81228388480 75.56909586835pt 56.70157873511pt)" svg:viewBox="0 0 0 1" svg:d="M0.06096 0L0 1.2192C0 1.2192 0.2032 1.3208 0.2032 1.2192C0.22352 0.95504 0.28448 0.02032 0.28448 0.02032ZM0.08128 0.26416C0.08128 0.26416 0.16256 0.32512 0.26416 0.28448M0.06096 0.42672C0.06096 0.42672 0.16256 0.48768 0.26416 0.44704M0.06096 0.6096C0.06096 0.6096 0.16256 0.67056 0.24384 0.6096M0.02032 0.77216C0.02032 0.77216 0.14224 0.87376 0.22352 0.79248M0.02032 0.93472C0.02032 0.93472 0.18288 0.97536 0.22352 0.95504M0.02032 1.07696C0.02032 1.07696 0.14224 1.1176 0.2032 1.07696" koffice:nodeTypes="ccccccccccccccccc"/>
              </draw:g>
              <draw:g draw:style-name="gr1" draw:id="shape521" draw:name="g5356" svg:y="0.82515013870pt">
                <draw:path draw:style-name="gr49" draw:id="shape522" draw:name="path5358" draw:layer="g2135" svg:width="0.20320000000pt" svg:height="1.27030059172pt" draw:transform="matrix(0.81228388480 0.00000000000 0.00000000000 0.81228388480 75.09043322071pt 56.73471991761pt)" svg:viewBox="0 0 0 1" svg:d="M0.04064 0L1.13687e-14 1.23952C1.13687e-14 1.23952 0.2032 1.3208 0.2032 1.2192C0.2032 0.95504 0.2032 0.02032 0.2032 0.02032ZM0.04064 0.28448C0.04064 0.28448 0.12192 0.3048 0.2032 0.28448M0.04064 0.4064C0.04064 0.4064 0.14224 0.46736 0.2032 0.4064M0.04064 0.58928C0.04064 0.58928 0.14224 0.65024 0.2032 0.58928M0 0.77216C0 0.77216 0.14224 0.85344 0.2032 0.79248M0.04064 0.93472C0.04064 0.93472 0.18288 0.95504 0.2032 0.93472M0.04064 1.07696C0.04064 1.07696 0.16256 1.1176 0.2032 1.07696" koffice:nodeTypes="ccccccccccccccccc"/>
                <draw:path draw:style-name="gr58" draw:id="shape523" draw:name="path5360" draw:layer="g2135" svg:width="0.20320000000pt" svg:height="1.27030059172pt" draw:transform="matrix(0.81228388480 0.00000000000 0.00000000000 0.81228388480 75.09043322071pt 56.73471991761pt)" svg:viewBox="0 0 0 1" svg:d="M0.04064 0L1.13687e-14 1.23952C1.13687e-14 1.23952 0.2032 1.3208 0.2032 1.2192C0.2032 0.95504 0.2032 0.02032 0.2032 0.02032ZM0.04064 0.28448C0.04064 0.28448 0.12192 0.3048 0.2032 0.28448M0.04064 0.4064C0.04064 0.4064 0.14224 0.46736 0.2032 0.4064M0.04064 0.58928C0.04064 0.58928 0.14224 0.65024 0.2032 0.58928M0 0.77216C0 0.77216 0.14224 0.85344 0.2032 0.79248M0.04064 0.93472C0.04064 0.93472 0.18288 0.95504 0.2032 0.93472M0.04064 1.07696C0.04064 1.07696 0.16256 1.1176 0.2032 1.07696" koffice:nodeTypes="ccccccccccccccccc"/>
              </draw:g>
              <draw:g draw:style-name="gr1" draw:id="shape524" draw:name="g5362" svg:y="0.82515013870pt">
                <draw:path draw:style-name="gr49" draw:id="shape525" draw:name="path5364" draw:layer="g2135" svg:width="0.22352000000pt" svg:height="1.27030059172pt" draw:transform="matrix(0.81228388480 0.00000000000 0.00000000000 0.81228388480 75.25574923695pt 56.73471991761pt)" svg:viewBox="0 0 0 1" svg:d="M0.02032 0L0 1.23952C0 1.23952 0.22352 1.3208 0.22352 1.2192C0.22352 0.95504 0.22352 0.02032 0.22352 0.02032ZM0.02032 0.28448C0.02032 0.28448 0.12192 0.3048 0.22352 0.28448M0.02032 0.4064C0.02032 0.4064 0.12192 0.46736 0.22352 0.4064M0.02032 0.58928C0.02032 0.58928 0.12192 0.65024 0.22352 0.58928M1.13687e-14 0.77216C1.13687e-14 0.77216 0.12192 0.85344 0.2032 0.79248M0.02032 0.93472C0.02032 0.93472 0.18288 0.95504 0.22352 0.93472M0.02032 1.07696C0.02032 1.07696 0.16256 1.1176 0.22352 1.07696" koffice:nodeTypes="ccccccccccccccccc"/>
                <draw:path draw:style-name="gr58" draw:id="shape526" draw:name="path5366" draw:layer="g2135" svg:width="0.22352000000pt" svg:height="1.27030059172pt" draw:transform="matrix(0.81228388480 0.00000000000 0.00000000000 0.81228388480 75.25574923695pt 56.73471991761pt)" svg:viewBox="0 0 0 1" svg:d="M0.02032 0L0 1.23952C0 1.23952 0.22352 1.3208 0.22352 1.2192C0.22352 0.95504 0.22352 0.02032 0.22352 0.02032ZM0.02032 0.28448C0.02032 0.28448 0.12192 0.3048 0.22352 0.28448M0.02032 0.4064C0.02032 0.4064 0.12192 0.46736 0.22352 0.4064M0.02032 0.58928C0.02032 0.58928 0.12192 0.65024 0.22352 0.58928M1.13687e-14 0.77216C1.13687e-14 0.77216 0.12192 0.85344 0.2032 0.79248M0.02032 0.93472C0.02032 0.93472 0.18288 0.95504 0.22352 0.93472M0.02032 1.07696C0.02032 1.07696 0.16256 1.1176 0.22352 1.07696" koffice:nodeTypes="ccccccccccccccccc"/>
              </draw:g>
              <draw:g draw:style-name="gr1" draw:id="shape527" draw:name="g5368" svg:y="0.80825463389pt">
                <draw:path draw:style-name="gr49" draw:id="shape528" draw:name="path5370" draw:layer="g2135" svg:width="0.20320000000pt" svg:height="1.26606040816pt" draw:transform="matrix(0.81228388480 0.00000000000 0.00000000000 0.81228388480 75.45394650484pt 56.71782441280pt)" svg:viewBox="0 0 0 1" svg:d="M0.02032 0L0 1.23952C0 1.23952 0.2032 1.3208 0.2032 1.19888C0.2032 0.95504 0.2032 0.02032 0.2032 0.02032ZM0.02032 0.26416C0.02032 0.26416 0.1016 0.3048 0.2032 0.26416M0.02032 0.42672C0.02032 0.42672 0.1016 0.48768 0.2032 0.42672M0.02032 0.58928C0.02032 0.58928 0.1016 0.65024 0.2032 0.58928M0 0.77216C0 0.77216 0.1016 0.85344 0.18288 0.79248M0.02032 0.93472C0.02032 0.93472 0.16256 0.97536 0.2032 0.93472M0.02032 1.07696C0.02032 1.07696 0.14224 1.1176 0.2032 1.07696" koffice:nodeTypes="ccccccccccccccccc"/>
                <draw:path draw:style-name="gr58" draw:id="shape529" draw:name="path5372" draw:layer="g2135" svg:width="0.20320000000pt" svg:height="1.26606040816pt" draw:transform="matrix(0.81228388480 0.00000000000 0.00000000000 0.81228388480 75.45394650484pt 56.71782441280pt)" svg:viewBox="0 0 0 1" svg:d="M0.02032 0L0 1.23952C0 1.23952 0.2032 1.3208 0.2032 1.19888C0.2032 0.95504 0.2032 0.02032 0.2032 0.02032ZM0.02032 0.26416C0.02032 0.26416 0.1016 0.3048 0.2032 0.26416M0.02032 0.42672C0.02032 0.42672 0.1016 0.48768 0.2032 0.42672M0.02032 0.58928C0.02032 0.58928 0.1016 0.65024 0.2032 0.58928M0 0.77216C0 0.77216 0.1016 0.85344 0.18288 0.79248M0.02032 0.93472C0.02032 0.93472 0.16256 0.97536 0.2032 0.93472M0.02032 1.07696C0.02032 1.07696 0.14224 1.1176 0.2032 1.07696" koffice:nodeTypes="ccccccccccccccccc"/>
              </draw:g>
              <draw:path draw:style-name="gr59" draw:id="shape530" draw:name="path5374" draw:layer="g2135" svg:width="14.14218719966pt" svg:height="7.07109560997pt" draw:transform="matrix(0.13607141400 0.00000000000 0.00000000000 0.13607141400 74.36444636266pt 55.90956977859pt)" svg:viewBox="0 0 14 7" svg:d="M0 3.90129C0 3.90129 2.07257 2.56022 2.68214 2.07255C3.29172 1.70682 4.63279 0 7.31493 0C9.87516 0 10.9724 0.731494 11.9477 1.82873C13.045 3.04789 14.1422 4.7547 14.1422 4.7547C14.1422 4.7547 9.26559 7.0711 7.43686 7.0711C5.60812 7.0711 2.80406 5.97386 2.3164 5.36428C1.95065 4.99853 1.09724 4.02322 0 3.90129Z" koffice:nodeTypes="cccccccc"/>
              <draw:path draw:style-name="gr56" draw:id="shape531" draw:name="path5376" draw:layer="g2135" svg:width="12.73052178519pt" svg:height="5.85034966821pt" draw:transform="matrix(0.13607141400 0.00000000000 0.00000000000 0.13607141400 74.43046930130pt 55.94245116364pt)" svg:viewBox="0 0 13 6" svg:d="M4.32133 0.95823C4.32133 0.95823 3.00093 2.15602 2.28071 2.15602M5.40167 1.6769C5.40167 1.6769 3.00093 4.31203 2.16067 4.31203M10.2032 1.078C10.2032 1.078 11.1635 4.19226 10.0831 4.79115M9.60298 4.91093C9.60298 4.91093 10.5633 5.15048 11.7637 5.0307M9.96311 5.50983C9.96311 5.50983 8.76273 4.55159 7.68238 5.0307C6.96216 5.62959 5.04156 6.46806 2.52078 5.15048C0 3.9527 0 3.59336 0 3.59336M0.480145 3.3538C0.480145 3.3538 2.04063 2.99446 2.16067 2.63513M3.72115 2.39557C3.48108 2.63513 3.00093 3.23403 2.64082 3.23403M2.04063 3.59336C2.04063 3.59336 1.32041 3.83292 0.960298 3.83292M5.76179 0C5.76179 0 6.96216 0.479111 7.56234 0.119774M8.28257 2.03623L8.52265 2.51535M8.64268 0.479111L8.88275 1.31756M9.84306 2.03623L9.84306 2.75491M3.12096 4.91093C3.12096 4.91093 4.56142 5.15048 5.04156 5.15048M4.32133 3.71314L3.60112 4.19226M5.1616 4.19226L4.56142 4.55159M6.60204 4.19226L6.72209 5.27026M10.5633 1.31756C10.5633 1.31756 12.4839 3.9527 12.7239 4.19226C12.844 4.55159 11.2835 5.15048 11.1635 5.27026M10.8034 4.67137C10.8034 4.67137 11.4035 4.79115 11.7637 4.79115" koffice:nodeTypes="ccccccccccccccccccccccccccccccccccccccc"/>
            </draw:g>
            <draw:path draw:style-name="gr56" draw:id="shape532" draw:name="line4457" draw:layer="g2135" svg:width="0.72590400000pt" svg:height="0.00000000000pt" draw:transform="matrix(0.13607141400 0.00000000000 0.00000000000 0.13607141400 71.42061860933pt 55.03337437528pt)" svg:viewBox="0 0 1 0" svg:d="M0.725904 0L0 0" koffice:nodeTypes="cc"/>
            <draw:path draw:style-name="gr56" draw:id="shape533" draw:name="line4459" draw:layer="g2135" svg:width="1.57593000000pt" svg:height="0.11936000000pt" draw:transform="matrix(0.13607141400 0.00000000000 0.00000000000 0.13607141400 71.27181308813pt 55.08276394428pt)" svg:viewBox="0 0 2 0" svg:d="M1.57593 0.11936L0 0" koffice:nodeTypes="cc"/>
            <draw:path draw:style-name="gr56" draw:id="shape534" draw:name="line4461" draw:layer="g2135" svg:width="2.42601000000pt" svg:height="0.24352800000pt" draw:transform="matrix(0.13607141400 0.00000000000 0.00000000000 0.13607141400 71.17303830442pt 55.16529071258pt)" svg:viewBox="0 0 2 0" svg:d="M0 0L2.42601 0.243528" koffice:nodeTypes="cc"/>
            <draw:path draw:style-name="gr60" draw:id="shape535" draw:name="line4463" draw:layer="g2135" svg:width="2.66955000000pt" svg:height="0.05876800000pt" draw:transform="matrix(0.13607141400 0.00000000000 0.00000000000 0.13607141400 71.02720240575pt 53.94338792057pt)" svg:viewBox="0 0 3 0" svg:d="M0 0L2.66955 0.058768" koffice:nodeTypes="cc"/>
            <draw:path draw:style-name="gr56" draw:id="shape536" draw:name="line4465" draw:layer="g2135" svg:width="1.81949000000pt" svg:height="0.24352800000pt" draw:transform="matrix(0.13607141400 0.00000000000 0.00000000000 0.13607141400 71.17303830442pt 55.31345071100pt)" svg:viewBox="0 0 2 0" svg:d="M0 0L1.81949 0.243528" koffice:nodeTypes="cc"/>
            <draw:path draw:style-name="gr56" draw:id="shape537" draw:name="line4467" draw:layer="g2135" svg:width="1.21299000000pt" svg:height="0.00000000000pt" draw:transform="matrix(0.13607141400 0.00000000000 0.00000000000 0.13607141400 71.12918085483pt 54.64869069076pt)" svg:viewBox="0 0 1 0" svg:d="M0 0L1.21299 0" koffice:nodeTypes="cc"/>
            <draw:path draw:style-name="gr49" draw:id="shape538" draw:name="path4477" draw:layer="g2135" svg:width="10.56870353760pt" svg:height="10.07165192320pt" draw:transform="matrix(0.13607141400 0.00000000000 0.00000000000 0.13607141400 78.33744535721pt 53.13894569529pt)" svg:viewBox="0 0 11 10" svg:d="M10.0801 8.77836L7.83409 5.45342L10.5687 2.40651L6.54153 3.32087L4.42011 0L4.02723 3.81986L0 4.73422L3.93584 6.25584L3.41833 10.0717L6.14431 7.25675Z" koffice:nodeTypes="ccccccccccc"/>
            <draw:path draw:style-name="gr49" draw:id="shape539" draw:name="path3455" draw:layer="g2135" svg:width="10.11223348800pt" svg:height="10.35546393920pt" draw:transform="matrix(0.13607141400 0.00000000000 0.00000000000 0.13607141400 78.11097789289pt 54.96759201089pt)" svg:viewBox="0 0 10 10" svg:d="M8.34325 10.1228L7.05105 6.21826L10.1122 3.75807L6.27653 3.90022L4.8681 0L3.95189 3.98639L0 4.13284L3.21538 6.36043L2.06671 10.3555L5.12786 7.89521Z" koffice:nodeTypes="ccccccccccc"/>
            <draw:path draw:style-name="gr49" draw:id="shape540" draw:name="path3453" draw:layer="g2135" svg:width="10.73790021632pt" svg:height="10.97261278000pt" draw:transform="matrix(0.13607141400 0.00000000000 0.00000000000 0.13607141400 77.55866293489pt 56.72136094880pt)" svg:viewBox="0 0 11 11" svg:d="M10.7379 4.78498L6.62507 4.03983L6.10435 0L4.1128 3.62738L0 2.88221L2.89251 5.93822L0.924986 9.69032L4.80487 7.89241L7.57403 10.9726L7.00535 6.68336Z" koffice:nodeTypes="ccccccccccc"/>
            <draw:path draw:style-name="gr49" draw:id="shape541" draw:name="path3451" draw:layer="g2135" svg:width="10.80680003712pt" svg:height="10.91749555368pt" draw:transform="matrix(0.13607141400 0.00000000000 0.00000000000 0.13607141400 76.41262267761pt 58.26582374913pt)" svg:viewBox="0 0 11 11" svg:d="M10.8068 6.10781L7.09819 4.14409L7.75245 0L4.79337 2.96243L1.08479 0.9987L2.95908 4.8096L0 7.77206L4.13909 7.10655L6.01339 10.9175L6.66764 6.77335Z" koffice:nodeTypes="ccccccccccc"/>
            <draw:path draw:style-name="gr49" draw:id="shape542" draw:name="path3449" draw:layer="g2135" svg:width="9.84321540048pt" svg:height="10.11802545818pt" draw:transform="matrix(0.13607141400 0.00000000000 0.00000000000 0.13607141400 74.73785027125pt 59.22586635775pt)" svg:viewBox="0 0 10 10" svg:d="M3.72792 10.118L3.68244 6.21797L0 5.05049L3.77703 3.86411L3.61709 0L5.95169 3.18107L9.84322 1.95877L7.34501 5.06759L9.67963 8.24865L5.95999 6.97047L3.72793 10.118L3.72793 10.118Z" koffice:nodeTypes="ccccccccccccc"/>
            <draw:path draw:style-name="gr49" draw:id="shape543" draw:name="path3447" draw:layer="g2135" svg:width="10.77986319424pt" svg:height="10.14281923156pt" draw:transform="matrix(0.13607141400 0.00000000000 0.00000000000 0.13607141400 72.89729825120pt 59.24911279812pt)" svg:viewBox="0 0 11 10" svg:d="M0.629229 8.77278L2.73631 5.42702L0 2.5175L4.06625 3.37791L6.29441 0L6.71362 3.88754L10.7799 4.74796L6.92364 6.25531L7.34282 10.1428L4.60651 7.23333Z" koffice:nodeTypes="ccccccccccc"/>
            <draw:path draw:style-name="gr49" draw:id="shape544" draw:name="path3445" draw:layer="g2135" svg:width="10.97969503872pt" svg:height="10.78063567440pt" draw:transform="matrix(0.13607141400 0.00000000000 0.00000000000 0.13607141400 71.19570780199pt 58.40215968596pt)" svg:viewBox="0 0 11 11" svg:d="M0 6.01357L3.68959 3.97353L2.99767 0L6.08311 2.74993L9.77273 0.709896L7.87656 4.53511L10.9797 7.40976L6.81043 6.9729L5.04014 10.7806L4.18695 6.57514Z" koffice:nodeTypes="ccccccccccc"/>
            <draw:path draw:style-name="gr49" draw:id="shape545" draw:name="path3443" draw:layer="g2135" svg:width="10.34081115622pt" svg:height="10.44831100032pt" draw:transform="matrix(0.13607141400 0.00000000000 0.00000000000 0.13607141400 69.47372623496pt 55.06895650575pt)" svg:viewBox="0 0 10 10" svg:d="M1.69 10.2122L3.07606 6.35227L0 3.61907L3.90135 3.88566L5.40243 0L6.43947 3.95072L10.3408 4.2173L6.95297 6.49761L7.98998 10.4483L5.07788 7.93187Z" koffice:nodeTypes="ccccccccccc"/>
            <draw:path draw:style-name="gr49" draw:id="shape546" draw:name="path3441" draw:layer="g2135" svg:width="10.73151379272pt" svg:height="10.08216878073pt" draw:transform="matrix(0.13607141400 0.00000000000 0.00000000000 0.13607141400 70.09054775177pt 56.76499415270pt)" svg:viewBox="0 0 11 10" svg:d="M3.19643 10.0822L3.78603 6.19049L0 4.62286L4.07056 3.89161L4.66016 0L6.66095 3.4263L10.7315 2.69505L7.73324 5.48143L9.85738 8.88557L6.19469 7.29578Z" koffice:nodeTypes="ccccccccccc"/>
            <draw:path draw:style-name="gr49" draw:id="shape547" draw:name="path3459" draw:layer="g2135" svg:width="10.68622214400pt" svg:height="11.19502081040pt" draw:transform="matrix(0.13607141400 0.00000000000 0.00000000000 0.13607141400 69.20832384053pt 53.28572429671pt)" svg:viewBox="0 0 11 11" svg:d="M0.377158 9.52217L2.64011 5.91919L0 2.44488L4.02303 3.60298L6.41171 0L6.66315 4.24637L10.6862 5.40448L6.66315 6.94861L6.91458 11.195L4.4002 7.97804Z" koffice:nodeTypes="ccccccccccc"/>
            <draw:path draw:style-name="gr61" draw:id="shape548" draw:name="path1871" draw:layer="g2135" svg:width="39.70800502498pt" svg:height="13.56483573269pt" draw:transform="matrix(0.13607141400 0.00000000000 0.00000000000 0.13607141400 71.17888719808pt 52.01755877987pt)" svg:viewBox="0 0 40 14" svg:d="M21.0096 12.4258C23.2283 12.0798 23.7439 13.7795 25.0601 12.12C26.4198 12.2341 27.6145 11.6645 27.6145 11.4703C30.7908 11.8163 40.3756 9.96748 39.6711 9.34619C38.5649 8.30302 36.9027 8.03268 35.5307 7.17915C35.2279 7.02742 34.6222 6.98938 34.1711 6.90882C33.4172 6.75707 32.4594 7.02269 31.8043 6.75707C30.7475 6.29235 29.6352 5.90827 28.6773 5.28706C28.0779 4.94086 27.8246 4.31967 27.1633 3.89295C26.4588 3.47088 25.5009 3.47088 24.7964 3.2385C23.7396 2.93029 23.0847 2.00088 22.0712 1.37981C21.7189 1.1516 21.1627 1.2281 20.761 1.03385C19.9083 0.687874 19.1976 -0.166757 18.493 0.028692C17.2325 0.374667 16.5774 1.49756 15.3662 2.19524C14.3589 2.77383 13.9571 3.70322 13.0981 4.3624C12.8726 4.53545 10.2666 6.66013 7.2839 8.25147C4.30118 9.8428 0.376993 11.8 0 11.8379C0 11.8379 2.93756 13.5891 9.2976 12.6894L13.3233 13.5648L15.4694 12.9654C15.4694 12.9654 20.9046 12.4258 21.0096 12.4258Z" koffice:nodeTypes="ccccccccccccccccccccc"/>
            <draw:path draw:style-name="gr55" draw:id="shape549" draw:name="path3088" draw:layer="g2135" svg:width="17.81680650861pt" svg:height="10.39152161390pt" draw:transform="matrix(0.13607141400 0.00000000000 0.00000000000 0.13607141400 71.22776513856pt 52.43240762269pt)" svg:viewBox="0 0 18 10" svg:d="M6.29115 6.14433C7.71629 5.32503 13.1698 2.16548 14.8216 0.0146286C14.5872 0.0378707 15.3108 0.650881 15.2624 0.911763C15.7999 0.875147 15.504 0.312184 15.9508 0.275583C16.295 0.275583 16.5426 0.129126 16.8384 0.0146286C17.1827 -0.0586042 16.9834 0.161102 16.9834 0.275583C16.5426 1.13614 15.5583 1.65793 14.7673 2.33077C14.8639 2.404 14.9606 2.47727 14.9122 2.59162C15.202 2.62367 15.5462 2.62367 15.7455 2.44512C15.7939 2.40859 15.7939 2.29408 15.7939 2.22086C16.0898 2.33077 15.9872 2.55505 15.8905 2.70611C15.6972 3.15464 14.8579 3.11343 14.6102 3.52542C14.3204 3.9694 14.0245 4.34471 13.5778 4.6835C13.9219 4.38599 14.3144 4.01066 14.7612 3.97397C15.4496 3.90074 15.6972 3.45215 16.2891 3.30572C16.929 3.15925 17.3215 2.63286 17.8168 2.22086C17.6235 2.51839 17.2249 2.77933 17.3759 3.11808C17.4243 3.15462 17.6176 3.34238 17.8168 3.26455C17.3759 3.86416 16.4399 4.23495 16.144 4.94444C15.8481 4.83453 15.655 5.05424 15.4556 5.09092C15.1658 5.20071 15.2625 5.64926 15.0632 5.80033C14.2298 6.28554 13.8313 7.07288 13.4872 7.74112C13.4388 7.81435 12.7988 8.18938 12.5512 8.26316C12.1103 8.45066 9.38159 10.6616 9.33335 10.364C9.04349 8.94545 6.39458 11.1357 0 9.12029" koffice:nodeTypes="ccccccccccccccccccccccccc"/>
            <draw:path draw:style-name="gr55" draw:id="shape550" draw:name="path3090" draw:layer="g2135" svg:width="18.57464365840pt" svg:height="3.69835591832pt" draw:transform="matrix(0.13607141400 0.00000000000 0.00000000000 0.13607141400 74.03945557461pt 52.96048858011pt)" svg:viewBox="0 0 19 4" svg:d="M0.619658 3.06754C0.558514 2.98977 0.436155 2.95148 0.436155 2.91323C0.558545 2.59964 0 2.56015 0 2.2424C0.933398 2.2424 1.6831 3.37989 2.2491 2.67124C2.3717 2.51203 2.00428 2.28091 2.55519 2.08329C2.6776 2.04944 2.43279 1.92895 2.49389 1.84697C2.18797 1.84697 1.93551 1.88551 1.74419 1.81312C1.49939 1.73597 1.36935 1.65885 1.06343 1.57686C0.757338 1.49967 0.627291 1.14773 1.06343 1.02714C1.87423 0.867977 2.74651 1.45637 3.37381 1.10428C3.87107 0.829484 4.36831 0.752329 4.86556 0.554587C5.11038 0.477401 5.929 0.520894 5.67636 0.78603C5.49285 0.94514 5.05669 0.901832 4.80427 0.978989C4.36831 1.1333 3.99347 1.36958 3.5573 1.56722C3.86342 1.52868 3.80213 1.91929 4.17698 1.80351C4.73551 1.61067 5.30152 1.3744 5.92116 1.29243C5.86002 1.13813 6.04378 1.01751 6.04378 0.85837C6.10484 0.85837 6.16596 0.85837 6.22726 0.85837C5.92116 0.39063 6.78581 0.588372 7.09936 0.19285C7.09936 0.270005 7.15299 0.270005 7.22178 0.308636C6.78581 0.501486 6.97696 0.814915 6.85456 1.05613C6.79341 1.1333 6.60974 1.17181 6.67106 1.29243C6.91585 1.48526 6.91585 1.13813 7.107 1.21525C7.2907 1.25379 7.54314 1.33093 7.66556 1.29243C7.97147 1.29243 8.2852 1.13813 8.09387 0.85837C7.84906 0.626896 7.59661 0.429139 7.59661 0.115679C7.59661 0.0771399 7.53554 0.0385315 7.41311 0C7.91035 0 8.2852 0.159134 8.4687 0.39063C8.7135 0.626896 8.77481 0.978989 9.1573 1.06093C9.8993 1.17662 9.83804 0.78603 9.83804 0.39063C10.3966 0.429169 11.2076 0.665412 11.0852 0.978989C11.0315 1.21044 10.588 1.40808 10.1518 1.45154C9.84589 1.48523 10.0294 1.72634 9.84589 1.76499C9.47867 1.76499 9.0349 1.84215 8.9125 2.00128C8.7901 2.23756 8.97356 2.70582 9.21841 2.86384C9.58562 3.05763 10.3355 2.7873 10.9015 2.86384C10.9552 2.51202 11.3376 2.39718 11.6512 2.15559C12.0184 1.92413 11.4677 1.72634 11.1539 1.56722C10.9091 1.49006 11.0928 1.41289 11.2152 1.21525C11.3987 0.983797 11.9649 1.17664 12.0261 0.983797C12.1485 0.747529 11.9037 0.39543 12.1485 0.236281C12.3321 0.0820015 12.5846 0.351976 12.5156 0.549733C12.7604 0.51604 12.8217 0.356799 13.0742 0.318298C13.3801 0.279759 13.5714 0.549733 13.4414 0.631719C13.0742 0.906632 12.7604 1.09948 12.8828 1.49486C12.8828 1.69266 12.4469 1.7698 12.638 1.92894C13.0052 2.20371 13.0052 2.47866 13.1353 2.79225C13.2577 3.14408 13.9463 3.22185 14.566 3.06753C14.3212 2.40089 15.7518 2.6762 16.3791 2.47866C16.4325 2.47866 16.4325 2.3626 16.3791 2.32437C16.0729 2.13152 16.0119 2.05422 16.0729 1.77462C16.0729 1.74085 15.9582 1.65885 15.8894 1.62032C16.8229 1.93375 17.8861 2.05422 18.5746 2.64287C17.7026 2.83545 16.6392 2.7589 15.7671 2.99471C14.7112 3.30825 13.648 3.69836 12.5156 3.69836C12.0184 3.69836 11.5211 3.46751 11.0239 3.46751C7.52789 3.26996 4.52892 3.35146 0.963954 3.15392C1.08637 3.18731 0.658061 3.11569 0.596766 3.07617" koffice:nodeTypes="cccccccccccccccccccccccccccccccccccccccccccccccccccccccccc"/>
            <draw:g draw:style-name="gr1" draw:id="shape551" draw:name="g5281" svg:y="16.43083923771pt">
              <draw:path draw:style-name="gr62" draw:id="shape552" draw:name="path4377" draw:layer="g2135" svg:width="1.75219200000pt" svg:height="13.12193676809pt" draw:transform="matrix(0.26516467768 0.00000000000 0.00000000000 0.26516467768 76.53238223356pt 53.39388246874pt)" svg:viewBox="0 0 2 13" svg:d="M1.41523 3.02131C1.41523 3.02131 1.41523 12.6421 1.55002 12.8591C1.75219 13.1485 0.33696 13.2931 0.33696 12.7868C0.33696 12.2804 0.876096 2.58729 0 0.706528C0 0.706528 1.01088 -0.667875 1.75219 0.41718C1.55002 -0.016842 1.41523 3.02131 1.41523 3.02131Z" koffice:nodeTypes="cccccc"/>
              <draw:path draw:style-name="gr63" draw:id="shape553" draw:name="path4379" draw:layer="g2135" svg:width="3.16075554990pt" svg:height="4.59114606965pt" draw:transform="matrix(0.26516467768 0.00000000000 0.00000000000 0.26516467768 76.68526770144pt 53.84779255110pt)" svg:viewBox="0 0 3 5" svg:d="M0 0C0 0 3.91691 0.231411 3.03006 4.24254C2.80835 5.01391 1.8476 4.31968 1.69979 3.93399C1.40417 3.31689 0.295616 2.62266 0 0Z" koffice:nodeTypes="cccc"/>
              <draw:path draw:style-name="gr63" draw:id="shape554" draw:name="path4381" draw:layer="g2135" svg:width="3.28073715733pt" svg:height="5.70699703573pt" draw:transform="matrix(0.26516467768 0.00000000000 0.00000000000 0.26516467768 75.98239240953pt 53.92370813766pt)" svg:viewBox="0 0 3 6" svg:d="M2.6949 0C2.6949 0 4.27606 1.46152 2.24314 3.76918C1.41491 4.76917 0.360798 5.84608 0.0596245 5.69224C-0.166256 5.53839 0.285505 4.23072 0.812559 3.30765C1.33962 2.30766 2.16785 0.384611 2.6949 0Z" koffice:nodeTypes="ccccc"/>
              <draw:path draw:style-name="gr63" draw:id="shape555" draw:name="path4383" draw:layer="g2135" svg:width="5.03512004439pt" svg:height="2.26746220179pt" draw:transform="matrix(0.26516467768 0.00000000000 0.00000000000 0.26516467768 76.85664469328pt 53.48876900090pt)" svg:viewBox="0 0 5 2" svg:d="M0 1.44165C0 1.44165 1.29249 2.66827 2.58498 2.13163C3.79669 1.59498 5.25074 0.598362 5.0084 0.291708C4.84684 0.0617187 3.55435 -0.091608 2.74654 0.0617187C1.93874 0.138382 0.242342 1.21166 0 1.44165Z" koffice:nodeTypes="ccccc"/>
              <draw:path draw:style-name="gr63" draw:id="shape556" draw:name="path4385" draw:layer="g2135" svg:width="5.59258880000pt" svg:height="2.39040112345pt" draw:transform="matrix(0.26516467768 0.00000000000 0.00000000000 0.26516467768 75.26353530980pt 53.52937469050pt)" svg:viewBox="0 0 6 2" svg:d="M5.59259 0.750556C5.59259 0.750556 3.15588 -0.213492 2.16596 0.043588C1.0999 0.300667 0.719168 0.429207 0.338432 1.07191C0.0338432 1.58606 -0.118451 2.22876 0.10999 2.3573C0.414579 2.55011 0.871462 1.84314 1.55679 1.7146C2.31826 1.65033 4.14579 1.26471 4.60268 1.32898C5.05956 1.39325 5.59259 0.750556 5.59259 0.750556Z" koffice:nodeTypes="ccccccc"/>
              <draw:path draw:style-name="gr63" draw:id="shape557" draw:name="path4387" draw:layer="g2135" svg:width="4.76721800671pt" svg:height="4.35974400000pt" draw:transform="matrix(0.26516467768 0.00000000000 0.00000000000 0.26516467768 75.37225282765pt 53.75233326714pt)" svg:viewBox="0 0 5 4" svg:d="M4.7631 0C4.7631 0 1.74002 0.902016 1.3182 1.35302C0.896376 1.80403 0.474552 2.70605 0.474552 2.70605C0.474552 2.70605 -0.369096 3.38256 0.193336 4.35974C0.193336 4.35974 0.474552 3.90874 0.896376 3.38256C1.3182 2.85638 2.65398 2.1047 3.35702 1.80403C3.98975 1.42819 4.8334 0.37584 4.7631 0Z" koffice:nodeTypes="ccccccc"/>
              <draw:path draw:style-name="gr63" draw:id="shape558" draw:name="path4389" draw:layer="g2135" svg:width="3.44135358258pt" svg:height="4.06425600000pt" draw:transform="matrix(0.26516467768 0.00000000000 0.00000000000 0.26516467768 75.81372409575pt 53.92370813766pt)" svg:viewBox="0 0 3 4" svg:d="M3.44135 0C3.44135 0 0.896569 1.16122 0.510996 2.03213C0.125424 2.83046 -0.10592 3.3385 0.0483094 4.06426C0.0483094 4.06426 2.90155 2.61274 3.44135 0Z" koffice:nodeTypes="cccc"/>
              <draw:path draw:style-name="gr64" draw:id="shape559" draw:name="path4391" draw:layer="g2135" svg:width="8.42140800000pt" svg:height="6.84374400000pt" draw:transform="matrix(0.26516467768 0.00000000000 0.00000000000 0.26516467768 75.86416724582pt 53.56096285860pt)" svg:viewBox="0 0 8 7" svg:d="M0.812592 6.84374C2.65939 4.84445 3.39811 0.922752 3.39811 0.922752C3.39811 0.922752 0.36936 4.61376 0 5.53651M8.42141 0C8.42141 0 6.72235 0.692064 5.90976 0.922752C5.09717 1.23034 3.6936 0.922752 3.39811 0.922752C3.39811 0.922752 3.47198 1.69171 4.13683 2.53757C4.80168 3.30653 5.76202 4.84445 5.76202 5.8441" koffice:nodeTypes="cccccccc"/>
              <draw:path draw:style-name="gr64" draw:id="shape560" draw:name="path4393" draw:layer="g2135" svg:width="5.83200000000pt" svg:height="4.51137600000pt" draw:transform="matrix(0.26516467768 0.00000000000 0.00000000000 0.26516467768 75.29111243628pt 53.73309079681pt)" svg:viewBox="0 0 6 5" svg:d="M0.54432 4.51138C0.31104 3.74674 1.86624 2.44685 2.25504 2.06453C2.64384 1.68221 5.832 0 5.832 0C5.832 0 3.888 0.152928 2.87712 0.229392C2.02176 0.305856 0.3888 0.994032 0 1.98806" koffice:nodeTypes="ccccc"/>
              <draw:path draw:style-name="gr64" draw:id="shape561" draw:name="path4395" draw:layer="g2135" svg:width="1.32710400000pt" svg:height="5.12265600000pt" draw:transform="matrix(0.26516467768 0.00000000000 0.00000000000 0.26516467768 76.64708398786pt 54.61161743634pt)" svg:viewBox="0 0 1 5" svg:d="M0.165888 0.133056C0.165888 0.133056 0.580608 0.33264 1.24416 0M0.165888 0.731808C0.165888 0.731808 0.82944 0.864864 1.24416 0.731808M0.165888 1.39709C0.165888 1.39709 0.746496 1.53014 1.24416 1.39709M0.165888 1.99584C0.165888 1.99584 0.912384 2.1289 1.3271 1.99584M0 2.66112C0 2.66112 0.82944 2.92723 1.24416 2.72765M0.165888 3.3264C0.165888 3.3264 0.41472 3.39293 0.995328 3.3264M0.497664 4.05821C0.497664 4.05821 0.78336 4.12474 1.19808 4.05821M0 4.59043C0 4.59043 0.912384 4.79002 1.3271 4.59043M0.165888 5.12266L1.3271 5.12266" koffice:nodeTypes="cccccccccccccccccc"/>
              <draw:path draw:style-name="gr63" draw:id="shape562" draw:name="path4437" draw:layer="g2135" svg:width="3.78306690979pt" svg:height="2.43601609276pt" draw:transform="matrix(0.26516467768 0.00000000000 0.00000000000 0.26516467768 76.79981884220pt 52.95883421705pt)" svg:viewBox="0 0 4 2" svg:d="M0.280082 2.43602C0.280082 2.43602 1.89055 1.85209 2.24065 1.85209C2.59075 1.85209 3.64106 0.554492 3.7811 0.230091C3.85112 -0.02943 2.03059 -0.0943098 1.54045 0.165211C0.980285 0.424732 0 2.11162 0 2.11162Z" koffice:nodeTypes="cccccc"/>
              <draw:path draw:style-name="gr63" draw:id="shape563" draw:name="path4439" draw:layer="g2135" svg:width="2.23948800000pt" svg:height="4.06425600000pt" draw:transform="matrix(0.26516467768 0.00000000000 0.00000000000 0.26516467768 76.72315230927pt 52.51106134854pt)" svg:viewBox="0 0 2 4" svg:d="M0.248832 4.06426C0.248832 4.06426 0.995328 3.04819 1.30637 2.46758C1.61741 1.88698 1.80403 1.16122 1.92845 0.798336C2.11507 0.435456 2.23949 0 2.23949 0C2.23949 0 1.11974 0.290304 0.808704 0.870912C0.435456 1.37894 0 2.32243 0 2.68531C0 2.97562 0.248832 4.06426 0.248832 4.06426Z" koffice:nodeTypes="ccccccc"/>
              <draw:path draw:style-name="gr63" draw:id="shape564" draw:name="path4441" draw:layer="g2135" svg:width="4.20245546638pt" svg:height="4.80112018079pt" draw:transform="matrix(0.26516467768 0.00000000000 0.00000000000 0.26516467768 75.72440010513pt 52.45635961831pt)" svg:viewBox="0 0 4 5" svg:d="M4.15588 4.64336C4.15588 4.64336 4.59868 2.90797 2.75369 1.64587C2.08949 1.0937 0.539695 -0.326159 0.0968984 0.0682471C-0.345899 0.541535 0.834894 1.80363 1.49909 2.3558C2.23709 2.98685 3.78688 4.80112 3.78688 4.80112Z" koffice:nodeTypes="cccccc"/>
              <draw:path draw:style-name="gr63" draw:id="shape565" draw:name="path4443" draw:layer="g2135" svg:width="5.61657809979pt" svg:height="2.18635072736pt" draw:transform="matrix(0.26516467768 0.00000000000 0.00000000000 0.26516467768 75.22294801509pt 53.14057155418pt)" svg:viewBox="0 0 6 2" svg:d="M5.61658 2.03579C5.61658 2.03579 4.92979 0.5302 3.78513 0.304361C2.56416 0.153802 1.26689 -0.297876 0.274854 0.304361C-0.64087 0.981878 0.961647 0.756039 1.72475 1.13244C2.56416 1.50883 4.3193 2.18635 4.85347 2.18635C5.38765 2.18635 5.61658 2.03579 5.61658 2.03579Z" koffice:nodeTypes="cccccc"/>
              <draw:path draw:style-name="gr63" draw:id="shape566" draw:name="path4445" draw:layer="g2135" svg:width="6.01005341148pt" svg:height="1.47668936805pt" draw:transform="matrix(0.26516467768 0.00000000000 0.00000000000 0.26516467768 75.27001838040pt 53.27709361191pt)" svg:viewBox="0 0 6 1" svg:d="M6.01005 1.47669C6.01005 1.47669 4.74704 0.610545 4.0366 0.610545C3.24722 0.486811 1.82633 -0.193731 0.0896987 0.0537382C-0.857559 0.177473 6.01005 1.47669 6.01005 1.47669Z" koffice:nodeTypes="cccc"/>
              <draw:path draw:style-name="gr64" draw:id="shape567" draw:name="path4447" draw:layer="g2135" svg:width="7.25834057143pt" svg:height="4.11505920000pt" draw:transform="matrix(0.26516467768 0.00000000000 0.00000000000 0.26516467768 75.80704228898pt 52.53015320533pt)" svg:viewBox="0 0 7 4" svg:d="M5.93864 0C4.69226 1.04509 3.66583 3.9191 3.66583 3.9191C3.66583 3.9191 5.93864 1.89423 7.25834 1.82892M3.5192 4.11506C3.5192 4.11506 2.6394 2.22083 2.05286 1.82892C1.53965 1.437 0 0.130637 0 0.130637" koffice:nodeTypes="cccccc"/>
            </draw:g>
            <draw:g draw:style-name="gr1" draw:id="shape568" draw:name="g10698" svg:y="17.86135844449pt">
              <draw:g draw:style-name="gr1" draw:id="shape569" draw:name="g3458" svg:y="0.28285871324pt">
                <draw:path draw:style-name="gr65" draw:id="shape570" draw:name="path62" draw:layer="g2135" svg:width="1.38305739249pt" svg:height="5.14096169458pt" draw:transform="matrix(0.11539531842 0.00000000000 0.00000000000 0.11539531842 72.00196925896pt 55.33309123203pt)" svg:viewBox="0 0 1 5" svg:d="M0.72875 1.50598C0.827875 1.74042 0.609003 2.27256 0.30298 2.8907C0.497238 2.84933 0.692161 2.77388 0.887082 2.46319C0.749374 2.98885 0.562434 3.30927 0.359528 3.56886C0.497238 3.63538 0.656236 3.56561 0.85648 3.17624C0.85648 3.27115 0.85648 3.36606 0.85648 3.46097C0.799269 3.68648 0.682182 4.01258 0.622308 4.24053C0.455991 4.34518 0.414745 4.80431 0.300319 5.14096C0.0608229 4.63315 -0.139422 4.06288 0.126019 2.74793C-0.102832 2.51024 0.154626 1.99676 0.36485 1.60738C0.30298 1.62928 0.131342 1.7972 0.0688061 1.81991C0.126019 1.26181 0.221818 0.701273 0.596362 0.139924C0.889743 -0.075044 1.15518 -0.0782888 1.35743 0.387339C1.40998 0.666392 1.42262 0.789694 0.978223 1.07199C0.523848 1.46461 0.554451 1.50923 0.734073 1.49949" koffice:nodeTypes="ccccccccccccccc"/>
                <draw:path draw:style-name="gr66" draw:id="shape571" draw:name="path638" draw:layer="g2135" svg:width="22.96181594725pt" svg:height="31.43831075492pt" draw:transform="matrix(0.11539531842 0.00000000000 0.00000000000 0.11539531842 71.87834939336pt 54.12923759263pt)" svg:viewBox="0 0 23 31" svg:d="M19.0662 18.988C17.7552 19.5447 16.8744 23.2394 16.3436 24.306C16.0471 24.9135 15.3908 26.3145 16.0095 27.2015C16.2813 27.5922 16.7497 27.73 16.7777 28.0482C17.6889 28.1989 18.1861 28.6524 18.1142 29.3477C17.7457 29.9713 16.422 29.8424 15.7785 29.4678C15.7881 29.3042 15.6906 29.1399 15.4851 28.9763C15.438 28.8192 15.3884 28.6589 15.3381 28.5018C13.4268 27.5036 14.7577 26.2452 14.5259 23.5068C14.4012 24.0104 14.2765 24.5171 14.1518 25.0206C14.0239 26.1727 13.8833 27.3336 13.9736 28.3785C14.2326 28.8095 14.5235 29.2156 15.0007 29.4299C15.4132 29.5902 15.4164 29.7473 15.8472 30.3926C15.8936 30.5409 16.1158 30.9308 15.9503 31.079C15.7193 31.419 15.6474 31.6228 14.1175 31.2015C14.0919 30.9936 14.0639 30.7858 14.0359 30.5787C13.8489 30.6569 13.7114 30.5787 13.6299 30.333C13.5955 30.0438 13.4021 29.7538 13.0432 29.4613C13.0647 29.0238 12.5092 29.0206 12.3405 28.41C12.1751 27.7993 12.4996 26.6859 12.578 25.8231C12.8305 24.4543 13.0903 23.1636 13.0496 21.8142C12.4253 21.2285 12.3749 20.2247 12.4061 19.0009C11.2039 19.5069 9.37102 18.5063 8.7963 18.1002C8.22238 17.6942 8.49975 20.7532 6.39829 22.0092C5.93948 22.4531 5.74284 22.7326 5.56219 23.4255C4.84359 24.1522 6.01142 26.7205 6.7548 27.5383C7.1169 27.9507 7.67563 28.7088 8.03773 29.1245C8.59967 29.4742 9.4054 29.8955 9.35903 30.5562C8.67161 30.9058 7.41345 30.8204 6.81395 30.5562C6.76679 30.2798 6.34554 29.7884 6.68925 29.5088C6.28639 29.5459 5.62454 29.1971 5.52462 29.0142C5.29921 28.3721 3.71013 24.9675 3.27609 24.3721C2.99552 24.36 2.87642 23.5794 2.9012 23.299C2.94836 22.7834 3.00751 23.3562 3.60701 21.616C3.18896 22.4466 2.01793 23.1669 2.08668 24.2311C2.22096 25.0174 2.95795 26.9058 3.09224 27.6962C3.55745 28.0925 3.3856 28.5074 4.43752 28.9199C4.93151 29.3324 5.72765 30.0841 5.74284 30.5844C5.20888 30.8679 3.82923 31.079 3.12022 30.7044C2.96435 30.3483 2.92038 29.8077 2.76451 29.4516C2.5359 29.3985 2.63582 29.0964 2.40481 29.0392C2.15542 28.8821 1.50876 28.9199 1.25617 28.7628C0.87169 26.9751 0.419266 24.0482 0.0323871 22.2581C-0.098704 21.8835 0.188258 20.8603 0.531972 20.7032C1.30253 20.2344 1.8213 19.1701 2.35845 18.5127C3.24811 17.8392 2.7829 16.0265 1.96518 15.0759C1.60548 15.5923 1.82769 15.759 1.67422 15.8412C1.25617 16.0708 0.66626 14.8277 0.866094 14.2171C1.00278 13.4364 0.840516 12.8451 1.02196 11.8283C1.31851 10.1703 2.24574 9.8175 3.145 10.6642C4.30004 9.6032 5.83316 8.86685 7.41985 9.10935C10.0736 8.29727 11.9753 9.18508 13.1247 9.59112C14.6826 9.91821 15.4476 10.6134 16.39 11.4255C16.8336 11.8066 17.3804 11.5109 17.7145 11.0702C17.7329 8.5019 17.521 5.84008 16.3932 3.12428C16.8419 2.19909 16.5536 2.1739 16.8024 0.889444C17.3364 0.0427213 18.2636 0.0491664 19.1693 0.00807897C19.8527 -0.0644283 20.5401 0.357725 21.2268 1.00868C21.5113 1.4558 22.6416 1.58793 22.8598 1.83687C23.0788 2.08501 22.8942 2.71824 22.7791 3.14603C22.6256 3.49487 22.2355 3.6713 21.8391 3.71884C21.6049 3.79698 21.3203 3.74059 21.0861 3.81954C21.0333 4.04592 20.6712 4.26022 20.3619 4.4141C21.0549 6.28318 21.5233 9.40502 21.3579 12.3601C21.3235 13.8521 21.2707 15.863 19.6625 17.1625C19.051 17.6571 19.4347 18.4652 19.0877 19.0033" koffice:nodeTypes="cccccccccccccccccccccccccccccccccccccccccccccccccccccccccccccccccc"/>
                <draw:path draw:style-name="gr67" draw:id="shape572" draw:name="path644" draw:layer="g2135" svg:width="20.46691936413pt" svg:height="30.39879281054pt" draw:transform="matrix(0.11539531842 0.00000000000 0.00000000000 0.11539531842 72.17084058157pt 54.16803093745pt)" svg:viewBox="0 0 20 30" svg:d="M14.8772 0.705701C15.6897 -0.0461017 16.6948 -0.312282 18.1176 0.483091C18.769 1.19449 19.3412 1.19449 20.0558 1.46384C20.0777 1.73952 20.3212 1.88767 20.4669 1.86628C20.4159 1.96213 20.3844 2.23782 20.331 2.33368C20.0995 2.57451 19.4521 2.51272 18.8483 2.50955C19.3315 2.65848 19.8502 2.73295 20.2169 2.64264C20.0906 2.88109 19.6795 3.358 18.6897 3.13222C18.4308 3.66141 17.9088 4.10663 16.8656 3.68914C16.5565 3.74776 16.1073 3.49743 15.7941 3.42296C16.2934 3.95849 16.9069 4.33558 17.4693 4.3942C17.6498 4.95112 18.8734 8.8971 18.693 11.3537C18.782 12.2671 18.3862 14.0868 17.8651 15.3306C17.6118 15.9342 17.1634 16.0206 16.9263 16.3485C16.3315 17.1716 16.5119 17.9456 16.253 18.3227C14.5519 18.5612 14.4029 23.4942 13.4553 23.2621C12.7528 23.0918 12.4275 20.5916 13.3161 20.0743C16.2716 18.3568 15.1936 14.1636 15.3482 14.5257C14.7064 16.7724 15.1491 18.939 13.673 18.8273C12.4874 18.3386 11.9152 21.7854 11.9379 22.34C11.963 23.1536 11.7477 23.3025 11.5899 23.9276C11.4693 24.4132 11.4288 25.1927 11.2864 26.7557C11.2516 27.1455 11.2734 27.3903 11.3746 27.7246C11.6846 28.1698 12.0099 28.6713 12.6169 28.9002C13.253 29.1387 13.5467 29.9119 13.3792 30.1377C13.2368 30.3302 12.6646 30.59 11.9532 30.1844C11.9184 30.0672 11.7954 29.9182 11.7987 29.5594C11.3115 29.5221 11.2985 28.882 10.8623 28.4701C10.9635 28.074 10.0879 27.9567 10.0976 27.1978C10.1041 26.4246 10.4803 24.7285 10.7903 23.2993C11.1286 22.5349 11.1253 21.73 11.1755 21.3125C10.9635 20.7366 11.6595 20.7278 11.2006 20.2913C10.2651 19.4001 10.3792 17.9084 11.6716 16.4539C11.4094 16.305 11.2864 15.878 11.0905 15.5872L11.0938 16.6456L10.0474 17.8957C9.02932 18.1373 6.81917 17.4814 6.09567 16.522C5.57044 16.1164 5.11886 15.6403 5.1658 14.6746C5.17227 14.5138 4.58149 14.6746 4.68265 14.8014C4.89712 15.0802 4.52727 15.3401 4.62196 15.7789C4.69156 16.1045 5.49518 16.3367 5.45714 16.6393L5.23863 18.3726C5.10267 19.4651 4.31848 20.5694 3.17091 21.6682L2.35596 23.4475C2.28636 24.4964 3.78759 26.5268 4.55883 27.4735C4.83399 27.6993 5.08406 28.2253 5.35922 28.4542C5.69426 28.5691 6.2033 28.9153 6.63627 29.5071C6.2381 29.6402 5.46604 29.7725 4.58149 29.4976C4.35975 29.2868 4.38484 28.7204 4.58149 28.5414C4.06274 28.436 3.61035 28.3306 3.29473 27.9876C2.56395 26.4088 1.77408 24.8307 0.847448 23.2494C0.575528 22.8906 0.648364 22.2932 1.08457 21.8076C2.02092 19.8081 2.24185 18.2704 1.75223 17.1994C0.95832 16.9332 0.25667 15.5072 0.0697255 14.1945C-0.154447 12.6165 0.161984 10.9021 1.01821 10.2058C1.80241 9.3645 3.45254 8.86303 4.8785 9.06425C7.01259 8.19124 11.2896 9.48174 11.9694 9.96495C13.2465 10.144 13.5589 11.5121 14.5486 11.425C15.1807 11.3727 15.6581 10.8712 15.7342 10.1503C15.718 4.25557 14.267 3.60517 14.4288 2.62125C14.5486 2.30912 14.8076 2.08572 15.1111 1.95263C14.8683 1.72368 14.6627 1.49156 14.7259 1.25945C14.776 1.06773 14.8302 0.872856 14.8837 0.681143" koffice:nodeTypes="ccccccccccccccccccccccccccccccccccccccccccccccccccccccccccccccc"/>
                <draw:path draw:style-name="gr66" draw:id="shape573" draw:name="path646" draw:layer="g2135" svg:width="2.14659200000pt" svg:height="0.50233841043pt" draw:transform="matrix(0.11539531842 0.00000000000 0.00000000000 0.11539531842 74.05613762354pt 54.31166187457pt)" svg:viewBox="0 0 2 1" svg:d="M2.14659 0.278371C1.46698 0.112238 1.4504 -0.102658 0.648122 0.0549704C0.11023 0.251721 0.174877 0.30502 0 0.502338C0.295053 0.395741 0.385392 0.327133 0.560269 0.391772C0.867754 0.51538 1.42471 0.482493 1.53494 0.296515C1.7612 0.243216 1.92033 0.331669 2.14659 0.280639" koffice:nodeTypes="cccccc"/>
                <draw:path draw:style-name="gr67" draw:id="shape574" draw:name="path648" draw:layer="g2135" svg:width="3.87057998136pt" svg:height="9.06977393718pt" draw:transform="matrix(0.11539531842 0.00000000000 0.00000000000 0.11539531842 73.54637962852pt 56.41249811124pt)" svg:viewBox="0 0 4 9" svg:d="M1.8945 0.00304753C2.09351 0.616363 2.08624 0.904355 1.6746 1.52072C2.15348 2.12184 2.18528 2.85097 1.40108 3.63342C2.04716 4.63072 1.163 5.16938 1.22389 6.46077C1.58918 7.2676 2.29887 7.2737 2.31341 7.79711C3.20029 7.92206 3.84638 8.1072 3.86455 8.69004C3.91089 8.77918 3.68372 8.49652 3.40293 8.56509C3.69008 8.7167 3.77913 8.87213 3.68735 8.91632C3.44564 9.03212 3.0022 9.08012 2.41973 9.06793C2.19619 9.00241 1.87269 8.99403 1.76638 8.66032C1.79545 8.53233 1.8945 8.27938 1.92267 8.15138C1.03579 7.99672 0.70139 7.61273 0.665951 6.81809C0.566903 7.12741 0.406973 7.3095 0.393343 7.47026C0.168895 7.18989 -0.0900824 6.82419 0.0307739 6.43715C0.456951 5.07109 0.456951 4.1934 0.286117 3.20829C0.268852 0.80912 1.05305 0.446463 1.8945 0" koffice:nodeTypes="cccccccccccccccc"/>
                <draw:path draw:style-name="gr67" draw:id="shape575" draw:name="path650" draw:layer="g2135" svg:width="1.37641505269pt" svg:height="5.14051495082pt" draw:transform="matrix(0.11539531842 0.00000000000 0.00000000000 0.11539531842 72.00386813934pt 55.34641022715pt)" svg:viewBox="0 0 1 5" svg:d="M0.726619 1.5065C0.824841 1.74093 0.607159 2.27305 0.301209 2.89116C0.495663 2.84979 0.690117 2.77354 0.884575 2.46286C0.747193 2.98931 0.560703 3.30891 0.358285 3.56929C0.495663 3.63581 0.653616 3.56605 0.853382 3.17588C0.853382 3.27078 0.853382 3.3665 0.853382 3.46141C0.796304 3.6861 0.679499 4.01219 0.620432 4.24093C0.454516 4.34557 0.412705 4.80469 0.298555 5.14051C0.0629535 4.63354 -0.139464 4.06329 0.124674 2.74839C-0.102963 2.51072 0.153212 1.99726 0.363594 1.6079C0.301209 1.6298 0.129984 1.79771 0.0656082 1.81961C0.122683 1.26234 0.218251 0.701019 0.591895 0.140505C0.884575 -0.0752644 1.14871 -0.0785091 1.35113 0.38791C1.4029 0.666139 1.41617 0.790247 0.972842 1.07172C0.518892 1.46513 0.550084 1.50894 0.729274 1.50001" koffice:nodeTypes="ccccccccccccccc"/>
                <draw:path draw:style-name="gr68" draw:id="shape576" draw:name="path652" draw:layer="g2135" svg:width="1.46156739990pt" svg:height="6.54059556571pt" draw:transform="matrix(0.11539531842 0.00000000000 0.00000000000 0.11539531842 72.32308457339pt 56.02190803745pt)" svg:viewBox="0 0 1 7" svg:d="M0.692094 0C0.726288 1.28136 0.967016 2.10261 0.948551 3.20225C0.929403 4.23847 0.483508 5.36827 0 6.5406C0.149771 6.34727 0.360409 5.98459 0.51018 6.06579C0.59293 5.28398 0.934874 4.86639 1.1674 4.27482C1.43206 3.60436 1.57362 2.78234 1.35204 2.35316C1.01215 1.66183 0.790573 0.879245 0.689358 0.00309321" koffice:nodeTypes="ccccccc"/>
                <draw:path draw:style-name="gr67" draw:id="shape577" draw:name="path654" draw:layer="g2135" svg:width="5.18108869297pt" svg:height="13.38279808439pt" draw:transform="matrix(0.11539531842 0.00000000000 0.00000000000 0.11539531842 71.90201420244pt 56.10850068440pt)" svg:viewBox="0 0 5 13" svg:d="M1.49042 6.28413C1.44319 6.54387 1.3984 6.80767 1.34791 7.07066C1.60198 8.56417 1.9489 9.85152 2.49289 10.6819C2.81456 10.9197 3.04014 11.1575 3.1737 11.3954C3.35204 11.5731 3.52957 11.7509 3.71117 11.9311C4.37895 12.2257 4.79915 12.6924 5.18109 13.1803C4.5125 13.5261 3.84147 13.371 3.1737 13.1454C3.0206 12.7306 2.86505 12.3118 2.70951 11.8962C2.59143 11.8012 2.4709 11.7062 2.35282 11.6113C2.03197 11.4684 1.16956 11.1478 1.09953 10.7898C0.975741 8.8718 0.612538 7.34663 0.132881 5.4286C-0.073966 4.70863 -0.073966 4.07713 0.383703 3.64288C1.06125 3.13557 1.67853 2.60635 2.06943 2.00082C2.6297 1.47728 2.95382 0.808446 3.03688 0C3.43103 0.535717 3.63137 1.07143 3.64439 1.60715C3.91802 2.45375 3.69244 3.30034 3.39276 4.14694C2.76 4.86042 2.12725 5.57714 1.49368 6.29062" koffice:nodeTypes="ccccccccccccccccc"/>
                <draw:path draw:style-name="gr68" draw:id="shape578" draw:name="path10687" draw:layer="g2135" svg:width="2.34307408628pt" svg:height="4.90179600000pt" draw:transform="matrix(0.11539531842 0.00000000000 0.00000000000 0.11539531842 71.97127279598pt 56.25380646935pt)" svg:viewBox="0 0 2 5" svg:d="M2.34307 0C2.21405 1.8819 0.093466 3.0137 0.0423779 4.9018C0.00168049 4.27568 -0.112619 3.68055 0.354102 2.58772C1.08059 2.05813 1.72049 1.09017 2.33961 0" koffice:nodeTypes="cccc"/>
                <draw:path draw:style-name="gr68" draw:id="shape579" draw:name="path10689" draw:layer="g2135" svg:width="0.53841405370pt" svg:height="2.10366016000pt" draw:transform="matrix(0.11539531842 0.00000000000 0.00000000000 0.11539531842 71.92721319615pt 56.41859098405pt)" svg:viewBox="0 0 1 2" svg:d="M0.538414 0C0.277193 0.703154 0.118699 1.40515 0.061172 2.10366C0.0224291 1.62793 -0.0738412 1.15568 0.10285 0.671825C0.210273 0.304004 0.357027 0.0777414 0.536066 0" koffice:nodeTypes="cccc"/>
              </draw:g>
              <draw:g draw:style-name="gr1" draw:id="shape580" draw:name="g10691" svg:y="0.00000000000pt">
                <draw:path draw:style-name="gr69" draw:id="shape581" draw:name="path642" draw:layer="g2135" svg:width="1.73620616592pt" svg:height="3.68601751005pt" draw:transform="matrix(0.08232320547 0.00000000000 0.00000000000 0.08232320547 74.04073211194pt 53.87062464366pt)" svg:viewBox="0 0 2 4" svg:d="M0.947116 0.419054C1.36736 0.01533 1.57089 -0.228075 1.73621 0.312692C0.885123 1.67819 2.21967 2.93279 0.35997 3.68602C0.214406 3.38168 -0.0284119 3.39938 0.00272691 3.04354C0.884628 2.86409 0.54228 1.01375 0.938989 0.418071" koffice:nodeTypes="ccccc"/>
                <draw:path draw:style-name="gr70" draw:id="shape582" draw:name="path640" draw:layer="g2135" svg:width="1.87168119236pt" svg:height="4.51770317961pt" draw:transform="matrix(0.08232320547 0.00000000000 0.00000000000 0.08232320547 73.93852637900pt 53.86205857278pt)" svg:viewBox="0 0 2 5" svg:d="M0.725773 4.51755C0.453588 4.21533 -0.207016 3.1513 0.0639877 2.31306C0.362571 1.39582 0.87935 1.38635 1.22231 0.341659C1.44779 -0.143649 1.59445 -0.11141 1.65579 0.434977C1.81137 1.65297 2.25628 3.2161 1.10858 4.36569C1.11186 3.46232 1.11733 3.26119 1.20522 2.17671C0.807618 3.26962 0.656832 3.50632 0.721789 4.5177" koffice:nodeTypes="ccccccc"/>
              </draw:g>
            </draw:g>
            <draw:g draw:style-name="gr1" draw:id="shape583" draw:name="g4830" svg:y="1.83784125799pt">
              <draw:g draw:style-name="gr1" draw:id="shape584" draw:name="g4462" svg:y="0.00000000000pt">
                <draw:path draw:style-name="gr71" draw:id="shape585" draw:name="path4252" draw:layer="g2135" svg:width="32.65826901170pt" svg:height="27.18829830183pt" draw:transform="matrix(0.11021784534 0.00000000000 0.00000000000 0.08927645473 69.75844861480pt 38.38016610460pt)" svg:viewBox="0 0 33 27" svg:d="M32.6184 19.7731C31.8729 18.9102 31.2076 15.3887 30.9981 14.2179C30.8936 13.0323 27.7963 12.7831 27.6719 16.4166C27.6719 16.4166 26.0964 12.512 24.7814 12.8171C23.5766 13.1082 22.5211 14.5212 22.7228 15.5726C22.7228 15.5726 21.5639 12.5867 20.566 12.7263C19.5687 12.8695 19.0726 13.7971 19.0605 15.3982C19.0605 15.3982 19.1325 11.8352 17.5395 11.4374C15.9121 11.0984 15.2609 12.2169 15.1236 14.019C15.1236 14.019 15.2977 8.72173 13.6238 8.15213C11.9579 7.5886 11.7184 9.11772 11.8055 10.5862C11.8055 10.5862 10.9777 5.43806 8.43399 4.71145C8.43399 4.71145 7.91788 1.00715 6.3394 1.51846C4.66507 2.04516 5.21285 2.7672 5.21285 2.7672C5.21285 2.7672 5.07701 0.155526 3.70784 0.123197C2.57127 0.0596967 2.78381 1.62358 2.78381 1.62358C2.78381 1.62358 1.63889 -0.0471299 0.906245 0.00102117C-0.431734 0.0774463 0.107342 2.00302 0.107342 2.00302C0.0924278 3.08517 2.02412 11.7069 11.3717 20.413C20.8211 29.0957 23.8939 27.1236 24.5231 26.6912C25.1535 26.37 31.1546 24.087 31.8678 22.7225C32.5206 21.3091 32.6583 19.8034 32.6583 19.8034" koffice:nodeTypes="cccccccccccccccccccccc"/>
                <draw:path draw:style-name="gr72" draw:id="shape586" draw:name="path4254" draw:layer="g2135" svg:width="32.65826901170pt" svg:height="27.18783448795pt" draw:transform="matrix(0.11021784534 0.00000000000 0.00000000000 0.08927645473 69.75844861480pt 38.38018709538pt)" svg:viewBox="0 0 33 27" svg:d="M32.6184 19.7727C31.8729 18.9097 31.2156 15.3945 30.9981 14.2176C30.8875 13.04 27.7963 12.7828 27.6719 16.4161C27.6719 16.4161 26.1044 12.5177 24.7814 12.8167C23.5686 13.1018 22.5191 14.5068 22.7228 15.5723C22.7228 15.5723 21.5698 12.5909 20.566 12.726C19.5687 12.8691 19.0726 13.7967 19.0605 15.3978C19.0605 15.3978 19.1325 11.8349 17.5395 11.4371C15.9061 11.0936 15.2688 12.2226 15.1236 14.0187C15.1236 14.0187 15.2977 8.72141 13.6318 8.15788C11.9659 7.59435 11.7325 9.11542 11.8135 10.592C11.8135 10.592 10.9857 5.44385 8.43399 4.71117C8.43399 4.71117 7.92239 1.00088 6.3394 1.51821C4.65711 2.03885 5.21086 2.76542 5.21086 2.76542C5.21086 2.76542 5.07701 0.155287 3.70784 0.122959C2.57127 0.0594603 2.78381 1.62333 2.78381 1.62333C2.78381 1.62333 1.64686 -0.0413125 0.906245 0.000785215C-0.431734 0.0772097 0.107342 2.00276 0.107342 2.00276C0.0924278 3.08492 2.02412 11.7065 11.3717 20.4126C20.8211 29.0953 23.8939 27.1232 24.5231 26.6907C25.1535 26.3695 31.1467 24.0804 31.8678 22.722C32.5206 21.3086 32.6583 19.8029 32.6583 19.8029L32.6583 19.8029Z" koffice:nodeTypes="cccccccccccccccccccccccc"/>
                <draw:path draw:style-name="gr73" draw:id="shape587" draw:name="path4256" draw:layer="g2135" svg:width="29.37715046957pt" svg:height="23.41550783332pt" draw:transform="matrix(0.11021784534 0.00000000000 0.00000000000 0.08927645473 69.85620854853pt 38.37752009501pt)" svg:viewBox="0 0 29 23" svg:d="M14.845 20.4018C14.4255 19.3759 11.9176 9.87297 11.9634 8.89426M10.5668 13.984C10.0857 12.911 8.39406 6.46222 8.37005 5.42667M7.95867 12.2906C7.64272 10.847 5.18993 2.48892 5.40448 1.53843M4.85474 9.90572C4.63845 8.73509 2.73499 1.10965 2.77292 0.124849M1.53172 5.82838C1.25211 5.00834 0 0 0 0M18.7393 23.1975C18.221 22.305 15.3482 12.9049 15.5014 11.6127M22.4377 23.4155C21.8888 22.2872 19.7208 13.9516 19.5661 12.8155M25.4205 20.4476C25.0024 19.4197 23.0956 14.6244 23.3626 13.3086M25.4725 18.7669C25.2251 18.1807 24.5254 14.3003 24.3319 13.3468M25.8801 17.1472C25.7408 16.1372 25.8553 15.3095 25.8466 14.7958M22.35 21.1207C22.1796 20.2831 20.5629 14.2881 20.5789 13.5937M29.1321 19.4495C28.9003 18.5648 28.0698 14.5964 28.5075 13.7224M29.3767 17.5081C29.4005 16.8198 28.4776 14.7006 29.1944 13.7306" koffice:nodeTypes="cccccccccccccccccccccccccc"/>
                <draw:path draw:style-name="gr74" draw:id="shape588" draw:name="path4258" draw:layer="g2135" svg:width="67.70429952692pt" svg:height="49.57557191012pt" draw:transform="matrix(0.11021784534 0.00000000000 0.00000000000 0.08927645473 66.96769070547pt 37.84819893897pt)" svg:viewBox="0 0 68 50" svg:d="M67.7043 41.8422C67.7043 41.8422 66.1608 42.5734 65.132 44.195C64.6395 45.1066 64.3554 47.2008 64.3554 47.2008C64.3554 47.2008 60.6681 53.1807 52.589 46.162C37.3721 40.2068 40.0942 41.8382 30.4599 33.3165C26.819 28.7006 20.5352 11.0727 0 1.14763C6.5225 -1.1813 13.3573 0.387938 18.3585 2.71191C20.3289 3.62746 23.9612 6.9562 23.9612 6.9562C25.7564 7.218 26.0617 10.5276 26.0617 10.5276C27.2473 9.73369 27.0793 12.4874 27.0793 12.4874C28.6063 12.0503 29.1924 15.3616 29.1924 15.3616C32.1368 16.4876 31.2792 18.8226 31.2792 18.8226C31.317 18.2538 31.9734 18.5505 33.043 19.6612C34.0427 20.7069 34.1701 22.7914 34.1701 22.7914C35.6203 21.3897 36.5264 24.5634 36.5264 24.5634C36.5264 24.5634 36.364 26.2392 37.0655 24.7749C37.7904 23.4249 40.4624 27.4263 40.4624 27.4263C40.8051 26.1924 42.5839 29.5094 42.5839 29.5094C43.9882 27.7824 44.9504 30.9982 44.9504 30.9982C46.324 30.2331 48.2299 32.473 48.2299 32.473C47.6759 31.7625 47.9265 31.1567 48.6044 30.6658C49.3143 30.1115 51.3591 32.043 51.3591 32.043C50.1265 30.6253 50.2734 29.6382 50.5907 28.973C50.8494 28.3733 54.1583 29.6639 54.1583 29.6639C51.9415 27.703 52.0742 27.0085 52.3679 26.6196C52.7597 26.2169 55.6719 28.7134 55.6719 28.7134C55.6719 28.7134 56.2416 29.1417 55.3678 28.1908C54.4941 27.2397 52.9797 25.4068 54.1258 25.4744C54.7505 25.4437 56.5317 26.3923 56.5317 26.3923C55.2741 25.1528 55.9302 24.5455 56.9508 24.5218C57.9669 24.4916 58.7476 25.1757 58.3285 25.0668C57.9757 24.9985 59.3348 26.9623 60.0527 28.0472C62.0843 31.117 63.5259 32.9269 63.5259 32.9269" koffice:nodeTypes="ccccccccccccccccccccccccccccccccc"/>
                <draw:path draw:style-name="gr72" draw:id="shape589" draw:name="path4260" draw:layer="g2135" svg:width="67.97335839776pt" svg:height="50.02928851245pt" draw:transform="matrix(0.11021784534 0.00000000000 0.00000000000 0.08927645473 66.95179041151pt 37.86085962944pt)" svg:viewBox="0 0 68 50" svg:d="M67.9734 41.8716C67.9734 41.8716 66.4268 42.6061 65.4038 44.2411C64.9042 45.1648 64.767 46.9777 64.767 46.9777C64.767 46.9777 61.6234 53.3845 54.674 47.6316C49.832 43.6234 40.2787 42.7746 31.935 34.1615C26.3406 28.3909 18.3225 8.14416 0.000866498 1.13842C-0.109192 0.354949 10.2919 -0.982178 15.8508 1.15379C21.4583 3.30842 24.151 6.83209 24.151 6.83209C25.9498 7.09509 26.2557 10.4199 26.2557 10.4199C27.4435 9.62226 27.2657 12.3845 27.2657 12.3845C28.7913 11.9389 29.3785 15.2779 29.3785 15.2779C32.3289 16.4089 31.4614 18.7486 31.4614 18.7486C31.4993 18.1772 32.1572 18.4752 33.2229 19.5865C34.2305 20.6414 34.3582 22.7356 34.3582 22.7356C35.8112 21.3274 36.7212 24.5171 36.7212 24.5171C36.7212 24.5171 36.5563 26.1991 37.2593 24.728C37.9875 23.3735 40.663 27.3915 40.663 27.3915C41.0003 26.1475 42.7906 29.4856 42.7906 29.4856C44.1957 27.7493 45.1678 30.9858 45.1678 30.9858C46.5442 30.2172 48.4538 32.4673 48.4538 32.4673C47.9008 31.7551 48.1499 31.145 48.821 30.6459C49.5345 30.0905 51.5812 32.0294 51.5812 32.0294C50.3462 30.6052 50.4934 29.6136 50.8053 28.9409C51.0625 28.3369 54.378 29.6334 54.378 29.6334C52.1648 27.6695 52.2917 26.9674 52.58 26.5847C52.9706 26.1787 55.8966 28.6926 55.8966 28.6926C55.8966 28.6926 56.4674 29.1228 55.5919 28.1675C54.7185 27.2138 53.1991 25.3708 54.3554 25.4322C54.9733 25.408 56.7641 26.3529 56.7641 26.3529C55.5061 25.1092 56.1615 24.4976 57.1861 24.4753C58.2022 24.4436 58.9844 25.1307 58.5644 25.0213C58.2111 24.9527 61.2005 29.1104 61.9145 30.1263C63.4295 32.2792 63.0135 31.5132 64.5282 34.4496C66.0429 37.3859 67.9734 41.8717 67.9734 41.8717Z" koffice:nodeTypes="ccccccccccccccccccccccccccccccccccc"/>
                <draw:path draw:style-name="gr75" draw:id="shape590" draw:name="path4450" draw:layer="g2135" svg:width="10.80104996960pt" svg:height="10.86880155578pt" draw:transform="matrix(0.11021784534 0.00000000000 0.00000000000 0.08927645473 73.11955456107pt 40.42294009134pt)" svg:viewBox="0 0 11 11" svg:d="M0 0C1.00677 0.822388 8.27678 6.66146 10.801 10.8688" koffice:nodeTypes="cc"/>
                <draw:path draw:style-name="gr75" draw:id="shape591" draw:name="path4448" draw:layer="g2135" svg:width="9.26883776795pt" svg:height="10.16571692200pt" draw:transform="matrix(0.11021784534 0.00000000000 0.00000000000 0.08927645473 72.95168872660pt 40.50887974929pt)" svg:viewBox="0 0 9 10" svg:d="M0 0C0 0 5.94548 5.1573 9.26884 10.1657" koffice:nodeTypes="cc"/>
                <draw:path draw:style-name="gr75" draw:id="shape592" draw:name="path4446" draw:layer="g2135" svg:width="9.14702834545pt" svg:height="9.80999522298pt" draw:transform="matrix(0.11021784534 0.00000000000 0.00000000000 0.08927645473 72.64226729179pt 40.72205121104pt)" svg:viewBox="0 0 9 10" svg:d="M0 0C0.621893 0.581745 8.06228 7.47982 9.14703 9.81" koffice:nodeTypes="cc"/>
                <draw:path draw:style-name="gr75" draw:id="shape593" draw:name="path4444" draw:layer="g2135" svg:width="9.85474142935pt" svg:height="9.60221536682pt" draw:transform="matrix(0.11021784534 0.00000000000 0.00000000000 0.08927645473 72.27872449478pt 40.72541221375pt)" svg:viewBox="0 0 10 10" svg:d="M2.75946 6.55247C2.75946 6.55247 0.717843 1.28982 0.167801 0.409313C-1.50307 -2.333 9.85474 9.60222 9.85474 9.60222" koffice:nodeTypes="ccc"/>
                <draw:path draw:style-name="gr75" draw:id="shape594" draw:name="path4442" draw:layer="g2135" svg:width="3.43900060536pt" svg:height="9.66609681202pt" draw:transform="matrix(0.11021784534 0.00000000000 0.00000000000 0.08927645473 71.93277086158pt 40.63046856694pt)" svg:viewBox="0 0 3 10" svg:d="M3.439 9.6661C3.439 9.6661 0.919824 2.0135 0 0" koffice:nodeTypes="cc"/>
                <draw:path draw:style-name="gr75" draw:id="shape595" draw:name="path4440" draw:layer="g2135" svg:width="2.25033614942pt" svg:height="9.84250697473pt" draw:transform="matrix(0.11021784534 0.00000000000 0.00000000000 0.08927645473 71.67120248824pt 40.49716667843pt)" svg:viewBox="0 0 2 10" svg:d="M2.25034 9.84251C2.25034 9.84251 0.789836 1.74276 0 0" koffice:nodeTypes="cc"/>
                <draw:path draw:style-name="gr75" draw:id="shape596" draw:name="path4438" draw:layer="g2135" svg:width="1.27137840704pt" svg:height="9.43833817423pt" draw:transform="matrix(0.11021784534 0.00000000000 0.00000000000 0.08927645473 71.43665644448pt 40.30914760794pt)" svg:viewBox="0 0 1 9" svg:d="M1.27138 9.43834C1.27138 9.43834 0.38146 1.32654 0 0" koffice:nodeTypes="cc"/>
                <draw:path draw:style-name="gr75" draw:id="shape597" draw:name="path4436" draw:layer="g2135" svg:width="1.23641083322pt" svg:height="8.81651854362pt" draw:transform="matrix(0.11021784534 0.00000000000 0.00000000000 0.08927645473 71.02538869463pt 40.11166880429pt)" svg:viewBox="0 0 1 9" svg:d="M1.23641 8.81652C1.23641 8.81652 0.571545 2.04537 0 0" koffice:nodeTypes="cc"/>
                <draw:path draw:style-name="gr75" draw:id="shape598" draw:name="path4434" draw:layer="g2135" svg:width="2.47202051566pt" svg:height="8.99110882824pt" draw:transform="matrix(0.11021784534 0.00000000000 0.00000000000 0.08927645473 70.74121270916pt 39.89359999335pt)" svg:viewBox="0 0 2 9" svg:d="M2.47202 8.99111C2.47202 8.99111 -0.115655 2.25442 0.00402716 0" koffice:nodeTypes="cc"/>
                <draw:path draw:style-name="gr75" draw:id="shape599" draw:name="path4432" draw:layer="g2135" svg:width="3.73418953591pt" svg:height="11.24096994080pt" draw:transform="matrix(0.11021784534 0.00000000000 0.00000000000 0.08927645473 70.42070810538pt 39.53848039701pt)" svg:viewBox="0 0 4 11" svg:d="M3.73419 11.241C3.73419 11.241 -0.200462 3.23765 0.00800023 0" koffice:nodeTypes="cc"/>
                <draw:path draw:style-name="gr75" draw:id="shape600" draw:name="path4430" draw:layer="g2135" svg:width="2.89915622934pt" svg:height="10.18099995055pt" draw:transform="matrix(0.11021784534 0.00000000000 0.00000000000 0.08927645473 70.18424632238pt 39.22620135734pt)" svg:viewBox="0 0 3 10" svg:d="M2.89916 10.181C2.89916 10.181 -0.564688 4.14357 0.0799915 0" koffice:nodeTypes="cc"/>
                <draw:path draw:style-name="gr75" draw:id="shape601" draw:name="path4428" draw:layer="g2135" svg:width="1.89722635232pt" svg:height="9.12349676949pt" draw:transform="matrix(0.11021784534 0.00000000000 0.00000000000 0.08927645473 69.67737074799pt 38.91674773892pt)" svg:viewBox="0 0 2 9" svg:d="M1.89723 9.1235C1.89723 9.1235 0.489749 3.81733 0 0" koffice:nodeTypes="cc"/>
                <draw:path draw:style-name="gr75" draw:id="shape602" draw:name="path4426" draw:layer="g2135" svg:width="1.00904121087pt" svg:height="8.54829457084pt" draw:transform="matrix(0.11021784534 0.00000000000 0.00000000000 0.08927645473 69.43937254170pt 38.56428643830pt)" svg:viewBox="0 0 1 9" svg:d="M1.00904 8.54829C1.00904 8.54829 -0.105996 2.08029 0.00821014 0" koffice:nodeTypes="cc"/>
                <draw:path draw:style-name="gr75" draw:id="shape603" draw:name="path4424" draw:layer="g2135" svg:width="1.70640421534pt" svg:height="9.04977588070pt" draw:transform="matrix(0.11021784534 0.00000000000 0.00000000000 0.08927645473 69.06796896264pt 38.35770786418pt)" svg:viewBox="0 0 2 9" svg:d="M1.7064 9.04978C1.7064 9.04978 0.0684579 3.20486 0 0" koffice:nodeTypes="cc"/>
                <draw:path draw:style-name="gr75" draw:id="shape604" draw:name="path4422" draw:layer="g2135" svg:width="2.07405990760pt" svg:height="9.80883936871pt" draw:transform="matrix(0.11021784534 0.00000000000 0.00000000000 0.08927645473 68.79901597512pt 38.08143651844pt)" svg:viewBox="0 0 2 10" svg:d="M2.07406 9.80884C2.07406 9.80884 -0.166102 3.36262 0.00984747 0" koffice:nodeTypes="cc"/>
                <draw:path draw:style-name="gr73" draw:id="shape605" draw:name="path4264" draw:layer="g2135" svg:width="2.41254818537pt" svg:height="2.86346859120pt" draw:transform="matrix(0.11021784534 0.00000000000 0.00000000000 0.08927645473 73.46535908298pt 40.56279987110pt)" svg:viewBox="0 0 2 3" svg:d="M2.41255 2.86347C1.79489 2.0032 0.859358 0.821993 0 0" koffice:nodeTypes="cc"/>
                <draw:path draw:style-name="gr73" draw:id="shape606" draw:name="path4418" draw:layer="g2135" svg:width="4.97863676754pt" svg:height="6.35177421965pt" draw:transform="matrix(0.11021784534 0.00000000000 0.00000000000 0.08927645473 73.89073762678pt 41.09074582798pt)" svg:viewBox="0 0 5 6" svg:d="M4.97864 6.35177C4.97864 6.35177 0.585986 0.924213 0 0" koffice:nodeTypes="cc"/>
                <draw:path draw:style-name="gr73" draw:id="shape607" draw:name="path4416" draw:layer="g2135" svg:width="5.23473078810pt" svg:height="7.44663513620pt" draw:transform="matrix(0.11021784534 0.00000000000 0.00000000000 0.08927645473 73.62531462678pt 40.91247646055pt)" svg:viewBox="0 0 5 7" svg:d="M5.23473 7.44664C5.23473 7.44664 1.65934 1.57332 0 0" koffice:nodeTypes="cc"/>
                <draw:path draw:style-name="gr73" draw:id="shape608" draw:name="path4414" draw:layer="g2135" svg:width="5.73691530029pt" svg:height="8.90131164427pt" draw:transform="matrix(0.11021784534 0.00000000000 0.00000000000 0.08927645473 73.59420621307pt 40.94591584943pt)" svg:viewBox="0 0 6 9" svg:d="M5.73692 8.90131C5.73692 8.90131 4.36622 4.82008 0 0" koffice:nodeTypes="cc"/>
                <draw:path draw:style-name="gr73" draw:id="shape609" draw:name="path4412" draw:layer="g2135" svg:width="10.91958873398pt" svg:height="12.18304284548pt" draw:transform="matrix(0.11021784534 0.00000000000 0.00000000000 0.08927645473 72.98469332813pt 40.62743173905pt)" svg:viewBox="0 0 11 12" svg:d="M10.9196 12.183C10.9196 12.183 10.6389 9.18722 0 0" koffice:nodeTypes="cc"/>
                <draw:path draw:style-name="gr73" draw:id="shape610" draw:name="path4410" draw:layer="g2135" svg:width="10.36015194545pt" svg:height="13.69975116800pt" draw:transform="matrix(0.11021784534 0.00000000000 0.00000000000 0.08927645473 72.91400286458pt 40.62044960608pt)" svg:viewBox="0 0 10 14" svg:d="M10.3602 13.6998C10.3602 13.6998 9.11368 9.73389 0 0" koffice:nodeTypes="cc"/>
                <draw:path draw:style-name="gr73" draw:id="shape611" draw:name="path4408" draw:layer="g2135" svg:width="8.64088944553pt" svg:height="10.53575640189pt" draw:transform="matrix(0.11021784534 0.00000000000 0.00000000000 0.08927645473 73.05112144717pt 40.79413944849pt)" svg:viewBox="0 0 9 11" svg:d="M8.64089 10.5358C8.64089 10.5358 2.3591 1.86458 0 0" koffice:nodeTypes="cc"/>
                <draw:path draw:style-name="gr73" draw:id="shape612" draw:name="path4406" draw:layer="g2135" svg:width="7.60932649516pt" svg:height="9.95509053504pt" draw:transform="matrix(0.11021784534 0.00000000000 0.00000000000 0.08927645473 73.04027389500pt 40.87723368728pt)" svg:viewBox="0 0 8 10" svg:d="M7.60933 9.95509C7.60933 9.95509 4.18907 4.12241 0 0" koffice:nodeTypes="cc"/>
                <draw:path draw:style-name="gr73" draw:id="shape613" draw:name="path4404" draw:layer="g2135" svg:width="4.90981200350pt" svg:height="5.26559639328pt" draw:transform="matrix(0.11021784534 0.00000000000 0.00000000000 0.08927645473 72.73308662000pt 40.70739630244pt)" svg:viewBox="0 0 5 5" svg:d="M4.90981 5.2656C4.90981 5.2656 0.844822 0.759178 0 0" koffice:nodeTypes="cc"/>
                <draw:path draw:style-name="gr73" draw:id="shape614" draw:name="path4402" draw:layer="g2135" svg:width="11.02257877449pt" svg:height="11.61411199353pt" draw:transform="matrix(0.11021784534 0.00000000000 0.00000000000 0.08927645473 72.87373887488pt 40.96174277932pt)" svg:viewBox="0 0 11 12" svg:d="M11.0226 11.6141C11.0226 11.6141 10.0452 10.7709 8.97842 10.0329C7.85067 9.26065 2.78929 2.47377 0 0" koffice:nodeTypes="ccc"/>
                <draw:path draw:style-name="gr73" draw:id="shape615" draw:name="path4400" draw:layer="g2135" svg:width="10.18891913088pt" svg:height="10.81456813382pt" draw:transform="matrix(0.11021784534 0.00000000000 0.00000000000 0.08927645473 72.96134839492pt 41.10605424022pt)" svg:viewBox="0 0 10 11" svg:d="M10.1889 10.8146C10.1889 10.8146 8.80668 8.80742 7.46507 8.31255C7.46507 8.31255 1.74609 1.40145 0 0" koffice:nodeTypes="ccc"/>
                <draw:path draw:style-name="gr73" draw:id="shape616" draw:name="path4398" draw:layer="g2135" svg:width="9.75525254402pt" svg:height="10.87619433433pt" draw:transform="matrix(0.11021784534 0.00000000000 0.00000000000 0.08927645473 72.91136389666pt 41.14787704531pt)" svg:viewBox="0 0 10 11" svg:d="M9.75525 10.8762C9.75525 10.8762 8.67324 9.16542 7.23685 8.57534C7.23685 8.57534 2.3662 2.39153 0 0" koffice:nodeTypes="ccc"/>
                <draw:path draw:style-name="gr73" draw:id="shape617" draw:name="path4396" draw:layer="g2135" svg:width="2.00615893243pt" svg:height="1.36160773995pt" draw:transform="matrix(0.11021784534 0.00000000000 0.00000000000 0.08927645473 73.78878620802pt 42.10265596629pt)" svg:viewBox="0 0 2 1" svg:d="M2.00616 1.36161C2.00616 1.36161 1.75049 -0.0686603 0 0.00257527" koffice:nodeTypes="cc"/>
                <draw:path draw:style-name="gr73" draw:id="shape618" draw:name="path4394" draw:layer="g2135" svg:width="1.50869150110pt" svg:height="1.97771062872pt" draw:transform="matrix(0.11021784534 0.00000000000 0.00000000000 0.08927645473 73.67582094040pt 42.10511276289pt)" svg:viewBox="0 0 2 2" svg:d="M1.50869 1.97771C1.50869 1.97771 1.37183 0.967216 0 0" koffice:nodeTypes="cc"/>
                <draw:path draw:style-name="gr73" draw:id="shape619" draw:name="path4392" draw:layer="g2135" svg:width="29.91691706178pt" svg:height="30.09355680480pt" draw:transform="matrix(0.11021784534 0.00000000000 0.00000000000 0.08927645473 69.93775598851pt 39.09808107427pt)" svg:viewBox="0 0 30 30" svg:d="M29.9169 30.0936C29.9169 30.0936 28.5579 28.3143 26.9842 27.0681C25.3955 25.7118 13.6662 18.0227 11.3917 16.36C9.07793 14.7523 1.88844 8.81923 1.88844 8.81923C1.88844 8.81923 -0.491978 3.2363 0.0923153 0" koffice:nodeTypes="ccccc"/>
                <draw:path draw:style-name="gr73" draw:id="shape620" draw:name="path4390" draw:layer="g2135" svg:width="3.45337589394pt" svg:height="9.63582143533pt" draw:transform="matrix(0.11021784534 0.00000000000 0.00000000000 0.08927645473 70.42935404139pt 39.83673660538pt)" svg:viewBox="0 0 3 10" svg:d="M0 0C0 0 2.52828 8.31058 3.45338 9.63582" koffice:nodeTypes="cc"/>
                <draw:path draw:style-name="gr73" draw:id="shape621" draw:name="path4388" draw:layer="g2135" svg:width="35.99149128979pt" svg:height="29.47831192373pt" draw:transform="matrix(0.11021784534 0.00000000000 0.00000000000 0.08927645473 69.83930827317pt 39.37789919500pt)" svg:viewBox="0 0 36 29" svg:d="M0 0C0 0 1.65268 2.60263 3.14476 4.4924C5.07183 6.99521 24.7495 20.2137 27.5408 21.8682C30.3177 23.5247 35.9915 29.4783 35.9915 29.4783" koffice:nodeTypes="cccc"/>
                <draw:path draw:style-name="gr73" draw:id="shape622" draw:name="path4386" draw:layer="g2135" svg:width="31.91368197010pt" svg:height="24.17737297787pt" draw:transform="matrix(0.11021784534 0.00000000000 0.00000000000 0.08927645473 70.14634426139pt 39.85488236065pt)" svg:viewBox="0 0 32 24" svg:d="M0.0455965 1.01464C0.0455965 1.01464 -0.126676 -0.210643 0.19849 0.0317432C0.19849 0.0317432 9.1442 7.09411 11.0085 8.38612C12.8192 9.73591 24.0444 17.3028 26.7265 19.1066C29.3482 20.8624 31.9137 24.1774 31.9137 24.1774" koffice:nodeTypes="ccccc"/>
                <draw:path draw:style-name="gr73" draw:id="shape623" draw:name="path4384" draw:layer="g2135" svg:width="29.26254852800pt" svg:height="22.25056643270pt" draw:transform="matrix(0.11021784534 0.00000000000 0.00000000000 0.08927645473 70.18500398802pt 39.91187738337pt)" svg:viewBox="0 0 29 22" svg:d="M29.2625 22.2506C29.2625 22.2506 27.4453 20.2011 25.9243 18.9608C24.3318 17.67 12.734 9.84664 10.8408 8.42593C8.94775 7.00522 0.880298 0.660622 0 0" koffice:nodeTypes="cccc"/>
                <draw:path draw:style-name="gr73" draw:id="shape624" draw:name="path4382" draw:layer="g2135" svg:width="27.63022416930pt" svg:height="21.10315138855pt" draw:transform="matrix(0.11021784534 0.00000000000 0.00000000000 0.08927645473 70.25338243388pt 40.05342198838pt)" svg:viewBox="0 0 28 21" svg:d="M27.6302 21.1032C27.6302 21.1032 26.1752 19.244 25.0186 18.2863C23.9227 17.3767 11.5499 8.96549 10.4847 8.26942C9.37942 7.64207 0.551474 0.698841 0 0" koffice:nodeTypes="cccc"/>
                <draw:path draw:style-name="gr73" draw:id="shape625" draw:name="path4380" draw:layer="g2135" svg:width="26.37355460687pt" svg:height="20.25113545152pt" draw:transform="matrix(0.11021784534 0.00000000000 0.00000000000 0.08927645473 70.35175388885pt 40.18467694633pt)" svg:viewBox="0 0 26 20" svg:d="M26.3736 20.2511C26.3736 20.2511 22.3317 16.1084 18.6992 13.9802C15.1307 11.8972 7.35973 5.7369 6.50914 4.99855C5.65857 4.26021 0 0 0 0" koffice:nodeTypes="cccc"/>
                <draw:path draw:style-name="gr73" draw:id="shape626" draw:name="path4378" draw:layer="g2135" svg:width="23.00762943258pt" svg:height="17.64443420047pt" draw:transform="matrix(0.11021784534 0.00000000000 0.00000000000 0.08927645473 70.48988867998pt 40.33123103178pt)" svg:viewBox="0 0 23 18" svg:d="M23.0076 17.6444C23.0076 17.6444 22.4802 17.1433 21.1804 16.0465C19.889 14.956 12.6432 9.99258 11.0558 8.88614C9.54318 7.8146 0.87578 0.972958 0 0" koffice:nodeTypes="cccc"/>
                <draw:path draw:style-name="gr73" draw:id="shape627" draw:name="path4376" draw:layer="g2135" svg:width="20.29462802627pt" svg:height="14.82693409749pt" draw:transform="matrix(0.11021784534 0.00000000000 0.00000000000 0.08927645473 70.64908927562pt 40.51615613746pt)" svg:viewBox="0 0 20 15" svg:d="M20.2946 14.8269C20.2946 14.8269 19.7989 14.7952 18.8383 13.9664C17.884 13.1423 0.984822 1.05651 0 0" koffice:nodeTypes="ccc"/>
                <draw:path draw:style-name="gr73" draw:id="shape628" draw:name="path4374" draw:layer="g2135" svg:width="18.14761939440pt" svg:height="12.97342262819pt" draw:transform="matrix(0.11021784534 0.00000000000 0.00000000000 0.08927645473 70.79668860539pt 40.67858000549pt)" svg:viewBox="0 0 18 13" svg:d="M18.0831 12.8141C18.0831 12.8141 18.4552 13.3467 17.4121 12.4642C16.4374 11.6363 7.08833 5.11658 6.10559 4.28256C5.13089 3.45456 0 0 0 0" koffice:nodeTypes="cccc"/>
                <draw:path draw:style-name="gr73" draw:id="shape629" draw:name="path4372" draw:layer="g2135" svg:width="15.74240283403pt" svg:height="11.29852878004pt" draw:transform="matrix(0.11021784534 0.00000000000 0.00000000000 0.08927645473 70.91238489486pt 40.80274641294pt)" svg:viewBox="0 0 16 11" svg:d="M15.7347 11.1154C15.7347 11.1154 15.8723 11.6254 14.9862 10.9431C14.1439 10.2056 1.38153 0.965026 0 0" koffice:nodeTypes="ccc"/>
                <draw:path draw:style-name="gr73" draw:id="shape630" draw:name="path4370" draw:layer="g2135" svg:width="11.57814850731pt" svg:height="8.41018563286pt" draw:transform="matrix(0.11021784534 0.00000000000 0.00000000000 0.08927645473 71.21865092502pt 41.04463489622pt)" svg:viewBox="0 0 12 8" svg:d="M11.5781 8.40512C11.5781 8.40512 11.4195 8.56699 9.76188 7.06028C8.0489 5.62596 1.03739 1.01563 0 0" koffice:nodeTypes="ccc"/>
                <draw:path draw:style-name="gr73" draw:id="shape631" draw:name="path4368" draw:layer="g2135" svg:width="6.23196583363pt" svg:height="4.98321240072pt" draw:transform="matrix(0.11021784534 0.00000000000 0.00000000000 0.08927645473 71.58435929084pt 41.30261956718pt)" svg:viewBox="0 0 6 5" svg:d="M6.23197 4.98321C6.23197 4.98321 2.11873 1.56267 0 0" koffice:nodeTypes="cc"/>
                <draw:path draw:style-name="gr73" draw:id="shape632" draw:name="path4366" draw:layer="g2135" svg:width="6.15581588189pt" svg:height="4.74906986528pt" draw:transform="matrix(0.11021784534 0.00000000000 0.00000000000 0.08927645473 71.45338407460pt 41.20529394729pt)" svg:viewBox="0 0 6 5" svg:d="M6.15582 4.74907C6.15582 4.74907 1.32497 1.54521 0 0" koffice:nodeTypes="cc"/>
                <draw:path draw:style-name="gr73" draw:id="shape633" draw:name="path4364" draw:layer="g2135" svg:width="0.08501360000pt" svg:height="1.43389000000pt" draw:transform="matrix(0.11021784534 0.00000000000 0.00000000000 0.08927645473 71.42313077502pt 41.12133479821pt)" svg:viewBox="0 0 0 1" svg:d="M0 1.43389L0.0850136 0" koffice:nodeTypes="cc"/>
                <draw:path draw:style-name="gr73" draw:id="shape634" draw:name="path4362" draw:layer="g2135" svg:width="0.24911200000pt" svg:height="1.91003000000pt" draw:transform="matrix(0.11021784534 0.00000000000 0.00000000000 0.08927645473 71.28255047034pt 40.95685257224pt)" svg:viewBox="0 0 0 2" svg:d="M0 1.91003L0.249112 0" koffice:nodeTypes="cc"/>
                <draw:path draw:style-name="gr73" draw:id="shape635" draw:name="path4360" draw:layer="g2135" svg:width="0.40590800000pt" svg:height="1.59718000000pt" draw:transform="matrix(0.11021784534 0.00000000000 0.00000000000 0.08927645473 71.06447846749pt 40.81663282981pt)" svg:viewBox="0 0 0 2" svg:d="M0 1.59718L0.405908 0" koffice:nodeTypes="cc"/>
                <draw:path draw:style-name="gr73" draw:id="shape636" draw:name="path4358" draw:layer="g2135" svg:width="0.04718400000pt" svg:height="1.53350000000pt" draw:transform="matrix(0.11021784534 0.00000000000 0.00000000000 0.08927645473 70.93131785181pt 40.73440064447pt)" svg:viewBox="0 0 0 2" svg:d="M0.047184 1.5335L0 0" koffice:nodeTypes="cc"/>
                <draw:path draw:style-name="gr73" draw:id="shape637" draw:name="path4356" draw:layer="g2135" svg:width="0.18937800000pt" svg:height="2.53250000000pt" draw:transform="matrix(0.11021784534 0.00000000000 0.00000000000 0.08927645473 70.80793787955pt 40.57049907256pt)" svg:viewBox="0 0 0 3" svg:d="M0.189378 2.5325L0 0" koffice:nodeTypes="cc"/>
                <draw:path draw:style-name="gr73" draw:id="shape638" draw:name="path4354" draw:layer="g2135" svg:width="0.17929600000pt" svg:height="1.22482000000pt" draw:transform="matrix(0.11021784534 0.00000000000 0.00000000000 0.08927645473 70.70126331750pt 40.54155350330pt)" svg:viewBox="0 0 0 1" svg:d="M0.179296 1.22482L0 0" koffice:nodeTypes="cc"/>
                <draw:path draw:style-name="gr73" draw:id="shape639" draw:name="path4352" draw:layer="g2135" svg:width="0.14362132162pt" svg:height="1.83063000000pt" draw:transform="matrix(0.11021784534 0.00000000000 0.00000000000 0.08927645473 70.58044463163pt 40.36549462089pt)" svg:viewBox="0 0 0 2" svg:d="M0 1.83063C0 1.83063 0.24831 0.71764 0.091932 0" koffice:nodeTypes="cc"/>
                <draw:path draw:style-name="gr73" draw:id="shape640" draw:name="path4350" draw:layer="g2135" svg:width="0.28466988207pt" svg:height="1.80115000000pt" draw:transform="matrix(0.11021784534 0.00000000000 0.00000000000 0.08927645473 70.08292286490pt 39.91801960346pt)" svg:viewBox="0 0 0 2" svg:d="M0 1.80115C0 1.80115 0.374494 0.783248 0.264416 0" koffice:nodeTypes="cc"/>
                <draw:path draw:style-name="gr76" draw:id="shape641" draw:name="path4348" draw:layer="g2135" svg:width="0.30474849195pt" svg:height="1.32483711976pt" draw:transform="matrix(0.11021784534 0.00000000000 0.00000000000 0.08927645473 70.15776019570pt 40.03571882452pt)" svg:viewBox="0 0 0 1" svg:d="M0.304748 1.32484C0.304748 1.32484 -0.121742 1.12049 0.0343518 0" koffice:nodeTypes="cc"/>
                <draw:path draw:style-name="gr73" draw:id="shape642" draw:name="path4346" draw:layer="g2135" svg:width="0.03109600000pt" svg:height="1.76657000000pt" draw:transform="matrix(0.11021784534 0.00000000000 0.00000000000 0.08927645473 69.94255585379pt 39.52515677891pt)" svg:viewBox="0 0 0 2" svg:d="M0 1.76657L0.031096 0" koffice:nodeTypes="cc"/>
                <draw:path draw:style-name="gr73" draw:id="shape643" draw:name="path4344" draw:layer="g2135" svg:width="0.43862600000pt" svg:height="2.33092000000pt" draw:transform="matrix(0.11021784534 0.00000000000 0.00000000000 0.08927645473 70.06576900032pt 39.66948252404pt)" svg:viewBox="0 0 0 2" svg:d="M0.438626 2.33092L0 0" koffice:nodeTypes="cc"/>
                <draw:path draw:style-name="gr73" draw:id="shape644" draw:name="path4342" draw:layer="g2135" svg:width="8.66845064398pt" svg:height="13.53806729889pt" draw:transform="matrix(0.11021784534 0.00000000000 0.00000000000 0.08927645473 69.10533148960pt 38.47843105732pt)" svg:viewBox="0 0 9 14" svg:d="M0 0C0 0 4.68336 10.2168 8.66845 13.5381" koffice:nodeTypes="cc"/>
                <draw:path draw:style-name="gr73" draw:id="shape645" draw:name="path4340" draw:layer="g2135" svg:width="4.60639041258pt" svg:height="6.83486161369pt" draw:transform="matrix(0.11021784534 0.00000000000 0.00000000000 0.08927645473 69.27899857422pt 39.05956864013pt)" svg:viewBox="0 0 5 7" svg:d="M0 0C0 0 2.30221 4.85184 4.60639 6.83486" koffice:nodeTypes="cc"/>
                <draw:path draw:style-name="gr73" draw:id="shape646" draw:name="path4338" draw:layer="g2135" svg:width="0.26003500000pt" svg:height="1.90115000000pt" draw:transform="matrix(0.11021784534 0.00000000000 0.00000000000 0.08927645473 69.99341989046pt 39.64270458710pt)" svg:viewBox="0 0 0 2" svg:d="M0.260035 1.90115L0 0" koffice:nodeTypes="cc"/>
                <draw:path draw:style-name="gr73" draw:id="shape647" draw:name="path4336" draw:layer="g2135" svg:width="1.14041297296pt" svg:height="6.85523622848pt" draw:transform="matrix(0.11021784534 0.00000000000 0.00000000000 0.08927645473 70.65768168249pt 39.69882733760pt)" svg:viewBox="0 0 1 7" svg:d="M0 0L1.14041 6.85524" koffice:nodeTypes="cc"/>
                <draw:path draw:style-name="gr73" draw:id="shape648" draw:name="path4334" draw:layer="g2135" svg:width="1.21529105152pt" svg:height="6.48627242667pt" draw:transform="matrix(0.11021784534 0.00000000000 0.00000000000 0.08927645473 71.37351801951pt 40.27060946217pt)" svg:viewBox="0 0 1 6" svg:d="M0 0L1.21529 6.48627" koffice:nodeTypes="cc"/>
                <draw:path draw:style-name="gr73" draw:id="shape649" draw:name="path4332" draw:layer="g2135" svg:width="2.12497441042pt" svg:height="5.53256103629pt" draw:transform="matrix(0.11021784534 0.00000000000 0.00000000000 0.08927645473 72.25049910679pt 40.78711517703pt)" svg:viewBox="0 0 2 6" svg:d="M0 0L2.12497 5.53256" koffice:nodeTypes="cc"/>
                <draw:path draw:style-name="gr73" draw:id="shape650" draw:name="path4330" draw:layer="g2135" svg:width="2.15571764944pt" svg:height="4.92533881517pt" draw:transform="matrix(0.11021784534 0.00000000000 0.00000000000 0.08927645473 71.83409256012pt 40.56911635883pt)" svg:viewBox="0 0 2 5" svg:d="M0 0L2.15572 4.92534" koffice:nodeTypes="cc"/>
                <draw:path draw:style-name="gr73" draw:id="shape651" draw:name="path4328" draw:layer="g2135" svg:width="5.06120174517pt" svg:height="4.76375648832pt" draw:transform="matrix(0.11021784534 0.00000000000 0.00000000000 0.08927645473 72.88779914498pt 40.54109497943pt)" svg:viewBox="0 0 5 5" svg:d="M0 0C0 0 2.79604 1.851 5.0612 4.76376" koffice:nodeTypes="cc"/>
                <draw:path draw:style-name="gr73" draw:id="shape652" draw:name="path4326" draw:layer="g2135" svg:width="6.42760944583pt" svg:height="7.99667609966pt" draw:transform="matrix(0.11021784534 0.00000000000 0.00000000000 0.08927645473 73.10894490311pt 40.18432698263pt)" svg:viewBox="0 0 6 8" svg:d="M0 0C0 0 3.98908 2.64429 6.42761 7.99668" koffice:nodeTypes="cc"/>
                <draw:path draw:style-name="gr73" draw:id="shape653" draw:name="path4322" draw:layer="g2135" svg:width="11.45173619930pt" svg:height="3.97175383960pt" draw:transform="matrix(0.11021784534 0.00000000000 0.00000000000 0.08927645473 73.09803236650pt 41.27723505715pt)" svg:viewBox="0 0 11 4" svg:d="M11.4517 3.97175L0 0" koffice:nodeTypes="cc"/>
                <draw:path draw:style-name="gr73" draw:id="shape654" draw:name="path4320" draw:layer="g2135" svg:width="8.58800868797pt" svg:height="2.15656582453pt" draw:transform="matrix(0.11021784534 0.00000000000 0.00000000000 0.08927645473 73.23024872385pt 41.38513172348pt)" svg:viewBox="0 0 9 2" svg:d="M8.58801 2.15657L0 0" koffice:nodeTypes="cc"/>
                <draw:path draw:style-name="gr73" draw:id="shape655" draw:name="path4318" draw:layer="g2135" svg:width="5.21375458476pt" svg:height="4.20099778688pt" draw:transform="matrix(0.11021784534 0.00000000000 0.00000000000 0.08927645473 73.25273272343pt 40.60844942214pt)" svg:viewBox="0 0 5 4" svg:d="M0 0L5.21375 4.201" koffice:nodeTypes="cc"/>
                <draw:path draw:style-name="gr38" draw:id="shape656" draw:name="path4266" draw:layer="g2135" svg:width="56.67502140565pt" svg:height="47.08602207191pt" draw:transform="matrix(0.11021784534 0.00000000000 0.00000000000 0.08927645473 67.33352671303pt 37.99111223783pt)" svg:viewBox="0 0 57 47" svg:d="M21.1519 18.5599C25.6096 23.6183 24.7046 26.5973 31.8581 32.4523C41.1438 40.0929 36.4482 36.6096 39.6526 38.4634C43.4018 40.6324 44.676 40.0722 48.1855 41.7601C52.4374 43.8051 52.1248 43.8062 52.609 44.3613C53.1304 44.8512 56.675 46.9983 56.675 46.9983C54.9523 47.3538 53.6995 46.6568 50.8393 44.3854C48.0389 42.1614 44.4986 41.7697 42.8329 40.8697C41.8181 40.3046 36.3433 37.8148 33.0379 35.3386C29.7325 32.8623 28.1732 30.6796 25.1181 26.8066C22.5917 23.1804 18.2386 16.073 13.3449 10.3059C9.10554 5.30974 6.68368 4.03385 0.0214014 0.166211C-0.533257 -0.93943 9.83523 3.60776 14.6371 9.73951" koffice:nodeTypes="ccccccccccccc"/>
                <draw:path draw:style-name="gr72" draw:id="shape657" draw:name="path4270" draw:layer="g2135" svg:width="1.29221965997pt" svg:height="3.54029298099pt" draw:transform="matrix(0.11021784534 0.00000000000 0.00000000000 0.08927645473 72.82391943887pt 39.83961559249pt)" svg:viewBox="0 0 1 4" svg:d="M0 0L1.29222 3.54029" koffice:nodeTypes="cc"/>
                <draw:path draw:style-name="gr72" draw:id="shape658" draw:name="path4294" draw:layer="g2135" svg:width="2.18692058784pt" svg:height="7.28888462457pt" draw:transform="matrix(0.11021784534 0.00000000000 0.00000000000 0.08927645473 72.27442731284pt 39.76467122270pt)" svg:viewBox="0 0 2 7" svg:d="M0 0C0.45853 1.33651 1.60764 6.9987 2.18692 7.28888" koffice:nodeTypes="cc"/>
                <draw:path draw:style-name="gr72" draw:id="shape659" draw:name="path4292" draw:layer="g2135" svg:width="3.77389373021pt" svg:height="10.31037972320pt" draw:transform="matrix(0.11021784534 0.00000000000 0.00000000000 0.08927645473 71.86933863993pt 39.74955279075pt)" svg:viewBox="0 0 4 10" svg:d="M0 0C0.314791 1.22557 2.3393 8.50901 3.77389 10.3104" koffice:nodeTypes="cc"/>
                <draw:path draw:style-name="gr72" draw:id="shape660" draw:name="path4290" draw:layer="g2135" svg:width="2.79181786380pt" svg:height="9.18362922280pt" draw:transform="matrix(0.11021784534 0.00000000000 0.00000000000 0.08927645473 71.43138397545pt 39.62577848550pt)" svg:viewBox="0 0 3 9" svg:d="M0 0C0.396249 0.75017 2.2446 7.92699 2.79182 9.18363" koffice:nodeTypes="cc"/>
                <draw:path draw:style-name="gr72" draw:id="shape661" draw:name="path4288" draw:layer="g2135" svg:width="2.60128410754pt" svg:height="10.23354387456pt" draw:transform="matrix(0.11021784534 0.00000000000 0.00000000000 0.08927645473 71.06376231601pt 39.32036730494pt)" svg:viewBox="0 0 3 10" svg:d="M0 0C0.306325 1.15617 2.09896 9.21238 2.60128 10.2335" koffice:nodeTypes="cc"/>
                <draw:path draw:style-name="gr72" draw:id="shape662" draw:name="path4286" draw:layer="g2135" svg:width="3.14596238133pt" svg:height="13.80048791520pt" draw:transform="matrix(0.11021784534 0.00000000000 0.00000000000 0.08927645473 70.67111838411pt 38.82978532990pt)" svg:viewBox="0 0 3 14" svg:d="M0 0C0.40764 1.2356 0.48055 3.89119 3.14596 13.8005" koffice:nodeTypes="cc"/>
                <draw:g draw:style-name="gr1" draw:id="shape663" draw:name="g4298" svg:y="0.66034056338pt">
                  <draw:path draw:style-name="gr72" draw:id="shape664" draw:name="path4284" draw:layer="g2135" svg:width="3.69636884239pt" svg:height="13.05900288977pt" draw:transform="matrix(0.11021784534 0.00000000000 0.00000000000 0.08927645473 70.33224568292pt 38.62294535432pt)" svg:viewBox="0 0 4 13" svg:d="M0 0C0.368514 1.44062 2.29407 10.5415 3.69637 13.059" koffice:nodeTypes="cc"/>
                  <draw:path draw:style-name="gr72" draw:id="shape665" draw:name="path4282" draw:layer="g2135" svg:width="2.05154347971pt" svg:height="8.68334258478pt" draw:transform="matrix(0.11021784534 0.00000000000 0.00000000000 0.08927645473 70.06312597639pt 38.52120019282pt)" svg:viewBox="0 0 2 9" svg:d="M0 0C0.294432 2.63294 1.03417 6.74636 2.05154 8.68334" koffice:nodeTypes="cc"/>
                </draw:g>
              </draw:g>
              <draw:g draw:style-name="gr1" draw:id="shape666" draw:name="g4825" svg:y="4.94973628135pt">
                <draw:path draw:style-name="gr71" draw:id="shape667" draw:name="path2087" draw:layer="g2135" svg:width="21.20727272727pt" svg:height="13.36747378318pt" draw:transform="matrix(0.19922229331 -0.00000007369 0.00000011008 0.13336372893 73.78165301391pt 42.79853105577pt)" svg:viewBox="0 0 21 13" svg:d="M0 1.74421C0 1.74421 2.44319 0.660973 3.85951 0.393618C6.68555 -0.139842 9.45021 -1.02058 21.2073 4.65269C21.2073 4.65269 19.2954 10.2985 9.86099 13.3675C9.86099 13.3675 7.03812 9.4113 4.05554 11.8151C4.05554 11.8151 4.51685 6.92124 2.89256 4.30113C2.25522 3.41151 0.676779 2.36867 0.676779 2.36867" koffice:nodeTypes="ccccccc"/>
                <draw:path draw:style-name="gr77" draw:id="shape668" draw:name="path2089" draw:layer="g2135" svg:width="21.61346887956pt" svg:height="13.92942836835pt" draw:transform="matrix(0.19922229331 -0.00000007369 0.00000011008 0.13336372893 73.73086251102pt 42.82936083790pt)" svg:viewBox="0 0 22 14" svg:d="M0 1.60698C0 1.60698 2.70962 0.371227 4.14899 0.177682C7.63293 -0.290784 12.3409 -0.155306 21.6135 4.69935C21.6135 4.69935 19.732 10.6704 10.214 13.9294C10.214 13.9294 7.36416 9.73852 4.35314 12.2849C4.35314 12.2849 4.81885 7.10072 3.17908 4.32512C2.53566 3.38272 1.53404 2.47421 1.53404 2.47421Z" koffice:nodeTypes="cccccccc"/>
                <draw:path draw:style-name="gr78" draw:id="shape669" draw:name="path2091" draw:layer="g2135" svg:width="16.79870639750pt" svg:height="10.35387339769pt" draw:transform="matrix(0.19922229331 -0.00000007369 0.00000011008 0.13336372893 74.27972327158pt 43.01707164913pt)" svg:viewBox="0 0 17 10" svg:d="M2.02724 8.87166C3.3384 8.02417 6.2825 8.79922 7.87331 10.3539M2.00976 7.42444C3.0023 7.35858 4.91871 6.42102 9.53251 9.57157M1.60356 6.27667C2.65841 6.16068 7.145 5.26154 11.5635 8.8551M1.51577 4.88598C2.67089 4.89331 8.31321 4.21166 13.1713 7.78844M0.945175 3.66353C2.00431 3.42588 5.85657 2.84341 10.459 4.60661C12.0459 5.13001 12.831 5.52666 15.028 6.75098M0.199611 2.47998C1.25151 1.83768 5.71407 1.49673 10.3466 2.90072C12.9467 3.63388 13.93 4.35904 16.7987 5.83646M0 0.889734C0.972742 0.523118 3.67177 -1.26122 11.4785 1.57999" koffice:nodeTypes="cccccccccccccccc"/>
              </draw:g>
              <draw:g draw:style-name="gr1" draw:id="shape670" draw:name="g4137" svg:y="0.14216209105pt">
                <draw:path draw:style-name="gr71" draw:id="shape671" draw:name="path394" draw:layer="g2135" svg:width="38.68433506163pt" svg:height="17.58094597953pt" draw:transform="matrix(0.12525414480 -0.05316731966 0.05316731966 0.12525414480 76.36681458778pt 39.94189802803pt)" svg:viewBox="0 0 39 18" svg:d="M1.17396 13.8433C2.2855 14.0831 4.9207 16.5239 5.78745 17.3426C6.57927 18.2379 9.20449 16.5342 7.13378 13.5169C7.13378 13.5169 10.7256 15.7078 11.5949 14.6519C12.3842 13.675 12.3842 11.8821 11.5949 11.1552C11.5949 11.1552 14.305 12.8588 15.0194 12.132C15.7313 11.4026 15.574 10.3467 14.6272 9.04334C14.6272 9.04334 16.698 11.9714 18.2092 11.3133C19.7128 10.5864 19.5655 9.28054 18.5989 7.73749C18.5989 7.73749 21.6236 12.132 23.3022 11.5633C24.9708 10.9945 24.2489 9.60956 23.3022 8.47459C23.3022 8.47459 27.039 12.132 29.5068 11.1552C29.5068 11.1552 32.1321 13.8357 33.0888 12.4508C34.1128 10.9945 33.2436 10.7471 33.2436 10.7471C33.2436 10.7471 34.9121 12.7773 36.0262 11.9611C36.9728 11.3133 35.8688 10.1783 35.8688 10.1783C35.8688 10.1783 37.7821 10.8262 38.3392 10.3364C39.3633 9.45143 37.7821 8.22463 37.7821 8.22463C37.1477 7.33961 30.4535 1.54999 17.7795 0.254339C5.0381 -0.959688 3.75922 2.52683 3.51443 3.26393C3.2022 3.91175 -0.23231 9.45143 0.0124771 10.9945C0.334693 12.54 1.124 13.8433 1.124 13.8433" koffice:nodeTypes="cccccccccccccccccccccc"/>
                <draw:path draw:style-name="gr79" draw:id="shape672" draw:name="path396" draw:layer="g2135" svg:width="38.68239527633pt" svg:height="17.57355327127pt" draw:transform="matrix(0.12525414480 -0.05316731966 0.05316731966 0.12525414480 76.36693329213pt 39.94184764093pt)" svg:viewBox="0 0 39 18" svg:d="M1.17299 13.8404C2.2845 14.0802 4.90965 16.5204 5.78638 17.339C6.57816 18.2239 9.20332 16.5307 7.13266 13.5141C7.13266 13.5141 10.7145 15.7045 11.5937 14.6488C12.3929 13.6722 12.3929 11.8897 11.5937 11.1528C11.5937 11.1528 14.2962 12.8561 15.0181 12.1295C15.73 11.4002 15.5726 10.3445 14.626 9.04144C14.626 9.04144 16.6966 11.9688 18.2078 11.3109C19.7189 10.5842 19.5541 9.27859 18.5974 7.73587C18.5974 7.73587 21.6222 12.1295 23.2907 11.5608C24.9593 10.9922 24.2374 9.61773 23.2907 8.4728C23.2907 8.4728 27.0274 12.1295 29.5051 11.1528C29.5051 11.1528 32.1303 13.8404 33.087 12.4482C34.121 10.9922 33.2443 10.7448 33.2443 10.7448C33.2443 10.7448 34.9104 12.7746 36.0243 11.9586C36.971 11.3109 35.867 10.1761 35.867 10.1761C35.867 10.1761 37.7703 10.8239 38.3372 10.3342C39.3614 9.44944 37.7802 8.2229 37.7802 8.2229C37.1458 7.33806 30.4519 1.54967 17.7782 0.254285C5.03705 -0.959486 3.75818 2.5263 3.51341 3.26324C3.20118 3.91093 -0.223257 9.44944 0.011533 10.9922C0.333741 12.5374 1.12304 13.8404 1.12304 13.8404L1.12304 13.8404Z" koffice:nodeTypes="cccccccccccccccccccccccc"/>
                <draw:path draw:style-name="gr80" draw:id="shape673" draw:name="path398" draw:layer="g2135" svg:width="35.22435840000pt" svg:height="14.01437969051pt" draw:transform="matrix(0.12525414480 -0.05316731966 0.05316731966 0.12525414480 76.95767180382pt 40.14255096487pt)" svg:viewBox="0 0 35 14" svg:d="M10.9976 0C11.9511 0.557061 19.6677 6.55676 20.2163 7.35973M18.3016 2.47917C19.3332 3.03624 24.5614 7.11382 25.2005 7.91931M21.4264 2.23325C22.5461 3.18428 29.5331 8.31076 29.9282 9.19402M25.3666 2.23325C26.2421 3.0287 32.346 7.90927 32.9046 8.71224M30.4968 3.44022C31.2138 3.9195 35.2244 7.12386 35.2244 7.12386M6.17182 0.155576C7.12539 0.547024 15.076 6.2431 15.7252 7.35973M3.04691 2.23325C4.16654 2.79283 10.9095 8.07488 11.7146 8.88036M2.40784 6.39868C3.36141 6.95824 7.77452 9.59551 8.34566 10.7999M3.37147 7.76122C3.92249 8.07488 6.81089 10.7222 7.53801 11.3595M4.01054 9.29188C4.72762 10.007 5.13018 10.7322 5.44468 11.1337M4.49111 3.99729C5.13018 4.55686 10.0264 8.32079 10.429 8.88036M0 9.44746C0.717071 10.007 3.76398 12.6443 3.93255 13.6029M0.963642 11.1337C1.35615 11.6933 3.37147 12.8099 3.37147 14.0144" koffice:nodeTypes="cccccccccccccccccccccccccc"/>
                <draw:path draw:style-name="gr74" draw:id="shape674" draw:name="path400" draw:layer="g2135" svg:width="71.04215531681pt" svg:height="29.60187312268pt" draw:transform="matrix(0.12525414480 -0.05316731966 0.05316731966 0.12525414480 72.65519403811pt 40.06756351713pt)" svg:viewBox="0 0 71 30" svg:d="M0 17.685C0 17.685 3.33779 15.744 4.204 15.744C5.15766 15.815 8.96256 16.3876 8.96256 16.3876C8.96256 16.3876 9.7508 14.8546 9.59509 12.9137C9.4394 11.8747 8.40801 10.0047 8.40801 10.0047C8.40801 10.0047 7.77548 1.99764 14.8405 1.02716C21.1939 0.145364 29.6219 -1.23053 42.2625 2.23329C44.6392 2.8769 56.49 4.73932 70.9519 19.8615C71.5074 20.4266 69.3649 20.8321 68.1791 20.1783C66.1936 19.2991 64.6839 18.0017 64.6839 18.0017C63.0994 18.8835 60.8697 16.3876 60.8697 16.3876C60.4039 17.7534 58.8842 15.4197 58.8842 15.4197C57.9326 16.7044 55.4786 14.3782 55.4786 14.3782C52.4617 15.26 51.7418 12.8453 51.7418 12.8453C52.0532 13.3292 51.3532 13.4888 49.836 13.2405C48.4134 13.0024 47.0607 11.3908 47.0607 11.3908C46.7493 13.4103 44.1234 11.3908 44.1234 11.3908C44.1234 11.3908 43.2465 9.93379 43.568 11.5479C43.8021 13.0834 39.2755 11.4693 39.2755 11.4693C39.7439 12.6779 36.3382 11.0741 36.3382 11.0741C36.2586 13.3292 33.563 11.3097 33.563 11.3097C32.9302 12.7666 30.0703 12.113 30.0703 12.113C30.9372 12.3511 31.1016 12.9947 30.8575 13.8056C30.6258 14.6874 27.8405 14.3681 27.8405 14.3681C29.6716 14.7659 30.1475 15.6553 30.2945 16.3875C30.4489 17.0312 27.0434 18.0016 27.0434 18.0016C29.983 18.2399 30.2945 18.8835 30.2945 19.3776C30.2247 19.9427 26.4106 19.6943 26.4106 19.6943C26.4106 19.6943 25.7006 19.6943 26.9661 19.9325C28.2317 20.1707 30.5361 20.7333 29.5844 21.3768C29.1061 21.7823 27.1206 22.099 27.1206 22.099C28.8645 22.3371 28.7075 23.2291 27.9104 23.8702C27.1206 24.5138 26.0892 24.4353 26.4878 24.268C26.8092 24.1083 23.6278 25.0688 23.2292 26.4446C22.9178 27.3264 19.1037 26.5232 19.1037 26.5232C19.1037 26.5232 20.6882 27.8104 19.4923 28.0587C17.6723 28.3754 17.1177 27.9801 16.5532 27.3365C15.4536 26.2875 15.765 29.1077 14.2468 29.6019L13.1472 29.3636L0.0388669 17.6444" koffice:nodeTypes="cccccccccccccccccccccccccccccccccccccccc"/>
                <draw:path draw:style-name="gr79" draw:id="shape675" draw:name="path402" draw:layer="g2135" svg:width="71.06273431846pt" svg:height="29.58934968883pt" draw:transform="matrix(0.12525414480 -0.05316731966 0.05316731966 0.12525414480 72.65552150000pt 40.06834053966pt)" svg:viewBox="0 0 71 30" svg:d="M1.58955e-05 17.675C1.58955e-05 17.675 3.3383 15.7446 4.21435 15.7446C5.15842 15.8155 8.98331 16.388 8.98331 16.388C8.98331 16.388 9.77167 14.8554 9.60622 12.9148C9.45049 11.866 8.41896 10.0065 8.41896 10.0065C8.41896 10.0065 7.78634 2.01122 14.8524 1.03082C21.207 0.149207 29.6361 -1.23654 42.2786 2.2367C44.6631 2.88017 56.4983 4.74218 70.9721 19.8613C71.5278 20.4261 69.395 20.8315 68.1989 20.178C66.2132 19.2989 64.7032 18.0018 64.7032 18.0018C63.1185 18.8834 60.8886 16.388 60.8886 16.388C60.4227 17.7535 58.9127 15.4177 58.9127 15.4177C57.9684 16.7047 55.5067 14.3689 55.5067 14.3689C52.4893 15.2505 51.7792 12.8363 51.7792 12.8363C52.0906 13.3201 51.3905 13.4797 49.8805 13.2314C48.4503 12.9933 47.0974 11.3821 47.0974 11.3821C46.786 13.4012 44.1573 11.3821 44.1573 11.3821C44.1573 11.3821 43.2827 9.92543 43.6042 11.5392C43.8359 13.0744 39.3111 11.4606 39.3111 11.4606C39.787 12.669 36.3709 11.0655 36.3709 11.0655C36.2937 13.3201 33.5878 11.301 33.5878 11.301C32.955 12.7577 30.0946 12.1041 30.0946 12.1041C30.9592 12.3422 31.1261 12.9857 30.892 13.7964C30.6577 14.678 27.8746 14.3588 27.8746 14.3588C29.7058 14.7565 30.1818 15.6457 30.3363 16.3778C30.4933 17.0214 27.0872 17.9916 27.0872 17.9916C30.0173 18.2298 30.3363 18.8732 30.3363 19.3571C30.269 19.922 26.4444 19.6738 26.4444 19.6738C26.4444 19.6738 25.7343 19.6738 27 19.9119C28.2632 20.1501 30.5705 20.7124 29.6162 21.366C29.1403 21.7612 27.1545 22.0881 27.1545 22.0881C28.8961 22.3262 28.7416 23.2179 27.9418 23.8589C27.1545 24.5023 26.1229 24.4238 26.5216 24.2566C26.843 24.097 23.6612 25.0572 23.2626 26.4328C22.9511 27.3144 19.1339 26.5113 19.1339 26.5113C19.1339 26.5113 20.7211 27.7982 19.5252 28.0465C17.704 28.3632 17.1396 27.9679 16.5848 27.3245C15.4753 26.2757 15.7964 29.0953 14.2877 29.5893L13.1782 29.3512L0.0680328 17.6344L0.0680328 17.6344L0 17.675Z" koffice:nodeTypes="ccccccccccccccccccccccccccccccccccccccccccc"/>
                <draw:path draw:style-name="gr81" draw:id="shape676" draw:name="path404" draw:layer="g2135" svg:width="56.80367091720pt" svg:height="21.56891507444pt" draw:transform="matrix(0.12525414480 -0.05316731966 0.05316731966 0.12525414480 74.36010634981pt 40.01393076928pt)" svg:viewBox="0 0 57 22" svg:d="M3.13772 20.527C3.13772 20.527 4.50929 21.7091 7.5682 21.5551M15.0677 19.3425C15.0677 19.3425 13.537 19.6529 11.4455 19.1116M15.7093 17.1994C15.7093 17.1994 11.928 17.9841 10.6372 17.9072C9.91732 17.9072 6.77859 16.8791 5.16049 16.2482M14.9869 14.8229C13.7062 14.7459 4.51915 14.2691 0 12.3693M15.6285 13.1541C15.6285 13.1541 7.81575 12.6003 2.17079 10.6236M16.4393 9.59303C15.5603 9.51603 5.08142 8.6444 2.74316 7.45986M12.8953 3.88142C12.8953 3.88142 17.7199 6.96568 18.6874 7.36301C21.6679 8.62454 5.55503 5.4608 5.55503 5.4608M13.6961 0.707747C13.6961 0.707747 20.3065 5.4608 22.2388 6.56835M17.6416 0.156452C17.6416 0.156452 23.4436 5.4608 25.0527 6.33492M20.8698 0C20.8698 0 26.8285 5.93759 28.0409 6.73225M26.0277 0.553782C26.0277 0.553782 30.6174 5.15038 32.383 6.25794M29.0083 1.27146C29.0083 1.27146 34.7321 4.90951 35.9344 6.65527M30.539 1.18454C30.539 1.18454 38.8266 5.2969 40.6806 8.07075M36.182 2.61989C36.182 2.61989 42.2998 5.86806 44.4797 9.59303M41.3424 4.27874C41.3424 4.27874 45.3587 7.83732 47.9427 10.6236M43.838 5.22985C43.838 5.22985 48.7535 9.81652 49.9559 11.5722M46.5711 6.73225C46.5711 6.73225 51.7215 10.5342 53.8231 13.1541M49.9559 8.55748C49.9559 8.55748 54.9496 12.5134 56.8037 15.1333" koffice:nodeTypes="cccccccccccccccccccccccccccccccccccccc"/>
                <draw:path draw:style-name="gr80" draw:id="shape677" draw:name="path406" draw:layer="g2135" svg:width="60.81915295739pt" svg:height="22.77672480450pt" draw:transform="matrix(0.12525414480 -0.05316731966 0.05316731966 0.12525414480 72.98678867263pt 40.23465963431pt)" svg:viewBox="0 0 61 23" svg:d="M11.3529 21.958L0.0787803 17.1012C0.0787803 17.1012 1.8443 18.9356 2.65334 20.2808M0 16.3025L10.4651 20.9147M1.12442 15.9806L9.49852 19.4797M1.12442 15.5039L10.0609 19.003M2.97882 15.5812L11.1853 18.7584M4.50749 15.5039L11.7474 18.4464M4.91201 15.0247L10.2285 17.171M5.8786 14.7826L10.9484 16.8491M6.60859 14.4707L12.9704 17.3358M6.84519 13.9914C6.84519 13.9914 10.3073 15.736 14.736 16.7793C15.6239 17.0138 20.456 17.8923 21.5014 17.9697M7.4863 13.3475C7.4863 13.3475 13.8485 15.182 14.815 15.5812M8.77838 12.9482C8.77838 12.9482 15.5447 15.4939 17.9613 15.726M8.54178 11.7602C8.54178 11.7602 11.915 14.0688 17.9613 15.2593M8.54178 11.0389C8.54178 11.0389 10.6327 13.3376 24.5693 14.7826M8.46275 10.2477C8.46275 10.2477 11.8363 12.5488 25.1324 14.4607M9.74523 10.083C9.74523 10.083 19.9738 13.5048 22.9533 13.6595M10.1495 9.60383C10.1495 9.60383 16.5114 12.1495 22.4685 12.8608M18.7693 11.593C18.7693 11.593 24.7284 12.6263 25.8621 12.7036M7.40751 8.81516C7.40751 8.81516 8.68975 8.88251 9.98183 8.81516C11.343 8.73778 19.4107 10.959 23.1099 11.2036M6.76641 7.77191C6.76641 7.77191 9.09402 8.56059 10.4651 8.16126C10.4651 8.16126 19.244 10.3076 21.4913 10.395M7.00301 6.97325C7.00301 6.97325 8.92635 7.68456 10.4552 7.28523C10.4552 7.28523 18.1885 9.27438 21.5721 9.75108M6.84519 5.94C6.84519 5.94 7.733 6.80603 8.68975 6.01738M7.24971 5.30608C7.24971 5.30608 7.81178 5.78278 9.49852 5.38346M7.4863 4.42757C7.4863 4.42757 8.61072 4.81691 10.5441 4.42757M7.81178 3.47169C7.81178 3.47169 8.85741 3.86353 10.1396 3.78366M7.81178 2.83775C7.81178 2.83775 9.824 3.22959 10.6327 2.99499M8.2163 1.96173C8.2163 1.96173 9.10385 1.00583 11.994 1.57238M9.66619 0.207179C9.66619 0.207179 11.4317 -0.34938 14.4994 0.361918M9.26192 0.841112C9.26192 0.841112 9.65634 0.207179 12.0826 0.841112M12.566 5.07149C12.566 5.07149 14.736 5.70543 16.7483 5.78279C18.84 5.94003 32.8541 5.22623 35.6771 5.22623C38.4976 5.1588 47.8378 5.70543 47.8378 5.70543C47.8378 5.70543 53.1556 8.80521 54.6832 11.7602M48.5776 7.93666C48.5776 7.93666 41.26 2.83775 39.6415 2.36106M55.9963 8.81519C55.9963 8.81519 53.095 7.70455 50.7568 7.07062C47.6989 6.20209 24.0164 7.22536 20.7919 7.54732C17.5775 7.85929 9.43944 6.43669 9.43944 6.43669M49.8705 5.46084C49.8705 5.46084 50.7467 6.32936 50.3427 6.32936C50.3427 6.32936 38.99 6.0174 36.7326 6.09476C34.4827 6.09476 21.0191 6.7287 17.8047 6.88345C14.6671 7.04068 10.6327 5.93005 10.6327 5.93005M12.3195 5.70543C12.3195 5.70543 15.0615 6.25949 17.0639 6.33936C19.1556 6.41674 33.4172 5.70543 35.8336 5.70543C38.2502 5.70543 48.7266 5.94003 49.8502 5.94003M12.9704 4.5848C12.9704 4.5848 15.2984 5.21625 16.827 5.29612C18.2769 5.3735 33.4954 4.73955 34.7883 4.66219C36.071 4.50494 47.512 4.81691 48.3908 5.05152M13.5328 4.10562C13.5328 4.10562 19.2541 4.97415 23.4356 4.49496C27.5388 4.01826 37.4523 4.26286 38.5759 4.34022C39.6995 4.4176 46.7823 4.4176 46.7823 4.4176M13.9371 3.31695C13.9371 3.31695 16.5114 3.95088 18.2087 4.02826C19.8954 4.10564 28.6725 3.63891 30.6068 3.55156C32.4601 3.48166 43.4972 3.62894 44.78 3.86353M14.9037 2.83776C14.9037 2.83776 17.1527 3.31695 18.4435 3.39432C19.7263 3.47171 40.9141 2.83776 42.3634 3.08235M16.1071 2.2737C16.1071 2.2737 17.3103 2.82777 18.6809 2.90764C19.9636 2.98503 31.4047 2.59567 32.6975 2.67303C33.9803 2.75041 40.1843 2.43843 40.1843 2.43843M17.0737 1.96174C17.0737 1.96174 18.6809 2.42845 19.807 2.42845C20.9307 2.49835 36.8008 2.0391 38.4976 1.96174M18.0395 1.31782C18.0395 1.31782 20.2111 1.79452 22.4584 1.95176C24.7083 2.01911 33.1722 1.31782 34.6216 1.47256M19.7364 0.928476C19.7364 0.928476 27.5489 1.39519 30.2028 1.16308M20.7035 0.529141C20.7035 0.529141 29.8063 0.841119 31.8188 1.31782M31.7405 0.761254L32.541 1.95176M33.5939 1.08321L34.551 2.75041M36.3261 1.39519L36.9674 2.90764M37.8562 1.48254L38.8233 2.67303M39.149 1.56241L40.8358 3.46171M40.9241 2.2737L41.8105 3.13975M42.7775 2.59567C42.7775 2.59567 43.2523 3.62893 43.8128 4.10563M44.79 3.14974C44.79 3.14974 45.1057 4.183 45.6688 4.73956M47.3732 4.02826C47.3732 4.02826 46.7344 4.81692 47.858 5.69545M53.1733 6.66132L54.2187 8.08393M50.6002 5.86017L52.3652 7.45M60.8192 12.3143C60.8192 12.3143 50.9158 7.21538 45.6789 7.06065M57.4356 10.2478C57.4356 10.2478 52.5319 7.78193 49.3857 7.6247M51.7137 5.94004L53.0747 7.29525M47.8479 10.405L43.1032 5.94752M38.745 9.20454L34.0788 4.90678M28.8418 9.37176L23.6932 6.02739M33.3591 9.0498L28.6827 6.34935M25.8621 15.0247C25.8621 15.0247 22.4786 15.182 18.8601 14.1587M26.6702 19.4023C26.6702 19.4023 21.6807 21.1469 16.6003 18.691M23.8396 22.1128C23.8396 22.1128 22.9533 22.582 22.1529 22.6694C21.4332 22.7468 20.4661 22.9014 19.095 22.5895C17.6557 22.2775 13.4636 21.0795 12.0138 20.523M1.20319 16.8592L18.84 10.6471M3.30429 17.1786L16.9159 12.1695M3.21541 18.1345L14.7261 13.9141M8.2163 13.5921L19.3323 9.61386M9.42958 12.3143L17.6356 9.37176M7.56534 19.5671L15.8604 15.8234M7.09188 19.0031L11.6784 17.1013M6.36189 18.691L12.4773 15.9906M12.0826 20.1236L12.8816 19.335M13.1283 20.3682L13.9371 19.5771M14.0948 20.7676L14.815 20.1337M15.1405 21.157L15.7718 20.523M16.2748 21.5562L17.0737 20.9223M17.7239 21.6361L18.6809 21.0022M18.8501 21.8782L19.4107 21.4015" koffice:nodeTypes="cccccccccccccccccccccccccccccccccccccccccccccccccccccccccccccccccccccccccccccccccccccccccccccccccccccccccccccccccccccccccccccccccccccccccccccccccccccccccccccccccccccccccccccccccccccccccc"/>
                <draw:path draw:style-name="gr38" draw:id="shape678" draw:name="path408" draw:layer="g2135" svg:width="43.25911382497pt" svg:height="8.11266787809pt" draw:transform="matrix(0.12525414480 -0.05316731966 0.05316731966 0.12525414480 74.29565871201pt 39.48833155266pt)" svg:viewBox="0 0 43 8" svg:d="M41.9405 7.65422C36.1611 4.23965 26.475 1.43226 17.2665 1.0489C5.2888 0.520273 6.08532 1.57989 5.52181 1.80372C4.97796 2.10137 2.35513 3.54196 1.72374 4.45395C1.01475 5.36593 1.17987 6.42555 0.460939 6.27792C-0.248294 6.20172 0.0722533 5.74692 0.0722533 5.74692C0.140392 4.84446 2.13181 0.882209 5.862 0.351215C8.15483 0.0535746 18.0722 -0.708396 27.5916 1.72039C31.7123 2.70618 34.6442 3.45863 42.4253 7.1899C43.532 7.71852 43.6887 8.70432 41.9603 7.63518" koffice:nodeTypes="cccccccccc"/>
                <draw:path draw:style-name="gr80" draw:id="shape679" draw:name="path410" draw:layer="g2135" svg:width="5.08830770765pt" svg:height="3.94102760595pt" draw:transform="matrix(0.12525414480 -0.05316731966 0.05316731966 0.12525414480 75.09284808221pt 42.54971390594pt)" svg:viewBox="0 0 5 4" svg:d="M0 0.730139L1.39824 0M0.523136 1.37117L1.9216 0.730139M1.40748 1.74199L2.5803 1.20156M2.35465 2.93205L3.75312 1.74199M3.46442 3.4811L4.56495 2.66185M4.64625 3.94103L5.08831 3.58171" koffice:nodeTypes="cccccccccccc"/>
                <draw:path draw:style-name="gr79" draw:id="shape680" draw:name="path686" draw:layer="g2135" svg:width="31.52439246330pt" svg:height="11.38272896200pt" draw:transform="matrix(0.12525414480 -0.05316731966 0.05316731966 0.12525414480 76.99157536256pt 39.91498450116pt)" svg:viewBox="0 0 32 11" svg:d="M2.84775 11.3827L0 9.51409M7.3011 9.1135C6.03903 8.33918 1.42885 4.514 0.709452 4.67521M10.3157 7.09098C9.37219 6.31667 3.65678 1.79534 1.58319 1.16514M14.2935 5.84036C13.5841 5.4593 8.10016 0.850039 6.98993 0.15389M18.9809 6.54628C18.0374 5.85013 11.7545 0.784084 10.7239 0.315105M25.0871 8.73244C23.9794 8.03386 22.3165 6.00157 13.9724 0M28.9082 8.73244C27.7133 7.79692 20.4969 1.64146 17.7836 0.468987M31.5244 8.18774C29.7844 6.3924 26.847 3.74945 24.9403 2.89209" koffice:nodeTypes="cccccccccccccccc"/>
              </draw:g>
              <draw:path draw:style-name="gr80" draw:id="shape681" draw:name="path392" draw:layer="g2135" svg:width="5.07028847364pt" svg:height="3.94102760595pt" draw:transform="matrix(0.13607141400 0.00000000000 0.00000000000 0.13607141400 71.20805143867pt 43.53530179228pt)" svg:viewBox="0 0 5 4" svg:d="M5.07029 0.730139L3.67453 0M4.55708 1.37117L3.23325 0.730139M3.67453 1.74199L2.50355 1.20156M2.71981 2.93205L1.32382 1.74199M1.61201 3.4811L0.513428 2.66185M0.441269 3.94103L0 3.58171" koffice:nodeTypes="cccccccccccc"/>
              <draw:path draw:style-name="gr71" draw:id="shape682" draw:name="path656" draw:layer="g2135" svg:width="23.25061442305pt" svg:height="25.36121036583pt" draw:transform="matrix(0.13607141400 0.00000000000 0.00000000000 0.13607141400 72.45972832459pt 42.19434021505pt)" svg:viewBox="0 0 23 25" svg:d="M23.1681 13.7148C23.1681 13.7148 23.4044 17.898 22.2914 18.7089C21.3261 19.5071 20.1246 24.1854 15.6131 23.5438C11.673 22.9804 11.998 24.342 11.998 24.342C11.998 24.342 10.56 26.0293 8.38306 25.0619C6.1373 24.0262 3.88145 24.342 3.07376 22.4096C2.91617 22.0938 -2.14675 17.3372 1.06454 14.8314C1.06454 14.8314 1.06454 16.438 1.70478 17.5645C2.66022 19.5778 3.71402 20.3078 4.99474 18.4411C4.99474 18.4411 8.93454 21.826 9.73263 19.8127C9.73263 19.8127 12.7861 20.1286 12.2245 18.6887C12.2245 18.6887 15.8395 19.0044 16.1646 17.0796C16.1646 17.0796 18.6567 15.6296 17.524 14.5055C17.524 14.5055 20.0161 11.1989 17.849 10.0748C17.849 10.0748 17.524 7.57908 16.1646 8.38741C16.1646 8.38741 16.1646 4.43919 11.4168 6.7C11.4168 6.7 12.2147 3.3934 9.73263 5.57591C9.73263 5.57591 8.04819 3.07765 6.67895 5.57591C6.67895 5.57591 3.87161 5.57591 4.43319 7.8241C4.43319 7.8241 2.59113 7.66748 2.50263 7.26078C2.02981 5.81084 3.06394 1.86514 4.43319 1.46097C4.43319 1.46097 6.11763 0.415188 8.04819 0.177739C8.04819 0.177739 13.4361 -0.385575 14.884 0.493491C16.3221 1.38014 17.8588 0.571811 18.9817 5.0025C18.9817 5.0025 22.0354 8.13986 21.7103 10.6457C21.7103 10.6457 23.7196 11.7723 23.1484 13.7047" koffice:nodeTypes="cccccccccccccccccccccccccc"/>
              <draw:path draw:style-name="gr79" draw:id="shape683" draw:name="path658" draw:layer="g2135" svg:width="23.27030669621pt" svg:height="25.38143125588pt" draw:transform="matrix(0.13607141400 0.00000000000 0.00000000000 0.13607141400 72.45972832466pt 42.19297514661pt)" svg:viewBox="0 0 23 25" svg:d="M23.1779 13.7305C23.1779 13.7305 23.4143 17.9152 22.3008 18.7264C21.3449 19.525 20.1331 24.2051 15.6197 23.5632C11.6779 22.9997 12.0031 24.3617 12.0031 24.3617C12.0031 24.3617 10.5546 26.0499 8.3866 25.082C6.1399 24.0358 3.88309 24.3617 3.07506 22.4286C2.9174 22.1127 -2.14766 17.3542 1.06499 14.8474C1.06499 14.8474 1.06499 16.4546 1.7055 17.5817C2.66134 19.5957 3.70574 20.326 4.99686 18.4585C4.99686 18.4585 8.93832 21.8449 9.73675 19.8206C9.73675 19.8206 12.7915 20.1366 12.2296 18.6961C12.2296 18.6961 15.8462 19.012 16.1714 17.0864C16.1714 17.0864 18.6646 15.6358 17.5314 14.5112C17.5314 14.5112 20.0245 11.2034 17.8565 10.0788C17.8565 10.0788 17.5314 7.5821 16.1714 8.39076C16.1714 8.39076 16.1714 4.44096 11.4315 6.70267C11.4315 6.70267 12.2296 3.39475 9.7466 5.57813C9.7466 5.57813 8.06143 3.07887 6.69161 5.57813C6.69161 5.57813 3.87325 5.57813 4.44489 7.82722C4.44489 7.82722 2.60207 7.67053 2.51351 7.2662C2.04052 5.81316 3.07506 1.86588 4.44489 1.46155C4.44489 1.46155 6.13006 0.415353 8.06143 0.177809C8.06143 0.177809 13.4517 -0.385729 14.9002 0.493688C16.349 1.37311 17.8762 0.572039 18.9996 5.0045C18.9996 5.0045 22.0546 8.1431 21.7294 10.6499C21.7294 10.6499 23.7395 11.777 23.1681 13.7102L23.1681 13.7102Z" koffice:nodeTypes="cccccccccccccccccccccccccccc"/>
              <draw:path draw:style-name="gr82" draw:id="shape684" draw:name="path660" draw:layer="g2135" svg:width="7.43117835415pt" svg:height="7.10094586113pt" draw:transform="matrix(0.13607141400 0.00000000000 0.00000000000 0.13607141400 73.92595493935pt 45.34803987184pt)" svg:viewBox="0 0 7 7" svg:d="M3.49432 0.0383099C3.49432 0.0383099 3.8982 1.69232 3.8982 2.21688C3.8982 2.74381 4.47343 3.26836 7.02729 3.79528L7.43118 4.99562C7.43118 4.99562 5.62413 4.32219 4.71582 4.46871C3.8982 4.61756 4.14034 4.69081 4.05972 5.37368L3.32274 7.10095C3.32274 7.10095 3.25218 6.27866 2.99973 5.37368C2.91911 4.84677 2.59609 4.84677 2.42451 4.46871C2.34365 4.09065 2.02061 4.17334 1.19294 4.83967C0.294435 5.51309 0.042233 5.05942 0.042233 5.58634C0.042233 5.58634 -0.280782 3.93468 0.859835 3.77638C2.01053 3.62988 2.74751 3.25182 2.42451 2.12473C2.18212 0.924384 1.7684 0.399834 1.7684 0.399834C1.7684 0.399834 2.9191 -0.127091 3.49432 0.0288584" koffice:nodeTypes="ccccccccccccccc"/>
              <draw:path draw:style-name="gr80" draw:id="shape685" draw:name="path662" draw:layer="g2135" svg:width="7.43117835415pt" svg:height="7.11674158430pt" draw:transform="matrix(0.13607141400 0.00000000000 0.00000000000 0.13607141400 73.92595493935pt 45.34690006121pt)" svg:viewBox="0 0 7 7" svg:d="M3.49432 0.0462532C3.49432 0.0462532 3.8982 1.7021 3.8982 2.22725C3.8982 2.75475 4.47343 3.2799 7.02729 3.8074L7.43118 5.00907C7.43118 5.00907 5.62413 4.3349 4.71582 4.48157C3.8982 4.63059 4.14034 4.70393 4.05972 5.38755L3.32274 7.11674C3.32274 7.11674 3.25218 6.29354 2.99973 5.38755C2.91911 4.86005 2.59609 4.86005 2.42451 4.48157C2.34365 4.11256 2.02061 4.18588 1.19294 4.85295C0.294435 5.52712 0.042233 5.07294 0.042233 5.60044C0.042233 5.60044 -0.280782 3.94696 0.859835 3.78848C2.01053 3.64181 2.7576 3.26333 2.42451 2.135C2.18212 0.933312 1.7684 0.398716 1.7684 0.398716C1.7684 0.398716 2.9191 -0.128794 3.49432 0.0296985L3.49432 0.0296985L3.49432 0.046223Z" koffice:nodeTypes="cccccccccccccccccc"/>
              <draw:path draw:style-name="gr82" draw:id="shape686" draw:name="path664" draw:layer="g2135" svg:width="8.71124619365pt" svg:height="5.66207884088pt" draw:transform="matrix(0.13607141400 0.00000000000 0.00000000000 0.13607141400 72.70045823724pt 45.42831097528pt)" svg:viewBox="0 0 9 6" svg:d="M5.66857 0.789378C5.66857 1.63723 5.50501 1.71275 5.66857 2.18053C5.83215 2.5606 9.09332 2.25607 8.67406 3.34023C8.26527 4.42442 8.26527 4.0346 8.26527 4.0346C8.26527 4.0346 7.26344 2.95041 6.09778 3.17944C4.93238 3.48397 4.52359 4.26362 4.68715 5.12121L4.19645 5.66208C4.19645 5.66208 4.36001 3.64478 3.53196 3.64478C2.62199 3.64478 1.44638 3.8738 1.44638 3.8738L0.199069 4.26362C0.199069 4.26362 -0.383499 2.63614 0.444552 2.39737C1.35426 2.17078 2.02921 2.55085 2.77535 2.39737C3.52175 2.24631 3.52175 2.24631 3.52175 1.31319C3.52175 0.389816 3.52175 0 3.52175 0L5.68898 0.769887" koffice:nodeTypes="ccccccccccccccc"/>
              <draw:path draw:style-name="gr80" draw:id="shape687" draw:name="path666" draw:layer="g2135" svg:width="8.72845242591pt" svg:height="5.66207884088pt" draw:transform="matrix(0.13607141400 0.00000000000 0.00000000000 0.13607141400 72.69912639311pt 45.43104111213pt)" svg:viewBox="0 0 9 6" svg:d="M5.68439 0.769887C5.68439 1.61774 5.52067 1.69326 5.68439 2.16835C5.84812 2.55085 9.10231 2.24632 8.69285 3.33049C8.28365 4.41467 8.28365 4.02486 8.28365 4.02486C8.28365 4.02486 7.29105 2.94067 6.11402 3.17944C4.94748 3.48398 4.52805 4.26362 4.702 5.11877L4.20059 5.66208C4.20059 5.66208 4.36433 3.64478 3.53545 3.64478C2.62459 3.64478 1.44782 3.8738 1.44782 3.8738L0.199269 4.25387C0.199269 4.25387 -0.383883 2.62638 0.444995 2.39737C1.3556 2.16835 2.03097 2.55085 2.7781 2.39737C3.52524 2.24632 3.52524 2.24632 3.52524 1.31319C3.52524 0.389808 3.52524 0 3.52524 0L5.69461 0.769887L5.69461 0.769887L5.68442 0.769887Z" koffice:nodeTypes="cccccccccccccccccc"/>
              <draw:path draw:style-name="gr83" draw:id="shape688" draw:name="path668" draw:layer="g2135" svg:width="3.21655408011pt" svg:height="4.75908997027pt" draw:transform="matrix(0.13607141400 0.00000000000 0.00000000000 0.13607141400 71.23598328248pt 43.60867476443pt)" svg:viewBox="0 0 3 5" svg:d="M2.53925 0.0195747C2.53925 0.0195747 3.4004 1.8914 3.18067 2.74289C3.18067 2.74289 1.31827 3.1246 1.17769 3.51854C1.03714 3.90025 0.826182 4.45323 1.17769 4.75909C1.17769 4.75909 0.31677 4.45323 0.0356458 3.3546C-0.17531 2.3514 0.536277 0 2.53925 0" koffice:nodeTypes="cccccc"/>
              <draw:path draw:style-name="gr79" draw:id="shape689" draw:name="path670" draw:layer="g2135" svg:width="3.21655408011pt" svg:height="4.75908997027pt" draw:transform="matrix(0.13607141400 0.00000000000 0.00000000000 0.13607141400 71.23598328248pt 43.60867476443pt)" svg:viewBox="0 0 3 5" svg:d="M2.53925 0.0195747C2.53925 0.0195747 3.4004 1.88406 3.18067 2.74289C3.18067 2.74289 1.31827 3.1246 1.17769 3.51854C1.03714 3.90025 0.826182 4.45323 1.17769 4.75909C1.17769 4.75909 0.325551 4.45323 0.0356458 3.3546C-0.17531 2.34161 0.536277 0 2.53925 0L2.53925 0L2.53925 0.0195903Z" koffice:nodeTypes="ccccccccc"/>
              <draw:path draw:style-name="gr38" draw:id="shape690" draw:name="path3866" draw:layer="g2135" svg:width="2.03790108211pt" svg:height="2.31599311787pt" draw:transform="matrix(0.13607141400 0.00000000000 0.00000000000 0.13607141400 71.29730120133pt 43.72061037530pt)" svg:viewBox="0 0 2 2" svg:d="M0.138922 2.31599C0.138922 2.31599 -0.662089 0.491403 1.58272 0C1.58272 0 2.55183 0 1.66194 0.628027C0.860915 1.25606 0.297112 0.766851 0.129013 2.31599" koffice:nodeTypes="cccc"/>
              <draw:path draw:style-name="gr38" draw:id="shape691" draw:name="path3868" draw:layer="g2135" svg:width="17.15956609640pt" svg:height="15.74831718655pt" draw:transform="matrix(0.13607141400 0.00000000000 0.00000000000 0.13607141400 72.60110344006pt 42.79880906878pt)" svg:viewBox="0 0 17 16" svg:d="M0 10.2093C0 10.2093 0 11.7943 0.621732 12.9041C1.5498 14.8846 2.57314 15.6038 3.81662 13.7674C3.81662 13.7674 7.64278 17.1017 8.41756 15.1186C8.41756 15.1186 11.383 15.4296 10.8377 14.0113C10.8377 14.0113 14.3482 14.3223 14.6638 12.4263C14.6638 12.4263 17.0839 10.9981 15.9839 9.89086C15.9839 9.89086 18.4041 6.63381 16.2996 5.52656C16.2996 5.52656 15.9839 3.06573 14.6638 3.86445C14.6638 3.86445 14.6638 -0.0246026 10.0533 2.20233C10.0533 2.20233 10.8281 -1.13185 8.41756 1.0926C8.41756 1.0926 6.78205 -1.36575 5.45238 1.0926C5.45238 1.0926 2.72619 1.0926 3.27153 3.30958C3.27153 3.30958 8.18813 5.76791 9.1255 6.64376C10.0629 7.43003 9.74724 9.65697 9.1255 9.81124C8.42736 9.89086 7.33669 10.921 6.7916 10.921C6.7916 10.921 5.30888 9.33598 4.5341 9.33598C3.68267 9.33598 1.49226 8.94783 1.25327 9.89086L0.00954504 10.2019" koffice:nodeTypes="ccccccccccccccccccc"/>
              <draw:path draw:style-name="gr79" draw:id="shape692" draw:name="path676" draw:layer="g2135" svg:width="17.15959734043pt" svg:height="15.75634445586pt" draw:transform="matrix(0.13607141400 0.00000000000 0.00000000000 0.13607141400 72.60109908578pt 42.79763422461pt)" svg:viewBox="0 0 17 16" svg:d="M3.12441e-05 10.2205C3.12441e-05 10.2205 3.12441e-05 11.8059 0.621765 12.9159C1.54984 14.8971 2.56362 15.6163 3.81666 13.7796C3.81666 13.7796 7.64282 17.1146 8.41761 15.121C8.41761 15.121 11.3831 15.4321 10.8377 14.0135C10.8377 14.0135 14.3482 14.3246 14.6639 12.4281C14.6639 12.4281 17.084 10.9995 15.984 9.892C15.984 9.892 18.4041 6.63411 16.2996 5.52659C16.2996 5.52659 15.984 3.06762 14.6639 3.86405C14.6639 3.86405 14.6639 -0.0259962 10.0629 2.20151C10.0629 2.20151 10.8377 -1.13352 8.4274 1.09397C8.4274 1.09397 6.79164 -1.36747 5.46197 1.09397C5.46197 1.09397 2.72622 1.09397 3.28111 3.30903C3.28111 3.30903 8.19772 5.768 9.1351 6.64406C10.0629 7.43054 9.75684 9.65805 9.1351 9.81235C8.43696 9.892 7.34629 10.9224 6.80119 10.9224C6.80119 10.9224 5.31847 9.33698 4.54369 9.33698C3.6925 9.33698 1.50184 8.94872 1.26285 9.892L0.0193713 10.2031L0.0193713 10.2031L0 10.2205Z" koffice:nodeTypes="cccccccccccccccccccccc"/>
              <draw:path draw:style-name="gr80" draw:id="shape693" draw:name="path3871" draw:layer="g2135" svg:width="14.78323681451pt" svg:height="14.33233317120pt" draw:transform="matrix(0.13607141400 0.00000000000 0.00000000000 0.13607141400 72.88374009551pt 42.94627476679pt)" svg:viewBox="0 0 15 14" svg:d="M3.50118 0C3.34557 0.563345 3.50118 1.28655 3.50118 1.28655M6.51635 2.42848C7.2262 1.86259 7.30413 1.13939 8.1793 1.13939M12.8769 2.83449C12.8769 2.83449 11.9334 2.59596 11.3695 3.39784M11.5251 6.32368C12.1573 6.08514 13.1104 6.64087 13.1104 7.37424M14.7832 4.94577C14.1608 4.94577 13.8399 5.26296 13.6745 5.74764M10.9707 9.3155C11.3597 9.88138 11.7584 10.2874 11.3597 10.8533C11.3597 10.8533 11.9919 8.99069 13.1006 8.99069M12.1573 11.6653C12.8671 11.5866 13.266 11.2694 13.266 11.2694M7.31384 10.6148C7.23593 11.4192 7.31384 12.1525 7.79039 12.3886C8.1793 12.7058 8.97678 13.1929 8.97678 13.1929M0 10.2874C0.311231 11.0918 0.865463 11.8252 1.58526 12.1424L1.81857 12.9442M3.73472 11.8252C4.28896 11.5866 4.84344 10.0514 4.84344 10.0514M3.90006 13.1219C4.60989 13.2031 5.79654 13.1219 5.79654 13.1219C5.79654 13.1219 5.95215 14.3323 6.50663 14.3323" koffice:nodeTypes="cccccccccccccccccccccccccc"/>
              <draw:path draw:style-name="gr38" draw:id="shape694" draw:name="path3873" draw:layer="g2135" svg:width="17.30507010966pt" svg:height="9.10979200325pt" draw:transform="matrix(0.13607141400 0.00000000000 0.00000000000 0.13607141400 71.61995996513pt 43.06594451538pt)" svg:viewBox="0 0 17 9" svg:d="M7.27491 8.37805L8.5601 8.06517C8.7972 7.09876 11.0606 7.50248 11.9503 7.50248C12.751 7.50248 14.2832 9.10979 14.2832 9.10979C14.8463 9.10979 15.9731 8.06517 16.6948 7.98442C17.3373 7.82798 17.6635 5.57976 16.6948 4.77231C15.7361 3.89423 10.6457 1.39116 10.6457 1.39116C9.36072 0.909225 8.14486 0.67204 6.12838 0.109351C4.03296 -0.372586 1.85832 0.828481 1.53216 1.95385C1.29506 3.0767 1.37402 2.34748 1.37402 2.34748C1.37402 2.34748 0.405373 3.31388 0 4.03301C0 4.03301 1.12704 6.44776 0.72167 6.84138C0.72167 6.84138 4.75437 8.37047 7.25518 8.37047" koffice:nodeTypes="ccccccccccccc"/>
              <draw:path draw:style-name="gr79" draw:id="shape695" draw:name="path682" draw:layer="g2135" svg:width="17.27728089838pt" svg:height="9.10971358638pt" draw:transform="matrix(0.13607141400 0.00000000000 0.00000000000 0.13607141400 71.62129019927pt 43.06594967833pt)" svg:viewBox="0 0 17 9" svg:d="M7.25923 8.37797L8.54338 8.06509C8.78029 7.09869 11.0419 7.50241 11.9309 7.50241C12.7309 7.50241 14.2618 9.10971 14.2618 9.10971C14.8247 9.10971 15.9505 8.06509 16.6715 7.98435C17.3135 7.82791 17.6296 5.5696 16.6715 4.77226C15.7136 3.89417 10.6272 1.39112 10.6272 1.39112C9.34335 0.909183 8.12848 0.671999 6.1136 0.109312C4.01986 -0.372623 1.84698 0.82844 1.52108 1.9639C1.28417 3.08673 1.36305 2.35752 1.36305 2.35752C1.36305 2.35752 0.405048 3.32392 0 4.04305C0 4.04305 1.12613 6.45779 0.721091 6.85141C0.721091 6.85141 4.75082 8.37797 7.24936 8.37797L7.24936 8.37797L7.2592 8.37797Z" koffice:nodeTypes="cccccccccccccccc"/>
              <draw:path draw:style-name="gr84" draw:id="shape696" draw:name="path5570" draw:layer="g2135" svg:width="1.26689709927pt" svg:height="1.42528171274pt" draw:transform="matrix(0.14967855540 0.00000000000 0.00000000000 0.14967855540 71.99698839030pt 43.47247828450pt)" svg:viewBox="0 0 1 1" svg:d="M0.981895 1.3077C0.691523 1.52289 0.301238 1.43451 0.107495 1.10967C-0.0862479 0.784843 -0.0110015 0.345035 0.276078 0.124321C0.563158 -0.0963925 0.954723 -0.0154777 1.15334 0.305603C1.35196 0.626685 1.28336 1.06787 0.999659 1.29404" koffice:nodeTypes="ccccc"/>
            </draw:g>
            <draw:g draw:style-name="gr1" draw:id="shape697" draw:name="g4979" svg:y="15.97070331520pt">
              <draw:path draw:style-name="gr85" draw:id="shape698" draw:name="path190" draw:layer="g2135" svg:width="15.42721937680pt" svg:height="10.67874840160pt" draw:transform="matrix(0.03112864917 0.00000000000 0.00000000000 0.03112864917 74.03841514126pt 51.96012600570pt)" svg:viewBox="0 0 15 11" svg:d="M15.0016 10.6761L14.983 7.17307L15.4272 7.17307L9.91609 3.71451L9.90619 1.9173L10.4383 1.9173L7.68269 0L4.94072 1.91622L5.47156 1.91622L5.48145 3.7121L0 7.16598L0.438028 7.16834L0.456607 10.6691L15.0004 10.6787" koffice:nodeTypes="cccccccccccccc"/>
              <draw:path draw:style-name="gr86" draw:id="shape699" draw:name="path192" draw:layer="g2135" svg:width="15.42721937680pt" svg:height="10.67874840160pt" draw:transform="matrix(0.03112864917 0.00000000000 0.00000000000 0.03112864917 74.03841514126pt 51.96012600570pt)" svg:viewBox="0 0 15 11" svg:d="M15.0016 10.6761L14.983 7.17307L15.4272 7.17307L9.91609 3.71451L9.90619 1.9173L10.4383 1.9173L7.68269 0L4.94072 1.91622L5.47156 1.91622L5.48145 3.7121L0 7.16598L0.438028 7.16834L0.456607 10.6691L15.0004 10.6787L15.002 10.6764Z" koffice:nodeTypes="cccccccccccccccc"/>
              <draw:path draw:style-name="gr85" draw:id="shape700" draw:name="path198" draw:layer="g2135" svg:width="17.04193154560pt" svg:height="1.27094056960pt" draw:transform="matrix(0.03112864917 0.00000000000 0.00000000000 0.03112864917 74.00573055769pt 52.44235261042pt)" svg:viewBox="0 0 17 1" svg:d="M17.0403 0.0166308L17.0418 1.27094L0.00700577 1.24893L0 0L17.0419 0.0166849" koffice:nodeTypes="ccccc"/>
              <draw:path draw:style-name="gr86" draw:id="shape701" draw:name="path200" draw:layer="g2135" svg:width="17.04193154560pt" svg:height="1.27094056960pt" draw:transform="matrix(0.03112864917 0.00000000000 0.00000000000 0.03112864917 74.00573055769pt 52.44235261042pt)" svg:viewBox="0 0 17 1" svg:d="M17.0403 0.0166308L17.0418 1.27094L0.00700577 1.24893L0 0L17.0419 0.0166849L17.0404 0.0166849Z" koffice:nodeTypes="ccccccc"/>
              <draw:path draw:style-name="gr85" draw:id="shape702" draw:name="path202" draw:layer="g2135" svg:width="15.31486783665pt" svg:height="4.28806341523pt" draw:transform="matrix(0.03112864917 0.00000000000 0.00000000000 0.03112864917 74.03207560508pt 52.29836268569pt)" svg:viewBox="0 0 15 4" svg:d="M0.316251 4.2352L0.301928 0.748342L0.995417 0.74686L0.9573 4.2744L0.999096 0.77522L0 0.748104L0 0L15.3078 0.0159285L15.3149 0.757136L14.3707 0.757136L14.3886 4.28806L14.3551 0.757136L15.0582 0.757136L15.0737 4.2484" koffice:nodeTypes="cccccccccccccc"/>
              <draw:path draw:style-name="gr86" draw:id="shape703" draw:name="path204" draw:layer="g2135" svg:width="15.31486783665pt" svg:height="4.28806341523pt" draw:transform="matrix(0.03112864917 0.00000000000 0.00000000000 0.03112864917 74.03207560508pt 52.29836268569pt)" svg:viewBox="0 0 15 4" svg:d="M0.316251 4.2352L0.301928 0.748342L0.995417 0.74686L0.9573 4.2744L0.999096 0.77522L0 0.748104L0 0L15.3078 0.0159285L15.3149 0.757136L14.3707 0.757136L14.3886 4.28806L14.3551 0.757136L15.0582 0.757136L15.0737 4.2484" koffice:nodeTypes="cccccccccccccc"/>
              <draw:path draw:style-name="gr86" draw:id="shape704" draw:name="path206" draw:layer="g2135" svg:width="2.23031001616pt" svg:height="2.29799513653pt" draw:transform="matrix(0.03112864917 0.00000000000 0.00000000000 0.03112864917 74.08110571781pt 52.33012561221pt)" svg:viewBox="0 0 2 2" svg:d="M2.23025 2.298L2.21867 0L0 0L0.0129255 2.29575L2.23031 2.29786" koffice:nodeTypes="ccccc"/>
              <draw:path draw:style-name="gr86" draw:id="shape705" draw:name="path208" draw:layer="g2135" svg:width="0.93669878022pt" svg:height="1.16298178116pt" draw:transform="matrix(0.03112864917 0.00000000000 0.00000000000 0.03112864917 74.09891753087pt 52.34717489788pt)" svg:viewBox="0 0 1 1" svg:d="M0 0L0.00619412 1.16298L0.936699 1.16298L0.932053 0L0.000363905 0" koffice:nodeTypes="ccccc"/>
              <draw:path draw:style-name="gr86" draw:id="shape706" draw:name="path210" draw:layer="g2135" svg:width="2.21736528720pt" svg:height="2.29778509013pt" draw:transform="matrix(0.03112864917 0.00000000000 0.00000000000 0.03112864917 74.40101061180pt 52.33035471907pt)" svg:viewBox="0 0 2 2" svg:d="M2.21732 2.29775L2.20452 0.00210042L0 0L0.0102767 2.29779L2.21737 2.29779" koffice:nodeTypes="ccccc"/>
              <draw:path draw:style-name="gr86" draw:id="shape707" draw:name="path2319" draw:layer="g2135" svg:width="0.94326051866pt" svg:height="1.15555114668pt" draw:transform="matrix(0.03112864917 0.00000000000 0.00000000000 0.03112864917 74.41863042335pt 52.34747871349pt)" svg:viewBox="0 0 1 1" svg:d="M4.66184e-05 0L0.0106911 1.15555L0.943261 1.15555L0.934947 0L0 0" koffice:nodeTypes="ccccc"/>
              <draw:path draw:style-name="gr86" draw:id="shape708" draw:name="path2321" draw:layer="g2135" svg:width="2.22483058704pt" svg:height="2.29820519253pt" draw:transform="matrix(0.03112864917 0.00000000000 0.00000000000 0.03112864917 74.40044083301pt 52.19726853757pt)" svg:viewBox="0 0 2 2" svg:d="M2.22363 2.29821L2.2108 0L0 0L0.00759393 2.29821L2.22483 2.29821L2.22314 2.29821Z" koffice:nodeTypes="ccccccc"/>
              <draw:path draw:style-name="gr86" draw:id="shape709" draw:name="path216" draw:layer="g2135" svg:width="0.93450115642pt" svg:height="1.15927719120pt" draw:transform="matrix(0.03112864917 0.00000000000 0.00000000000 0.03112864917 74.41813560234pt 52.21447321745pt)" svg:viewBox="0 0 1 1" svg:d="M7.73357e-05 0L0.00626419 1.15928L0.934501 1.15928L0.932954 0L0 0" koffice:nodeTypes="ccccc"/>
              <draw:path draw:style-name="gr86" draw:id="shape710" draw:name="path218" draw:layer="g2135" svg:width="2.23023398416pt" svg:height="2.29439417024pt" draw:transform="matrix(0.03112864917 0.00000000000 0.00000000000 0.03112864917 74.08057329340pt 52.19704565644pt)" svg:viewBox="0 0 2 2" svg:d="M2.23023 2.29403L2.21477 0.00209887L0 0L0.0103065 2.29299L2.23023 2.29299L2.23023 2.29439Z" koffice:nodeTypes="ccccccc"/>
              <draw:path draw:style-name="gr86" draw:id="shape711" draw:name="path220" draw:layer="g2135" svg:width="0.93597111194pt" svg:height="1.15939900880pt" draw:transform="matrix(0.03112864917 0.00000000000 0.00000000000 0.03112864917 74.09838585354pt 52.21416940184pt)" svg:viewBox="0 0 1 1" svg:d="M0 0L0.00464379 1.15757L0.935971 1.1594L0.929005 6.09104e-05L3.86982e-05 6.09104e-05" koffice:nodeTypes="ccccc"/>
              <draw:path draw:style-name="gr86" draw:id="shape712" draw:name="path222" draw:layer="g2135" svg:width="2.22254456112pt" svg:height="2.29364038960pt" draw:transform="matrix(0.03112864917 0.00000000000 0.00000000000 0.03112864917 74.19903249620pt 52.19719382881pt)" svg:viewBox="0 0 2 2" svg:d="M2.22252 2.29364L2.21223 0.00209852L0 0L0.00902368 2.29357L2.22254 2.29357" koffice:nodeTypes="ccccc"/>
              <draw:path draw:style-name="gr86" draw:id="shape713" draw:name="path224" draw:layer="g2135" svg:width="0.93434649146pt" svg:height="1.16299550720pt" draw:transform="matrix(0.03112864917 0.00000000000 0.00000000000 0.03112864917 74.21675714903pt 52.21424286545pt)" svg:viewBox="0 0 1 1" svg:d="M0.000371181 6.10048e-05L0.00501094 1.15934L0.934346 1.163L0.92816 0L0 0" koffice:nodeTypes="ccccc"/>
              <draw:path draw:style-name="gr86" draw:id="shape714" draw:name="path226" draw:layer="g2135" svg:width="2.23023398416pt" svg:height="2.30240832853pt" draw:transform="matrix(0.03112864917 0.00000000000 0.00000000000 0.03112864917 74.29014605231pt 52.19719382881pt)" svg:viewBox="0 0 2 2" svg:d="M2.23023 2.30241L2.21477 0.00210253L0 0L0.0103065 2.29795L2.23023 2.30215" koffice:nodeTypes="ccccc"/>
              <draw:path draw:style-name="gr86" draw:id="shape715" draw:name="path228" draw:layer="g2135" svg:width="0.93832544358pt" svg:height="1.16298178116pt" draw:transform="matrix(0.03112864917 0.00000000000 0.00000000000 0.03112864917 74.30791951487pt 52.21432529411pt)" svg:viewBox="0 0 1 1" svg:d="M3.87469e-05 0L0.00701319 1.16298L0.938325 1.16298L0.933676 0L0 0" koffice:nodeTypes="ccccc"/>
              <draw:path draw:style-name="gr85" draw:id="shape716" draw:name="path230" draw:layer="g2135" svg:width="6.20502008653pt" svg:height="6.11583372827pt" draw:transform="matrix(0.03112864917 0.00000000000 0.00000000000 0.03112864917 74.18285481271pt 52.25378621106pt)" svg:viewBox="0 0 6 6" svg:d="M6.18143 0.00480573L6.20502 6.11583L0.0222914 6.10598L0 0L6.18024 0.00484611" koffice:nodeTypes="ccccc"/>
              <draw:path draw:style-name="gr86" draw:id="shape717" draw:name="path232" draw:layer="g2135" svg:width="6.20502008653pt" svg:height="6.11583372827pt" draw:transform="matrix(0.03112864917 0.00000000000 0.00000000000 0.03112864917 74.18285481271pt 52.25378621106pt)" svg:viewBox="0 0 6 6" svg:d="M6.18143 0.00480573L6.20502 6.11583L0.0222914 6.10598L0 0L6.18024 0.00484611L6.18186 0.00484611Z" koffice:nodeTypes="ccccccc"/>
              <draw:path draw:style-name="gr86" draw:id="shape718" draw:name="path234" draw:layer="g2135" svg:width="6.12120000000pt" svg:height="0.00480000000pt" draw:transform="matrix(0.03112864917 0.00000000000 0.00000000000 0.03112864917 74.18171376095pt 52.30771373190pt)" svg:viewBox="0 0 6 0" svg:d="M0 0L6.1212 0.0048" koffice:nodeTypes="cc"/>
              <draw:path draw:style-name="gr86" draw:id="shape719" draw:name="path2333" draw:layer="g2135" svg:width="0.02072000000pt" svg:height="4.27765000000pt" draw:transform="matrix(0.03112864917 0.00000000000 0.00000000000 0.03112864917 74.20484409048pt 52.30911900364pt)" svg:viewBox="0 0 0 4" svg:d="M0.02072 4.27765L0 0" koffice:nodeTypes="cc"/>
              <draw:path draw:style-name="gr86" draw:id="shape720" draw:name="path2335" draw:layer="g2135" svg:width="0.02072000000pt" svg:height="4.27508000000pt" draw:transform="matrix(0.03112864917 0.00000000000 0.00000000000 0.03112864917 74.34912961287pt 52.30927489591pt)" svg:viewBox="0 0 0 4" svg:d="M0.02072 4.27508L0 0" koffice:nodeTypes="cc"/>
              <draw:path draw:style-name="gr86" draw:id="shape721" draw:name="path240" draw:layer="g2135" svg:width="10.34462775156pt" svg:height="2.09162323032pt" draw:transform="matrix(0.03112864917 0.00000000000 0.00000000000 0.03112864917 74.10909635011pt 52.09571293836pt)" svg:viewBox="0 0 10 2" svg:d="M10.3446 2.09156L7.02458 0.00400795L3.29399 0L0 2.08347L10.3446 2.09162" koffice:nodeTypes="ccccc"/>
              <draw:path draw:style-name="gr86" draw:id="shape722" draw:name="path2338" draw:layer="g2135" svg:width="3.50371369464pt" svg:height="1.16664492756pt" draw:transform="matrix(0.03112864917 0.00000000000 0.00000000000 0.03112864917 74.22406092625pt 52.03126243992pt)" svg:viewBox="0 0 4 1" svg:d="M8.64557e-06 0L0.0069251 1.16481L3.50371 1.16664L3.4968 0.00183301L0 0" koffice:nodeTypes="ccccc"/>
              <draw:path draw:style-name="gr86" draw:id="shape723" draw:name="path244" draw:layer="g2135" svg:width="2.22269633864pt" svg:height="0.57760000000pt" draw:transform="matrix(0.03112864917 0.00000000000 0.00000000000 0.03112864917 74.25136872050pt 52.04303604212pt)" svg:viewBox="0 0 2 1" svg:d="M0 0L0.00715619 0.5776L2.2227 0.5776L2.21554 0L0 0" koffice:nodeTypes="ccccc"/>
              <draw:path draw:style-name="gr86" draw:id="shape724" draw:name="path246" draw:layer="g2135" svg:width="3.21459439904pt" svg:height="1.61920535040pt" draw:transform="matrix(0.03112864917 0.00000000000 0.00000000000 0.03112864917 74.21863009760pt 51.97725348653pt)" svg:viewBox="0 0 3 2" svg:d="M1.60128 6.1079e-05L3.21459 1.61921L0 1.6131L1.60128 0" koffice:nodeTypes="cccc"/>
              <draw:path draw:style-name="gr86" draw:id="shape725" draw:name="path252" draw:layer="g2135" svg:width="0.44289600000pt" svg:height="1.04562000000pt" draw:transform="matrix(0.03112864917 0.00000000000 0.00000000000 0.03112864917 74.19170232189pt 52.25921728873pt)" svg:viewBox="0 0 0 1" svg:d="M0 2.27374e-14L0.442896 2.27374e-14L0.313568 0.2378C0.313568 0.2378 0.52708 0.51244 0.317568 0.827104L0.43348 1.04562L0.006448 1.04562L0.122352 0.83808C0.122352 0.83808 -0.09604 0.4734 0.132112 0.2378L0.000336 0" koffice:nodeTypes="ccccccccc"/>
              <draw:path draw:style-name="gr86" draw:id="shape726" draw:name="path254" draw:layer="g2135" svg:width="0.44289600000pt" svg:height="1.04562000000pt" draw:transform="matrix(0.03112864917 0.00000000000 0.00000000000 0.03112864917 74.21980750762pt 52.25921728873pt)" svg:viewBox="0 0 0 1" svg:d="M0 2.27374e-14L0.442896 2.27374e-14L0.314784 0.2378C0.314784 0.2378 0.528296 0.50512 0.316384 0.827104L0.431072 1.04562L0.005264 1.04562L0.119952 0.83808C0.119952 0.83808 -0.093568 0.4734 0.130912 0.2378L0.00036 0" koffice:nodeTypes="ccccccccc"/>
              <draw:path draw:style-name="gr86" draw:id="shape727" draw:name="path256" draw:layer="g2135" svg:width="0.44252800000pt" svg:height="1.05042000000pt" draw:transform="matrix(0.03112864917 0.00000000000 0.00000000000 0.03112864917 74.25043062753pt 52.25921579456pt)" svg:viewBox="0 0 0 1" svg:d="M0.000856 4.8e-05L0.442528 4.8e-05L0.31076 0.237848C0.31076 0.237848 0.526712 0.512488 0.31476 0.827152L0.430672 1.05042L0.007296 1.04562L0.120768 0.83808C0.120768 0.83808 -0.095192 0.47572 0.129328 0.2378L0 0L0.0016 0Z" koffice:nodeTypes="ccccccccccc"/>
              <draw:path draw:style-name="gr86" draw:id="shape728" draw:name="path258" draw:layer="g2135" svg:width="0.44534400000pt" svg:height="1.04806000000pt" draw:transform="matrix(0.03112864917 0.00000000000 0.00000000000 0.03112864917 74.28505664268pt 52.25928950720pt)" svg:viewBox="0 0 0 1" svg:d="M8e-06 0L0.445344 0L0.314792 0.24036C0.314792 0.24036 0.528304 0.51012 0.316392 0.826L0.43596 1.04806L0.006488 1.04806L0.121176 0.84064C0.121176 0.84064 -0.092336 0.4734 0.135816 0.24036L0.0016 0L0 0Z" koffice:nodeTypes="ccccccccccc"/>
              <draw:path draw:style-name="gr86" draw:id="shape729" draw:name="path260" draw:layer="g2135" svg:width="0.44175200000pt" svg:height="1.04806000000pt" draw:transform="matrix(0.03112864917 0.00000000000 0.00000000000 0.03112864917 74.31581797379pt 52.25928950720pt)" svg:viewBox="0 0 0 1" svg:d="M8e-05 0L0.441752 0L0.311208 0.24036C0.311208 0.24036 0.525944 0.51012 0.313608 0.824784L0.430736 1.04806L0.00492 1.04806L0.115952 0.84064C0.115952 0.84064 -0.098784 0.47584 0.132992 0.24036L0 0" koffice:nodeTypes="ccccccccc"/>
              <draw:path draw:style-name="gr86" draw:id="shape730" draw:name="path262" draw:layer="g2135" svg:width="0.44167200000pt" svg:height="1.04806000000pt" draw:transform="matrix(0.03112864917 0.00000000000 0.00000000000 0.03112864917 74.34639427621pt 52.25929075235pt)" svg:viewBox="0 0 0 1" svg:d="M0 0.0024L0.441672 0L0.31112 0.24036C0.31112 0.24036 0.52952 0.51012 0.31752 0.826L0.428552 1.04806L0.00152 1.04806L0.116208 0.84064C0.116208 0.84064 -0.097312 0.47584 0.130848 0.24036L0.000296 0.00244" koffice:nodeTypes="ccccccccc"/>
            </draw:g>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vg:linearGradient draw:name="gradient1" svg:gradientTransform="matrix(1 0 0 1 -118.826pt -283.786pt)" svg:spreadMethod="pad" svg:x1="270.313%" svg:x2="270.195%" svg:y1="796.257%" svg:y2="722.978%">
      <svg:stop svg:offset="0" svg:stop-color="#ffc400"/>
      <svg:stop svg:offset="1" svg:stop-color="#5affff"/>
    </svg:linearGradient>
    <svg:linearGradient draw:name="gradient2" svg:gradientTransform="matrix(1 0 0 1 -118.397pt -318.255pt)" svg:spreadMethod="pad" svg:x1="269.607%" svg:x2="269.607%" svg:y1="720.636%" svg:y2="661.059%">
      <svg:stop svg:offset="0" svg:stop-color="#009b24"/>
      <svg:stop svg:offset="1" svg:stop-color="#ffff00" svg:stop-opacity="0.498039"/>
    </svg:linearGradient>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09:06</dc:date>
    <meta:creation-date>2011-05-22T06:11:43</meta:creation-date>
    <dc:creator>Yue Liu</dc:creator>
  </office:meta>
</office:document-meta>
</file>